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311in"/>
    </style:style>
    <style:style style:name="co3" style:family="table-column">
      <style:table-column-properties fo:break-before="auto" style:column-width="0.874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7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Hu1" table:style-name="ta1" table:print="false">
        <table:table-column table:style-name="co1" table:number-columns-repeated="4" table:default-cell-style-name="ce1"/>
        <table:table-column table:style-name="co1" table:default-cell-style-name="Default"/>
        <table:table-row table:style-name="ro1">
          <table:table-cell table:style-name="Default" office:value-type="string">
            <text:p>authong1</text:p>
          </table:table-cell>
          <table:table-cell table:style-name="Default" office:value-type="string">
            <text:p>chainat72</text:p>
          </table:table-cell>
          <table:table-cell table:style-name="Default" office:value-type="string">
            <text:p>motoso1</text:p>
          </table:table-cell>
          <table:table-cell table:style-name="Default" office:value-type="string">
            <text:p>kamphangsean2</text:p>
          </table:table-cell>
          <table:table-cell>
            <draw:frame table:end-cell-address="Hu1.M20" table:end-x="0.2169in" table:end-y="0.1354in" draw:z-index="0" draw:style-name="gr1" svg:width="7.0906in" svg:height="3.4799in" svg:x="0.2386in" svg:y="0.0205in">
              <draw:object draw:notify-on-update-of-ranges="Hu1.A1:Hu1.A1 Hu1.A2:Hu1.A51 Hu1.B1:Hu1.B1 Hu1.B2:Hu1.B51 Hu1.C1:Hu1.C1 Hu1.C2:Hu1.C51 Hu1.D1:Hu1.D1 Hu1.D2:Hu1.D5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0.175515159224">
            <text:p>1.755E-001</text:p>
          </table:table-cell>
          <table:table-cell office:value-type="float" office:value="0.16948176982">
            <text:p>1.695E-001</text:p>
          </table:table-cell>
          <table:table-cell office:value-type="float" office:value="0.170635921114">
            <text:p>1.706E-001</text:p>
          </table:table-cell>
          <table:table-cell office:value-type="float" office:value="0.184716548781">
            <text:p>1.847E-001</text:p>
          </table:table-cell>
          <table:table-cell/>
        </table:table-row>
        <table:table-row table:style-name="ro1">
          <table:table-cell office:value-type="float" office:value="0.173508522163">
            <text:p>1.735E-001</text:p>
          </table:table-cell>
          <table:table-cell office:value-type="float" office:value="0.169262074845">
            <text:p>1.693E-001</text:p>
          </table:table-cell>
          <table:table-cell office:value-type="float" office:value="0.176121756346">
            <text:p>1.761E-001</text:p>
          </table:table-cell>
          <table:table-cell office:value-type="float" office:value="0.182664013278">
            <text:p>1.827E-001</text:p>
          </table:table-cell>
          <table:table-cell/>
        </table:table-row>
        <table:table-row table:style-name="ro1">
          <table:table-cell office:value-type="float" office:value="0.179451838726">
            <text:p>1.795E-001</text:p>
          </table:table-cell>
          <table:table-cell office:value-type="float" office:value="0.169938190798">
            <text:p>1.699E-001</text:p>
          </table:table-cell>
          <table:table-cell office:value-type="float" office:value="0.166638819041">
            <text:p>1.666E-001</text:p>
          </table:table-cell>
          <table:table-cell office:value-type="float" office:value="0.175422236294">
            <text:p>1.754E-001</text:p>
          </table:table-cell>
          <table:table-cell/>
        </table:table-row>
        <table:table-row table:style-name="ro1">
          <table:table-cell office:value-type="float" office:value="0.175164475945">
            <text:p>1.752E-001</text:p>
          </table:table-cell>
          <table:table-cell office:value-type="float" office:value="0.169007650449">
            <text:p>1.690E-001</text:p>
          </table:table-cell>
          <table:table-cell office:value-type="float" office:value="0.173016008782">
            <text:p>1.730E-001</text:p>
          </table:table-cell>
          <table:table-cell office:value-type="float" office:value="0.179660265224">
            <text:p>1.797E-001</text:p>
          </table:table-cell>
          <table:table-cell/>
        </table:table-row>
        <table:table-row table:style-name="ro1">
          <table:table-cell office:value-type="float" office:value="0.169800961882">
            <text:p>1.698E-001</text:p>
          </table:table-cell>
          <table:table-cell office:value-type="float" office:value="0.178942798226">
            <text:p>1.789E-001</text:p>
          </table:table-cell>
          <table:table-cell office:value-type="float" office:value="0.174728561954">
            <text:p>1.747E-001</text:p>
          </table:table-cell>
          <table:table-cell office:value-type="float" office:value="0.177076154438">
            <text:p>1.771E-001</text:p>
          </table:table-cell>
          <table:table-cell/>
        </table:table-row>
        <table:table-row table:style-name="ro1">
          <table:table-cell office:value-type="float" office:value="0.170348176798">
            <text:p>1.703E-001</text:p>
          </table:table-cell>
          <table:table-cell office:value-type="float" office:value="0.182564585476">
            <text:p>1.826E-001</text:p>
          </table:table-cell>
          <table:table-cell office:value-type="float" office:value="0.167954823571">
            <text:p>1.680E-001</text:p>
          </table:table-cell>
          <table:table-cell office:value-type="float" office:value="0.180285002414">
            <text:p>1.803E-001</text:p>
          </table:table-cell>
          <table:table-cell/>
        </table:table-row>
        <table:table-row table:style-name="ro1">
          <table:table-cell office:value-type="float" office:value="0.173841141006">
            <text:p>1.738E-001</text:p>
          </table:table-cell>
          <table:table-cell office:value-type="float" office:value="0.171905029226">
            <text:p>1.719E-001</text:p>
          </table:table-cell>
          <table:table-cell office:value-type="float" office:value="0.171198536554">
            <text:p>1.712E-001</text:p>
          </table:table-cell>
          <table:table-cell office:value-type="float" office:value="0.178629079616">
            <text:p>1.786E-001</text:p>
          </table:table-cell>
          <table:table-cell/>
        </table:table-row>
        <table:table-row table:style-name="ro1">
          <table:table-cell office:value-type="float" office:value="0.167635184646">
            <text:p>1.676E-001</text:p>
          </table:table-cell>
          <table:table-cell office:value-type="float" office:value="0.169496984681">
            <text:p>1.695E-001</text:p>
          </table:table-cell>
          <table:table-cell office:value-type="float" office:value="0.17920897024">
            <text:p>1.792E-001</text:p>
          </table:table-cell>
          <table:table-cell office:value-type="float" office:value="0.174216136395">
            <text:p>1.742E-001</text:p>
          </table:table-cell>
          <table:table-cell/>
        </table:table-row>
        <table:table-row table:style-name="ro1">
          <table:table-cell office:value-type="float" office:value="0.180278862569">
            <text:p>1.803E-001</text:p>
          </table:table-cell>
          <table:table-cell office:value-type="float" office:value="0.174875269794">
            <text:p>1.749E-001</text:p>
          </table:table-cell>
          <table:table-cell office:value-type="float" office:value="0.172655419556">
            <text:p>1.727E-001</text:p>
          </table:table-cell>
          <table:table-cell office:value-type="float" office:value="0.180691160772">
            <text:p>1.807E-001</text:p>
          </table:table-cell>
          <table:table-cell/>
        </table:table-row>
        <table:table-row table:style-name="ro1">
          <table:table-cell office:value-type="float" office:value="0.17753675461">
            <text:p>1.775E-001</text:p>
          </table:table-cell>
          <table:table-cell office:value-type="float" office:value="0.171607991527">
            <text:p>1.716E-001</text:p>
          </table:table-cell>
          <table:table-cell office:value-type="float" office:value="0.179566436182">
            <text:p>1.796E-001</text:p>
          </table:table-cell>
          <table:table-cell office:value-type="float" office:value="0.173475870026">
            <text:p>1.735E-001</text:p>
          </table:table-cell>
          <table:table-cell/>
        </table:table-row>
        <table:table-row table:style-name="ro1">
          <table:table-cell office:value-type="float" office:value="0.166859464753">
            <text:p>1.669E-001</text:p>
          </table:table-cell>
          <table:table-cell office:value-type="float" office:value="0.172607420285">
            <text:p>1.726E-001</text:p>
          </table:table-cell>
          <table:table-cell office:value-type="float" office:value="0.1708579952">
            <text:p>1.709E-001</text:p>
          </table:table-cell>
          <table:table-cell office:value-type="float" office:value="0.178809481113">
            <text:p>1.788E-001</text:p>
          </table:table-cell>
          <table:table-cell/>
        </table:table-row>
        <table:table-row table:style-name="ro1">
          <table:table-cell office:value-type="float" office:value="0.169473553544">
            <text:p>1.695E-001</text:p>
          </table:table-cell>
          <table:table-cell office:value-type="float" office:value="0.17596862432">
            <text:p>1.760E-001</text:p>
          </table:table-cell>
          <table:table-cell office:value-type="float" office:value="0.173188562226">
            <text:p>1.732E-001</text:p>
          </table:table-cell>
          <table:table-cell office:value-type="float" office:value="0.183131589098">
            <text:p>1.831E-001</text:p>
          </table:table-cell>
          <table:table-cell/>
        </table:table-row>
        <table:table-row table:style-name="ro1">
          <table:table-cell office:value-type="float" office:value="0.172908683409">
            <text:p>1.729E-001</text:p>
          </table:table-cell>
          <table:table-cell office:value-type="float" office:value="0.17343667191">
            <text:p>1.734E-001</text:p>
          </table:table-cell>
          <table:table-cell office:value-type="float" office:value="0.163779923043">
            <text:p>1.638E-001</text:p>
          </table:table-cell>
          <table:table-cell office:value-type="float" office:value="0.175556912363">
            <text:p>1.756E-001</text:p>
          </table:table-cell>
          <table:table-cell/>
        </table:table-row>
        <table:table-row table:style-name="ro1">
          <table:table-cell office:value-type="float" office:value="0.170853847552">
            <text:p>1.709E-001</text:p>
          </table:table-cell>
          <table:table-cell office:value-type="float" office:value="0.173652820886">
            <text:p>1.737E-001</text:p>
          </table:table-cell>
          <table:table-cell office:value-type="float" office:value="0.172060541136">
            <text:p>1.721E-001</text:p>
          </table:table-cell>
          <table:table-cell office:value-type="float" office:value="0.178468591326">
            <text:p>1.785E-001</text:p>
          </table:table-cell>
          <table:table-cell/>
        </table:table-row>
        <table:table-row table:style-name="ro1">
          <table:table-cell office:value-type="float" office:value="0.170595378832">
            <text:p>1.706E-001</text:p>
          </table:table-cell>
          <table:table-cell office:value-type="float" office:value="0.17295815151">
            <text:p>1.730E-001</text:p>
          </table:table-cell>
          <table:table-cell office:value-type="float" office:value="0.17853026113">
            <text:p>1.785E-001</text:p>
          </table:table-cell>
          <table:table-cell office:value-type="float" office:value="0.181091411474">
            <text:p>1.811E-001</text:p>
          </table:table-cell>
          <table:table-cell/>
        </table:table-row>
        <table:table-row table:style-name="ro1">
          <table:table-cell office:value-type="float" office:value="0.173838878912">
            <text:p>1.738E-001</text:p>
          </table:table-cell>
          <table:table-cell office:value-type="float" office:value="0.174805259849">
            <text:p>1.748E-001</text:p>
          </table:table-cell>
          <table:table-cell office:value-type="float" office:value="0.171186292442">
            <text:p>1.712E-001</text:p>
          </table:table-cell>
          <table:table-cell office:value-type="float" office:value="0.172957911556">
            <text:p>1.730E-001</text:p>
          </table:table-cell>
          <table:table-cell/>
        </table:table-row>
        <table:table-row table:style-name="ro1">
          <table:table-cell office:value-type="float" office:value="0.170650173588">
            <text:p>1.707E-001</text:p>
          </table:table-cell>
          <table:table-cell office:value-type="float" office:value="0.169920364254">
            <text:p>1.699E-001</text:p>
          </table:table-cell>
          <table:table-cell office:value-type="float" office:value="0.172823124902">
            <text:p>1.728E-001</text:p>
          </table:table-cell>
          <table:table-cell office:value-type="float" office:value="0.183115794785">
            <text:p>1.831E-001</text:p>
          </table:table-cell>
          <table:table-cell/>
        </table:table-row>
        <table:table-row table:style-name="ro1">
          <table:table-cell office:value-type="float" office:value="0.169802362525">
            <text:p>1.698E-001</text:p>
          </table:table-cell>
          <table:table-cell office:value-type="float" office:value="0.17030983645">
            <text:p>1.703E-001</text:p>
          </table:table-cell>
          <table:table-cell office:value-type="float" office:value="0.178990750179">
            <text:p>1.790E-001</text:p>
          </table:table-cell>
          <table:table-cell office:value-type="float" office:value="0.173241005185">
            <text:p>1.732E-001</text:p>
          </table:table-cell>
          <table:table-cell/>
        </table:table-row>
        <table:table-row table:style-name="ro1">
          <table:table-cell office:value-type="float" office:value="0.177769891349">
            <text:p>1.778E-001</text:p>
          </table:table-cell>
          <table:table-cell office:value-type="float" office:value="0.170936108328">
            <text:p>1.709E-001</text:p>
          </table:table-cell>
          <table:table-cell office:value-type="float" office:value="0.16708878764">
            <text:p>1.671E-001</text:p>
          </table:table-cell>
          <table:table-cell office:value-type="float" office:value="0.175383258268">
            <text:p>1.754E-001</text:p>
          </table:table-cell>
          <table:table-cell/>
        </table:table-row>
        <table:table-row table:style-name="ro1">
          <table:table-cell office:value-type="float" office:value="0.176337784161">
            <text:p>1.763E-001</text:p>
          </table:table-cell>
          <table:table-cell office:value-type="float" office:value="0.169292828651">
            <text:p>1.693E-001</text:p>
          </table:table-cell>
          <table:table-cell office:value-type="float" office:value="0.168252553038">
            <text:p>1.683E-001</text:p>
          </table:table-cell>
          <table:table-cell office:value-type="float" office:value="0.17836776822">
            <text:p>1.784E-001</text:p>
          </table:table-cell>
          <table:table-cell/>
        </table:table-row>
        <table:table-row table:style-name="ro1">
          <table:table-cell office:value-type="float" office:value="0.171412914826">
            <text:p>1.714E-001</text:p>
          </table:table-cell>
          <table:table-cell office:value-type="float" office:value="0.185181182813">
            <text:p>1.852E-001</text:p>
          </table:table-cell>
          <table:table-cell office:value-type="float" office:value="0.175506424498">
            <text:p>1.755E-001</text:p>
          </table:table-cell>
          <table:table-cell office:value-type="float" office:value="0.178351063678">
            <text:p>1.784E-001</text:p>
          </table:table-cell>
          <table:table-cell/>
        </table:table-row>
        <table:table-row table:style-name="ro1">
          <table:table-cell office:value-type="float" office:value="0.178294236915">
            <text:p>1.783E-001</text:p>
          </table:table-cell>
          <table:table-cell office:value-type="float" office:value="0.172027172588">
            <text:p>1.720E-001</text:p>
          </table:table-cell>
          <table:table-cell office:value-type="float" office:value="0.169233179366">
            <text:p>1.692E-001</text:p>
          </table:table-cell>
          <table:table-cell office:value-type="float" office:value="0.174782330193">
            <text:p>1.748E-001</text:p>
          </table:table-cell>
          <table:table-cell/>
        </table:table-row>
        <table:table-row table:style-name="ro1">
          <table:table-cell office:value-type="float" office:value="0.177647027201">
            <text:p>1.776E-001</text:p>
          </table:table-cell>
          <table:table-cell office:value-type="float" office:value="0.175362364107">
            <text:p>1.754E-001</text:p>
          </table:table-cell>
          <table:table-cell office:value-type="float" office:value="0.17261876626">
            <text:p>1.726E-001</text:p>
          </table:table-cell>
          <table:table-cell office:value-type="float" office:value="0.183282281195">
            <text:p>1.833E-001</text:p>
          </table:table-cell>
          <table:table-cell/>
        </table:table-row>
        <table:table-row table:style-name="ro1">
          <table:table-cell office:value-type="float" office:value="0.170352569362">
            <text:p>1.704E-001</text:p>
          </table:table-cell>
          <table:table-cell office:value-type="float" office:value="0.170020985771">
            <text:p>1.700E-001</text:p>
          </table:table-cell>
          <table:table-cell office:value-type="float" office:value="0.181081236834">
            <text:p>1.811E-001</text:p>
          </table:table-cell>
          <table:table-cell office:value-type="float" office:value="0.187581192642">
            <text:p>1.876E-001</text:p>
          </table:table-cell>
          <table:table-cell/>
        </table:table-row>
        <table:table-row table:style-name="ro1">
          <table:table-cell office:value-type="float" office:value="0.177897428325">
            <text:p>1.779E-001</text:p>
          </table:table-cell>
          <table:table-cell office:value-type="float" office:value="0.171700097314">
            <text:p>1.717E-001</text:p>
          </table:table-cell>
          <table:table-cell office:value-type="float" office:value="0.178210876814">
            <text:p>1.782E-001</text:p>
          </table:table-cell>
          <table:table-cell office:value-type="float" office:value="0.169395787082">
            <text:p>1.694E-001</text:p>
          </table:table-cell>
          <table:table-cell/>
        </table:table-row>
        <table:table-row table:style-name="ro1">
          <table:table-cell office:value-type="float" office:value="0.171394549508">
            <text:p>1.714E-001</text:p>
          </table:table-cell>
          <table:table-cell office:value-type="float" office:value="0.174694613531">
            <text:p>1.747E-001</text:p>
          </table:table-cell>
          <table:table-cell office:value-type="float" office:value="0.170164376695">
            <text:p>1.702E-001</text:p>
          </table:table-cell>
          <table:table-cell office:value-type="float" office:value="0.180424851763">
            <text:p>1.804E-001</text:p>
          </table:table-cell>
          <table:table-cell/>
        </table:table-row>
        <table:table-row table:style-name="ro1">
          <table:table-cell office:value-type="float" office:value="0.170328507993">
            <text:p>1.703E-001</text:p>
          </table:table-cell>
          <table:table-cell office:value-type="float" office:value="0.177649810115">
            <text:p>1.776E-001</text:p>
          </table:table-cell>
          <table:table-cell office:value-type="float" office:value="0.17563029964">
            <text:p>1.756E-001</text:p>
          </table:table-cell>
          <table:table-cell office:value-type="float" office:value="0.171406961416">
            <text:p>1.714E-001</text:p>
          </table:table-cell>
          <table:table-cell/>
        </table:table-row>
        <table:table-row table:style-name="ro1">
          <table:table-cell office:value-type="float" office:value="0.167715711001">
            <text:p>1.677E-001</text:p>
          </table:table-cell>
          <table:table-cell office:value-type="float" office:value="0.174637865308">
            <text:p>1.746E-001</text:p>
          </table:table-cell>
          <table:table-cell office:value-type="float" office:value="0.172921307591">
            <text:p>1.729E-001</text:p>
          </table:table-cell>
          <table:table-cell office:value-type="float" office:value="0.17768164801">
            <text:p>1.777E-001</text:p>
          </table:table-cell>
          <table:table-cell/>
        </table:table-row>
        <table:table-row table:style-name="ro1">
          <table:table-cell office:value-type="float" office:value="0.171148256684">
            <text:p>1.711E-001</text:p>
          </table:table-cell>
          <table:table-cell office:value-type="float" office:value="0.171003048664">
            <text:p>1.710E-001</text:p>
          </table:table-cell>
          <table:table-cell office:value-type="float" office:value="0.172028739666">
            <text:p>1.720E-001</text:p>
          </table:table-cell>
          <table:table-cell office:value-type="float" office:value="0.180720162098">
            <text:p>1.807E-001</text:p>
          </table:table-cell>
          <table:table-cell/>
        </table:table-row>
        <table:table-row table:style-name="ro1">
          <table:table-cell office:value-type="float" office:value="0.172971117943">
            <text:p>1.730E-001</text:p>
          </table:table-cell>
          <table:table-cell office:value-type="float" office:value="0.16684580307">
            <text:p>1.668E-001</text:p>
          </table:table-cell>
          <table:table-cell office:value-type="float" office:value="0.172051985979">
            <text:p>1.721E-001</text:p>
          </table:table-cell>
          <table:table-cell office:value-type="float" office:value="0.179731757663">
            <text:p>1.797E-001</text:p>
          </table:table-cell>
          <table:table-cell/>
        </table:table-row>
        <table:table-row table:style-name="ro1">
          <table:table-cell office:value-type="float" office:value="0.177072061101">
            <text:p>1.771E-001</text:p>
          </table:table-cell>
          <table:table-cell office:value-type="float" office:value="0.168282456624">
            <text:p>1.683E-001</text:p>
          </table:table-cell>
          <table:table-cell office:value-type="float" office:value="0.171903555333">
            <text:p>1.719E-001</text:p>
          </table:table-cell>
          <table:table-cell office:value-type="float" office:value="0.185467307924">
            <text:p>1.855E-001</text:p>
          </table:table-cell>
          <table:table-cell/>
        </table:table-row>
        <table:table-row table:style-name="ro1">
          <table:table-cell office:value-type="float" office:value="0.174924603183">
            <text:p>1.749E-001</text:p>
          </table:table-cell>
          <table:table-cell office:value-type="float" office:value="0.177806721907">
            <text:p>1.778E-001</text:p>
          </table:table-cell>
          <table:table-cell office:value-type="float" office:value="0.179377782968">
            <text:p>1.794E-001</text:p>
          </table:table-cell>
          <table:table-cell office:value-type="float" office:value="0.179075950339">
            <text:p>1.791E-001</text:p>
          </table:table-cell>
          <table:table-cell/>
        </table:table-row>
        <table:table-row table:style-name="ro1">
          <table:table-cell office:value-type="float" office:value="0.169977951846">
            <text:p>1.700E-001</text:p>
          </table:table-cell>
          <table:table-cell office:value-type="float" office:value="0.171223897313">
            <text:p>1.712E-001</text:p>
          </table:table-cell>
          <table:table-cell office:value-type="float" office:value="0.174451447016">
            <text:p>1.745E-001</text:p>
          </table:table-cell>
          <table:table-cell office:value-type="float" office:value="0.178113057446">
            <text:p>1.781E-001</text:p>
          </table:table-cell>
          <table:table-cell/>
        </table:table-row>
        <table:table-row table:style-name="ro1">
          <table:table-cell office:value-type="float" office:value="0.175625094979">
            <text:p>1.756E-001</text:p>
          </table:table-cell>
          <table:table-cell office:value-type="float" office:value="0.182512624663">
            <text:p>1.825E-001</text:p>
          </table:table-cell>
          <table:table-cell office:value-type="float" office:value="0.166227759123">
            <text:p>1.662E-001</text:p>
          </table:table-cell>
          <table:table-cell office:value-type="float" office:value="0.179229773099">
            <text:p>1.792E-001</text:p>
          </table:table-cell>
          <table:table-cell/>
        </table:table-row>
        <table:table-row table:style-name="ro1">
          <table:table-cell office:value-type="float" office:value="0.1739526385">
            <text:p>1.740E-001</text:p>
          </table:table-cell>
          <table:table-cell office:value-type="float" office:value="0.167846774834">
            <text:p>1.678E-001</text:p>
          </table:table-cell>
          <table:table-cell office:value-type="float" office:value="0.185029860714">
            <text:p>1.850E-001</text:p>
          </table:table-cell>
          <table:table-cell office:value-type="float" office:value="0.18053372751">
            <text:p>1.805E-001</text:p>
          </table:table-cell>
          <table:table-cell/>
        </table:table-row>
        <table:table-row table:style-name="ro1">
          <table:table-cell office:value-type="float" office:value="0.17071343212">
            <text:p>1.707E-001</text:p>
          </table:table-cell>
          <table:table-cell office:value-type="float" office:value="0.167015427183">
            <text:p>1.670E-001</text:p>
          </table:table-cell>
          <table:table-cell office:value-type="float" office:value="0.173078521563">
            <text:p>1.731E-001</text:p>
          </table:table-cell>
          <table:table-cell office:value-type="float" office:value="0.180020968341">
            <text:p>1.800E-001</text:p>
          </table:table-cell>
          <table:table-cell/>
        </table:table-row>
        <table:table-row table:style-name="ro1">
          <table:table-cell office:value-type="float" office:value="0.166812256878">
            <text:p>1.668E-001</text:p>
          </table:table-cell>
          <table:table-cell office:value-type="float" office:value="0.176932063855">
            <text:p>1.769E-001</text:p>
          </table:table-cell>
          <table:table-cell office:value-type="float" office:value="0.171682706252">
            <text:p>1.717E-001</text:p>
          </table:table-cell>
          <table:table-cell office:value-type="float" office:value="0.181067207921">
            <text:p>1.811E-001</text:p>
          </table:table-cell>
          <table:table-cell/>
        </table:table-row>
        <table:table-row table:style-name="ro1">
          <table:table-cell office:value-type="float" office:value="0.175527662552">
            <text:p>1.755E-001</text:p>
          </table:table-cell>
          <table:table-cell office:value-type="float" office:value="0.164635038194">
            <text:p>1.646E-001</text:p>
          </table:table-cell>
          <table:table-cell office:value-type="float" office:value="0.18037778401">
            <text:p>1.804E-001</text:p>
          </table:table-cell>
          <table:table-cell office:value-type="float" office:value="0.181904237948">
            <text:p>1.819E-001</text:p>
          </table:table-cell>
          <table:table-cell/>
        </table:table-row>
        <table:table-row table:style-name="ro1">
          <table:table-cell office:value-type="float" office:value="0.17095369005">
            <text:p>1.710E-001</text:p>
          </table:table-cell>
          <table:table-cell office:value-type="float" office:value="0.172603975847">
            <text:p>1.726E-001</text:p>
          </table:table-cell>
          <table:table-cell office:value-type="float" office:value="0.175130070909">
            <text:p>1.751E-001</text:p>
          </table:table-cell>
          <table:table-cell office:value-type="float" office:value="0.181522124283">
            <text:p>1.815E-001</text:p>
          </table:table-cell>
          <table:table-cell/>
        </table:table-row>
        <table:table-row table:style-name="ro1">
          <table:table-cell office:value-type="float" office:value="0.181451330203">
            <text:p>1.815E-001</text:p>
          </table:table-cell>
          <table:table-cell office:value-type="float" office:value="0.177423748057">
            <text:p>1.774E-001</text:p>
          </table:table-cell>
          <table:table-cell office:value-type="float" office:value="0.174417606407">
            <text:p>1.744E-001</text:p>
          </table:table-cell>
          <table:table-cell office:value-type="float" office:value="0.176626751501">
            <text:p>1.766E-001</text:p>
          </table:table-cell>
          <table:table-cell/>
        </table:table-row>
        <table:table-row table:style-name="ro1">
          <table:table-cell office:value-type="float" office:value="0.179092275349">
            <text:p>1.791E-001</text:p>
          </table:table-cell>
          <table:table-cell office:value-type="float" office:value="0.18487437299">
            <text:p>1.849E-001</text:p>
          </table:table-cell>
          <table:table-cell office:value-type="float" office:value="0.165862996986">
            <text:p>1.659E-001</text:p>
          </table:table-cell>
          <table:table-cell office:value-type="float" office:value="0.177992617772">
            <text:p>1.780E-001</text:p>
          </table:table-cell>
          <table:table-cell/>
        </table:table-row>
        <table:table-row table:style-name="ro1">
          <table:table-cell office:value-type="float" office:value="0.176629041222">
            <text:p>1.766E-001</text:p>
          </table:table-cell>
          <table:table-cell office:value-type="float" office:value="0.1670182356">
            <text:p>1.670E-001</text:p>
          </table:table-cell>
          <table:table-cell office:value-type="float" office:value="0.171127005358">
            <text:p>1.711E-001</text:p>
          </table:table-cell>
          <table:table-cell office:value-type="float" office:value="0.174229922493">
            <text:p>1.742E-001</text:p>
          </table:table-cell>
          <table:table-cell/>
        </table:table-row>
        <table:table-row table:style-name="ro1">
          <table:table-cell office:value-type="float" office:value="0.171208746376">
            <text:p>1.712E-001</text:p>
          </table:table-cell>
          <table:table-cell office:value-type="float" office:value="0.175931804124">
            <text:p>1.759E-001</text:p>
          </table:table-cell>
          <table:table-cell office:value-type="float" office:value="0.171898602997">
            <text:p>1.719E-001</text:p>
          </table:table-cell>
          <table:table-cell office:value-type="float" office:value="0.179921944123">
            <text:p>1.799E-001</text:p>
          </table:table-cell>
          <table:table-cell/>
        </table:table-row>
        <table:table-row table:style-name="ro1">
          <table:table-cell office:value-type="float" office:value="0.172876876572">
            <text:p>1.729E-001</text:p>
          </table:table-cell>
          <table:table-cell office:value-type="float" office:value="0.175700402454">
            <text:p>1.757E-001</text:p>
          </table:table-cell>
          <table:table-cell office:value-type="float" office:value="0.172242876133">
            <text:p>1.722E-001</text:p>
          </table:table-cell>
          <table:table-cell office:value-type="float" office:value="0.175015281144">
            <text:p>1.750E-001</text:p>
          </table:table-cell>
          <table:table-cell/>
        </table:table-row>
        <table:table-row table:style-name="ro1">
          <table:table-cell office:value-type="float" office:value="0.174450127837">
            <text:p>1.745E-001</text:p>
          </table:table-cell>
          <table:table-cell office:value-type="float" office:value="0.169401205535">
            <text:p>1.694E-001</text:p>
          </table:table-cell>
          <table:table-cell office:value-type="float" office:value="0.162784877474">
            <text:p>1.628E-001</text:p>
          </table:table-cell>
          <table:table-cell office:value-type="float" office:value="0.195802182722">
            <text:p>1.958E-001</text:p>
          </table:table-cell>
          <table:table-cell/>
        </table:table-row>
        <table:table-row table:style-name="ro1">
          <table:table-cell office:value-type="float" office:value="0.164295985658">
            <text:p>1.643E-001</text:p>
          </table:table-cell>
          <table:table-cell office:value-type="float" office:value="0.181295108081">
            <text:p>1.813E-001</text:p>
          </table:table-cell>
          <table:table-cell office:value-type="float" office:value="0.170046204147">
            <text:p>1.700E-001</text:p>
          </table:table-cell>
          <table:table-cell office:value-type="float" office:value="0.18540786046">
            <text:p>1.854E-001</text:p>
          </table:table-cell>
          <table:table-cell/>
        </table:table-row>
        <table:table-row table:style-name="ro1">
          <table:table-cell office:value-type="float" office:value="0.169580088968">
            <text:p>1.696E-001</text:p>
          </table:table-cell>
          <table:table-cell office:value-type="float" office:value="0.174284291899">
            <text:p>1.743E-001</text:p>
          </table:table-cell>
          <table:table-cell office:value-type="float" office:value="0.17339020539">
            <text:p>1.734E-001</text:p>
          </table:table-cell>
          <table:table-cell office:value-type="float" office:value="0.178171772432">
            <text:p>1.782E-001</text:p>
          </table:table-cell>
          <table:table-cell/>
        </table:table-row>
        <table:table-row table:style-name="ro1">
          <table:table-cell office:value-type="float" office:value="0.164033915795">
            <text:p>1.640E-001</text:p>
          </table:table-cell>
          <table:table-cell office:value-type="float" office:value="0.165121497273">
            <text:p>1.651E-001</text:p>
          </table:table-cell>
          <table:table-cell office:value-type="float" office:value="0.171297722546">
            <text:p>1.713E-001</text:p>
          </table:table-cell>
          <table:table-cell office:value-type="float" office:value="0.174314779382">
            <text:p>1.743E-001</text:p>
          </table:table-cell>
          <table:table-cell/>
        </table:table-row>
        <table:table-row table:style-name="ro1">
          <table:table-cell office:value-type="float" office:value="0.162652850715">
            <text:p>1.627E-001</text:p>
          </table:table-cell>
          <table:table-cell office:value-type="float" office:value="0.16856190899">
            <text:p>1.686E-001</text:p>
          </table:table-cell>
          <table:table-cell office:value-type="float" office:value="0.171636683817">
            <text:p>1.716E-001</text:p>
          </table:table-cell>
          <table:table-cell office:value-type="float" office:value="0.183423019536">
            <text:p>1.834E-001</text:p>
          </table:table-cell>
          <table:table-cell/>
        </table:table-row>
        <table:table-row table:style-name="ro1">
          <table:table-cell office:value-type="float" office:value="0.172474587934">
            <text:p>1.725E-001</text:p>
          </table:table-cell>
          <table:table-cell office:value-type="float" office:value="0.170377529745">
            <text:p>1.704E-001</text:p>
          </table:table-cell>
          <table:table-cell office:value-type="float" office:value="0.167942458853">
            <text:p>1.679E-001</text:p>
          </table:table-cell>
          <table:table-cell office:value-type="float" office:value="0.177741137359">
            <text:p>1.777E-001</text:p>
          </table:table-cell>
          <table:table-cell/>
        </table:table-row>
      </table:table>
      <table:table table:name="Hu2" table:style-name="ta1" table:print="false">
        <table:table-column table:style-name="co2" table:default-cell-style-name="ce1"/>
        <table:table-column table:style-name="co1" table:number-columns-repeated="4" table:default-cell-style-name="Default"/>
        <table:table-row table:style-name="ro1">
          <table:table-cell table:style-name="Default" office:value-type="string">
            <text:p>authong1</text:p>
          </table:table-cell>
          <table:table-cell office:value-type="string">
            <text:p>chainat72</text:p>
          </table:table-cell>
          <table:table-cell office:value-type="string">
            <text:p>motoso1</text:p>
          </table:table-cell>
          <table:table-cell office:value-type="string">
            <text:p>kamphangsean2</text:p>
          </table:table-cell>
          <table:table-cell/>
        </table:table-row>
        <table:table-row table:style-name="ro1">
          <table:table-cell office:value-type="float" office:value="0.00289926529799">
            <text:p>2.899E-003</text:p>
          </table:table-cell>
          <table:table-cell table:style-name="ce1" office:value-type="float" office:value="0.0030362308398">
            <text:p>3.036E-003</text:p>
          </table:table-cell>
          <table:table-cell table:style-name="ce1" office:value-type="float" office:value="0.00319023559509">
            <text:p>3.190E-003</text:p>
          </table:table-cell>
          <table:table-cell table:style-name="ce1" office:value-type="float" office:value="0.00294747878735">
            <text:p>2.947E-003</text:p>
          </table:table-cell>
          <table:table-cell>
            <draw:frame table:end-cell-address="Hu2.N23" table:end-x="0.2843in" table:end-y="0.0622in" draw:z-index="0" draw:style-name="gr1" svg:width="7.6299in" svg:height="3.7713in" svg:x="0.6559in" svg:y="0.0106in">
              <draw:object draw:notify-on-update-of-ranges="Hu2.A1:Hu2.A1 Hu2.A2:Hu2.A51 Hu2.B1:Hu2.B1 Hu2.B2:Hu2.B51 Hu2.C1:Hu2.C1 Hu2.C2:Hu2.C51 Hu2.D1:Hu2.D1 Hu2.D2:Hu2.D51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float" office:value="0.00129400601005">
            <text:p>1.294E-003</text:p>
          </table:table-cell>
          <table:table-cell table:style-name="ce1" office:value-type="float" office:value="0.00285317573318">
            <text:p>2.853E-003</text:p>
          </table:table-cell>
          <table:table-cell table:style-name="ce1" office:value-type="float" office:value="0.00448891441851">
            <text:p>4.489E-003</text:p>
          </table:table-cell>
          <table:table-cell table:style-name="ce1" office:value-type="float" office:value="0.0049999766512">
            <text:p>5.000E-003</text:p>
          </table:table-cell>
          <table:table-cell/>
        </table:table-row>
        <table:table-row table:style-name="ro1">
          <table:table-cell office:value-type="float" office:value="0.004934980319">
            <text:p>4.935E-003</text:p>
          </table:table-cell>
          <table:table-cell table:style-name="ce1" office:value-type="float" office:value="0.00275936944719">
            <text:p>2.759E-003</text:p>
          </table:table-cell>
          <table:table-cell table:style-name="ce1" office:value-type="float" office:value="0.00173723337102">
            <text:p>1.737E-003</text:p>
          </table:table-cell>
          <table:table-cell table:style-name="ce1" office:value-type="float" office:value="0.0023672036049">
            <text:p>2.367E-003</text:p>
          </table:table-cell>
          <table:table-cell/>
        </table:table-row>
        <table:table-row table:style-name="ro1">
          <table:table-cell office:value-type="float" office:value="0.0012367161558">
            <text:p>1.237E-003</text:p>
          </table:table-cell>
          <table:table-cell table:style-name="ce1" office:value-type="float" office:value="0.00285044969326">
            <text:p>2.850E-003</text:p>
          </table:table-cell>
          <table:table-cell table:style-name="ce1" office:value-type="float" office:value="0.00266902982394">
            <text:p>2.669E-003</text:p>
          </table:table-cell>
          <table:table-cell table:style-name="ce1" office:value-type="float" office:value="0.002170274449">
            <text:p>2.170E-003</text:p>
          </table:table-cell>
          <table:table-cell/>
        </table:table-row>
        <table:table-row table:style-name="ro1">
          <table:table-cell office:value-type="float" office:value="0.00184921625476">
            <text:p>1.849E-003</text:p>
          </table:table-cell>
          <table:table-cell table:style-name="ce1" office:value-type="float" office:value="0.00423798003804">
            <text:p>4.238E-003</text:p>
          </table:table-cell>
          <table:table-cell table:style-name="ce1" office:value-type="float" office:value="0.00338850199659">
            <text:p>3.389E-003</text:p>
          </table:table-cell>
          <table:table-cell table:style-name="ce1" office:value-type="float" office:value="0.00273617756238">
            <text:p>2.736E-003</text:p>
          </table:table-cell>
          <table:table-cell/>
        </table:table-row>
        <table:table-row table:style-name="ro1">
          <table:table-cell office:value-type="float" office:value="0.00253398309415">
            <text:p>2.534E-003</text:p>
          </table:table-cell>
          <table:table-cell table:style-name="ce1" office:value-type="float" office:value="0.00479923080371">
            <text:p>4.799E-003</text:p>
          </table:table-cell>
          <table:table-cell table:style-name="ce1" office:value-type="float" office:value="0.00179169036942">
            <text:p>1.792E-003</text:p>
          </table:table-cell>
          <table:table-cell table:style-name="ce1" office:value-type="float" office:value="0.0038900848664">
            <text:p>3.890E-003</text:p>
          </table:table-cell>
          <table:table-cell/>
        </table:table-row>
        <table:table-row table:style-name="ro1">
          <table:table-cell office:value-type="float" office:value="0.00306032066626">
            <text:p>3.060E-003</text:p>
          </table:table-cell>
          <table:table-cell table:style-name="ce1" office:value-type="float" office:value="0.00384008505788">
            <text:p>3.840E-003</text:p>
          </table:table-cell>
          <table:table-cell table:style-name="ce1" office:value-type="float" office:value="0.00303596477027">
            <text:p>3.036E-003</text:p>
          </table:table-cell>
          <table:table-cell table:style-name="ce1" office:value-type="float" office:value="0.00338185812288">
            <text:p>3.382E-003</text:p>
          </table:table-cell>
          <table:table-cell/>
        </table:table-row>
        <table:table-row table:style-name="ro1">
          <table:table-cell office:value-type="float" office:value="0.00142247948535">
            <text:p>1.422E-003</text:p>
          </table:table-cell>
          <table:table-cell table:style-name="ce1" office:value-type="float" office:value="0.00262787723371">
            <text:p>2.628E-003</text:p>
          </table:table-cell>
          <table:table-cell table:style-name="ce1" office:value-type="float" office:value="0.00465944722162">
            <text:p>4.659E-003</text:p>
          </table:table-cell>
          <table:table-cell table:style-name="ce1" office:value-type="float" office:value="0.00104160970444">
            <text:p>1.042E-003</text:p>
          </table:table-cell>
          <table:table-cell/>
        </table:table-row>
        <table:table-row table:style-name="ro1">
          <table:table-cell office:value-type="float" office:value="0.00568077450575">
            <text:p>5.681E-003</text:p>
          </table:table-cell>
          <table:table-cell table:style-name="ce1" office:value-type="float" office:value="0.00454928128658">
            <text:p>4.549E-003</text:p>
          </table:table-cell>
          <table:table-cell table:style-name="ce1" office:value-type="float" office:value="0.00424633204358">
            <text:p>4.246E-003</text:p>
          </table:table-cell>
          <table:table-cell table:style-name="ce1" office:value-type="float" office:value="0.00329803888033">
            <text:p>3.298E-003</text:p>
          </table:table-cell>
          <table:table-cell/>
        </table:table-row>
        <table:table-row table:style-name="ro1">
          <table:table-cell office:value-type="float" office:value="0.00463361525481">
            <text:p>4.634E-003</text:p>
          </table:table-cell>
          <table:table-cell table:style-name="ce1" office:value-type="float" office:value="0.00361987026412">
            <text:p>3.620E-003</text:p>
          </table:table-cell>
          <table:table-cell table:style-name="ce1" office:value-type="float" office:value="0.00468770508489">
            <text:p>4.688E-003</text:p>
          </table:table-cell>
          <table:table-cell table:style-name="ce1" office:value-type="float" office:value="0.00197252723166">
            <text:p>1.973E-003</text:p>
          </table:table-cell>
          <table:table-cell/>
        </table:table-row>
        <table:table-row table:style-name="ro1">
          <table:table-cell office:value-type="float" office:value="0.00152595148066">
            <text:p>1.526E-003</text:p>
          </table:table-cell>
          <table:table-cell table:style-name="ce1" office:value-type="float" office:value="0.00348460449225">
            <text:p>3.485E-003</text:p>
          </table:table-cell>
          <table:table-cell table:style-name="ce1" office:value-type="float" office:value="0.00358704122929">
            <text:p>3.587E-003</text:p>
          </table:table-cell>
          <table:table-cell table:style-name="ce1" office:value-type="float" office:value="0.00315278250199">
            <text:p>3.153E-003</text:p>
          </table:table-cell>
          <table:table-cell/>
        </table:table-row>
        <table:table-row table:style-name="ro1">
          <table:table-cell office:value-type="float" office:value="0.00109724309787">
            <text:p>1.097E-003</text:p>
          </table:table-cell>
          <table:table-cell table:style-name="ce1" office:value-type="float" office:value="0.00252736767119">
            <text:p>2.527E-003</text:p>
          </table:table-cell>
          <table:table-cell table:style-name="ce1" office:value-type="float" office:value="0.00325971029688">
            <text:p>3.260E-003</text:p>
          </table:table-cell>
          <table:table-cell table:style-name="ce1" office:value-type="float" office:value="0.00540368061963">
            <text:p>5.404E-003</text:p>
          </table:table-cell>
          <table:table-cell/>
        </table:table-row>
        <table:table-row table:style-name="ro1">
          <table:table-cell office:value-type="float" office:value="0.00261973544484">
            <text:p>2.620E-003</text:p>
          </table:table-cell>
          <table:table-cell table:style-name="ce1" office:value-type="float" office:value="0.00412055362466">
            <text:p>4.121E-003</text:p>
          </table:table-cell>
          <table:table-cell table:style-name="ce1" office:value-type="float" office:value="0.00140779418939">
            <text:p>1.408E-003</text:p>
          </table:table-cell>
          <table:table-cell table:style-name="ce1" office:value-type="float" office:value="0.00151197091424">
            <text:p>1.512E-003</text:p>
          </table:table-cell>
          <table:table-cell/>
        </table:table-row>
        <table:table-row table:style-name="ro1">
          <table:table-cell office:value-type="float" office:value="0.00272893136702">
            <text:p>2.729E-003</text:p>
          </table:table-cell>
          <table:table-cell table:style-name="ce1" office:value-type="float" office:value="0.00421958874325">
            <text:p>4.220E-003</text:p>
          </table:table-cell>
          <table:table-cell table:style-name="ce1" office:value-type="float" office:value="0.00357328649842">
            <text:p>3.573E-003</text:p>
          </table:table-cell>
          <table:table-cell table:style-name="ce1" office:value-type="float" office:value="0.00349455961159">
            <text:p>3.495E-003</text:p>
          </table:table-cell>
          <table:table-cell/>
        </table:table-row>
        <table:table-row table:style-name="ro1">
          <table:table-cell office:value-type="float" office:value="0.00279196929123">
            <text:p>2.792E-003</text:p>
          </table:table-cell>
          <table:table-cell table:style-name="ce1" office:value-type="float" office:value="0.00294265546458">
            <text:p>2.943E-003</text:p>
          </table:table-cell>
          <table:table-cell table:style-name="ce1" office:value-type="float" office:value="0.00244485005378">
            <text:p>2.445E-003</text:p>
          </table:table-cell>
          <table:table-cell table:style-name="ce1" office:value-type="float" office:value="0.00398208160515">
            <text:p>3.982E-003</text:p>
          </table:table-cell>
          <table:table-cell/>
        </table:table-row>
        <table:table-row table:style-name="ro1">
          <table:table-cell office:value-type="float" office:value="0.00257331898519">
            <text:p>2.573E-003</text:p>
          </table:table-cell>
          <table:table-cell table:style-name="ce1" office:value-type="float" office:value="0.00497448511281">
            <text:p>4.974E-003</text:p>
          </table:table-cell>
          <table:table-cell table:style-name="ce1" office:value-type="float" office:value="0.00244819034438">
            <text:p>2.448E-003</text:p>
          </table:table-cell>
          <table:table-cell table:style-name="ce1" office:value-type="float" office:value="0.00248103313978">
            <text:p>2.481E-003</text:p>
          </table:table-cell>
          <table:table-cell/>
        </table:table-row>
        <table:table-row table:style-name="ro1">
          <table:table-cell office:value-type="float" office:value="0.00178161866456">
            <text:p>1.782E-003</text:p>
          </table:table-cell>
          <table:table-cell table:style-name="ce1" office:value-type="float" office:value="0.00255666568605">
            <text:p>2.557E-003</text:p>
          </table:table-cell>
          <table:table-cell table:style-name="ce1" office:value-type="float" office:value="0.00252470545073">
            <text:p>2.525E-003</text:p>
          </table:table-cell>
          <table:table-cell table:style-name="ce1" office:value-type="float" office:value="0.00406363245132">
            <text:p>4.064E-003</text:p>
          </table:table-cell>
          <table:table-cell/>
        </table:table-row>
        <table:table-row table:style-name="ro1">
          <table:table-cell office:value-type="float" office:value="0.00243552017014">
            <text:p>2.436E-003</text:p>
          </table:table-cell>
          <table:table-cell table:style-name="ce1" office:value-type="float" office:value="0.00280586271329">
            <text:p>2.806E-003</text:p>
          </table:table-cell>
          <table:table-cell table:style-name="ce1" office:value-type="float" office:value="0.00342269356092">
            <text:p>3.423E-003</text:p>
          </table:table-cell>
          <table:table-cell table:style-name="ce1" office:value-type="float" office:value="0.00335087191697">
            <text:p>3.351E-003</text:p>
          </table:table-cell>
          <table:table-cell/>
        </table:table-row>
        <table:table-row table:style-name="ro1">
          <table:table-cell office:value-type="float" office:value="0.00458774373373">
            <text:p>4.588E-003</text:p>
          </table:table-cell>
          <table:table-cell table:style-name="ce1" office:value-type="float" office:value="0.00324530752814">
            <text:p>3.245E-003</text:p>
          </table:table-cell>
          <table:table-cell table:style-name="ce1" office:value-type="float" office:value="0.00205662393461">
            <text:p>2.057E-003</text:p>
          </table:table-cell>
          <table:table-cell table:style-name="ce1" office:value-type="float" office:value="0.00182604504316">
            <text:p>1.826E-003</text:p>
          </table:table-cell>
          <table:table-cell/>
        </table:table-row>
        <table:table-row table:style-name="ro1">
          <table:table-cell office:value-type="float" office:value="0.0028981200573">
            <text:p>2.898E-003</text:p>
          </table:table-cell>
          <table:table-cell table:style-name="ce1" office:value-type="float" office:value="0.00269496330382">
            <text:p>2.695E-003</text:p>
          </table:table-cell>
          <table:table-cell table:style-name="ce1" office:value-type="float" office:value="0.00212324250252">
            <text:p>2.123E-003</text:p>
          </table:table-cell>
          <table:table-cell table:style-name="ce1" office:value-type="float" office:value="0.00290958180602">
            <text:p>2.910E-003</text:p>
          </table:table-cell>
          <table:table-cell/>
        </table:table-row>
        <table:table-row table:style-name="ro1">
          <table:table-cell office:value-type="float" office:value="0.00109045473856">
            <text:p>1.090E-003</text:p>
          </table:table-cell>
          <table:table-cell table:style-name="ce1" office:value-type="float" office:value="0.00452611922233">
            <text:p>4.526E-003</text:p>
          </table:table-cell>
          <table:table-cell table:style-name="ce1" office:value-type="float" office:value="0.00467979033319">
            <text:p>4.680E-003</text:p>
          </table:table-cell>
          <table:table-cell table:style-name="ce1" office:value-type="float" office:value="0.00290372819201">
            <text:p>2.904E-003</text:p>
          </table:table-cell>
          <table:table-cell/>
        </table:table-row>
        <table:table-row table:style-name="ro1">
          <table:table-cell office:value-type="float" office:value="0.00554566108835">
            <text:p>5.546E-003</text:p>
          </table:table-cell>
          <table:table-cell table:style-name="ce1" office:value-type="float" office:value="0.00334932242462">
            <text:p>3.349E-003</text:p>
          </table:table-cell>
          <table:table-cell table:style-name="ce1" office:value-type="float" office:value="0.0031776019367">
            <text:p>3.178E-003</text:p>
          </table:table-cell>
          <table:table-cell table:style-name="ce1" office:value-type="float" office:value="0.00367375153576">
            <text:p>3.674E-003</text:p>
          </table:table-cell>
          <table:table-cell/>
        </table:table-row>
        <table:table-row table:style-name="ro1">
          <table:table-cell office:value-type="float" office:value="0.00230091504174">
            <text:p>2.301E-003</text:p>
          </table:table-cell>
          <table:table-cell table:style-name="ce1" office:value-type="float" office:value="0.00429103695116">
            <text:p>4.291E-003</text:p>
          </table:table-cell>
          <table:table-cell table:style-name="ce1" office:value-type="float" office:value="0.00238174276215">
            <text:p>2.382E-003</text:p>
          </table:table-cell>
          <table:table-cell table:style-name="ce1" office:value-type="float" office:value="0.00503289110057">
            <text:p>5.033E-003</text:p>
          </table:table-cell>
          <table:table-cell/>
        </table:table-row>
        <table:table-row table:style-name="ro1">
          <table:table-cell office:value-type="float" office:value="0.00338479860606">
            <text:p>3.385E-003</text:p>
          </table:table-cell>
          <table:table-cell table:style-name="ce1" office:value-type="float" office:value="0.00317048206673">
            <text:p>3.170E-003</text:p>
          </table:table-cell>
          <table:table-cell table:style-name="ce1" office:value-type="float" office:value="0.00371883691916">
            <text:p>3.719E-003</text:p>
          </table:table-cell>
          <table:table-cell table:style-name="ce1" office:value-type="float" office:value="0.00650159697911">
            <text:p>6.502E-003</text:p>
          </table:table-cell>
          <table:table-cell/>
        </table:table-row>
        <table:table-row table:style-name="ro1">
          <table:table-cell office:value-type="float" office:value="0.00419736713748">
            <text:p>4.197E-003</text:p>
          </table:table-cell>
          <table:table-cell table:style-name="ce1" office:value-type="float" office:value="0.00280983789439">
            <text:p>2.810E-003</text:p>
          </table:table-cell>
          <table:table-cell table:style-name="ce1" office:value-type="float" office:value="0.00173609082489">
            <text:p>1.736E-003</text:p>
          </table:table-cell>
          <table:table-cell table:style-name="ce1" office:value-type="float" office:value="0.00133189034877">
            <text:p>1.332E-003</text:p>
          </table:table-cell>
          <table:table-cell/>
        </table:table-row>
        <table:table-row table:style-name="ro1">
          <table:table-cell office:value-type="float" office:value="0.00253560509445">
            <text:p>2.536E-003</text:p>
          </table:table-cell>
          <table:table-cell table:style-name="ce1" office:value-type="float" office:value="0.0047303013641">
            <text:p>4.730E-003</text:p>
          </table:table-cell>
          <table:table-cell table:style-name="ce1" office:value-type="float" office:value="0.00338088984473">
            <text:p>3.381E-003</text:p>
          </table:table-cell>
          <table:table-cell table:style-name="ce1" office:value-type="float" office:value="0.00400921975848">
            <text:p>4.009E-003</text:p>
          </table:table-cell>
          <table:table-cell/>
        </table:table-row>
        <table:table-row table:style-name="ro1">
          <table:table-cell office:value-type="float" office:value="0.00130402482622">
            <text:p>1.304E-003</text:p>
          </table:table-cell>
          <table:table-cell table:style-name="ce1" office:value-type="float" office:value="0.00454264076593">
            <text:p>4.543E-003</text:p>
          </table:table-cell>
          <table:table-cell table:style-name="ce1" office:value-type="float" office:value="0.00504185039469">
            <text:p>5.042E-003</text:p>
          </table:table-cell>
          <table:table-cell table:style-name="ce1" office:value-type="float" office:value="0.0029911039726">
            <text:p>2.991E-003</text:p>
          </table:table-cell>
          <table:table-cell/>
        </table:table-row>
        <table:table-row table:style-name="ro1">
          <table:table-cell office:value-type="float" office:value="0.00265828354108">
            <text:p>2.658E-003</text:p>
          </table:table-cell>
          <table:table-cell table:style-name="ce1" office:value-type="float" office:value="0.00452698834983">
            <text:p>4.527E-003</text:p>
          </table:table-cell>
          <table:table-cell table:style-name="ce1" office:value-type="float" office:value="0.00403157413262">
            <text:p>4.032E-003</text:p>
          </table:table-cell>
          <table:table-cell table:style-name="ce1" office:value-type="float" office:value="0.0038078675108">
            <text:p>3.808E-003</text:p>
          </table:table-cell>
          <table:table-cell/>
        </table:table-row>
        <table:table-row table:style-name="ro1">
          <table:table-cell office:value-type="float" office:value="0.00350465279943">
            <text:p>3.505E-003</text:p>
          </table:table-cell>
          <table:table-cell table:style-name="ce1" office:value-type="float" office:value="0.00366044179187">
            <text:p>3.660E-003</text:p>
          </table:table-cell>
          <table:table-cell table:style-name="ce1" office:value-type="float" office:value="0.00277486493355">
            <text:p>2.775E-003</text:p>
          </table:table-cell>
          <table:table-cell table:style-name="ce1" office:value-type="float" office:value="0.00206215744547">
            <text:p>2.062E-003</text:p>
          </table:table-cell>
          <table:table-cell/>
        </table:table-row>
        <table:table-row table:style-name="ro1">
          <table:table-cell office:value-type="float" office:value="0.00374824800561">
            <text:p>3.748E-003</text:p>
          </table:table-cell>
          <table:table-cell table:style-name="ce1" office:value-type="float" office:value="0.00197353466276">
            <text:p>1.974E-003</text:p>
          </table:table-cell>
          <table:table-cell table:style-name="ce1" office:value-type="float" office:value="0.00329122217709">
            <text:p>3.291E-003</text:p>
          </table:table-cell>
          <table:table-cell table:style-name="ce1" office:value-type="float" office:value="0.00423957716629">
            <text:p>4.240E-003</text:p>
          </table:table-cell>
          <table:table-cell/>
        </table:table-row>
        <table:table-row table:style-name="ro1">
          <table:table-cell office:value-type="float" office:value="0.00509607949545">
            <text:p>5.096E-003</text:p>
          </table:table-cell>
          <table:table-cell table:style-name="ce1" office:value-type="float" office:value="0.00243663260892">
            <text:p>2.437E-003</text:p>
          </table:table-cell>
          <table:table-cell table:style-name="ce1" office:value-type="float" office:value="0.00296244915968">
            <text:p>2.962E-003</text:p>
          </table:table-cell>
          <table:table-cell table:style-name="ce1" office:value-type="float" office:value="0.00597072357685">
            <text:p>5.971E-003</text:p>
          </table:table-cell>
          <table:table-cell/>
        </table:table-row>
        <table:table-row table:style-name="ro1">
          <table:table-cell office:value-type="float" office:value="0.00286297440614">
            <text:p>2.863E-003</text:p>
          </table:table-cell>
          <table:table-cell table:style-name="ce1" office:value-type="float" office:value="0.00378026178403">
            <text:p>3.780E-003</text:p>
          </table:table-cell>
          <table:table-cell table:style-name="ce1" office:value-type="float" office:value="0.00303744257394">
            <text:p>3.037E-003</text:p>
          </table:table-cell>
          <table:table-cell table:style-name="ce1" office:value-type="float" office:value="0.00251918211934">
            <text:p>2.519E-003</text:p>
          </table:table-cell>
          <table:table-cell/>
        </table:table-row>
        <table:table-row table:style-name="ro1">
          <table:table-cell office:value-type="float" office:value="0.00175369854777">
            <text:p>1.754E-003</text:p>
          </table:table-cell>
          <table:table-cell table:style-name="ce1" office:value-type="float" office:value="0.00340147952213">
            <text:p>3.401E-003</text:p>
          </table:table-cell>
          <table:table-cell table:style-name="ce1" office:value-type="float" office:value="0.00382920846813">
            <text:p>3.829E-003</text:p>
          </table:table-cell>
          <table:table-cell table:style-name="ce1" office:value-type="float" office:value="0.00187798597685">
            <text:p>1.878E-003</text:p>
          </table:table-cell>
          <table:table-cell/>
        </table:table-row>
        <table:table-row table:style-name="ro1">
          <table:table-cell office:value-type="float" office:value="0.00420261475407">
            <text:p>4.203E-003</text:p>
          </table:table-cell>
          <table:table-cell table:style-name="ce1" office:value-type="float" office:value="0.00437881404077">
            <text:p>4.379E-003</text:p>
          </table:table-cell>
          <table:table-cell table:style-name="ce1" office:value-type="float" office:value="0.00111616194239">
            <text:p>1.116E-003</text:p>
          </table:table-cell>
          <table:table-cell table:style-name="ce1" office:value-type="float" office:value="0.00433410446764">
            <text:p>4.334E-003</text:p>
          </table:table-cell>
          <table:table-cell/>
        </table:table-row>
        <table:table-row table:style-name="ro1">
          <table:table-cell office:value-type="float" office:value="0.00337897102442">
            <text:p>3.379E-003</text:p>
          </table:table-cell>
          <table:table-cell table:style-name="ce1" office:value-type="float" office:value="0.00224185839334">
            <text:p>2.242E-003</text:p>
          </table:table-cell>
          <table:table-cell table:style-name="ce1" office:value-type="float" office:value="0.00533709583166">
            <text:p>5.337E-003</text:p>
          </table:table-cell>
          <table:table-cell table:style-name="ce1" office:value-type="float" office:value="0.0034520676816">
            <text:p>3.452E-003</text:p>
          </table:table-cell>
          <table:table-cell/>
        </table:table-row>
        <table:table-row table:style-name="ro1">
          <table:table-cell office:value-type="float" office:value="0.00165754495432">
            <text:p>1.658E-003</text:p>
          </table:table-cell>
          <table:table-cell table:style-name="ce1" office:value-type="float" office:value="0.00209613467325">
            <text:p>2.096E-003</text:p>
          </table:table-cell>
          <table:table-cell table:style-name="ce1" office:value-type="float" office:value="0.00310705099144">
            <text:p>3.107E-003</text:p>
          </table:table-cell>
          <table:table-cell table:style-name="ce1" office:value-type="float" office:value="0.00517884028212">
            <text:p>5.179E-003</text:p>
          </table:table-cell>
          <table:table-cell/>
        </table:table-row>
        <table:table-row table:style-name="ro1">
          <table:table-cell office:value-type="float" office:value="0.00121671451477">
            <text:p>1.217E-003</text:p>
          </table:table-cell>
          <table:table-cell table:style-name="ce1" office:value-type="float" office:value="0.00555405514343">
            <text:p>5.554E-003</text:p>
          </table:table-cell>
          <table:table-cell table:style-name="ce1" office:value-type="float" office:value="0.00312540240438">
            <text:p>3.125E-003</text:p>
          </table:table-cell>
          <table:table-cell table:style-name="ce1" office:value-type="float" office:value="0.00336730671398">
            <text:p>3.367E-003</text:p>
          </table:table-cell>
          <table:table-cell/>
        </table:table-row>
        <table:table-row table:style-name="ro1">
          <table:table-cell office:value-type="float" office:value="0.00323515511931">
            <text:p>3.235E-003</text:p>
          </table:table-cell>
          <table:table-cell table:style-name="ce1" office:value-type="float" office:value="0.000998018054495">
            <text:p>9.980E-004</text:p>
          </table:table-cell>
          <table:table-cell table:style-name="ce1" office:value-type="float" office:value="0.00490596779293">
            <text:p>4.906E-003</text:p>
          </table:table-cell>
          <table:table-cell table:style-name="ce1" office:value-type="float" office:value="0.00527440779448">
            <text:p>5.274E-003</text:p>
          </table:table-cell>
          <table:table-cell/>
        </table:table-row>
        <table:table-row table:style-name="ro1">
          <table:table-cell office:value-type="float" office:value="0.00162716784205">
            <text:p>1.627E-003</text:p>
          </table:table-cell>
          <table:table-cell table:style-name="ce1" office:value-type="float" office:value="0.00353248064697">
            <text:p>3.532E-003</text:p>
          </table:table-cell>
          <table:table-cell table:style-name="ce1" office:value-type="float" office:value="0.00398901850738">
            <text:p>3.989E-003</text:p>
          </table:table-cell>
          <table:table-cell table:style-name="ce1" office:value-type="float" office:value="0.0047843494742">
            <text:p>4.784E-003</text:p>
          </table:table-cell>
          <table:table-cell/>
        </table:table-row>
        <table:table-row table:style-name="ro1">
          <table:table-cell office:value-type="float" office:value="0.0064050271172">
            <text:p>6.405E-003</text:p>
          </table:table-cell>
          <table:table-cell table:style-name="ce1" office:value-type="float" office:value="0.0051714040257">
            <text:p>5.171E-003</text:p>
          </table:table-cell>
          <table:table-cell table:style-name="ce1" office:value-type="float" office:value="0.00438731734188">
            <text:p>4.387E-003</text:p>
          </table:table-cell>
          <table:table-cell table:style-name="ce1" office:value-type="float" office:value="0.00324331011715">
            <text:p>3.243E-003</text:p>
          </table:table-cell>
          <table:table-cell/>
        </table:table-row>
        <table:table-row table:style-name="ro1">
          <table:table-cell office:value-type="float" office:value="0.00469730476544">
            <text:p>4.697E-003</text:p>
          </table:table-cell>
          <table:table-cell table:style-name="ce1" office:value-type="float" office:value="0.00476825223511">
            <text:p>4.768E-003</text:p>
          </table:table-cell>
          <table:table-cell table:style-name="ce1" office:value-type="float" office:value="0.00157918684044">
            <text:p>1.579E-003</text:p>
          </table:table-cell>
          <table:table-cell table:style-name="ce1" office:value-type="float" office:value="0.00512809787488">
            <text:p>5.128E-003</text:p>
          </table:table-cell>
          <table:table-cell/>
        </table:table-row>
        <table:table-row table:style-name="ro1">
          <table:table-cell office:value-type="float" office:value="0.00212929821555">
            <text:p>2.129E-003</text:p>
          </table:table-cell>
          <table:table-cell table:style-name="ce1" office:value-type="float" office:value="0.00220456536153">
            <text:p>2.205E-003</text:p>
          </table:table-cell>
          <table:table-cell table:style-name="ce1" office:value-type="float" office:value="0.00285423930434">
            <text:p>2.854E-003</text:p>
          </table:table-cell>
          <table:table-cell table:style-name="ce1" office:value-type="float" office:value="0.00252346589319">
            <text:p>2.523E-003</text:p>
          </table:table-cell>
          <table:table-cell/>
        </table:table-row>
        <table:table-row table:style-name="ro1">
          <table:table-cell office:value-type="float" office:value="0.0023196056915">
            <text:p>2.320E-003</text:p>
          </table:table-cell>
          <table:table-cell table:style-name="ce1" office:value-type="float" office:value="0.00206909495869">
            <text:p>2.069E-003</text:p>
          </table:table-cell>
          <table:table-cell table:style-name="ce1" office:value-type="float" office:value="0.00238030435191">
            <text:p>2.380E-003</text:p>
          </table:table-cell>
          <table:table-cell table:style-name="ce1" office:value-type="float" office:value="0.0033239025558">
            <text:p>3.324E-003</text:p>
          </table:table-cell>
          <table:table-cell/>
        </table:table-row>
        <table:table-row table:style-name="ro1">
          <table:table-cell office:value-type="float" office:value="0.00335750945605">
            <text:p>3.358E-003</text:p>
          </table:table-cell>
          <table:table-cell table:style-name="ce1" office:value-type="float" office:value="0.00454500524084">
            <text:p>4.545E-003</text:p>
          </table:table-cell>
          <table:table-cell table:style-name="ce1" office:value-type="float" office:value="0.00135740294187">
            <text:p>1.357E-003</text:p>
          </table:table-cell>
          <table:table-cell table:style-name="ce1" office:value-type="float" office:value="0.00360839723584">
            <text:p>3.608E-003</text:p>
          </table:table-cell>
          <table:table-cell/>
        </table:table-row>
        <table:table-row table:style-name="ro1">
          <table:table-cell office:value-type="float" office:value="0.00397995586728">
            <text:p>3.980E-003</text:p>
          </table:table-cell>
          <table:table-cell table:style-name="ce1" office:value-type="float" office:value="0.00259039986123">
            <text:p>2.590E-003</text:p>
          </table:table-cell>
          <table:table-cell table:style-name="ce1" office:value-type="float" office:value="0.000861435377319">
            <text:p>8.614E-004</text:p>
          </table:table-cell>
          <table:table-cell table:style-name="ce1" office:value-type="float" office:value="0.00761118736587">
            <text:p>7.611E-003</text:p>
          </table:table-cell>
          <table:table-cell/>
        </table:table-row>
        <table:table-row table:style-name="ro1">
          <table:table-cell office:value-type="float" office:value="0.000984047848309">
            <text:p>9.840E-004</text:p>
          </table:table-cell>
          <table:table-cell table:style-name="ce1" office:value-type="float" office:value="0.00518204906848">
            <text:p>5.182E-003</text:p>
          </table:table-cell>
          <table:table-cell table:style-name="ce1" office:value-type="float" office:value="0.0027619056384">
            <text:p>2.762E-003</text:p>
          </table:table-cell>
          <table:table-cell table:style-name="ce1" office:value-type="float" office:value="0.00515274454624">
            <text:p>5.153E-003</text:p>
          </table:table-cell>
          <table:table-cell/>
        </table:table-row>
        <table:table-row table:style-name="ro1">
          <table:table-cell office:value-type="float" office:value="0.00220048958486">
            <text:p>2.200E-003</text:p>
          </table:table-cell>
          <table:table-cell table:style-name="ce1" office:value-type="float" office:value="0.00352607977671">
            <text:p>3.526E-003</text:p>
          </table:table-cell>
          <table:table-cell table:style-name="ce1" office:value-type="float" office:value="0.00253982772166">
            <text:p>2.540E-003</text:p>
          </table:table-cell>
          <table:table-cell table:style-name="ce1" office:value-type="float" office:value="0.00211342685283">
            <text:p>2.113E-003</text:p>
          </table:table-cell>
          <table:table-cell/>
        </table:table-row>
        <table:table-row table:style-name="ro1">
          <table:table-cell office:value-type="float" office:value="0.00127106408083">
            <text:p>1.271E-003</text:p>
          </table:table-cell>
          <table:table-cell table:style-name="ce1" office:value-type="float" office:value="0.0015522487129">
            <text:p>1.552E-003</text:p>
          </table:table-cell>
          <table:table-cell table:style-name="ce1" office:value-type="float" office:value="0.00239391443472">
            <text:p>2.394E-003</text:p>
          </table:table-cell>
          <table:table-cell table:style-name="ce1" office:value-type="float" office:value="0.0030255316225">
            <text:p>3.026E-003</text:p>
          </table:table-cell>
          <table:table-cell/>
        </table:table-row>
        <table:table-row table:style-name="ro1">
          <table:table-cell office:value-type="float" office:value="0.000657862872679">
            <text:p>6.579E-004</text:p>
          </table:table-cell>
          <table:table-cell table:style-name="ce1" office:value-type="float" office:value="0.00231738625013">
            <text:p>2.317E-003</text:p>
          </table:table-cell>
          <table:table-cell table:style-name="ce1" office:value-type="float" office:value="0.00387195266694">
            <text:p>3.872E-003</text:p>
          </table:table-cell>
          <table:table-cell table:style-name="ce1" office:value-type="float" office:value="0.00433580544752">
            <text:p>4.336E-003</text:p>
          </table:table-cell>
          <table:table-cell/>
        </table:table-row>
        <table:table-row table:style-name="ro1">
          <table:table-cell office:value-type="float" office:value="0.00276882904743">
            <text:p>2.769E-003</text:p>
          </table:table-cell>
          <table:table-cell table:style-name="ce1" office:value-type="float" office:value="0.00337469504675">
            <text:p>3.375E-003</text:p>
          </table:table-cell>
          <table:table-cell table:style-name="ce1" office:value-type="float" office:value="0.00196655532017">
            <text:p>1.967E-003</text:p>
          </table:table-cell>
          <table:table-cell table:style-name="ce1" office:value-type="float" office:value="0.0039411904652">
            <text:p>3.941E-003</text:p>
          </table:table-cell>
          <table:table-cell/>
        </table:table-row>
        <table:table-row table:style-name="ro1" table:number-rows-repeated="150">
          <table:table-cell table:style-name="Default"/>
          <table:table-cell table:number-columns-repeated="4"/>
        </table:table-row>
        <table:table-row table:style-name="ro1" table:number-rows-repeated="1048374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Hu3" table:style-name="ta1" table:print="false">
        <table:table-column table:style-name="co2" table:default-cell-style-name="ce1"/>
        <table:table-column table:style-name="co1" table:number-columns-repeated="4" table:default-cell-style-name="Default"/>
        <table:table-row table:style-name="ro1">
          <table:table-cell table:style-name="Default" office:value-type="string">
            <text:p>authong1</text:p>
          </table:table-cell>
          <table:table-cell office:value-type="string">
            <text:p>chainat72</text:p>
          </table:table-cell>
          <table:table-cell office:value-type="string">
            <text:p>motoso1</text:p>
          </table:table-cell>
          <table:table-cell office:value-type="string">
            <text:p>kamphangsean2</text:p>
          </table:table-cell>
          <table:table-cell>
            <draw:frame table:end-cell-address="Hu3.N23" table:end-x="0.0783in" table:end-y="0.0417in" draw:z-index="0" draw:style-name="gr1" svg:width="7.8248in" svg:height="3.8756in" svg:x="0.2551in" svg:y="0.0626in">
              <draw:object draw:notify-on-update-of-ranges="Hu3.A1:Hu3.A1 Hu3.A2:Hu3.A51 Hu3.B1:Hu3.B1 Hu3.B2:Hu3.B51 Hu3.C1:Hu3.C1 Hu3.C2:Hu3.C51 Hu3.D1:Hu3.D1 Hu3.D2:Hu3.D51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</table:table-row>
        <table:table-row table:style-name="ro1">
          <table:table-cell office:value-type="float" office:value="0.00000247236287877">
            <text:p>2.472E-006</text:p>
          </table:table-cell>
          <table:table-cell table:style-name="ce1" office:value-type="float" office:value="0.00000474826782828">
            <text:p>4.748E-006</text:p>
          </table:table-cell>
          <table:table-cell table:style-name="ce1" office:value-type="float" office:value="0.0000260682973289">
            <text:p>2.607E-005</text:p>
          </table:table-cell>
          <table:table-cell table:style-name="ce1" office:value-type="float" office:value="0.0000143771378674">
            <text:p>1.438E-005</text:p>
          </table:table-cell>
          <table:table-cell/>
        </table:table-row>
        <table:table-row table:style-name="ro1">
          <table:table-cell office:value-type="float" office:value="0.00000429490333011">
            <text:p>4.295E-006</text:p>
          </table:table-cell>
          <table:table-cell table:style-name="ce1" office:value-type="float" office:value="0.0000267217211613">
            <text:p>2.672E-005</text:p>
          </table:table-cell>
          <table:table-cell table:style-name="ce1" office:value-type="float" office:value="0.0000158150829494">
            <text:p>1.582E-005</text:p>
          </table:table-cell>
          <table:table-cell table:style-name="ce1" office:value-type="float" office:value="0.00000627214240649">
            <text:p>6.272E-006</text:p>
          </table:table-cell>
          <table:table-cell/>
        </table:table-row>
        <table:table-row table:style-name="ro1">
          <table:table-cell office:value-type="float" office:value="0.00000319224811922">
            <text:p>3.192E-006</text:p>
          </table:table-cell>
          <table:table-cell table:style-name="ce1" office:value-type="float" office:value="0.00000397772030196">
            <text:p>3.978E-006</text:p>
          </table:table-cell>
          <table:table-cell table:style-name="ce1" office:value-type="float" office:value="0.0000159121485049">
            <text:p>1.591E-005</text:p>
          </table:table-cell>
          <table:table-cell table:style-name="ce1" office:value-type="float" office:value="0.00000188495207864">
            <text:p>1.885E-006</text:p>
          </table:table-cell>
          <table:table-cell/>
        </table:table-row>
        <table:table-row table:style-name="ro1">
          <table:table-cell office:value-type="float" office:value="0.0000121820724242">
            <text:p>1.218E-005</text:p>
          </table:table-cell>
          <table:table-cell table:style-name="ce1" office:value-type="float" office:value="0.0000235459944888">
            <text:p>2.355E-005</text:p>
          </table:table-cell>
          <table:table-cell table:style-name="ce1" office:value-type="float" office:value="0.0000170563863042">
            <text:p>1.706E-005</text:p>
          </table:table-cell>
          <table:table-cell table:style-name="ce1" office:value-type="float" office:value="0.00000689239612928">
            <text:p>6.892E-006</text:p>
          </table:table-cell>
          <table:table-cell/>
        </table:table-row>
        <table:table-row table:style-name="ro1">
          <table:table-cell office:value-type="float" office:value="0.00000288912726839">
            <text:p>2.889E-006</text:p>
          </table:table-cell>
          <table:table-cell table:style-name="ce1" office:value-type="float" office:value="0.0000169824502979">
            <text:p>1.698E-005</text:p>
          </table:table-cell>
          <table:table-cell table:style-name="ce1" office:value-type="float" office:value="0.00000700755756652">
            <text:p>7.008E-006</text:p>
          </table:table-cell>
          <table:table-cell table:style-name="ce1" office:value-type="float" office:value="0.00000695546037193">
            <text:p>6.955E-006</text:p>
          </table:table-cell>
          <table:table-cell/>
        </table:table-row>
        <table:table-row table:style-name="ro1">
          <table:table-cell office:value-type="float" office:value="0.00000989145448372">
            <text:p>9.891E-006</text:p>
          </table:table-cell>
          <table:table-cell table:style-name="ce1" office:value-type="float" office:value="0.0000254101706357">
            <text:p>2.541E-005</text:p>
          </table:table-cell>
          <table:table-cell table:style-name="ce1" office:value-type="float" office:value="0.0000028908067998">
            <text:p>2.891E-006</text:p>
          </table:table-cell>
          <table:table-cell table:style-name="ce1" office:value-type="float" office:value="0.0000135551901648">
            <text:p>1.356E-005</text:p>
          </table:table-cell>
          <table:table-cell/>
        </table:table-row>
        <table:table-row table:style-name="ro1">
          <table:table-cell office:value-type="float" office:value="0.00000670149245084">
            <text:p>6.701E-006</text:p>
          </table:table-cell>
          <table:table-cell table:style-name="ce1" office:value-type="float" office:value="0.00000105998746471">
            <text:p>1.060E-006</text:p>
          </table:table-cell>
          <table:table-cell table:style-name="ce1" office:value-type="float" office:value="0.00000515534607719">
            <text:p>5.155E-006</text:p>
          </table:table-cell>
          <table:table-cell table:style-name="ce1" office:value-type="float" office:value="0.00000453542228177">
            <text:p>4.535E-006</text:p>
          </table:table-cell>
          <table:table-cell/>
        </table:table-row>
        <table:table-row table:style-name="ro1">
          <table:table-cell office:value-type="float" office:value="0.00000225028855302">
            <text:p>2.250E-006</text:p>
          </table:table-cell>
          <table:table-cell table:style-name="ce1" office:value-type="float" office:value="0.0000415880154562">
            <text:p>4.159E-005</text:p>
          </table:table-cell>
          <table:table-cell table:style-name="ce1" office:value-type="float" office:value="0.00000419097775474">
            <text:p>4.191E-006</text:p>
          </table:table-cell>
          <table:table-cell table:style-name="ce1" office:value-type="float" office:value="0.0000218930069103">
            <text:p>2.189E-005</text:p>
          </table:table-cell>
          <table:table-cell/>
        </table:table-row>
        <table:table-row table:style-name="ro1">
          <table:table-cell office:value-type="float" office:value="0.00000508625534818">
            <text:p>5.086E-006</text:p>
          </table:table-cell>
          <table:table-cell table:style-name="ce1" office:value-type="float" office:value="0.00000268778324678">
            <text:p>2.688E-006</text:p>
          </table:table-cell>
          <table:table-cell table:style-name="ce1" office:value-type="float" office:value="0.00000433858758412">
            <text:p>4.339E-006</text:p>
          </table:table-cell>
          <table:table-cell table:style-name="ce1" office:value-type="float" office:value="0.000012575188004">
            <text:p>1.258E-005</text:p>
          </table:table-cell>
          <table:table-cell/>
        </table:table-row>
        <table:table-row table:style-name="ro1">
          <table:table-cell office:value-type="float" office:value="0.00000856478698849">
            <text:p>8.565E-006</text:p>
          </table:table-cell>
          <table:table-cell table:style-name="ce1" office:value-type="float" office:value="0.00000619704016002">
            <text:p>6.197E-006</text:p>
          </table:table-cell>
          <table:table-cell table:style-name="ce1" office:value-type="float" office:value="0.0000256939515257">
            <text:p>2.569E-005</text:p>
          </table:table-cell>
          <table:table-cell table:style-name="ce1" office:value-type="float" office:value="0.0000181098557984">
            <text:p>1.811E-005</text:p>
          </table:table-cell>
          <table:table-cell/>
        </table:table-row>
        <table:table-row table:style-name="ro1">
          <table:table-cell office:value-type="float" office:value="0.000000207057469194">
            <text:p>2.071E-007</text:p>
          </table:table-cell>
          <table:table-cell table:style-name="ce1" office:value-type="float" office:value="0.0000255998289541">
            <text:p>2.560E-005</text:p>
          </table:table-cell>
          <table:table-cell table:style-name="ce1" office:value-type="float" office:value="0.0000043277869027">
            <text:p>4.328E-006</text:p>
          </table:table-cell>
          <table:table-cell table:style-name="ce1" office:value-type="float" office:value="0.00000734259826062">
            <text:p>7.343E-006</text:p>
          </table:table-cell>
          <table:table-cell/>
        </table:table-row>
        <table:table-row table:style-name="ro1">
          <table:table-cell office:value-type="float" office:value="0.00000778419147702">
            <text:p>7.784E-006</text:p>
          </table:table-cell>
          <table:table-cell table:style-name="ce1" office:value-type="float" office:value="0.00000409683458981">
            <text:p>4.097E-006</text:p>
          </table:table-cell>
          <table:table-cell table:style-name="ce1" office:value-type="float" office:value="0.0000198036344764">
            <text:p>1.980E-005</text:p>
          </table:table-cell>
          <table:table-cell table:style-name="ce1" office:value-type="float" office:value="0.0000216705738973">
            <text:p>2.167E-005</text:p>
          </table:table-cell>
          <table:table-cell/>
        </table:table-row>
        <table:table-row table:style-name="ro1">
          <table:table-cell office:value-type="float" office:value="0.0000107144560437">
            <text:p>1.071E-005</text:p>
          </table:table-cell>
          <table:table-cell table:style-name="ce1" office:value-type="float" office:value="0.0000105585924555">
            <text:p>1.056E-005</text:p>
          </table:table-cell>
          <table:table-cell table:style-name="ce1" office:value-type="float" office:value="0.000000122412485712">
            <text:p>1.224E-007</text:p>
          </table:table-cell>
          <table:table-cell table:style-name="ce1" office:value-type="float" office:value="0.0000185576890499">
            <text:p>1.856E-005</text:p>
          </table:table-cell>
          <table:table-cell/>
        </table:table-row>
        <table:table-row table:style-name="ro1">
          <table:table-cell office:value-type="float" office:value="0.0000035205403203">
            <text:p>3.521E-006</text:p>
          </table:table-cell>
          <table:table-cell table:style-name="ce1" office:value-type="float" office:value="0.0000152868677871">
            <text:p>1.529E-005</text:p>
          </table:table-cell>
          <table:table-cell table:style-name="ce1" office:value-type="float" office:value="0.00000501909266579">
            <text:p>5.019E-006</text:p>
          </table:table-cell>
          <table:table-cell table:style-name="ce1" office:value-type="float" office:value="0.0000066777397913">
            <text:p>6.678E-006</text:p>
          </table:table-cell>
          <table:table-cell/>
        </table:table-row>
        <table:table-row table:style-name="ro1">
          <table:table-cell office:value-type="float" office:value="0.00000262523394493">
            <text:p>2.625E-006</text:p>
          </table:table-cell>
          <table:table-cell table:style-name="ce1" office:value-type="float" office:value="0.0000259987397461">
            <text:p>2.600E-005</text:p>
          </table:table-cell>
          <table:table-cell table:style-name="ce1" office:value-type="float" office:value="0.00000912611675239">
            <text:p>9.126E-006</text:p>
          </table:table-cell>
          <table:table-cell table:style-name="ce1" office:value-type="float" office:value="0.0000382851407336">
            <text:p>3.829E-005</text:p>
          </table:table-cell>
          <table:table-cell/>
        </table:table-row>
        <table:table-row table:style-name="ro1">
          <table:table-cell office:value-type="float" office:value="0.000000664642476903">
            <text:p>6.646E-007</text:p>
          </table:table-cell>
          <table:table-cell table:style-name="ce1" office:value-type="float" office:value="0.0000138996909874">
            <text:p>1.390E-005</text:p>
          </table:table-cell>
          <table:table-cell table:style-name="ce1" office:value-type="float" office:value="0.0000047951842244">
            <text:p>4.795E-006</text:p>
          </table:table-cell>
          <table:table-cell table:style-name="ce1" office:value-type="float" office:value="0.00000766430337935">
            <text:p>7.664E-006</text:p>
          </table:table-cell>
          <table:table-cell/>
        </table:table-row>
        <table:table-row table:style-name="ro1">
          <table:table-cell office:value-type="float" office:value="0.0000163799765195">
            <text:p>1.638E-005</text:p>
          </table:table-cell>
          <table:table-cell table:style-name="ce1" office:value-type="float" office:value="0.0000157005882315">
            <text:p>1.570E-005</text:p>
          </table:table-cell>
          <table:table-cell table:style-name="ce1" office:value-type="float" office:value="0.0000185297393961">
            <text:p>1.853E-005</text:p>
          </table:table-cell>
          <table:table-cell table:style-name="ce1" office:value-type="float" office:value="0.0000230582239778">
            <text:p>2.306E-005</text:p>
          </table:table-cell>
          <table:table-cell/>
        </table:table-row>
        <table:table-row table:style-name="ro1">
          <table:table-cell office:value-type="float" office:value="0.0000022293787963">
            <text:p>2.229E-006</text:p>
          </table:table-cell>
          <table:table-cell table:style-name="ce1" office:value-type="float" office:value="0.0000214597153172">
            <text:p>2.146E-005</text:p>
          </table:table-cell>
          <table:table-cell table:style-name="ce1" office:value-type="float" office:value="0.00000705309657207">
            <text:p>7.053E-006</text:p>
          </table:table-cell>
          <table:table-cell table:style-name="ce1" office:value-type="float" office:value="0.0000205640942515">
            <text:p>2.056E-005</text:p>
          </table:table-cell>
          <table:table-cell/>
        </table:table-row>
        <table:table-row table:style-name="ro1">
          <table:table-cell office:value-type="float" office:value="0.0000199578758988">
            <text:p>1.996E-005</text:p>
          </table:table-cell>
          <table:table-cell table:style-name="ce1" office:value-type="float" office:value="0.0000140877336403">
            <text:p>1.409E-005</text:p>
          </table:table-cell>
          <table:table-cell table:style-name="ce1" office:value-type="float" office:value="0.00000889090254398">
            <text:p>8.891E-006</text:p>
          </table:table-cell>
          <table:table-cell table:style-name="ce1" office:value-type="float" office:value="0.000019368958604">
            <text:p>1.937E-005</text:p>
          </table:table-cell>
          <table:table-cell/>
        </table:table-row>
        <table:table-row table:style-name="ro1">
          <table:table-cell office:value-type="float" office:value="0.00000822963103701">
            <text:p>8.230E-006</text:p>
          </table:table-cell>
          <table:table-cell table:style-name="ce1" office:value-type="float" office:value="0.0000215489065532">
            <text:p>2.155E-005</text:p>
          </table:table-cell>
          <table:table-cell table:style-name="ce1" office:value-type="float" office:value="0.00000774879095442">
            <text:p>7.749E-006</text:p>
          </table:table-cell>
          <table:table-cell table:style-name="ce1" office:value-type="float" office:value="0.0000116008563179">
            <text:p>1.160E-005</text:p>
          </table:table-cell>
          <table:table-cell/>
        </table:table-row>
        <table:table-row table:style-name="ro1">
          <table:table-cell office:value-type="float" office:value="0.000000514353623609">
            <text:p>5.144E-007</text:p>
          </table:table-cell>
          <table:table-cell table:style-name="ce1" office:value-type="float" office:value="0.0000111323877118">
            <text:p>1.113E-005</text:p>
          </table:table-cell>
          <table:table-cell table:style-name="ce1" office:value-type="float" office:value="0.0000123718370332">
            <text:p>1.237E-005</text:p>
          </table:table-cell>
          <table:table-cell table:style-name="ce1" office:value-type="float" office:value="0.0000117115041759">
            <text:p>1.171E-005</text:p>
          </table:table-cell>
          <table:table-cell/>
        </table:table-row>
        <table:table-row table:style-name="ro1">
          <table:table-cell office:value-type="float" office:value="0.00000873316736862">
            <text:p>8.733E-006</text:p>
          </table:table-cell>
          <table:table-cell table:style-name="ce1" office:value-type="float" office:value="0.0000381433116571">
            <text:p>3.814E-005</text:p>
          </table:table-cell>
          <table:table-cell table:style-name="ce1" office:value-type="float" office:value="0.0000139920471181">
            <text:p>1.399E-005</text:p>
          </table:table-cell>
          <table:table-cell table:style-name="ce1" office:value-type="float" office:value="0.0000398631056332">
            <text:p>3.986E-005</text:p>
          </table:table-cell>
          <table:table-cell/>
        </table:table-row>
        <table:table-row table:style-name="ro1">
          <table:table-cell office:value-type="float" office:value="0.00001440278932">
            <text:p>1.440E-005</text:p>
          </table:table-cell>
          <table:table-cell table:style-name="ce1" office:value-type="float" office:value="0.0000138135946139">
            <text:p>1.381E-005</text:p>
          </table:table-cell>
          <table:table-cell table:style-name="ce1" office:value-type="float" office:value="0.000024241026218">
            <text:p>2.424E-005</text:p>
          </table:table-cell>
          <table:table-cell table:style-name="ce1" office:value-type="float" office:value="0.0000028064824297">
            <text:p>2.806E-006</text:p>
          </table:table-cell>
          <table:table-cell/>
        </table:table-row>
        <table:table-row table:style-name="ro1">
          <table:table-cell office:value-type="float" office:value="0.0000148799867545">
            <text:p>1.488E-005</text:p>
          </table:table-cell>
          <table:table-cell table:style-name="ce1" office:value-type="float" office:value="0.0000128270280292">
            <text:p>1.283E-005</text:p>
          </table:table-cell>
          <table:table-cell table:style-name="ce1" office:value-type="float" office:value="0.0000176222382245">
            <text:p>1.762E-005</text:p>
          </table:table-cell>
          <table:table-cell table:style-name="ce1" office:value-type="float" office:value="0.0000351169788266">
            <text:p>3.512E-005</text:p>
          </table:table-cell>
          <table:table-cell/>
        </table:table-row>
        <table:table-row table:style-name="ro1">
          <table:table-cell office:value-type="float" office:value="0.00000422602969787">
            <text:p>4.226E-006</text:p>
          </table:table-cell>
          <table:table-cell table:style-name="ce1" office:value-type="float" office:value="0.0000359636534053">
            <text:p>3.596E-005</text:p>
          </table:table-cell>
          <table:table-cell table:style-name="ce1" office:value-type="float" office:value="0.00000473750665992">
            <text:p>4.738E-006</text:p>
          </table:table-cell>
          <table:table-cell table:style-name="ce1" office:value-type="float" office:value="0.000138696647956">
            <text:p>1.387E-004</text:p>
          </table:table-cell>
          <table:table-cell/>
        </table:table-row>
        <table:table-row table:style-name="ro1">
          <table:table-cell office:value-type="float" office:value="0.00000203018559036">
            <text:p>2.030E-006</text:p>
          </table:table-cell>
          <table:table-cell table:style-name="ce1" office:value-type="float" office:value="0.0000530692668487">
            <text:p>5.307E-005</text:p>
          </table:table-cell>
          <table:table-cell table:style-name="ce1" office:value-type="float" office:value="0.0000195976907631">
            <text:p>1.960E-005</text:p>
          </table:table-cell>
          <table:table-cell table:style-name="ce1" office:value-type="float" office:value="0.0000241808850238">
            <text:p>2.418E-005</text:p>
          </table:table-cell>
          <table:table-cell/>
        </table:table-row>
        <table:table-row table:style-name="ro1">
          <table:table-cell office:value-type="float" office:value="0.0000161791983235">
            <text:p>1.618E-005</text:p>
          </table:table-cell>
          <table:table-cell table:style-name="ce1" office:value-type="float" office:value="0.00000723580390402">
            <text:p>7.236E-006</text:p>
          </table:table-cell>
          <table:table-cell table:style-name="ce1" office:value-type="float" office:value="0.00000430343663672">
            <text:p>4.303E-006</text:p>
          </table:table-cell>
          <table:table-cell table:style-name="ce1" office:value-type="float" office:value="0.0000473791624259">
            <text:p>4.738E-005</text:p>
          </table:table-cell>
          <table:table-cell/>
        </table:table-row>
        <table:table-row table:style-name="ro1">
          <table:table-cell office:value-type="float" office:value="0.0000175515969979">
            <text:p>1.755E-005</text:p>
          </table:table-cell>
          <table:table-cell table:style-name="ce1" office:value-type="float" office:value="0.000013355813357">
            <text:p>1.336E-005</text:p>
          </table:table-cell>
          <table:table-cell table:style-name="ce1" office:value-type="float" office:value="0.0000169606416587">
            <text:p>1.696E-005</text:p>
          </table:table-cell>
          <table:table-cell table:style-name="ce1" office:value-type="float" office:value="0.0000375932030043">
            <text:p>3.759E-005</text:p>
          </table:table-cell>
          <table:table-cell/>
        </table:table-row>
        <table:table-row table:style-name="ro1">
          <table:table-cell office:value-type="float" office:value="0.00000254137384771">
            <text:p>2.541E-006</text:p>
          </table:table-cell>
          <table:table-cell table:style-name="ce1" office:value-type="float" office:value="0.00000268554794374">
            <text:p>2.686E-006</text:p>
          </table:table-cell>
          <table:table-cell table:style-name="ce1" office:value-type="float" office:value="0.0000173099259208">
            <text:p>1.731E-005</text:p>
          </table:table-cell>
          <table:table-cell table:style-name="ce1" office:value-type="float" office:value="0.00000413039625252">
            <text:p>4.130E-006</text:p>
          </table:table-cell>
          <table:table-cell/>
        </table:table-row>
        <table:table-row table:style-name="ro1">
          <table:table-cell office:value-type="float" office:value="0.0000054471969382">
            <text:p>5.447E-006</text:p>
          </table:table-cell>
          <table:table-cell table:style-name="ce1" office:value-type="float" office:value="0.000044479264003">
            <text:p>4.448E-005</text:p>
          </table:table-cell>
          <table:table-cell table:style-name="ce1" office:value-type="float" office:value="0.000002509531832">
            <text:p>2.510E-006</text:p>
          </table:table-cell>
          <table:table-cell table:style-name="ce1" office:value-type="float" office:value="0.00000825470387789">
            <text:p>8.255E-006</text:p>
          </table:table-cell>
          <table:table-cell/>
        </table:table-row>
        <table:table-row table:style-name="ro1">
          <table:table-cell office:value-type="float" office:value="0.000018261517698">
            <text:p>1.826E-005</text:p>
          </table:table-cell>
          <table:table-cell table:style-name="ce1" office:value-type="float" office:value="0.0000500088612905">
            <text:p>5.001E-005</text:p>
          </table:table-cell>
          <table:table-cell table:style-name="ce1" office:value-type="float" office:value="0.000019144238561">
            <text:p>1.914E-005</text:p>
          </table:table-cell>
          <table:table-cell table:style-name="ce1" office:value-type="float" office:value="0.0000174341906982">
            <text:p>1.743E-005</text:p>
          </table:table-cell>
          <table:table-cell/>
        </table:table-row>
        <table:table-row table:style-name="ro1">
          <table:table-cell office:value-type="float" office:value="0.0000146896800689">
            <text:p>1.469E-005</text:p>
          </table:table-cell>
          <table:table-cell table:style-name="ce1" office:value-type="float" office:value="0.0000488353042982">
            <text:p>4.884E-005</text:p>
          </table:table-cell>
          <table:table-cell table:style-name="ce1" office:value-type="float" office:value="0.0000185056568196">
            <text:p>1.851E-005</text:p>
          </table:table-cell>
          <table:table-cell table:style-name="ce1" office:value-type="float" office:value="0.0000342660628289">
            <text:p>3.427E-005</text:p>
          </table:table-cell>
          <table:table-cell/>
        </table:table-row>
        <table:table-row table:style-name="ro1">
          <table:table-cell office:value-type="float" office:value="0.000000438985057012">
            <text:p>4.390E-007</text:p>
          </table:table-cell>
          <table:table-cell table:style-name="ce1" office:value-type="float" office:value="0.0000316745724175">
            <text:p>3.167E-005</text:p>
          </table:table-cell>
          <table:table-cell table:style-name="ce1" office:value-type="float" office:value="0.00000690688781359">
            <text:p>6.907E-006</text:p>
          </table:table-cell>
          <table:table-cell table:style-name="ce1" office:value-type="float" office:value="0.00000124121570859">
            <text:p>1.241E-006</text:p>
          </table:table-cell>
          <table:table-cell/>
        </table:table-row>
        <table:table-row table:style-name="ro1">
          <table:table-cell office:value-type="float" office:value="0.000013611960603">
            <text:p>1.361E-005</text:p>
          </table:table-cell>
          <table:table-cell table:style-name="ce1" office:value-type="float" office:value="0.0000452727969829">
            <text:p>4.527E-005</text:p>
          </table:table-cell>
          <table:table-cell table:style-name="ce1" office:value-type="float" office:value="0.0000301653346857">
            <text:p>3.017E-005</text:p>
          </table:table-cell>
          <table:table-cell table:style-name="ce1" office:value-type="float" office:value="0.0000356593960593">
            <text:p>3.566E-005</text:p>
          </table:table-cell>
          <table:table-cell/>
        </table:table-row>
        <table:table-row table:style-name="ro1">
          <table:table-cell office:value-type="float" office:value="0.00000172856175886">
            <text:p>1.729E-006</text:p>
          </table:table-cell>
          <table:table-cell table:style-name="ce1" office:value-type="float" office:value="0.00000130551070437">
            <text:p>1.306E-006</text:p>
          </table:table-cell>
          <table:table-cell table:style-name="ce1" office:value-type="float" office:value="0.0000395802214681">
            <text:p>3.958E-005</text:p>
          </table:table-cell>
          <table:table-cell table:style-name="ce1" office:value-type="float" office:value="0.0000186971516251">
            <text:p>1.870E-005</text:p>
          </table:table-cell>
          <table:table-cell/>
        </table:table-row>
        <table:table-row table:style-name="ro1">
          <table:table-cell office:value-type="float" office:value="0.00000584317607767">
            <text:p>5.843E-006</text:p>
          </table:table-cell>
          <table:table-cell table:style-name="ce1" office:value-type="float" office:value="0.0000191107815855">
            <text:p>1.911E-005</text:p>
          </table:table-cell>
          <table:table-cell table:style-name="ce1" office:value-type="float" office:value="0.0000225527282178">
            <text:p>2.255E-005</text:p>
          </table:table-cell>
          <table:table-cell table:style-name="ce1" office:value-type="float" office:value="0.0000285752672948">
            <text:p>2.858E-005</text:p>
          </table:table-cell>
          <table:table-cell/>
        </table:table-row>
        <table:table-row table:style-name="ro1">
          <table:table-cell office:value-type="float" office:value="0.0000100734178296">
            <text:p>1.007E-005</text:p>
          </table:table-cell>
          <table:table-cell table:style-name="ce1" office:value-type="float" office:value="0.0000277166207286">
            <text:p>2.772E-005</text:p>
          </table:table-cell>
          <table:table-cell table:style-name="ce1" office:value-type="float" office:value="0.00000107419939862">
            <text:p>1.074E-006</text:p>
          </table:table-cell>
          <table:table-cell table:style-name="ce1" office:value-type="float" office:value="0.00001727149187">
            <text:p>1.727E-005</text:p>
          </table:table-cell>
          <table:table-cell/>
        </table:table-row>
        <table:table-row table:style-name="ro1">
          <table:table-cell office:value-type="float" office:value="0.00000402316469405">
            <text:p>4.023E-006</text:p>
          </table:table-cell>
          <table:table-cell table:style-name="ce1" office:value-type="float" office:value="0.0000137340515897">
            <text:p>1.373E-005</text:p>
          </table:table-cell>
          <table:table-cell table:style-name="ce1" office:value-type="float" office:value="0.00000180320649984">
            <text:p>1.803E-006</text:p>
          </table:table-cell>
          <table:table-cell table:style-name="ce1" office:value-type="float" office:value="0.0000351076984642">
            <text:p>3.511E-005</text:p>
          </table:table-cell>
          <table:table-cell/>
        </table:table-row>
        <table:table-row table:style-name="ro1">
          <table:table-cell office:value-type="float" office:value="0.00000759938012693">
            <text:p>7.599E-006</text:p>
          </table:table-cell>
          <table:table-cell table:style-name="ce1" office:value-type="float" office:value="0.000034550982362">
            <text:p>3.455E-005</text:p>
          </table:table-cell>
          <table:table-cell table:style-name="ce1" office:value-type="float" office:value="0.00000188272508332">
            <text:p>1.883E-006</text:p>
          </table:table-cell>
          <table:table-cell table:style-name="ce1" office:value-type="float" office:value="0.0000353374615226">
            <text:p>3.534E-005</text:p>
          </table:table-cell>
          <table:table-cell/>
        </table:table-row>
        <table:table-row table:style-name="ro1">
          <table:table-cell office:value-type="float" office:value="0.0000176113194244">
            <text:p>1.761E-005</text:p>
          </table:table-cell>
          <table:table-cell table:style-name="ce1" office:value-type="float" office:value="0.0000389666431649">
            <text:p>3.897E-005</text:p>
          </table:table-cell>
          <table:table-cell table:style-name="ce1" office:value-type="float" office:value="0.0000204234997205">
            <text:p>2.042E-005</text:p>
          </table:table-cell>
          <table:table-cell table:style-name="ce1" office:value-type="float" office:value="0.00000912284562619">
            <text:p>9.123E-006</text:p>
          </table:table-cell>
          <table:table-cell/>
        </table:table-row>
        <table:table-row table:style-name="ro1">
          <table:table-cell office:value-type="float" office:value="0.0000100700612481">
            <text:p>1.007E-005</text:p>
          </table:table-cell>
          <table:table-cell table:style-name="ce1" office:value-type="float" office:value="0.0000303716220257">
            <text:p>3.037E-005</text:p>
          </table:table-cell>
          <table:table-cell table:style-name="ce1" office:value-type="float" office:value="0.00000593048417125">
            <text:p>5.930E-006</text:p>
          </table:table-cell>
          <table:table-cell table:style-name="ce1" office:value-type="float" office:value="0.0000283367806542">
            <text:p>2.834E-005</text:p>
          </table:table-cell>
          <table:table-cell/>
        </table:table-row>
        <table:table-row table:style-name="ro1">
          <table:table-cell office:value-type="float" office:value="0.000056315206486">
            <text:p>5.632E-005</text:p>
          </table:table-cell>
          <table:table-cell table:style-name="ce1" office:value-type="float" office:value="0.00000173745608924">
            <text:p>1.737E-006</text:p>
          </table:table-cell>
          <table:table-cell table:style-name="ce1" office:value-type="float" office:value="0.0000145349730203">
            <text:p>1.453E-005</text:p>
          </table:table-cell>
          <table:table-cell table:style-name="ce1" office:value-type="float" office:value="0.0000247966437614">
            <text:p>2.480E-005</text:p>
          </table:table-cell>
          <table:table-cell/>
        </table:table-row>
        <table:table-row table:style-name="ro1">
          <table:table-cell office:value-type="float" office:value="0.000012768438192">
            <text:p>1.277E-005</text:p>
          </table:table-cell>
          <table:table-cell table:style-name="ce1" office:value-type="float" office:value="0.00000218184020942">
            <text:p>2.182E-006</text:p>
          </table:table-cell>
          <table:table-cell table:style-name="ce1" office:value-type="float" office:value="0.0000167260005791">
            <text:p>1.673E-005</text:p>
          </table:table-cell>
          <table:table-cell table:style-name="ce1" office:value-type="float" office:value="0.0000174152791383">
            <text:p>1.742E-005</text:p>
          </table:table-cell>
          <table:table-cell/>
        </table:table-row>
        <table:table-row table:style-name="ro1">
          <table:table-cell office:value-type="float" office:value="0.00000964876734286">
            <text:p>9.649E-006</text:p>
          </table:table-cell>
          <table:table-cell table:style-name="ce1" office:value-type="float" office:value="0.0000287555060144">
            <text:p>2.876E-005</text:p>
          </table:table-cell>
          <table:table-cell table:style-name="ce1" office:value-type="float" office:value="0.00000521176342021">
            <text:p>5.212E-006</text:p>
          </table:table-cell>
          <table:table-cell table:style-name="ce1" office:value-type="float" office:value="0.00000165996078621">
            <text:p>1.660E-006</text:p>
          </table:table-cell>
          <table:table-cell/>
        </table:table-row>
        <table:table-row table:style-name="ro1">
          <table:table-cell office:value-type="float" office:value="0.00000435125471717">
            <text:p>4.351E-006</text:p>
          </table:table-cell>
          <table:table-cell table:style-name="ce1" office:value-type="float" office:value="0.0000155822205347">
            <text:p>1.558E-005</text:p>
          </table:table-cell>
          <table:table-cell table:style-name="ce1" office:value-type="float" office:value="0.0000476334071942">
            <text:p>4.763E-005</text:p>
          </table:table-cell>
          <table:table-cell table:style-name="ce1" office:value-type="float" office:value="0.0000253574100749">
            <text:p>2.536E-005</text:p>
          </table:table-cell>
          <table:table-cell/>
        </table:table-row>
        <table:table-row table:style-name="ro1">
          <table:table-cell office:value-type="float" office:value="0.00000333965344924">
            <text:p>3.340E-006</text:p>
          </table:table-cell>
          <table:table-cell table:style-name="ce1" office:value-type="float" office:value="0.0000935466793002">
            <text:p>9.355E-005</text:p>
          </table:table-cell>
          <table:table-cell table:style-name="ce1" office:value-type="float" office:value="0.00000609783666172">
            <text:p>6.098E-006</text:p>
          </table:table-cell>
          <table:table-cell table:style-name="ce1" office:value-type="float" office:value="0.00000701690155859">
            <text:p>7.017E-006</text:p>
          </table:table-cell>
          <table:table-cell/>
        </table:table-row>
        <table:table-row table:style-name="ro1">
          <table:table-cell office:value-type="float" office:value="0.0000032771482292">
            <text:p>3.277E-006</text:p>
          </table:table-cell>
          <table:table-cell table:style-name="ce1" office:value-type="float" office:value="0.0000310693706834">
            <text:p>3.107E-005</text:p>
          </table:table-cell>
          <table:table-cell table:style-name="ce1" office:value-type="float" office:value="0.0000284354056655">
            <text:p>2.844E-005</text:p>
          </table:table-cell>
          <table:table-cell table:style-name="ce1" office:value-type="float" office:value="0.0000161683828052">
            <text:p>1.617E-005</text:p>
          </table:table-cell>
          <table:table-cell/>
        </table:table-row>
        <table:table-row table:style-name="ro1">
          <table:table-cell office:value-type="float" office:value="0.00000227274350549">
            <text:p>2.273E-006</text:p>
          </table:table-cell>
          <table:table-cell table:style-name="ce1" office:value-type="float" office:value="0.0000312137111252">
            <text:p>3.121E-005</text:p>
          </table:table-cell>
          <table:table-cell table:style-name="ce1" office:value-type="float" office:value="0.0000228957135921">
            <text:p>2.290E-005</text:p>
          </table:table-cell>
          <table:table-cell table:style-name="ce1" office:value-type="float" office:value="0.00000392970199747">
            <text:p>3.930E-006</text:p>
          </table:table-cell>
          <table:table-cell/>
        </table:table-row>
        <table:table-row table:style-name="ro1">
          <table:table-cell office:value-type="float" office:value="0.00000204583573208">
            <text:p>2.046E-006</text:p>
          </table:table-cell>
          <table:table-cell table:style-name="ce1" office:value-type="float" office:value="0.000123798981342">
            <text:p>1.238E-004</text:p>
          </table:table-cell>
          <table:table-cell table:style-name="ce1" office:value-type="float" office:value="0.0000118069187548">
            <text:p>1.181E-005</text:p>
          </table:table-cell>
          <table:table-cell table:style-name="ce1" office:value-type="float" office:value="0.0000200140081454">
            <text:p>2.001E-005</text:p>
          </table:table-cell>
          <table:table-cell/>
        </table:table-row>
        <table:table-row table:style-name="ro1">
          <table:table-cell office:value-type="float" office:value="0.0000076283229704">
            <text:p>7.628E-006</text:p>
          </table:table-cell>
          <table:table-cell table:style-name="ce1" office:value-type="float" office:value="0.0000131747048297">
            <text:p>1.317E-005</text:p>
          </table:table-cell>
          <table:table-cell table:style-name="ce1" office:value-type="float" office:value="0.00000788035760404">
            <text:p>7.880E-006</text:p>
          </table:table-cell>
          <table:table-cell table:style-name="ce1" office:value-type="float" office:value="0.0000213412862888">
            <text:p>2.134E-005</text:p>
          </table:table-cell>
          <table:table-cell/>
        </table:table-row>
        <table:table-row table:style-name="ro1" table:number-rows-repeated="150">
          <table:table-cell table:style-name="Default"/>
          <table:table-cell table:number-columns-repeated="4"/>
        </table:table-row>
        <table:table-row table:style-name="ro1" table:number-rows-repeated="1048374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Hu4" table:style-name="ta1" table:print="false">
        <table:table-column table:style-name="co2" table:default-cell-style-name="ce1"/>
        <table:table-column table:style-name="co1" table:number-columns-repeated="4" table:default-cell-style-name="Default"/>
        <table:table-row table:style-name="ro1">
          <table:table-cell table:style-name="Default" office:value-type="string">
            <text:p>authong1</text:p>
          </table:table-cell>
          <table:table-cell office:value-type="string">
            <text:p>chainat72</text:p>
          </table:table-cell>
          <table:table-cell office:value-type="string">
            <text:p>motoso1</text:p>
          </table:table-cell>
          <table:table-cell office:value-type="string">
            <text:p>kamphangsean2</text:p>
          </table:table-cell>
          <table:table-cell/>
        </table:table-row>
        <table:table-row table:style-name="ro1">
          <table:table-cell office:value-type="float" office:value="0.00000377661959772">
            <text:p>3.777E-006</text:p>
          </table:table-cell>
          <table:table-cell table:style-name="ce1" office:value-type="float" office:value="0.000000190419587941">
            <text:p>1.904E-007</text:p>
          </table:table-cell>
          <table:table-cell table:style-name="ce1" office:value-type="float" office:value="0.000000740776375543">
            <text:p>7.408E-007</text:p>
          </table:table-cell>
          <table:table-cell table:style-name="ce1" office:value-type="float" office:value="0.0000105263786724">
            <text:p>1.053E-005</text:p>
          </table:table-cell>
          <table:table-cell>
            <draw:frame table:end-cell-address="Hu4.M25" table:end-x="0.7941in" table:end-y="0.011in" draw:z-index="0" draw:style-name="gr1" svg:width="7.5972in" svg:height="4.0008in" svg:x="0.3091in" svg:y="0.0839in">
              <draw:object draw:notify-on-update-of-ranges="Hu4.A1:Hu4.A1 Hu4.A2:Hu4.A51 Hu4.B1:Hu4.B1 Hu4.B2:Hu4.B51 Hu4.C1:Hu4.C1 Hu4.C2:Hu4.C51 Hu4.D1:Hu4.D1 Hu4.D2:Hu4.D51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</table:table-row>
        <table:table-row table:style-name="ro1">
          <table:table-cell office:value-type="float" office:value="0.00000401490430936">
            <text:p>4.015E-006</text:p>
          </table:table-cell>
          <table:table-cell table:style-name="ce1" office:value-type="float" office:value="0.000000506621906281">
            <text:p>5.066E-007</text:p>
          </table:table-cell>
          <table:table-cell table:style-name="ce1" office:value-type="float" office:value="0.000000478389262818">
            <text:p>4.784E-007</text:p>
          </table:table-cell>
          <table:table-cell table:style-name="ce1" office:value-type="float" office:value="0.00000377732897056">
            <text:p>3.777E-006</text:p>
          </table:table-cell>
          <table:table-cell/>
        </table:table-row>
        <table:table-row table:style-name="ro1">
          <table:table-cell office:value-type="float" office:value="0.00000244303991851">
            <text:p>2.443E-006</text:p>
          </table:table-cell>
          <table:table-cell table:style-name="ce1" office:value-type="float" office:value="0.000000137443561722">
            <text:p>1.374E-007</text:p>
          </table:table-cell>
          <table:table-cell table:style-name="ce1" office:value-type="float" office:value="0.000000493213555594">
            <text:p>4.932E-007</text:p>
          </table:table-cell>
          <table:table-cell table:style-name="ce1" office:value-type="float" office:value="0.00000438871418567">
            <text:p>4.389E-006</text:p>
          </table:table-cell>
          <table:table-cell/>
        </table:table-row>
        <table:table-row table:style-name="ro1">
          <table:table-cell office:value-type="float" office:value="0.00000183911788397">
            <text:p>1.839E-006</text:p>
          </table:table-cell>
          <table:table-cell table:style-name="ce1" office:value-type="float" office:value="0.000000313361015313">
            <text:p>3.134E-007</text:p>
          </table:table-cell>
          <table:table-cell table:style-name="ce1" office:value-type="float" office:value="0.00000390114744744">
            <text:p>3.901E-006</text:p>
          </table:table-cell>
          <table:table-cell table:style-name="ce1" office:value-type="float" office:value="0.0000096393656202">
            <text:p>9.639E-006</text:p>
          </table:table-cell>
          <table:table-cell/>
        </table:table-row>
        <table:table-row table:style-name="ro1">
          <table:table-cell office:value-type="float" office:value="0.00000104002729744">
            <text:p>1.040E-006</text:p>
          </table:table-cell>
          <table:table-cell table:style-name="ce1" office:value-type="float" office:value="0.00000520440240678">
            <text:p>5.204E-006</text:p>
          </table:table-cell>
          <table:table-cell table:style-name="ce1" office:value-type="float" office:value="0.00000263801484713">
            <text:p>2.638E-006</text:p>
          </table:table-cell>
          <table:table-cell table:style-name="ce1" office:value-type="float" office:value="0.00000167449339912">
            <text:p>1.674E-006</text:p>
          </table:table-cell>
          <table:table-cell/>
        </table:table-row>
        <table:table-row table:style-name="ro1">
          <table:table-cell office:value-type="float" office:value="0.0000022870711694">
            <text:p>2.287E-006</text:p>
          </table:table-cell>
          <table:table-cell table:style-name="ce1" office:value-type="float" office:value="0.00000941298945685">
            <text:p>9.413E-006</text:p>
          </table:table-cell>
          <table:table-cell table:style-name="ce1" office:value-type="float" office:value="0.000000468997612744">
            <text:p>4.690E-007</text:p>
          </table:table-cell>
          <table:table-cell table:style-name="ce1" office:value-type="float" office:value="0.0000100409020071">
            <text:p>1.004E-005</text:p>
          </table:table-cell>
          <table:table-cell/>
        </table:table-row>
        <table:table-row table:style-name="ro1">
          <table:table-cell office:value-type="float" office:value="0.000000969305516935">
            <text:p>9.693E-007</text:p>
          </table:table-cell>
          <table:table-cell table:style-name="ce1" office:value-type="float" office:value="0.00000000564715402079">
            <text:p>5.647E-009</text:p>
          </table:table-cell>
          <table:table-cell table:style-name="ce1" office:value-type="float" office:value="0.00000157708315847">
            <text:p>1.577E-006</text:p>
          </table:table-cell>
          <table:table-cell table:style-name="ce1" office:value-type="float" office:value="0.00000674764301238">
            <text:p>6.748E-006</text:p>
          </table:table-cell>
          <table:table-cell/>
        </table:table-row>
        <table:table-row table:style-name="ro1">
          <table:table-cell office:value-type="float" office:value="0.000000821059403405">
            <text:p>8.211E-007</text:p>
          </table:table-cell>
          <table:table-cell table:style-name="ce1" office:value-type="float" office:value="0.000000753892856135">
            <text:p>7.539E-007</text:p>
          </table:table-cell>
          <table:table-cell table:style-name="ce1" office:value-type="float" office:value="0.00000208444747854">
            <text:p>2.084E-006</text:p>
          </table:table-cell>
          <table:table-cell table:style-name="ce1" office:value-type="float" office:value="0.00000702944875885">
            <text:p>7.029E-006</text:p>
          </table:table-cell>
          <table:table-cell/>
        </table:table-row>
        <table:table-row table:style-name="ro1">
          <table:table-cell office:value-type="float" office:value="0.00000124820280598">
            <text:p>1.248E-006</text:p>
          </table:table-cell>
          <table:table-cell table:style-name="ce1" office:value-type="float" office:value="0.000000686199935585">
            <text:p>6.862E-007</text:p>
          </table:table-cell>
          <table:table-cell table:style-name="ce1" office:value-type="float" office:value="0.000000145168407943">
            <text:p>1.452E-007</text:p>
          </table:table-cell>
          <table:table-cell table:style-name="ce1" office:value-type="float" office:value="0.00000562359794773">
            <text:p>5.624E-006</text:p>
          </table:table-cell>
          <table:table-cell/>
        </table:table-row>
        <table:table-row table:style-name="ro1">
          <table:table-cell office:value-type="float" office:value="0.00000248115893132">
            <text:p>2.481E-006</text:p>
          </table:table-cell>
          <table:table-cell table:style-name="ce1" office:value-type="float" office:value="0.000000120340760781">
            <text:p>1.203E-007</text:p>
          </table:table-cell>
          <table:table-cell table:style-name="ce1" office:value-type="float" office:value="0.00000274367267504">
            <text:p>2.744E-006</text:p>
          </table:table-cell>
          <table:table-cell table:style-name="ce1" office:value-type="float" office:value="0.00000528655814469">
            <text:p>5.287E-006</text:p>
          </table:table-cell>
          <table:table-cell/>
        </table:table-row>
        <table:table-row table:style-name="ro1">
          <table:table-cell office:value-type="float" office:value="0.000000463500446033">
            <text:p>4.635E-007</text:p>
          </table:table-cell>
          <table:table-cell table:style-name="ce1" office:value-type="float" office:value="0.000000495272018201">
            <text:p>4.953E-007</text:p>
          </table:table-cell>
          <table:table-cell table:style-name="ce1" office:value-type="float" office:value="0.000000223220785493">
            <text:p>2.232E-007</text:p>
          </table:table-cell>
          <table:table-cell table:style-name="ce1" office:value-type="float" office:value="0.00000606966068711">
            <text:p>6.070E-006</text:p>
          </table:table-cell>
          <table:table-cell/>
        </table:table-row>
        <table:table-row table:style-name="ro1">
          <table:table-cell office:value-type="float" office:value="0.00000403613057948">
            <text:p>4.036E-006</text:p>
          </table:table-cell>
          <table:table-cell table:style-name="ce1" office:value-type="float" office:value="0.00000798089009528">
            <text:p>7.981E-006</text:p>
          </table:table-cell>
          <table:table-cell table:style-name="ce1" office:value-type="float" office:value="0.00000150082969689">
            <text:p>1.501E-006</text:p>
          </table:table-cell>
          <table:table-cell table:style-name="ce1" office:value-type="float" office:value="0.0000084556316631">
            <text:p>8.456E-006</text:p>
          </table:table-cell>
          <table:table-cell/>
        </table:table-row>
        <table:table-row table:style-name="ro1">
          <table:table-cell office:value-type="float" office:value="0.00000339395674272">
            <text:p>3.394E-006</text:p>
          </table:table-cell>
          <table:table-cell table:style-name="ce1" office:value-type="float" office:value="0.000000409562418343">
            <text:p>4.096E-007</text:p>
          </table:table-cell>
          <table:table-cell table:style-name="ce1" office:value-type="float" office:value="0.00000000407609673461">
            <text:p>4.076E-009</text:p>
          </table:table-cell>
          <table:table-cell table:style-name="ce1" office:value-type="float" office:value="0.00000664714472263">
            <text:p>6.647E-006</text:p>
          </table:table-cell>
          <table:table-cell/>
        </table:table-row>
        <table:table-row table:style-name="ro1">
          <table:table-cell office:value-type="float" office:value="0.0000002490976885">
            <text:p>2.491E-007</text:p>
          </table:table-cell>
          <table:table-cell table:style-name="ce1" office:value-type="float" office:value="0.00000115156128334">
            <text:p>1.152E-006</text:p>
          </table:table-cell>
          <table:table-cell table:style-name="ce1" office:value-type="float" office:value="0.00000114192455569">
            <text:p>1.142E-006</text:p>
          </table:table-cell>
          <table:table-cell table:style-name="ce1" office:value-type="float" office:value="0.0000038423931351">
            <text:p>3.842E-006</text:p>
          </table:table-cell>
          <table:table-cell/>
        </table:table-row>
        <table:table-row table:style-name="ro1">
          <table:table-cell office:value-type="float" office:value="0.000000839085595265">
            <text:p>8.391E-007</text:p>
          </table:table-cell>
          <table:table-cell table:style-name="ce1" office:value-type="float" office:value="0.00000344578259748">
            <text:p>3.446E-006</text:p>
          </table:table-cell>
          <table:table-cell table:style-name="ce1" office:value-type="float" office:value="0.00000323505838727">
            <text:p>3.235E-006</text:p>
          </table:table-cell>
          <table:table-cell table:style-name="ce1" office:value-type="float" office:value="0.0000137402915194">
            <text:p>1.374E-005</text:p>
          </table:table-cell>
          <table:table-cell/>
        </table:table-row>
        <table:table-row table:style-name="ro1">
          <table:table-cell office:value-type="float" office:value="0.00000333019979093">
            <text:p>3.330E-006</text:p>
          </table:table-cell>
          <table:table-cell table:style-name="ce1" office:value-type="float" office:value="0.000000573178120243">
            <text:p>5.732E-007</text:p>
          </table:table-cell>
          <table:table-cell table:style-name="ce1" office:value-type="float" office:value="0.00000145819500704">
            <text:p>1.458E-006</text:p>
          </table:table-cell>
          <table:table-cell table:style-name="ce1" office:value-type="float" office:value="0.00000576716069365">
            <text:p>5.767E-006</text:p>
          </table:table-cell>
          <table:table-cell/>
        </table:table-row>
        <table:table-row table:style-name="ro1">
          <table:table-cell office:value-type="float" office:value="0.00000348575831753">
            <text:p>3.486E-006</text:p>
          </table:table-cell>
          <table:table-cell table:style-name="ce1" office:value-type="float" office:value="0.00000022596197999">
            <text:p>2.260E-007</text:p>
          </table:table-cell>
          <table:table-cell table:style-name="ce1" office:value-type="float" office:value="0.00000498584827073">
            <text:p>4.986E-006</text:p>
          </table:table-cell>
          <table:table-cell table:style-name="ce1" office:value-type="float" office:value="0.0000119063952812">
            <text:p>1.191E-005</text:p>
          </table:table-cell>
          <table:table-cell/>
        </table:table-row>
        <table:table-row table:style-name="ro1">
          <table:table-cell office:value-type="float" office:value="0.00000140764102256">
            <text:p>1.408E-006</text:p>
          </table:table-cell>
          <table:table-cell table:style-name="ce1" office:value-type="float" office:value="0.000000275080771983">
            <text:p>2.751E-007</text:p>
          </table:table-cell>
          <table:table-cell table:style-name="ce1" office:value-type="float" office:value="0.00000420256893391">
            <text:p>4.203E-006</text:p>
          </table:table-cell>
          <table:table-cell table:style-name="ce1" office:value-type="float" office:value="0.00000306896128344">
            <text:p>3.069E-006</text:p>
          </table:table-cell>
          <table:table-cell/>
        </table:table-row>
        <table:table-row table:style-name="ro1">
          <table:table-cell office:value-type="float" office:value="0.00000199328339424">
            <text:p>1.993E-006</text:p>
          </table:table-cell>
          <table:table-cell table:style-name="ce1" office:value-type="float" office:value="0.000000308521144089">
            <text:p>3.085E-007</text:p>
          </table:table-cell>
          <table:table-cell table:style-name="ce1" office:value-type="float" office:value="0.00000000756440918532">
            <text:p>7.564E-009</text:p>
          </table:table-cell>
          <table:table-cell table:style-name="ce1" office:value-type="float" office:value="0.00000773165061965">
            <text:p>7.732E-006</text:p>
          </table:table-cell>
          <table:table-cell/>
        </table:table-row>
        <table:table-row table:style-name="ro1">
          <table:table-cell office:value-type="float" office:value="0.00000344439121998">
            <text:p>3.444E-006</text:p>
          </table:table-cell>
          <table:table-cell table:style-name="ce1" office:value-type="float" office:value="0.000000340263670399">
            <text:p>3.403E-007</text:p>
          </table:table-cell>
          <table:table-cell table:style-name="ce1" office:value-type="float" office:value="0.0000000523615410089">
            <text:p>5.236E-008</text:p>
          </table:table-cell>
          <table:table-cell table:style-name="ce1" office:value-type="float" office:value="0.00000825167433187">
            <text:p>8.252E-006</text:p>
          </table:table-cell>
          <table:table-cell/>
        </table:table-row>
        <table:table-row table:style-name="ro1">
          <table:table-cell office:value-type="float" office:value="0.00000525008157432">
            <text:p>5.250E-006</text:p>
          </table:table-cell>
          <table:table-cell table:style-name="ce1" office:value-type="float" office:value="0.000012844553609">
            <text:p>1.284E-005</text:p>
          </table:table-cell>
          <table:table-cell table:style-name="ce1" office:value-type="float" office:value="0.00000131907495438">
            <text:p>1.319E-006</text:p>
          </table:table-cell>
          <table:table-cell table:style-name="ce1" office:value-type="float" office:value="0.00000823011014985">
            <text:p>8.230E-006</text:p>
          </table:table-cell>
          <table:table-cell/>
        </table:table-row>
        <table:table-row table:style-name="ro1">
          <table:table-cell office:value-type="float" office:value="0.00000154673432967">
            <text:p>1.547E-006</text:p>
          </table:table-cell>
          <table:table-cell table:style-name="ce1" office:value-type="float" office:value="0.00000120714854204">
            <text:p>1.207E-006</text:p>
          </table:table-cell>
          <table:table-cell table:style-name="ce1" office:value-type="float" office:value="0.00000036211459148">
            <text:p>3.621E-007</text:p>
          </table:table-cell>
          <table:table-cell table:style-name="ce1" office:value-type="float" office:value="0.00000360264020474">
            <text:p>3.603E-006</text:p>
          </table:table-cell>
          <table:table-cell/>
        </table:table-row>
        <table:table-row table:style-name="ro1">
          <table:table-cell office:value-type="float" office:value="0.00000219083198123">
            <text:p>2.191E-006</text:p>
          </table:table-cell>
          <table:table-cell table:style-name="ce1" office:value-type="float" office:value="0.000000703785504897">
            <text:p>7.038E-007</text:p>
          </table:table-cell>
          <table:table-cell table:style-name="ce1" office:value-type="float" office:value="0.00000240994019033">
            <text:p>2.410E-006</text:p>
          </table:table-cell>
          <table:table-cell table:style-name="ce1" office:value-type="float" office:value="0.00000528011936963">
            <text:p>5.280E-006</text:p>
          </table:table-cell>
          <table:table-cell/>
        </table:table-row>
        <table:table-row table:style-name="ro1">
          <table:table-cell office:value-type="float" office:value="0.000000398273201916">
            <text:p>3.983E-007</text:p>
          </table:table-cell>
          <table:table-cell table:style-name="ce1" office:value-type="float" office:value="0.000000191296642595">
            <text:p>1.913E-007</text:p>
          </table:table-cell>
          <table:table-cell table:style-name="ce1" office:value-type="float" office:value="0.0000104193237981">
            <text:p>1.042E-005</text:p>
          </table:table-cell>
          <table:table-cell table:style-name="ce1" office:value-type="float" office:value="0.0000118902967718">
            <text:p>1.189E-005</text:p>
          </table:table-cell>
          <table:table-cell/>
        </table:table-row>
        <table:table-row table:style-name="ro1">
          <table:table-cell office:value-type="float" office:value="0.00000123138070197">
            <text:p>1.231E-006</text:p>
          </table:table-cell>
          <table:table-cell table:style-name="ce1" office:value-type="float" office:value="0.00000045581986753">
            <text:p>4.558E-007</text:p>
          </table:table-cell>
          <table:table-cell table:style-name="ce1" office:value-type="float" office:value="0.000000658702380256">
            <text:p>6.587E-007</text:p>
          </table:table-cell>
          <table:table-cell table:style-name="ce1" office:value-type="float" office:value="0.00000699860895701">
            <text:p>6.999E-006</text:p>
          </table:table-cell>
          <table:table-cell/>
        </table:table-row>
        <table:table-row table:style-name="ro1">
          <table:table-cell office:value-type="float" office:value="0.000000493113390987">
            <text:p>4.931E-007</text:p>
          </table:table-cell>
          <table:table-cell table:style-name="ce1" office:value-type="float" office:value="0.00000156503460179">
            <text:p>1.565E-006</text:p>
          </table:table-cell>
          <table:table-cell table:style-name="ce1" office:value-type="float" office:value="0.000000519284361211">
            <text:p>5.193E-007</text:p>
          </table:table-cell>
          <table:table-cell table:style-name="ce1" office:value-type="float" office:value="0.0000112009657731">
            <text:p>1.120E-005</text:p>
          </table:table-cell>
          <table:table-cell/>
        </table:table-row>
        <table:table-row table:style-name="ro1">
          <table:table-cell office:value-type="float" office:value="0.00000468651727045">
            <text:p>4.687E-006</text:p>
          </table:table-cell>
          <table:table-cell table:style-name="ce1" office:value-type="float" office:value="0.00000390798876076">
            <text:p>3.908E-006</text:p>
          </table:table-cell>
          <table:table-cell table:style-name="ce1" office:value-type="float" office:value="0.0000000300882608202">
            <text:p>3.009E-008</text:p>
          </table:table-cell>
          <table:table-cell table:style-name="ce1" office:value-type="float" office:value="0.0000039903405363">
            <text:p>3.990E-006</text:p>
          </table:table-cell>
          <table:table-cell/>
        </table:table-row>
        <table:table-row table:style-name="ro1">
          <table:table-cell office:value-type="float" office:value="0.000000373718965217">
            <text:p>3.737E-007</text:p>
          </table:table-cell>
          <table:table-cell table:style-name="ce1" office:value-type="float" office:value="0.000000704383711172">
            <text:p>7.044E-007</text:p>
          </table:table-cell>
          <table:table-cell table:style-name="ce1" office:value-type="float" office:value="0.000000768475580017">
            <text:p>7.685E-007</text:p>
          </table:table-cell>
          <table:table-cell table:style-name="ce1" office:value-type="float" office:value="0.00000605674493171">
            <text:p>6.057E-006</text:p>
          </table:table-cell>
          <table:table-cell/>
        </table:table-row>
        <table:table-row table:style-name="ro1">
          <table:table-cell office:value-type="float" office:value="0.0000000580157479893">
            <text:p>5.802E-008</text:p>
          </table:table-cell>
          <table:table-cell table:style-name="ce1" office:value-type="float" office:value="0.0000000179060803293">
            <text:p>1.791E-008</text:p>
          </table:table-cell>
          <table:table-cell table:style-name="ce1" office:value-type="float" office:value="0.000000853976684004">
            <text:p>8.540E-007</text:p>
          </table:table-cell>
          <table:table-cell table:style-name="ce1" office:value-type="float" office:value="0.00000778104919647">
            <text:p>7.781E-006</text:p>
          </table:table-cell>
          <table:table-cell/>
        </table:table-row>
        <table:table-row table:style-name="ro1">
          <table:table-cell office:value-type="float" office:value="0.00000119088531747">
            <text:p>1.191E-006</text:p>
          </table:table-cell>
          <table:table-cell table:style-name="ce1" office:value-type="float" office:value="0.00000115584171865">
            <text:p>1.156E-006</text:p>
          </table:table-cell>
          <table:table-cell table:style-name="ce1" office:value-type="float" office:value="0.0000000652448472246">
            <text:p>6.524E-008</text:p>
          </table:table-cell>
          <table:table-cell table:style-name="ce1" office:value-type="float" office:value="0.0000057859162894">
            <text:p>5.786E-006</text:p>
          </table:table-cell>
          <table:table-cell/>
        </table:table-row>
        <table:table-row table:style-name="ro1">
          <table:table-cell office:value-type="float" office:value="0.000000744983620459">
            <text:p>7.450E-007</text:p>
          </table:table-cell>
          <table:table-cell table:style-name="ce1" office:value-type="float" office:value="0.000000743363079875">
            <text:p>7.434E-007</text:p>
          </table:table-cell>
          <table:table-cell table:style-name="ce1" office:value-type="float" office:value="0.00000181446016703">
            <text:p>1.814E-006</text:p>
          </table:table-cell>
          <table:table-cell table:style-name="ce1" office:value-type="float" office:value="0.0000057760608498">
            <text:p>5.776E-006</text:p>
          </table:table-cell>
          <table:table-cell/>
        </table:table-row>
        <table:table-row table:style-name="ro1">
          <table:table-cell office:value-type="float" office:value="0.00000403534831281">
            <text:p>4.035E-006</text:p>
          </table:table-cell>
          <table:table-cell table:style-name="ce1" office:value-type="float" office:value="0.00000322109372037">
            <text:p>3.221E-006</text:p>
          </table:table-cell>
          <table:table-cell table:style-name="ce1" office:value-type="float" office:value="0.0000035882066642">
            <text:p>3.588E-006</text:p>
          </table:table-cell>
          <table:table-cell table:style-name="ce1" office:value-type="float" office:value="0.0000107715330442">
            <text:p>1.077E-005</text:p>
          </table:table-cell>
          <table:table-cell/>
        </table:table-row>
        <table:table-row table:style-name="ro1">
          <table:table-cell office:value-type="float" office:value="0.00000282820335258">
            <text:p>2.828E-006</text:p>
          </table:table-cell>
          <table:table-cell table:style-name="ce1" office:value-type="float" office:value="0.00000061734553334">
            <text:p>6.173E-007</text:p>
          </table:table-cell>
          <table:table-cell table:style-name="ce1" office:value-type="float" office:value="0.000000454930476233">
            <text:p>4.549E-007</text:p>
          </table:table-cell>
          <table:table-cell table:style-name="ce1" office:value-type="float" office:value="0.00000571995527834">
            <text:p>5.720E-006</text:p>
          </table:table-cell>
          <table:table-cell/>
        </table:table-row>
        <table:table-row table:style-name="ro1">
          <table:table-cell office:value-type="float" office:value="0.00000281112236993">
            <text:p>2.811E-006</text:p>
          </table:table-cell>
          <table:table-cell table:style-name="ce1" office:value-type="float" office:value="0.0000168773322348">
            <text:p>1.688E-005</text:p>
          </table:table-cell>
          <table:table-cell table:style-name="ce1" office:value-type="float" office:value="0.0000000686232984302">
            <text:p>6.862E-008</text:p>
          </table:table-cell>
          <table:table-cell table:style-name="ce1" office:value-type="float" office:value="0.00000882902082552">
            <text:p>8.829E-006</text:p>
          </table:table-cell>
          <table:table-cell/>
        </table:table-row>
        <table:table-row table:style-name="ro1">
          <table:table-cell office:value-type="float" office:value="0.0000010650164909">
            <text:p>1.065E-006</text:p>
          </table:table-cell>
          <table:table-cell table:style-name="ce1" office:value-type="float" office:value="0.000000540589207974">
            <text:p>5.406E-007</text:p>
          </table:table-cell>
          <table:table-cell table:style-name="ce1" office:value-type="float" office:value="0.00000802066695458">
            <text:p>8.021E-006</text:p>
          </table:table-cell>
          <table:table-cell table:style-name="ce1" office:value-type="float" office:value="0.00000622905517866">
            <text:p>6.229E-006</text:p>
          </table:table-cell>
          <table:table-cell/>
        </table:table-row>
        <table:table-row table:style-name="ro1">
          <table:table-cell office:value-type="float" office:value="0.00000433038509524">
            <text:p>4.330E-006</text:p>
          </table:table-cell>
          <table:table-cell table:style-name="ce1" office:value-type="float" office:value="0.000000237915599624">
            <text:p>2.379E-007</text:p>
          </table:table-cell>
          <table:table-cell table:style-name="ce1" office:value-type="float" office:value="0.000000684265115852">
            <text:p>6.843E-007</text:p>
          </table:table-cell>
          <table:table-cell table:style-name="ce1" office:value-type="float" office:value="0.00000658732098328">
            <text:p>6.587E-006</text:p>
          </table:table-cell>
          <table:table-cell/>
        </table:table-row>
        <table:table-row table:style-name="ro1">
          <table:table-cell office:value-type="float" office:value="0.00000149271149306">
            <text:p>1.493E-006</text:p>
          </table:table-cell>
          <table:table-cell table:style-name="ce1" office:value-type="float" office:value="0.00000100323935707">
            <text:p>1.003E-006</text:p>
          </table:table-cell>
          <table:table-cell table:style-name="ce1" office:value-type="float" office:value="0.00000048791296311">
            <text:p>4.879E-007</text:p>
          </table:table-cell>
          <table:table-cell table:style-name="ce1" office:value-type="float" office:value="0.00000918791566076">
            <text:p>9.188E-006</text:p>
          </table:table-cell>
          <table:table-cell/>
        </table:table-row>
        <table:table-row table:style-name="ro1">
          <table:table-cell office:value-type="float" office:value="0.00000117114789998">
            <text:p>1.171E-006</text:p>
          </table:table-cell>
          <table:table-cell table:style-name="ce1" office:value-type="float" office:value="0.000000367026794222">
            <text:p>3.670E-007</text:p>
          </table:table-cell>
          <table:table-cell table:style-name="ce1" office:value-type="float" office:value="0.00000208619833756">
            <text:p>2.086E-006</text:p>
          </table:table-cell>
          <table:table-cell table:style-name="ce1" office:value-type="float" office:value="0.00000699242276493">
            <text:p>6.992E-006</text:p>
          </table:table-cell>
          <table:table-cell/>
        </table:table-row>
        <table:table-row table:style-name="ro1">
          <table:table-cell office:value-type="float" office:value="0.00000370256674567">
            <text:p>3.703E-006</text:p>
          </table:table-cell>
          <table:table-cell table:style-name="ce1" office:value-type="float" office:value="0.00000107057091586">
            <text:p>1.071E-006</text:p>
          </table:table-cell>
          <table:table-cell table:style-name="ce1" office:value-type="float" office:value="0.00000109804960867">
            <text:p>1.098E-006</text:p>
          </table:table-cell>
          <table:table-cell table:style-name="ce1" office:value-type="float" office:value="0.00000744332185706">
            <text:p>7.443E-006</text:p>
          </table:table-cell>
          <table:table-cell/>
        </table:table-row>
        <table:table-row table:style-name="ro1">
          <table:table-cell office:value-type="float" office:value="0.00000284487988155">
            <text:p>2.845E-006</text:p>
          </table:table-cell>
          <table:table-cell table:style-name="ce1" office:value-type="float" office:value="0.00000174233397423">
            <text:p>1.742E-006</text:p>
          </table:table-cell>
          <table:table-cell table:style-name="ce1" office:value-type="float" office:value="0.000000655050805112">
            <text:p>6.551E-007</text:p>
          </table:table-cell>
          <table:table-cell table:style-name="ce1" office:value-type="float" office:value="0.00000462079682252">
            <text:p>4.621E-006</text:p>
          </table:table-cell>
          <table:table-cell/>
        </table:table-row>
        <table:table-row table:style-name="ro1">
          <table:table-cell office:value-type="float" office:value="0.000000622513355442">
            <text:p>6.225E-007</text:p>
          </table:table-cell>
          <table:table-cell table:style-name="ce1" office:value-type="float" office:value="0.0000134604410492">
            <text:p>1.346E-005</text:p>
          </table:table-cell>
          <table:table-cell table:style-name="ce1" office:value-type="float" office:value="0.000000123123759106">
            <text:p>1.231E-007</text:p>
          </table:table-cell>
          <table:table-cell table:style-name="ce1" office:value-type="float" office:value="0.00000369511143462">
            <text:p>3.695E-006</text:p>
          </table:table-cell>
          <table:table-cell/>
        </table:table-row>
        <table:table-row table:style-name="ro1">
          <table:table-cell office:value-type="float" office:value="0.00000395989508533">
            <text:p>3.960E-006</text:p>
          </table:table-cell>
          <table:table-cell table:style-name="ce1" office:value-type="float" office:value="0.0000000664739114367">
            <text:p>6.647E-008</text:p>
          </table:table-cell>
          <table:table-cell table:style-name="ce1" office:value-type="float" office:value="0.0000000102089119018">
            <text:p>1.021E-008</text:p>
          </table:table-cell>
          <table:table-cell table:style-name="ce1" office:value-type="float" office:value="0.00000698479999013">
            <text:p>6.985E-006</text:p>
          </table:table-cell>
          <table:table-cell/>
        </table:table-row>
        <table:table-row table:style-name="ro1">
          <table:table-cell office:value-type="float" office:value="0.00000438732547529">
            <text:p>4.387E-006</text:p>
          </table:table-cell>
          <table:table-cell table:style-name="ce1" office:value-type="float" office:value="0.00000459236218596">
            <text:p>4.592E-006</text:p>
          </table:table-cell>
          <table:table-cell table:style-name="ce1" office:value-type="float" office:value="0.00000285862415524">
            <text:p>2.859E-006</text:p>
          </table:table-cell>
          <table:table-cell table:style-name="ce1" office:value-type="float" office:value="0.00000898923929894">
            <text:p>8.989E-006</text:p>
          </table:table-cell>
          <table:table-cell/>
        </table:table-row>
        <table:table-row table:style-name="ro1">
          <table:table-cell office:value-type="float" office:value="0.00000101300212069">
            <text:p>1.013E-006</text:p>
          </table:table-cell>
          <table:table-cell table:style-name="ce1" office:value-type="float" office:value="0.00000450196473059">
            <text:p>4.502E-006</text:p>
          </table:table-cell>
          <table:table-cell table:style-name="ce1" office:value-type="float" office:value="0.00000318543485308">
            <text:p>3.185E-006</text:p>
          </table:table-cell>
          <table:table-cell table:style-name="ce1" office:value-type="float" office:value="0.00000252707831246">
            <text:p>2.527E-006</text:p>
          </table:table-cell>
          <table:table-cell/>
        </table:table-row>
        <table:table-row table:style-name="ro1">
          <table:table-cell office:value-type="float" office:value="0.00000112408443235">
            <text:p>1.124E-006</text:p>
          </table:table-cell>
          <table:table-cell table:style-name="ce1" office:value-type="float" office:value="0.000000553718982924">
            <text:p>5.537E-007</text:p>
          </table:table-cell>
          <table:table-cell table:style-name="ce1" office:value-type="float" office:value="0.000000577837158344">
            <text:p>5.778E-007</text:p>
          </table:table-cell>
          <table:table-cell table:style-name="ce1" office:value-type="float" office:value="0.0000131605206127">
            <text:p>1.316E-005</text:p>
          </table:table-cell>
          <table:table-cell/>
        </table:table-row>
        <table:table-row table:style-name="ro1">
          <table:table-cell office:value-type="float" office:value="0.000000142466593961">
            <text:p>1.425E-007</text:p>
          </table:table-cell>
          <table:table-cell table:style-name="ce1" office:value-type="float" office:value="0.00000878343137858">
            <text:p>8.783E-006</text:p>
          </table:table-cell>
          <table:table-cell table:style-name="ce1" office:value-type="float" office:value="0.0000000444908746673">
            <text:p>4.449E-008</text:p>
          </table:table-cell>
          <table:table-cell table:style-name="ce1" office:value-type="float" office:value="0.00000705214932218">
            <text:p>7.052E-006</text:p>
          </table:table-cell>
          <table:table-cell/>
        </table:table-row>
        <table:table-row table:style-name="ro1">
          <table:table-cell office:value-type="float" office:value="0.00000203574632852">
            <text:p>2.036E-006</text:p>
          </table:table-cell>
          <table:table-cell table:style-name="ce1" office:value-type="float" office:value="0.00000063943376035">
            <text:p>6.394E-007</text:p>
          </table:table-cell>
          <table:table-cell table:style-name="ce1" office:value-type="float" office:value="0.000000332195727956">
            <text:p>3.322E-007</text:p>
          </table:table-cell>
          <table:table-cell table:style-name="ce1" office:value-type="float" office:value="0.00000655961272486">
            <text:p>6.560E-006</text:p>
          </table:table-cell>
          <table:table-cell/>
        </table:table-row>
        <table:table-row table:style-name="ro1">
          <table:table-cell office:value-type="float" office:value="0.0000000980520203418">
            <text:p>9.805E-008</text:p>
          </table:table-cell>
          <table:table-cell table:style-name="ce1" office:value-type="float" office:value="0.000000388164807893">
            <text:p>3.882E-007</text:p>
          </table:table-cell>
          <table:table-cell table:style-name="ce1" office:value-type="float" office:value="0.00000248216975956">
            <text:p>2.482E-006</text:p>
          </table:table-cell>
          <table:table-cell table:style-name="ce1" office:value-type="float" office:value="0.00000343241891218">
            <text:p>3.432E-006</text:p>
          </table:table-cell>
          <table:table-cell/>
        </table:table-row>
        <table:table-row table:style-name="ro1">
          <table:table-cell office:value-type="float" office:value="0.0000000550552098888">
            <text:p>5.506E-008</text:p>
          </table:table-cell>
          <table:table-cell table:style-name="ce1" office:value-type="float" office:value="0.00000160353862695">
            <text:p>1.604E-006</text:p>
          </table:table-cell>
          <table:table-cell table:style-name="ce1" office:value-type="float" office:value="0.000000261161789702">
            <text:p>2.612E-007</text:p>
          </table:table-cell>
          <table:table-cell table:style-name="ce1" office:value-type="float" office:value="0.0000113234050742">
            <text:p>1.132E-005</text:p>
          </table:table-cell>
          <table:table-cell/>
        </table:table-row>
        <table:table-row table:style-name="ro1">
          <table:table-cell office:value-type="float" office:value="0.0000024028776877">
            <text:p>2.403E-006</text:p>
          </table:table-cell>
          <table:table-cell table:style-name="ce1" office:value-type="float" office:value="0.000000381483080288">
            <text:p>3.815E-007</text:p>
          </table:table-cell>
          <table:table-cell table:style-name="ce1" office:value-type="float" office:value="0.000000393570175109">
            <text:p>3.936E-007</text:p>
          </table:table-cell>
          <table:table-cell table:style-name="ce1" office:value-type="float" office:value="0.00000687879316734">
            <text:p>6.879E-006</text:p>
          </table:table-cell>
          <table:table-cell/>
        </table:table-row>
        <table:table-row table:style-name="ro1" table:number-rows-repeated="150">
          <table:table-cell table:style-name="Default"/>
          <table:table-cell table:number-columns-repeated="4"/>
        </table:table-row>
        <table:table-row table:style-name="ro1" table:number-rows-repeated="1048374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Hu5" table:style-name="ta1" table:print="false">
        <table:table-column table:style-name="co3" table:default-cell-style-name="ce1"/>
        <table:table-column table:style-name="co1" table:number-columns-repeated="4" table:default-cell-style-name="Default"/>
        <table:table-row table:style-name="ro1">
          <table:table-cell table:style-name="Default" office:value-type="string">
            <text:p>authong1</text:p>
          </table:table-cell>
          <table:table-cell office:value-type="string">
            <text:p>chainat72</text:p>
          </table:table-cell>
          <table:table-cell office:value-type="string">
            <text:p>motoso1</text:p>
          </table:table-cell>
          <table:table-cell office:value-type="string">
            <text:p>kamphangsean2</text:p>
          </table:table-cell>
          <table:table-cell>
            <draw:frame table:end-cell-address="Hu5.M21" table:end-x="0.1768in" table:end-y="0.1563in" draw:z-index="0" draw:style-name="gr1" svg:width="6.828in" svg:height="3.5524in" svg:x="0.461in" svg:y="0.1461in">
              <draw:object draw:notify-on-update-of-ranges="Hu5.A1:Hu5.A1 Hu5.A2:Hu5.A51 Hu5.B1:Hu5.B1 Hu5.B2:Hu5.B51 Hu5.C1:Hu5.C1 Hu5.C2:Hu5.C51 Hu5.D1:Hu5.D1 Hu5.D2:Hu5.D51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</table:table-row>
        <table:table-row table:style-name="ro1">
          <table:table-cell office:value-type="float" office:value="-0.0000000000103608315602">
            <text:p>-1.036E-011</text:p>
          </table:table-cell>
          <table:table-cell table:style-name="ce1" office:value-type="float" office:value="0.00000000000017606789485">
            <text:p>1.761E-013</text:p>
          </table:table-cell>
          <table:table-cell table:style-name="ce1" office:value-type="float" office:value="0.00000000000068249395986">
            <text:p>6.825E-013</text:p>
          </table:table-cell>
          <table:table-cell table:style-name="ce1" office:value-type="float" office:value="-0.0000000000484109722634">
            <text:p>-4.841E-011</text:p>
          </table:table-cell>
          <table:table-cell/>
        </table:table-row>
        <table:table-row table:style-name="ro1">
          <table:table-cell office:value-type="float" office:value="-0.0000000000111102562017">
            <text:p>-1.111E-011</text:p>
          </table:table-cell>
          <table:table-cell table:style-name="ce1" office:value-type="float" office:value="0.0000000000000211133442474">
            <text:p>2.111E-014</text:p>
          </table:table-cell>
          <table:table-cell table:style-name="ce1" office:value-type="float" office:value="0.000000000000879985569384">
            <text:p>8.800E-013</text:p>
          </table:table-cell>
          <table:table-cell table:style-name="ce1" office:value-type="float" office:value="-0.000000000018052751166">
            <text:p>-1.805E-011</text:p>
          </table:table-cell>
          <table:table-cell/>
        </table:table-row>
        <table:table-row table:style-name="ro1">
          <table:table-cell office:value-type="float" office:value="-0.000000000006231580963">
            <text:p>-6.232E-012</text:p>
          </table:table-cell>
          <table:table-cell table:style-name="ce1" office:value-type="float" office:value="0.0000000000000376414189245">
            <text:p>3.764E-014</text:p>
          </table:table-cell>
          <table:table-cell table:style-name="ce1" office:value-type="float" office:value="0.000000000000143419067572">
            <text:p>1.434E-013</text:p>
          </table:table-cell>
          <table:table-cell table:style-name="ce1" office:value-type="float" office:value="-0.0000000000124937023465">
            <text:p>-1.249E-011</text:p>
          </table:table-cell>
          <table:table-cell/>
        </table:table-row>
        <table:table-row table:style-name="ro1">
          <table:table-cell office:value-type="float" office:value="-0.00000000000681203689354">
            <text:p>-6.812E-012</text:p>
          </table:table-cell>
          <table:table-cell table:style-name="ce1" office:value-type="float" office:value="-0.000000000000831825807379">
            <text:p>-8.318E-013</text:p>
          </table:table-cell>
          <table:table-cell table:style-name="ce1" office:value-type="float" office:value="0.0000000000102533133935">
            <text:p>1.025E-011</text:p>
          </table:table-cell>
          <table:table-cell table:style-name="ce1" office:value-type="float" office:value="-0.0000000000770828331299">
            <text:p>-7.708E-011</text:p>
          </table:table-cell>
          <table:table-cell/>
        </table:table-row>
        <table:table-row table:style-name="ro1">
          <table:table-cell office:value-type="float" office:value="-0.00000000000136375696047">
            <text:p>-1.364E-012</text:p>
          </table:table-cell>
          <table:table-cell table:style-name="ce1" office:value-type="float" office:value="-0.0000000000361044361909">
            <text:p>-3.610E-011</text:p>
          </table:table-cell>
          <table:table-cell table:style-name="ce1" office:value-type="float" office:value="0.00000000000686002058457">
            <text:p>6.860E-012</text:p>
          </table:table-cell>
          <table:table-cell table:style-name="ce1" office:value-type="float" office:value="0.00000000000245298137491">
            <text:p>2.453E-012</text:p>
          </table:table-cell>
          <table:table-cell/>
        </table:table-row>
        <table:table-row table:style-name="ro1">
          <table:table-cell office:value-type="float" office:value="-0.00000000000392035137301">
            <text:p>-3.920E-012</text:p>
          </table:table-cell>
          <table:table-cell table:style-name="ce1" office:value-type="float" office:value="-0.0000000000513589871574">
            <text:p>-5.136E-011</text:p>
          </table:table-cell>
          <table:table-cell table:style-name="ce1" office:value-type="float" office:value="-0.0000000000000228160836015">
            <text:p>-2.282E-014</text:p>
          </table:table-cell>
          <table:table-cell table:style-name="ce1" office:value-type="float" office:value="-0.0000000000620741284548">
            <text:p>-6.207E-011</text:p>
          </table:table-cell>
          <table:table-cell/>
        </table:table-row>
        <table:table-row table:style-name="ro1">
          <table:table-cell office:value-type="float" office:value="0.00000000000117249212211">
            <text:p>1.172E-012</text:p>
          </table:table-cell>
          <table:table-cell table:style-name="ce1" office:value-type="float" office:value="4.05796868779E-016">
            <text:p>4.058E-016</text:p>
          </table:table-cell>
          <table:table-cell table:style-name="ce1" office:value-type="float" office:value="0.00000000000108435066549">
            <text:p>1.084E-012</text:p>
          </table:table-cell>
          <table:table-cell table:style-name="ce1" office:value-type="float" office:value="-0.0000000000304406340208">
            <text:p>-3.044E-011</text:p>
          </table:table-cell>
          <table:table-cell/>
        </table:table-row>
        <table:table-row table:style-name="ro1">
          <table:table-cell office:value-type="float" office:value="-0.0000000000011154813402">
            <text:p>-1.115E-012</text:p>
          </table:table-cell>
          <table:table-cell table:style-name="ce1" office:value-type="float" office:value="0.00000000000328273015217">
            <text:p>3.283E-012</text:p>
          </table:table-cell>
          <table:table-cell table:style-name="ce1" office:value-type="float" office:value="-0.00000000000580900441326">
            <text:p>-5.809E-012</text:p>
          </table:table-cell>
          <table:table-cell table:style-name="ce1" office:value-type="float" office:value="-0.0000000000871573597929">
            <text:p>-8.716E-011</text:p>
          </table:table-cell>
          <table:table-cell/>
        </table:table-row>
        <table:table-row table:style-name="ro1">
          <table:table-cell office:value-type="float" office:value="-0.00000000000292503798641">
            <text:p>-2.925E-012</text:p>
          </table:table-cell>
          <table:table-cell table:style-name="ce1" office:value-type="float" office:value="0.000000000000528474831876">
            <text:p>5.285E-013</text:p>
          </table:table-cell>
          <table:table-cell table:style-name="ce1" office:value-type="float" office:value="-0.00000000000010942269613">
            <text:p>-1.094E-013</text:p>
          </table:table-cell>
          <table:table-cell table:style-name="ce1" office:value-type="float" office:value="-0.000000000046871242101">
            <text:p>-4.687E-011</text:p>
          </table:table-cell>
          <table:table-cell/>
        </table:table-row>
        <table:table-row table:style-name="ro1">
          <table:table-cell office:value-type="float" office:value="-0.0000000000047949315113">
            <text:p>-4.795E-012</text:p>
          </table:table-cell>
          <table:table-cell table:style-name="ce1" office:value-type="float" office:value="0.000000000000103755614635">
            <text:p>1.038E-013</text:p>
          </table:table-cell>
          <table:table-cell table:style-name="ce1" office:value-type="float" office:value="-0.0000000000158581720939">
            <text:p>-1.586E-011</text:p>
          </table:table-cell>
          <table:table-cell table:style-name="ce1" office:value-type="float" office:value="-0.0000000000515866043226">
            <text:p>-5.159E-011</text:p>
          </table:table-cell>
          <table:table-cell/>
        </table:table-row>
        <table:table-row table:style-name="ro1">
          <table:table-cell office:value-type="float" office:value="0.000000000000119663926221">
            <text:p>1.197E-013</text:p>
          </table:table-cell>
          <table:table-cell table:style-name="ce1" office:value-type="float" office:value="0.00000000000171401376982">
            <text:p>1.714E-012</text:p>
          </table:table-cell>
          <table:table-cell table:style-name="ce1" office:value-type="float" office:value="-0.0000000000000641744999322">
            <text:p>-6.417E-014</text:p>
          </table:table-cell>
          <table:table-cell table:style-name="ce1" office:value-type="float" office:value="-0.0000000000372007024952">
            <text:p>-3.720E-011</text:p>
          </table:table-cell>
          <table:table-cell/>
        </table:table-row>
        <table:table-row table:style-name="ro1">
          <table:table-cell office:value-type="float" office:value="-0.0000000000207997268764">
            <text:p>-2.080E-011</text:p>
          </table:table-cell>
          <table:table-cell table:style-name="ce1" office:value-type="float" office:value="-0.0000000000412438943507">
            <text:p>-4.124E-011</text:p>
          </table:table-cell>
          <table:table-cell table:style-name="ce1" office:value-type="float" office:value="0.00000000000151493369044">
            <text:p>1.515E-012</text:p>
          </table:table-cell>
          <table:table-cell table:style-name="ce1" office:value-type="float" office:value="-0.0000000000991397347905">
            <text:p>-9.914E-011</text:p>
          </table:table-cell>
          <table:table-cell/>
        </table:table-row>
        <table:table-row table:style-name="ro1">
          <table:table-cell office:value-type="float" office:value="-0.0000000000180770930878">
            <text:p>-1.808E-011</text:p>
          </table:table-cell>
          <table:table-cell table:style-name="ce1" office:value-type="float" office:value="0.00000000000084804123015">
            <text:p>8.480E-013</text:p>
          </table:table-cell>
          <table:table-cell table:style-name="ce1" office:value-type="float" office:value="4.4859360662E-017">
            <text:p>4.486E-017</text:p>
          </table:table-cell>
          <table:table-cell table:style-name="ce1" office:value-type="float" office:value="-0.0000000000630080713308">
            <text:p>-6.301E-011</text:p>
          </table:table-cell>
          <table:table-cell/>
        </table:table-row>
        <table:table-row table:style-name="ro1">
          <table:table-cell office:value-type="float" office:value="-0.000000000000153510569857">
            <text:p>-1.535E-013</text:p>
          </table:table-cell>
          <table:table-cell table:style-name="ce1" office:value-type="float" office:value="0.00000000000475859827933">
            <text:p>4.759E-012</text:p>
          </table:table-cell>
          <table:table-cell table:style-name="ce1" office:value-type="float" office:value="0.00000000000131278187853">
            <text:p>1.313E-012</text:p>
          </table:table-cell>
          <table:table-cell table:style-name="ce1" office:value-type="float" office:value="-0.0000000000170808203161">
            <text:p>-1.708E-011</text:p>
          </table:table-cell>
          <table:table-cell/>
        </table:table-row>
        <table:table-row table:style-name="ro1">
          <table:table-cell office:value-type="float" office:value="-0.000000000000561136567662">
            <text:p>-5.611E-013</text:p>
          </table:table-cell>
          <table:table-cell table:style-name="ce1" office:value-type="float" office:value="-0.00000000000865013949202">
            <text:p>-8.650E-012</text:p>
          </table:table-cell>
          <table:table-cell table:style-name="ce1" office:value-type="float" office:value="-0.0000000000152431519554">
            <text:p>-1.524E-011</text:p>
          </table:table-cell>
          <table:table-cell table:style-name="ce1" office:value-type="float" office:value="-0.000000000146549398757">
            <text:p>-1.465E-010</text:p>
          </table:table-cell>
          <table:table-cell/>
        </table:table-row>
        <table:table-row table:style-name="ro1">
          <table:table-cell office:value-type="float" office:value="-0.000000000000328639410133">
            <text:p>-3.286E-013</text:p>
          </table:table-cell>
          <table:table-cell table:style-name="ce1" office:value-type="float" office:value="0.0000000000015462641053">
            <text:p>1.546E-012</text:p>
          </table:table-cell>
          <table:table-cell table:style-name="ce1" office:value-type="float" office:value="0.00000000000079399262991">
            <text:p>7.940E-013</text:p>
          </table:table-cell>
          <table:table-cell table:style-name="ce1" office:value-type="float" office:value="-0.0000000000205826018884">
            <text:p>-2.058E-011</text:p>
          </table:table-cell>
          <table:table-cell/>
        </table:table-row>
        <table:table-row table:style-name="ro1">
          <table:table-cell office:value-type="float" office:value="0.00000000000222157645031">
            <text:p>2.222E-012</text:p>
          </table:table-cell>
          <table:table-cell table:style-name="ce1" office:value-type="float" office:value="-0.0000000000000631298142418">
            <text:p>-6.313E-014</text:p>
          </table:table-cell>
          <table:table-cell table:style-name="ce1" office:value-type="float" office:value="0.0000000000343683084197">
            <text:p>3.437E-011</text:p>
          </table:table-cell>
          <table:table-cell table:style-name="ce1" office:value-type="float" office:value="-0.00000000011846020755">
            <text:p>-1.185E-010</text:p>
          </table:table-cell>
          <table:table-cell/>
        </table:table-row>
        <table:table-row table:style-name="ro1">
          <table:table-cell office:value-type="float" office:value="-0.000000000000633531731368">
            <text:p>-6.335E-013</text:p>
          </table:table-cell>
          <table:table-cell table:style-name="ce1" office:value-type="float" office:value="0.000000000000463158588945">
            <text:p>4.632E-013</text:p>
          </table:table-cell>
          <table:table-cell table:style-name="ce1" office:value-type="float" office:value="-0.0000000000224740386147">
            <text:p>-2.247E-011</text:p>
          </table:table-cell>
          <table:table-cell table:style-name="ce1" office:value-type="float" office:value="-0.0000000000120662816456">
            <text:p>-1.207E-011</text:p>
          </table:table-cell>
          <table:table-cell/>
        </table:table-row>
        <table:table-row table:style-name="ro1">
          <table:table-cell office:value-type="float" office:value="-0.00000000000482431249244">
            <text:p>-4.824E-012</text:p>
          </table:table-cell>
          <table:table-cell table:style-name="ce1" office:value-type="float" office:value="0.000000000000584358015309">
            <text:p>5.844E-013</text:p>
          </table:table-cell>
          <table:table-cell table:style-name="ce1" office:value-type="float" office:value="-1.96031419241E-015">
            <text:p>-1.960E-015</text:p>
          </table:table-cell>
          <table:table-cell table:style-name="ce1" office:value-type="float" office:value="-0.0000000000607085214396">
            <text:p>-6.071E-011</text:p>
          </table:table-cell>
          <table:table-cell/>
        </table:table-row>
        <table:table-row table:style-name="ro1">
          <table:table-cell office:value-type="float" office:value="-0.0000000000181082386502">
            <text:p>-1.811E-011</text:p>
          </table:table-cell>
          <table:table-cell table:style-name="ce1" office:value-type="float" office:value="0.000000000000921066434347">
            <text:p>9.211E-013</text:p>
          </table:table-cell>
          <table:table-cell table:style-name="ce1" office:value-type="float" office:value="0.0000000000000278851424031">
            <text:p>2.789E-014</text:p>
          </table:table-cell>
          <table:table-cell table:style-name="ce1" office:value-type="float" office:value="-0.0000000000687646142662">
            <text:p>-6.876E-011</text:p>
          </table:table-cell>
          <table:table-cell/>
        </table:table-row>
        <table:table-row table:style-name="ro1">
          <table:table-cell office:value-type="float" office:value="-0.00000000000767031132001">
            <text:p>-7.670E-012</text:p>
          </table:table-cell>
          <table:table-cell table:style-name="ce1" office:value-type="float" office:value="-0.000000000124023311494">
            <text:p>-1.240E-010</text:p>
          </table:table-cell>
          <table:table-cell table:style-name="ce1" office:value-type="float" office:value="0.00000000000420470603771">
            <text:p>4.205E-012</text:p>
          </table:table-cell>
          <table:table-cell table:style-name="ce1" office:value-type="float" office:value="-0.0000000000691527793601">
            <text:p>-6.915E-011</text:p>
          </table:table-cell>
          <table:table-cell/>
        </table:table-row>
        <table:table-row table:style-name="ro1">
          <table:table-cell office:value-type="float" office:value="-0.00000000000464807593477">
            <text:p>-4.648E-012</text:p>
          </table:table-cell>
          <table:table-cell table:style-name="ce1" office:value-type="float" office:value="0.00000000000632629422731">
            <text:p>6.326E-012</text:p>
          </table:table-cell>
          <table:table-cell table:style-name="ce1" office:value-type="float" office:value="-0.0000000000000494419785921">
            <text:p>-4.944E-014</text:p>
          </table:table-cell>
          <table:table-cell table:style-name="ce1" office:value-type="float" office:value="-0.0000000000128061093454">
            <text:p>-1.281E-011</text:p>
          </table:table-cell>
          <table:table-cell/>
        </table:table-row>
        <table:table-row table:style-name="ro1">
          <table:table-cell office:value-type="float" office:value="-0.00000000000877659273827">
            <text:p>-8.777E-012</text:p>
          </table:table-cell>
          <table:table-cell table:style-name="ce1" office:value-type="float" office:value="0.0000000000017833377142">
            <text:p>1.783E-012</text:p>
          </table:table-cell>
          <table:table-cell table:style-name="ce1" office:value-type="float" office:value="-0.00000000000566284596626">
            <text:p>-5.663E-012</text:p>
          </table:table-cell>
          <table:table-cell table:style-name="ce1" office:value-type="float" office:value="-0.0000000000158011504386">
            <text:p>-1.580E-011</text:p>
          </table:table-cell>
          <table:table-cell/>
        </table:table-row>
        <table:table-row table:style-name="ro1">
          <table:table-cell office:value-type="float" office:value="0.000000000000859642039888">
            <text:p>8.596E-013</text:p>
          </table:table-cell>
          <table:table-cell table:style-name="ce1" office:value-type="float" office:value="-0.000000000000276083598295">
            <text:p>-2.761E-013</text:p>
          </table:table-cell>
          <table:table-cell table:style-name="ce1" office:value-type="float" office:value="-0.0000000000488897131077">
            <text:p>-4.889E-011</text:p>
          </table:table-cell>
          <table:table-cell table:style-name="ce1" office:value-type="float" office:value="-0.0000000000432478039835">
            <text:p>-4.325E-011</text:p>
          </table:table-cell>
          <table:table-cell/>
        </table:table-row>
        <table:table-row table:style-name="ro1">
          <table:table-cell office:value-type="float" office:value="-0.00000000000194574020969">
            <text:p>-1.946E-012</text:p>
          </table:table-cell>
          <table:table-cell table:style-name="ce1" office:value-type="float" office:value="0.00000000000184522451271">
            <text:p>1.845E-012</text:p>
          </table:table-cell>
          <table:table-cell table:style-name="ce1" office:value-type="float" office:value="-0.0000000000000423875079636">
            <text:p>-4.239E-014</text:p>
          </table:table-cell>
          <table:table-cell table:style-name="ce1" office:value-type="float" office:value="-0.000000000163622158492">
            <text:p>-1.636E-010</text:p>
          </table:table-cell>
          <table:table-cell/>
        </table:table-row>
        <table:table-row table:style-name="ro1">
          <table:table-cell office:value-type="float" office:value="-3.14276533805E-016">
            <text:p>-3.143E-016</text:p>
          </table:table-cell>
          <table:table-cell table:style-name="ce1" office:value-type="float" office:value="-0.0000000000075672822383">
            <text:p>-7.567E-012</text:p>
          </table:table-cell>
          <table:table-cell table:style-name="ce1" office:value-type="float" office:value="-0.000000000000227666526184">
            <text:p>-2.277E-013</text:p>
          </table:table-cell>
          <table:table-cell table:style-name="ce1" office:value-type="float" office:value="-0.0000000000771804103151">
            <text:p>-7.718E-011</text:p>
          </table:table-cell>
          <table:table-cell/>
        </table:table-row>
        <table:table-row table:style-name="ro1">
          <table:table-cell office:value-type="float" office:value="-0.0000000000325565772101">
            <text:p>-3.256E-011</text:p>
          </table:table-cell>
          <table:table-cell table:style-name="ce1" office:value-type="float" office:value="-0.0000000000093826113566">
            <text:p>-9.383E-012</text:p>
          </table:table-cell>
          <table:table-cell table:style-name="ce1" office:value-type="float" office:value="-6.91616108472E-015">
            <text:p>-6.916E-015</text:p>
          </table:table-cell>
          <table:table-cell table:style-name="ce1" office:value-type="float" office:value="-0.0000000000145582231189">
            <text:p>-1.456E-011</text:p>
          </table:table-cell>
          <table:table-cell/>
        </table:table-row>
        <table:table-row table:style-name="ro1">
          <table:table-cell office:value-type="float" office:value="-0.000000000000399092988061">
            <text:p>-3.991E-013</text:p>
          </table:table-cell>
          <table:table-cell table:style-name="ce1" office:value-type="float" office:value="0.00000000000215772775802">
            <text:p>2.158E-012</text:p>
          </table:table-cell>
          <table:table-cell table:style-name="ce1" office:value-type="float" office:value="0.00000000000273029400046">
            <text:p>2.730E-012</text:p>
          </table:table-cell>
          <table:table-cell table:style-name="ce1" office:value-type="float" office:value="-0.0000000000536708483692">
            <text:p>-5.367E-011</text:p>
          </table:table-cell>
          <table:table-cell/>
        </table:table-row>
        <table:table-row table:style-name="ro1">
          <table:table-cell office:value-type="float" office:value="-4.60420675214E-016">
            <text:p>-4.604E-016</text:p>
          </table:table-cell>
          <table:table-cell table:style-name="ce1" office:value-type="float" office:value="-3.48630602938E-015">
            <text:p>-3.486E-015</text:p>
          </table:table-cell>
          <table:table-cell table:style-name="ce1" office:value-type="float" office:value="-0.00000000000152028287042">
            <text:p>-1.520E-012</text:p>
          </table:table-cell>
          <table:table-cell table:style-name="ce1" office:value-type="float" office:value="-0.0000000000126306170303">
            <text:p>-1.263E-011</text:p>
          </table:table-cell>
          <table:table-cell/>
        </table:table-row>
        <table:table-row table:style-name="ro1">
          <table:table-cell office:value-type="float" office:value="-0.00000000000136596228761">
            <text:p>-1.366E-012</text:p>
          </table:table-cell>
          <table:table-cell table:style-name="ce1" office:value-type="float" office:value="0.00000000000677897343703">
            <text:p>6.779E-012</text:p>
          </table:table-cell>
          <table:table-cell table:style-name="ce1" office:value-type="float" office:value="-0.0000000000000253765392389">
            <text:p>-2.538E-014</text:p>
          </table:table-cell>
          <table:table-cell table:style-name="ce1" office:value-type="float" office:value="-0.0000000000357313457393">
            <text:p>-3.573E-011</text:p>
          </table:table-cell>
          <table:table-cell/>
        </table:table-row>
        <table:table-row table:style-name="ro1">
          <table:table-cell office:value-type="float" office:value="-0.00000000000170107250561">
            <text:p>-1.701E-012</text:p>
          </table:table-cell>
          <table:table-cell table:style-name="ce1" office:value-type="float" office:value="-0.00000000000153508712992">
            <text:p>-1.535E-012</text:p>
          </table:table-cell>
          <table:table-cell table:style-name="ce1" office:value-type="float" office:value="0.0000000000074983483151">
            <text:p>7.498E-012</text:p>
          </table:table-cell>
          <table:table-cell table:style-name="ce1" office:value-type="float" office:value="-0.0000000000510007332453">
            <text:p>-5.100E-011</text:p>
          </table:table-cell>
          <table:table-cell/>
        </table:table-row>
        <table:table-row table:style-name="ro1">
          <table:table-cell office:value-type="float" office:value="-0.0000000000304616166604">
            <text:p>-3.046E-011</text:p>
          </table:table-cell>
          <table:table-cell table:style-name="ce1" office:value-type="float" office:value="-0.00000000000968187929118">
            <text:p>-9.682E-012</text:p>
          </table:table-cell>
          <table:table-cell table:style-name="ce1" office:value-type="float" office:value="0.0000000000209168406412">
            <text:p>2.092E-011</text:p>
          </table:table-cell>
          <table:table-cell table:style-name="ce1" office:value-type="float" office:value="-0.000000000147505343645">
            <text:p>-1.475E-010</text:p>
          </table:table-cell>
          <table:table-cell/>
        </table:table-row>
        <table:table-row table:style-name="ro1">
          <table:table-cell office:value-type="float" office:value="-0.000000000002128044758">
            <text:p>-2.128E-012</text:p>
          </table:table-cell>
          <table:table-cell table:style-name="ce1" office:value-type="float" office:value="-0.000000000000778599777522">
            <text:p>-7.786E-013</text:p>
          </table:table-cell>
          <table:table-cell table:style-name="ce1" office:value-type="float" office:value="0.00000000000078649893358">
            <text:p>7.865E-013</text:p>
          </table:table-cell>
          <table:table-cell table:style-name="ce1" office:value-type="float" office:value="0.0000000000139029036101">
            <text:p>1.390E-011</text:p>
          </table:table-cell>
          <table:table-cell/>
        </table:table-row>
        <table:table-row table:style-name="ro1">
          <table:table-cell office:value-type="float" office:value="-0.0000000000106250565829">
            <text:p>-1.063E-011</text:p>
          </table:table-cell>
          <table:table-cell table:style-name="ce1" office:value-type="float" office:value="0.000000000429407130865">
            <text:p>4.294E-010</text:p>
          </table:table-cell>
          <table:table-cell table:style-name="ce1" office:value-type="float" office:value="0.0000000000000472249920486">
            <text:p>4.722E-014</text:p>
          </table:table-cell>
          <table:table-cell table:style-name="ce1" office:value-type="float" office:value="-0.0000000000451933436269">
            <text:p>-4.519E-011</text:p>
          </table:table-cell>
          <table:table-cell/>
        </table:table-row>
        <table:table-row table:style-name="ro1">
          <table:table-cell office:value-type="float" office:value="-0.00000000000142601692937">
            <text:p>-1.426E-012</text:p>
          </table:table-cell>
          <table:table-cell table:style-name="ce1" office:value-type="float" office:value="0.000000000000128081205014">
            <text:p>1.281E-013</text:p>
          </table:table-cell>
          <table:table-cell table:style-name="ce1" office:value-type="float" office:value="-0.000000000030788057461">
            <text:p>-3.079E-011</text:p>
          </table:table-cell>
          <table:table-cell table:style-name="ce1" office:value-type="float" office:value="-0.0000000000660481668671">
            <text:p>-6.605E-011</text:p>
          </table:table-cell>
          <table:table-cell/>
        </table:table-row>
        <table:table-row table:style-name="ro1">
          <table:table-cell office:value-type="float" office:value="-0.00000000000833011635435">
            <text:p>-8.330E-012</text:p>
          </table:table-cell>
          <table:table-cell table:style-name="ce1" office:value-type="float" office:value="0.000000000000183103724685">
            <text:p>1.831E-013</text:p>
          </table:table-cell>
          <table:table-cell table:style-name="ce1" office:value-type="float" office:value="0.00000000000266646168836">
            <text:p>2.666E-012</text:p>
          </table:table-cell>
          <table:table-cell table:style-name="ce1" office:value-type="float" office:value="-0.0000000000218296730885">
            <text:p>-2.183E-011</text:p>
          </table:table-cell>
          <table:table-cell/>
        </table:table-row>
        <table:table-row table:style-name="ro1">
          <table:table-cell office:value-type="float" office:value="-0.00000000000574129811919">
            <text:p>-5.741E-012</text:p>
          </table:table-cell>
          <table:table-cell table:style-name="ce1" office:value-type="float" office:value="0.00000000000180229440653">
            <text:p>1.802E-012</text:p>
          </table:table-cell>
          <table:table-cell table:style-name="ce1" office:value-type="float" office:value="0.00000000000002405649187">
            <text:p>2.406E-014</text:p>
          </table:table-cell>
          <table:table-cell table:style-name="ce1" office:value-type="float" office:value="-0.0000000000961021213989">
            <text:p>-9.610E-011</text:p>
          </table:table-cell>
          <table:table-cell/>
        </table:table-row>
        <table:table-row table:style-name="ro1">
          <table:table-cell office:value-type="float" office:value="-0.00000000000146816122821">
            <text:p>-1.468E-012</text:p>
          </table:table-cell>
          <table:table-cell table:style-name="ce1" office:value-type="float" office:value="0.000000000000816180793608">
            <text:p>8.162E-013</text:p>
          </table:table-cell>
          <table:table-cell table:style-name="ce1" office:value-type="float" office:value="-0.00000000000388114984974">
            <text:p>-3.881E-012</text:p>
          </table:table-cell>
          <table:table-cell table:style-name="ce1" office:value-type="float" office:value="-0.0000000000339113548542">
            <text:p>-3.391E-011</text:p>
          </table:table-cell>
          <table:table-cell/>
        </table:table-row>
        <table:table-row table:style-name="ro1">
          <table:table-cell office:value-type="float" office:value="-0.0000000000115762382421">
            <text:p>-1.158E-011</text:p>
          </table:table-cell>
          <table:table-cell table:style-name="ce1" office:value-type="float" office:value="0.00000000000345653001773">
            <text:p>3.457E-012</text:p>
          </table:table-cell>
          <table:table-cell table:style-name="ce1" office:value-type="float" office:value="-0.0000000000015786893255">
            <text:p>-1.579E-012</text:p>
          </table:table-cell>
          <table:table-cell table:style-name="ce1" office:value-type="float" office:value="-0.0000000000462082432724">
            <text:p>-4.621E-011</text:p>
          </table:table-cell>
          <table:table-cell/>
        </table:table-row>
        <table:table-row table:style-name="ro1">
          <table:table-cell office:value-type="float" office:value="0.00000000000853697995676">
            <text:p>8.537E-012</text:p>
          </table:table-cell>
          <table:table-cell table:style-name="ce1" office:value-type="float" office:value="-0.0000000000119661606422">
            <text:p>-1.197E-011</text:p>
          </table:table-cell>
          <table:table-cell table:style-name="ce1" office:value-type="float" office:value="0.00000000000173972309767">
            <text:p>1.740E-012</text:p>
          </table:table-cell>
          <table:table-cell table:style-name="ce1" office:value-type="float" office:value="-0.0000000000291331041981">
            <text:p>-2.913E-011</text:p>
          </table:table-cell>
          <table:table-cell/>
        </table:table-row>
        <table:table-row table:style-name="ro1">
          <table:table-cell office:value-type="float" office:value="-0.00000000000141856886692">
            <text:p>-1.419E-012</text:p>
          </table:table-cell>
          <table:table-cell table:style-name="ce1" office:value-type="float" office:value="-0.0000000000764769090985">
            <text:p>-7.648E-011</text:p>
          </table:table-cell>
          <table:table-cell table:style-name="ce1" office:value-type="float" office:value="0.000000000000102431206524">
            <text:p>1.024E-013</text:p>
          </table:table-cell>
          <table:table-cell table:style-name="ce1" office:value-type="float" office:value="-0.0000000000230271876768">
            <text:p>-2.303E-011</text:p>
          </table:table-cell>
          <table:table-cell/>
        </table:table-row>
        <table:table-row table:style-name="ro1">
          <table:table-cell office:value-type="float" office:value="-0.0000000000335594801961">
            <text:p>-3.356E-011</text:p>
          </table:table-cell>
          <table:table-cell table:style-name="ce1" office:value-type="float" office:value="-0.0000000000000114475533966">
            <text:p>-1.145E-014</text:p>
          </table:table-cell>
          <table:table-cell table:style-name="ce1" office:value-type="float" office:value="-3.1889946087E-015">
            <text:p>-3.189E-015</text:p>
          </table:table-cell>
          <table:table-cell table:style-name="ce1" office:value-type="float" office:value="-0.0000000000501853548691">
            <text:p>-5.019E-011</text:p>
          </table:table-cell>
          <table:table-cell/>
        </table:table-row>
        <table:table-row table:style-name="ro1">
          <table:table-cell office:value-type="float" office:value="-0.0000000000163574679701">
            <text:p>-1.636E-011</text:p>
          </table:table-cell>
          <table:table-cell table:style-name="ce1" office:value-type="float" office:value="0.00000000000894886812515">
            <text:p>8.949E-012</text:p>
          </table:table-cell>
          <table:table-cell table:style-name="ce1" office:value-type="float" office:value="-0.00000000000484468740901">
            <text:p>-4.845E-012</text:p>
          </table:table-cell>
          <table:table-cell table:style-name="ce1" office:value-type="float" office:value="-0.0000000000924627932568">
            <text:p>-9.246E-011</text:p>
          </table:table-cell>
          <table:table-cell/>
        </table:table-row>
        <table:table-row table:style-name="ro1">
          <table:table-cell office:value-type="float" office:value="-0.00000000000244283855792">
            <text:p>-2.443E-012</text:p>
          </table:table-cell>
          <table:table-cell table:style-name="ce1" office:value-type="float" office:value="0.000000000035941448959">
            <text:p>3.594E-011</text:p>
          </table:table-cell>
          <table:table-cell table:style-name="ce1" office:value-type="float" office:value="0.00000000000883396667656">
            <text:p>8.834E-012</text:p>
          </table:table-cell>
          <table:table-cell table:style-name="ce1" office:value-type="float" office:value="-0.0000000000035839941954">
            <text:p>-3.584E-012</text:p>
          </table:table-cell>
          <table:table-cell/>
        </table:table-row>
        <table:table-row table:style-name="ro1">
          <table:table-cell office:value-type="float" office:value="-0.00000000000214395741677">
            <text:p>-2.144E-012</text:p>
          </table:table-cell>
          <table:table-cell table:style-name="ce1" office:value-type="float" office:value="0.000000000000126125610855">
            <text:p>1.261E-013</text:p>
          </table:table-cell>
          <table:table-cell table:style-name="ce1" office:value-type="float" office:value="-0.00000000000231297220168">
            <text:p>-2.313E-012</text:p>
          </table:table-cell>
          <table:table-cell table:style-name="ce1" office:value-type="float" office:value="-0.000000000149079234862">
            <text:p>-1.491E-010</text:p>
          </table:table-cell>
          <table:table-cell/>
        </table:table-row>
        <table:table-row table:style-name="ro1">
          <table:table-cell office:value-type="float" office:value="0.0000000000000915554396154">
            <text:p>9.156E-014</text:p>
          </table:table-cell>
          <table:table-cell table:style-name="ce1" office:value-type="float" office:value="-0.000000000040425704615">
            <text:p>-4.043E-011</text:p>
          </table:table-cell>
          <table:table-cell table:style-name="ce1" office:value-type="float" office:value="-0.0000000000000127308637796">
            <text:p>-1.273E-014</text:p>
          </table:table-cell>
          <table:table-cell table:style-name="ce1" office:value-type="float" office:value="-0.0000000000456904551046">
            <text:p>-4.569E-011</text:p>
          </table:table-cell>
          <table:table-cell/>
        </table:table-row>
        <table:table-row table:style-name="ro1">
          <table:table-cell office:value-type="float" office:value="-0.00000000000271980786108">
            <text:p>-2.720E-012</text:p>
          </table:table-cell>
          <table:table-cell table:style-name="ce1" office:value-type="float" office:value="0.00000000000215915047865">
            <text:p>2.159E-012</text:p>
          </table:table-cell>
          <table:table-cell table:style-name="ce1" office:value-type="float" office:value="0.00000000000101753267454">
            <text:p>1.018E-012</text:p>
          </table:table-cell>
          <table:table-cell table:style-name="ce1" office:value-type="float" office:value="-0.0000000000673308099365">
            <text:p>-6.733E-011</text:p>
          </table:table-cell>
          <table:table-cell/>
        </table:table-row>
        <table:table-row table:style-name="ro1">
          <table:table-cell office:value-type="float" office:value="-0.0000000000000356176836401">
            <text:p>-3.562E-014</text:p>
          </table:table-cell>
          <table:table-cell table:style-name="ce1" office:value-type="float" office:value="-0.000000000000199675225089">
            <text:p>-1.997E-013</text:p>
          </table:table-cell>
          <table:table-cell table:style-name="ce1" office:value-type="float" office:value="-0.0000000000163955052613">
            <text:p>-1.640E-011</text:p>
          </table:table-cell>
          <table:table-cell table:style-name="ce1" office:value-type="float" office:value="-0.00000000000995767586768">
            <text:p>-9.958E-012</text:p>
          </table:table-cell>
          <table:table-cell/>
        </table:table-row>
        <table:table-row table:style-name="ro1">
          <table:table-cell office:value-type="float" office:value="-0.0000000000000180561986443">
            <text:p>-1.806E-014</text:p>
          </table:table-cell>
          <table:table-cell table:style-name="ce1" office:value-type="float" office:value="0.0000000000117910105246">
            <text:p>1.179E-011</text:p>
          </table:table-cell>
          <table:table-cell table:style-name="ce1" office:value-type="float" office:value="-0.000000000000442767536476">
            <text:p>-4.428E-013</text:p>
          </table:table-cell>
          <table:table-cell table:style-name="ce1" office:value-type="float" office:value="-0.0000000001155594937">
            <text:p>-1.156E-010</text:p>
          </table:table-cell>
          <table:table-cell/>
        </table:table-row>
        <table:table-row table:style-name="ro1">
          <table:table-cell office:value-type="float" office:value="-0.000000000000218262411003">
            <text:p>-2.183E-013</text:p>
          </table:table-cell>
          <table:table-cell table:style-name="ce1" office:value-type="float" office:value="0.00000000000042688592849">
            <text:p>4.269E-013</text:p>
          </table:table-cell>
          <table:table-cell table:style-name="ce1" office:value-type="float" office:value="-0.000000000000537124443691">
            <text:p>-5.371E-013</text:p>
          </table:table-cell>
          <table:table-cell table:style-name="ce1" office:value-type="float" office:value="-0.00000000000834499244085">
            <text:p>-8.345E-012</text:p>
          </table:table-cell>
          <table:table-cell/>
        </table:table-row>
        <table:table-row table:style-name="ro1" table:number-rows-repeated="150">
          <table:table-cell table:style-name="Default"/>
          <table:table-cell table:number-columns-repeated="4"/>
        </table:table-row>
        <table:table-row table:style-name="ro1" table:number-rows-repeated="1048374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Hu6" table:style-name="ta1" table:print="false">
        <table:table-column table:style-name="co3" table:default-cell-style-name="ce1"/>
        <table:table-column table:style-name="co1" table:number-columns-repeated="4" table:default-cell-style-name="Default"/>
        <table:table-row table:style-name="ro1">
          <table:table-cell table:style-name="Default" office:value-type="string">
            <text:p>authong1</text:p>
          </table:table-cell>
          <table:table-cell office:value-type="string">
            <text:p>chainat72</text:p>
          </table:table-cell>
          <table:table-cell office:value-type="string">
            <text:p>motoso1</text:p>
          </table:table-cell>
          <table:table-cell office:value-type="string">
            <text:p>kamphangsean2</text:p>
          </table:table-cell>
          <table:table-cell>
            <draw:frame table:end-cell-address="Hu6.N24" table:end-x="0.4295in" table:end-y="0.1776in" draw:z-index="0" draw:style-name="gr1" svg:width="8.089in" svg:height="4.1283in" svg:x="0.3417in" svg:y="0.1224in">
              <draw:object draw:notify-on-update-of-ranges="Hu6.A1:Hu6.A1 Hu6.A2:Hu6.A51 Hu6.B1:Hu6.B1 Hu6.B2:Hu6.B51 Hu6.C1:Hu6.C1 Hu6.C2:Hu6.C51 Hu6.D1:Hu6.D1 Hu6.D2:Hu6.D51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</table:table-row>
        <table:table-row table:style-name="ro1">
          <table:table-cell office:value-type="float" office:value="-0.000000138219292735">
            <text:p>-1.382E-007</text:p>
          </table:table-cell>
          <table:table-cell table:style-name="ce1" office:value-type="float" office:value="0.00000000785818431793">
            <text:p>7.858E-009</text:p>
          </table:table-cell>
          <table:table-cell table:style-name="ce1" office:value-type="float" office:value="0.000000006965009153">
            <text:p>6.965E-009</text:p>
          </table:table-cell>
          <table:table-cell table:style-name="ce1" office:value-type="float" office:value="-0.0000000184764696863">
            <text:p>-1.848E-008</text:p>
          </table:table-cell>
          <table:table-cell/>
        </table:table-row>
        <table:table-row table:style-name="ro1">
          <table:table-cell office:value-type="float" office:value="-0.0000000294530366921">
            <text:p>-2.945E-008</text:p>
          </table:table-cell>
          <table:table-cell table:style-name="ce1" office:value-type="float" office:value="-0.00000000377247114469">
            <text:p>-3.772E-009</text:p>
          </table:table-cell>
          <table:table-cell table:style-name="ce1" office:value-type="float" office:value="0.0000000280797023426">
            <text:p>2.808E-008</text:p>
          </table:table-cell>
          <table:table-cell table:style-name="ce1" office:value-type="float" office:value="-0.0000000455235242338">
            <text:p>-4.552E-008</text:p>
          </table:table-cell>
          <table:table-cell/>
        </table:table-row>
        <table:table-row table:style-name="ro1">
          <table:table-cell office:value-type="float" office:value="0.00000000710328718336">
            <text:p>7.103E-009</text:p>
          </table:table-cell>
          <table:table-cell table:style-name="ce1" office:value-type="float" office:value="0.00000000713524148233">
            <text:p>7.135E-009</text:p>
          </table:table-cell>
          <table:table-cell table:style-name="ce1" office:value-type="float" office:value="0.0000000155792281411">
            <text:p>1.558E-008</text:p>
          </table:table-cell>
          <table:table-cell table:style-name="ce1" office:value-type="float" office:value="-0.0000000252540533629">
            <text:p>-2.525E-008</text:p>
          </table:table-cell>
          <table:table-cell/>
        </table:table-row>
        <table:table-row table:style-name="ro1">
          <table:table-cell office:value-type="float" office:value="-0.0000000403939507893">
            <text:p>-4.039E-008</text:p>
          </table:table-cell>
          <table:table-cell table:style-name="ce1" office:value-type="float" office:value="-0.0000000166051966302">
            <text:p>-1.661E-008</text:p>
          </table:table-cell>
          <table:table-cell table:style-name="ce1" office:value-type="float" office:value="0.000000162463547954">
            <text:p>1.625E-007</text:p>
          </table:table-cell>
          <table:table-cell table:style-name="ce1" office:value-type="float" office:value="-0.000000107840797358">
            <text:p>-1.078E-007</text:p>
          </table:table-cell>
          <table:table-cell/>
        </table:table-row>
        <table:table-row table:style-name="ro1">
          <table:table-cell office:value-type="float" office:value="0.00000000409953222497">
            <text:p>4.100E-009</text:p>
          </table:table-cell>
          <table:table-cell table:style-name="ce1" office:value-type="float" office:value="0.000000088951997306">
            <text:p>8.895E-008</text:p>
          </table:table-cell>
          <table:table-cell table:style-name="ce1" office:value-type="float" office:value="0.000000140905303349">
            <text:p>1.409E-007</text:p>
          </table:table-cell>
          <table:table-cell table:style-name="ce1" office:value-type="float" office:value="-0.000000055346651854">
            <text:p>-5.535E-008</text:p>
          </table:table-cell>
          <table:table-cell/>
        </table:table-row>
        <table:table-row table:style-name="ro1">
          <table:table-cell office:value-type="float" office:value="-0.0000000209156504691">
            <text:p>-2.092E-008</text:p>
          </table:table-cell>
          <table:table-cell table:style-name="ce1" office:value-type="float" office:value="0.000000186014736839">
            <text:p>1.860E-007</text:p>
          </table:table-cell>
          <table:table-cell table:style-name="ce1" office:value-type="float" office:value="0.0000000197012709243">
            <text:p>1.970E-008</text:p>
          </table:table-cell>
          <table:table-cell table:style-name="ce1" office:value-type="float" office:value="0.000000203435823355">
            <text:p>2.034E-007</text:p>
          </table:table-cell>
          <table:table-cell/>
        </table:table-row>
        <table:table-row table:style-name="ro1">
          <table:table-cell office:value-type="float" office:value="-0.0000000276209441881">
            <text:p>-2.762E-008</text:p>
          </table:table-cell>
          <table:table-cell table:style-name="ce1" office:value-type="float" office:value="0.0000000000657438186327">
            <text:p>6.574E-011</text:p>
          </table:table-cell>
          <table:table-cell table:style-name="ce1" office:value-type="float" office:value="0.0000000373753101075">
            <text:p>3.738E-008</text:p>
          </table:table-cell>
          <table:table-cell table:style-name="ce1" office:value-type="float" office:value="-0.00000003409367886">
            <text:p>-3.409E-008</text:p>
          </table:table-cell>
          <table:table-cell/>
        </table:table-row>
        <table:table-row table:style-name="ro1">
          <table:table-cell office:value-type="float" office:value="-0.00000000891363846313">
            <text:p>-8.914E-009</text:p>
          </table:table-cell>
          <table:table-cell table:style-name="ce1" office:value-type="float" office:value="0.0000000314733767152">
            <text:p>3.147E-008</text:p>
          </table:table-cell>
          <table:table-cell table:style-name="ce1" office:value-type="float" office:value="0.000000029705657839">
            <text:p>2.971E-008</text:p>
          </table:table-cell>
          <table:table-cell table:style-name="ce1" office:value-type="float" office:value="-0.000000092251507053">
            <text:p>-9.225E-008</text:p>
          </table:table-cell>
          <table:table-cell/>
        </table:table-row>
        <table:table-row table:style-name="ro1">
          <table:table-cell office:value-type="float" office:value="-0.0000000134781099649">
            <text:p>-1.348E-008</text:p>
          </table:table-cell>
          <table:table-cell table:style-name="ce1" office:value-type="float" office:value="0.000000042636304907">
            <text:p>4.264E-008</text:p>
          </table:table-cell>
          <table:table-cell table:style-name="ce1" office:value-type="float" office:value="-0.0000000091619367692">
            <text:p>-9.162E-009</text:p>
          </table:table-cell>
          <table:table-cell table:style-name="ce1" office:value-type="float" office:value="0.0000000176580432436">
            <text:p>1.766E-008</text:p>
          </table:table-cell>
          <table:table-cell/>
        </table:table-row>
        <table:table-row table:style-name="ro1">
          <table:table-cell office:value-type="float" office:value="-0.000000143888235027">
            <text:p>-1.439E-007</text:p>
          </table:table-cell>
          <table:table-cell table:style-name="ce1" office:value-type="float" office:value="0.00000000554333786137">
            <text:p>5.543E-009</text:p>
          </table:table-cell>
          <table:table-cell table:style-name="ce1" office:value-type="float" office:value="0.0000000949948702512">
            <text:p>9.499E-008</text:p>
          </table:table-cell>
          <table:table-cell table:style-name="ce1" office:value-type="float" office:value="-0.000000017477924426">
            <text:p>-1.748E-008</text:p>
          </table:table-cell>
          <table:table-cell/>
        </table:table-row>
        <table:table-row table:style-name="ro1">
          <table:table-cell office:value-type="float" office:value="-0.0000000110071111546">
            <text:p>-1.101E-008</text:p>
          </table:table-cell>
          <table:table-cell table:style-name="ce1" office:value-type="float" office:value="0.0000000283893993209">
            <text:p>2.839E-008</text:p>
          </table:table-cell>
          <table:table-cell table:style-name="ce1" office:value-type="float" office:value="-0.00000000526003779331">
            <text:p>-5.260E-009</text:p>
          </table:table-cell>
          <table:table-cell table:style-name="ce1" office:value-type="float" office:value="-0.0000000291237802455">
            <text:p>-2.912E-008</text:p>
          </table:table-cell>
          <table:table-cell/>
        </table:table-row>
        <table:table-row table:style-name="ro1">
          <table:table-cell office:value-type="float" office:value="-0.000000103867776116">
            <text:p>-1.039E-007</text:p>
          </table:table-cell>
          <table:table-cell table:style-name="ce1" office:value-type="float" office:value="0.0000000648450908671">
            <text:p>6.485E-008</text:p>
          </table:table-cell>
          <table:table-cell table:style-name="ce1" office:value-type="float" office:value="0.0000000855525270985">
            <text:p>8.555E-008</text:p>
          </table:table-cell>
          <table:table-cell table:style-name="ce1" office:value-type="float" office:value="-0.000000565319242571">
            <text:p>-5.653E-007</text:p>
          </table:table-cell>
          <table:table-cell/>
        </table:table-row>
        <table:table-row table:style-name="ro1">
          <table:table-cell office:value-type="float" office:value="-0.00000000986118710181">
            <text:p>-9.861E-009</text:p>
          </table:table-cell>
          <table:table-cell table:style-name="ce1" office:value-type="float" office:value="0.0000000213262250376">
            <text:p>2.133E-008</text:p>
          </table:table-cell>
          <table:table-cell table:style-name="ce1" office:value-type="float" office:value="0.000000000150126864858">
            <text:p>1.501E-010</text:p>
          </table:table-cell>
          <table:table-cell table:style-name="ce1" office:value-type="float" office:value="0.00000000301283655366">
            <text:p>3.013E-009</text:p>
          </table:table-cell>
          <table:table-cell/>
        </table:table-row>
        <table:table-row table:style-name="ro1">
          <table:table-cell office:value-type="float" office:value="-0.00000000747942789689">
            <text:p>-7.479E-009</text:p>
          </table:table-cell>
          <table:table-cell table:style-name="ce1" office:value-type="float" office:value="0.0000000747791296469">
            <text:p>7.478E-008</text:p>
          </table:table-cell>
          <table:table-cell table:style-name="ce1" office:value-type="float" office:value="0.000000053448157325">
            <text:p>5.345E-008</text:p>
          </table:table-cell>
          <table:table-cell table:style-name="ce1" office:value-type="float" office:value="-0.0000000530182386435">
            <text:p>-5.302E-008</text:p>
          </table:table-cell>
          <table:table-cell/>
        </table:table-row>
        <table:table-row table:style-name="ro1">
          <table:table-cell office:value-type="float" office:value="0.00000000323622138067">
            <text:p>3.236E-009</text:p>
          </table:table-cell>
          <table:table-cell table:style-name="ce1" office:value-type="float" office:value="0.000000078151578033">
            <text:p>7.815E-008</text:p>
          </table:table-cell>
          <table:table-cell table:style-name="ce1" office:value-type="float" office:value="-0.0000000742275120576">
            <text:p>-7.423E-008</text:p>
          </table:table-cell>
          <table:table-cell table:style-name="ce1" office:value-type="float" office:value="0.00000025505086285">
            <text:p>2.551E-007</text:p>
          </table:table-cell>
          <table:table-cell/>
        </table:table-row>
        <table:table-row table:style-name="ro1">
          <table:table-cell office:value-type="float" office:value="-0.0000000807248149719">
            <text:p>-8.072E-008</text:p>
          </table:table-cell>
          <table:table-cell table:style-name="ce1" office:value-type="float" office:value="0.0000000333119985817">
            <text:p>3.331E-008</text:p>
          </table:table-cell>
          <table:table-cell table:style-name="ce1" office:value-type="float" office:value="0.0000000704005317323">
            <text:p>7.040E-008</text:p>
          </table:table-cell>
          <table:table-cell table:style-name="ce1" office:value-type="float" office:value="-0.0000000814765482855">
            <text:p>-8.148E-008</text:p>
          </table:table-cell>
          <table:table-cell/>
        </table:table-row>
        <table:table-row table:style-name="ro1">
          <table:table-cell office:value-type="float" office:value="0.0000000899744594021">
            <text:p>8.997E-008</text:p>
          </table:table-cell>
          <table:table-cell table:style-name="ce1" office:value-type="float" office:value="0.00000000616027858596">
            <text:p>6.160E-009</text:p>
          </table:table-cell>
          <table:table-cell table:style-name="ce1" office:value-type="float" office:value="0.000000114476215471">
            <text:p>1.145E-007</text:p>
          </table:table-cell>
          <table:table-cell table:style-name="ce1" office:value-type="float" office:value="0.000000159649983182">
            <text:p>1.596E-007</text:p>
          </table:table-cell>
          <table:table-cell/>
        </table:table-row>
        <table:table-row table:style-name="ro1">
          <table:table-cell office:value-type="float" office:value="-0.0000000185740037394">
            <text:p>-1.857E-008</text:p>
          </table:table-cell>
          <table:table-cell table:style-name="ce1" office:value-type="float" office:value="0.00000000765097780562">
            <text:p>7.651E-009</text:p>
          </table:table-cell>
          <table:table-cell table:style-name="ce1" office:value-type="float" office:value="0.0000000536864718349">
            <text:p>5.369E-008</text:p>
          </table:table-cell>
          <table:table-cell table:style-name="ce1" office:value-type="float" office:value="0.00000000237202425691">
            <text:p>2.372E-009</text:p>
          </table:table-cell>
          <table:table-cell/>
        </table:table-row>
        <table:table-row table:style-name="ro1">
          <table:table-cell office:value-type="float" office:value="0.0000000691194899559">
            <text:p>6.912E-008</text:p>
          </table:table-cell>
          <table:table-cell table:style-name="ce1" office:value-type="float" office:value="0.0000000113591594938">
            <text:p>1.136E-008</text:p>
          </table:table-cell>
          <table:table-cell table:style-name="ce1" office:value-type="float" office:value="-0.0000000000525091101971">
            <text:p>-5.251E-011</text:p>
          </table:table-cell>
          <table:table-cell table:style-name="ce1" office:value-type="float" office:value="0.000000104070366369">
            <text:p>1.041E-007</text:p>
          </table:table-cell>
          <table:table-cell/>
        </table:table-row>
        <table:table-row table:style-name="ro1">
          <table:table-cell office:value-type="float" office:value="-0.0000000838589583593">
            <text:p>-8.386E-008</text:p>
          </table:table-cell>
          <table:table-cell table:style-name="ce1" office:value-type="float" office:value="0.0000000168708449082">
            <text:p>1.687E-008</text:p>
          </table:table-cell>
          <table:table-cell table:style-name="ce1" office:value-type="float" office:value="-0.000000000639437532683">
            <text:p>-6.394E-010</text:p>
          </table:table-cell>
          <table:table-cell table:style-name="ce1" office:value-type="float" office:value="0.000000210079747573">
            <text:p>2.101E-007</text:p>
          </table:table-cell>
          <table:table-cell/>
        </table:table-row>
        <table:table-row table:style-name="ro1">
          <table:table-cell office:value-type="float" office:value="-0.0000000791412302134">
            <text:p>-7.914E-008</text:p>
          </table:table-cell>
          <table:table-cell table:style-name="ce1" office:value-type="float" office:value="0.0000000458325195127">
            <text:p>4.583E-008</text:p>
          </table:table-cell>
          <table:table-cell table:style-name="ce1" office:value-type="float" office:value="0.0000000866234816671">
            <text:p>8.662E-008</text:p>
          </table:table-cell>
          <table:table-cell table:style-name="ce1" office:value-type="float" office:value="0.000000208049801359">
            <text:p>2.080E-007</text:p>
          </table:table-cell>
          <table:table-cell/>
        </table:table-row>
        <table:table-row table:style-name="ro1">
          <table:table-cell office:value-type="float" office:value="-0.0000000984709151725">
            <text:p>-9.847E-008</text:p>
          </table:table-cell>
          <table:table-cell table:style-name="ce1" office:value-type="float" office:value="0.0000000446650553716">
            <text:p>4.467E-008</text:p>
          </table:table-cell>
          <table:table-cell table:style-name="ce1" office:value-type="float" office:value="-0.00000000345319427053">
            <text:p>-3.453E-009</text:p>
          </table:table-cell>
          <table:table-cell table:style-name="ce1" office:value-type="float" office:value="0.0000000854305809366">
            <text:p>8.543E-008</text:p>
          </table:table-cell>
          <table:table-cell/>
        </table:table-row>
        <table:table-row table:style-name="ro1">
          <table:table-cell office:value-type="float" office:value="0.0000000350773391625">
            <text:p>3.508E-008</text:p>
          </table:table-cell>
          <table:table-cell table:style-name="ce1" office:value-type="float" office:value="0.0000000460728473475">
            <text:p>4.607E-008</text:p>
          </table:table-cell>
          <table:table-cell table:style-name="ce1" office:value-type="float" office:value="0.0000000888416467257">
            <text:p>8.884E-008</text:p>
          </table:table-cell>
          <table:table-cell table:style-name="ce1" office:value-type="float" office:value="-0.00000027649450009">
            <text:p>-2.765E-007</text:p>
          </table:table-cell>
          <table:table-cell/>
        </table:table-row>
        <table:table-row table:style-name="ro1">
          <table:table-cell office:value-type="float" office:value="0.0000000174469132355">
            <text:p>1.745E-008</text:p>
          </table:table-cell>
          <table:table-cell table:style-name="ce1" office:value-type="float" office:value="-0.00000000971176682312">
            <text:p>-9.712E-009</text:p>
          </table:table-cell>
          <table:table-cell table:style-name="ce1" office:value-type="float" office:value="0.000000170032045476">
            <text:p>1.700E-007</text:p>
          </table:table-cell>
          <table:table-cell table:style-name="ce1" office:value-type="float" office:value="0.000000718235240952">
            <text:p>7.182E-007</text:p>
          </table:table-cell>
          <table:table-cell/>
        </table:table-row>
        <table:table-row table:style-name="ro1">
          <table:table-cell office:value-type="float" office:value="-0.0000000149586435714">
            <text:p>-1.496E-008</text:p>
          </table:table-cell>
          <table:table-cell table:style-name="ce1" office:value-type="float" office:value="0.0000000179313836638">
            <text:p>1.793E-008</text:p>
          </table:table-cell>
          <table:table-cell table:style-name="ce1" office:value-type="float" office:value="-0.0000000214860253048">
            <text:p>-2.149E-008</text:p>
          </table:table-cell>
          <table:table-cell table:style-name="ce1" office:value-type="float" office:value="-0.0000000727596574922">
            <text:p>-7.276E-008</text:p>
          </table:table-cell>
          <table:table-cell/>
        </table:table-row>
        <table:table-row table:style-name="ro1">
          <table:table-cell office:value-type="float" office:value="-0.00000000554119839549">
            <text:p>-5.541E-009</text:p>
          </table:table-cell>
          <table:table-cell table:style-name="ce1" office:value-type="float" office:value="-0.0000000718948304075">
            <text:p>-7.189E-008</text:p>
          </table:table-cell>
          <table:table-cell table:style-name="ce1" office:value-type="float" office:value="-0.00000000484274908237">
            <text:p>-4.843E-009</text:p>
          </table:table-cell>
          <table:table-cell table:style-name="ce1" office:value-type="float" office:value="0.000000132388774977">
            <text:p>1.324E-007</text:p>
          </table:table-cell>
          <table:table-cell/>
        </table:table-row>
        <table:table-row table:style-name="ro1">
          <table:table-cell office:value-type="float" office:value="-0.000000151170733655">
            <text:p>-1.512E-007</text:p>
          </table:table-cell>
          <table:table-cell table:style-name="ce1" office:value-type="float" office:value="-0.00000001788984989">
            <text:p>-1.789E-008</text:p>
          </table:table-cell>
          <table:table-cell table:style-name="ce1" office:value-type="float" office:value="-0.00000000206887823701">
            <text:p>-2.069E-009</text:p>
          </table:table-cell>
          <table:table-cell table:style-name="ce1" office:value-type="float" office:value="-0.0000000144512351697">
            <text:p>-1.445E-008</text:p>
          </table:table-cell>
          <table:table-cell/>
        </table:table-row>
        <table:table-row table:style-name="ro1">
          <table:table-cell office:value-type="float" office:value="-0.00000000699209302659">
            <text:p>-6.992E-009</text:p>
          </table:table-cell>
          <table:table-cell table:style-name="ce1" office:value-type="float" office:value="0.0000000444835640061">
            <text:p>4.448E-008</text:p>
          </table:table-cell>
          <table:table-cell table:style-name="ce1" office:value-type="float" office:value="0.0000000415112657811">
            <text:p>4.151E-008</text:p>
          </table:table-cell>
          <table:table-cell table:style-name="ce1" office:value-type="float" office:value="0.0000000876636088049">
            <text:p>8.766E-008</text:p>
          </table:table-cell>
          <table:table-cell/>
        </table:table-row>
        <table:table-row table:style-name="ro1">
          <table:table-cell office:value-type="float" office:value="0.0000000025007992122">
            <text:p>2.501E-009</text:p>
          </table:table-cell>
          <table:table-cell table:style-name="ce1" office:value-type="float" office:value="-0.00000000108301647741">
            <text:p>-1.083E-009</text:p>
          </table:table-cell>
          <table:table-cell table:style-name="ce1" office:value-type="float" office:value="0.0000000433566975309">
            <text:p>4.336E-008</text:p>
          </table:table-cell>
          <table:table-cell table:style-name="ce1" office:value-type="float" office:value="0.000000117465864161">
            <text:p>1.175E-007</text:p>
          </table:table-cell>
          <table:table-cell/>
        </table:table-row>
        <table:table-row table:style-name="ro1">
          <table:table-cell office:value-type="float" office:value="-0.00000002899445027">
            <text:p>-2.899E-008</text:p>
          </table:table-cell>
          <table:table-cell table:style-name="ce1" office:value-type="float" office:value="0.0000000451646739385">
            <text:p>4.516E-008</text:p>
          </table:table-cell>
          <table:table-cell table:style-name="ce1" office:value-type="float" office:value="-0.00000000165979048816">
            <text:p>-1.660E-009</text:p>
          </table:table-cell>
          <table:table-cell table:style-name="ce1" office:value-type="float" office:value="-0.000000122996337014">
            <text:p>-1.230E-007</text:p>
          </table:table-cell>
          <table:table-cell/>
        </table:table-row>
        <table:table-row table:style-name="ro1">
          <table:table-cell office:value-type="float" office:value="0.0000000015157048821">
            <text:p>1.516E-009</text:p>
          </table:table-cell>
          <table:table-cell table:style-name="ce1" office:value-type="float" office:value="-0.00000000919392159804">
            <text:p>-9.194E-009</text:p>
          </table:table-cell>
          <table:table-cell table:style-name="ce1" office:value-type="float" office:value="0.0000000987299986335">
            <text:p>9.873E-008</text:p>
          </table:table-cell>
          <table:table-cell table:style-name="ce1" office:value-type="float" office:value="0.0000000449120538084">
            <text:p>4.491E-008</text:p>
          </table:table-cell>
          <table:table-cell/>
        </table:table-row>
        <table:table-row table:style-name="ro1">
          <table:table-cell office:value-type="float" office:value="-0.0000000825015525237">
            <text:p>-8.250E-008</text:p>
          </table:table-cell>
          <table:table-cell table:style-name="ce1" office:value-type="float" office:value="0.000000101907048908">
            <text:p>1.019E-007</text:p>
          </table:table-cell>
          <table:table-cell table:style-name="ce1" office:value-type="float" office:value="-0.000000151289683565">
            <text:p>-1.513E-007</text:p>
          </table:table-cell>
          <table:table-cell table:style-name="ce1" office:value-type="float" office:value="0.000000214736162499">
            <text:p>2.147E-007</text:p>
          </table:table-cell>
          <table:table-cell/>
        </table:table-row>
        <table:table-row table:style-name="ro1">
          <table:table-cell office:value-type="float" office:value="-0.0000000584173869991">
            <text:p>-5.842E-008</text:p>
          </table:table-cell>
          <table:table-cell table:style-name="ce1" office:value-type="float" office:value="-0.00000000937956534486">
            <text:p>-9.380E-009</text:p>
          </table:table-cell>
          <table:table-cell table:style-name="ce1" office:value-type="float" office:value="0.0000000281468375369">
            <text:p>2.815E-008</text:p>
          </table:table-cell>
          <table:table-cell table:style-name="ce1" office:value-type="float" office:value="0.0000000016408908488">
            <text:p>1.641E-009</text:p>
          </table:table-cell>
          <table:table-cell/>
        </table:table-row>
        <table:table-row table:style-name="ro1">
          <table:table-cell office:value-type="float" office:value="-0.000000132966532942">
            <text:p>-1.330E-007</text:p>
          </table:table-cell>
          <table:table-cell table:style-name="ce1" office:value-type="float" office:value="0.00000110428300048">
            <text:p>1.104E-006</text:p>
          </table:table-cell>
          <table:table-cell table:style-name="ce1" office:value-type="float" office:value="0.00000000200159972199">
            <text:p>2.002E-009</text:p>
          </table:table-cell>
          <table:table-cell table:style-name="ce1" office:value-type="float" office:value="0.000000282638300929">
            <text:p>2.826E-007</text:p>
          </table:table-cell>
          <table:table-cell/>
        </table:table-row>
        <table:table-row table:style-name="ro1">
          <table:table-cell office:value-type="float" office:value="-0.0000000165207506581">
            <text:p>-1.652E-008</text:p>
          </table:table-cell>
          <table:table-cell table:style-name="ce1" office:value-type="float" office:value="-0.0000000071519039814">
            <text:p>-7.152E-009</text:p>
          </table:table-cell>
          <table:table-cell table:style-name="ce1" office:value-type="float" office:value="0.000000325655991368">
            <text:p>3.257E-007</text:p>
          </table:table-cell>
          <table:table-cell table:style-name="ce1" office:value-type="float" office:value="0.000000144335718277">
            <text:p>1.443E-007</text:p>
          </table:table-cell>
          <table:table-cell/>
        </table:table-row>
        <table:table-row table:style-name="ro1">
          <table:table-cell office:value-type="float" office:value="0.00000000739842360751">
            <text:p>7.398E-009</text:p>
          </table:table-cell>
          <table:table-cell table:style-name="ce1" office:value-type="float" office:value="0.000000000486460534712">
            <text:p>4.865E-010</text:p>
          </table:table-cell>
          <table:table-cell table:style-name="ce1" office:value-type="float" office:value="0.0000000343623979165">
            <text:p>3.436E-008</text:p>
          </table:table-cell>
          <table:table-cell table:style-name="ce1" office:value-type="float" office:value="0.000000128305430775">
            <text:p>1.283E-007</text:p>
          </table:table-cell>
          <table:table-cell/>
        </table:table-row>
        <table:table-row table:style-name="ro1">
          <table:table-cell office:value-type="float" office:value="-0.0000000157094010833">
            <text:p>-1.571E-008</text:p>
          </table:table-cell>
          <table:table-cell table:style-name="ce1" office:value-type="float" office:value="0.0000000177994380451">
            <text:p>1.780E-008</text:p>
          </table:table-cell>
          <table:table-cell table:style-name="ce1" office:value-type="float" office:value="0.0000000121908614427">
            <text:p>1.219E-008</text:p>
          </table:table-cell>
          <table:table-cell table:style-name="ce1" office:value-type="float" office:value="0.000000190799629766">
            <text:p>1.908E-007</text:p>
          </table:table-cell>
          <table:table-cell/>
        </table:table-row>
        <table:table-row table:style-name="ro1">
          <table:table-cell office:value-type="float" office:value="-0.0000000246135974169">
            <text:p>-2.461E-008</text:p>
          </table:table-cell>
          <table:table-cell table:style-name="ce1" office:value-type="float" office:value="0.0000000088466840583">
            <text:p>8.847E-009</text:p>
          </table:table-cell>
          <table:table-cell table:style-name="ce1" office:value-type="float" office:value="-0.000000065503364649">
            <text:p>-6.550E-008</text:p>
          </table:table-cell>
          <table:table-cell table:style-name="ce1" office:value-type="float" office:value="0.000000241911468293">
            <text:p>2.419E-007</text:p>
          </table:table-cell>
          <table:table-cell/>
        </table:table-row>
        <table:table-row table:style-name="ro1">
          <table:table-cell office:value-type="float" office:value="-0.000000121665743824">
            <text:p>-1.217E-007</text:p>
          </table:table-cell>
          <table:table-cell table:style-name="ce1" office:value-type="float" office:value="0.00000000846633440523">
            <text:p>8.466E-009</text:p>
          </table:table-cell>
          <table:table-cell table:style-name="ce1" office:value-type="float" office:value="0.0000000178153864383">
            <text:p>1.782E-008</text:p>
          </table:table-cell>
          <table:table-cell table:style-name="ce1" office:value-type="float" office:value="0.000000306481000964">
            <text:p>3.065E-007</text:p>
          </table:table-cell>
          <table:table-cell/>
        </table:table-row>
        <table:table-row table:style-name="ro1">
          <table:table-cell office:value-type="float" office:value="0.000000216396967175">
            <text:p>2.164E-007</text:p>
          </table:table-cell>
          <table:table-cell table:style-name="ce1" office:value-type="float" office:value="-0.0000000489305223974">
            <text:p>-4.893E-008</text:p>
          </table:table-cell>
          <table:table-cell table:style-name="ce1" office:value-type="float" office:value="0.0000000421825203058">
            <text:p>4.218E-008</text:p>
          </table:table-cell>
          <table:table-cell table:style-name="ce1" office:value-type="float" office:value="0.0000000870385166308">
            <text:p>8.704E-008</text:p>
          </table:table-cell>
          <table:table-cell/>
        </table:table-row>
        <table:table-row table:style-name="ro1">
          <table:table-cell office:value-type="float" office:value="0.00000000102391877936">
            <text:p>1.024E-009</text:p>
          </table:table-cell>
          <table:table-cell table:style-name="ce1" office:value-type="float" office:value="0.000000362333100197">
            <text:p>3.623E-007</text:p>
          </table:table-cell>
          <table:table-cell table:style-name="ce1" office:value-type="float" office:value="0.00000000483266220173">
            <text:p>4.833E-009</text:p>
          </table:table-cell>
          <table:table-cell table:style-name="ce1" office:value-type="float" office:value="-0.00000014140031304">
            <text:p>-1.414E-007</text:p>
          </table:table-cell>
          <table:table-cell/>
        </table:table-row>
        <table:table-row table:style-name="ro1">
          <table:table-cell office:value-type="float" office:value="0.0000000250972776844">
            <text:p>2.510E-008</text:p>
          </table:table-cell>
          <table:table-cell table:style-name="ce1" office:value-type="float" office:value="-0.000000000939967195157">
            <text:p>-9.400E-010</text:p>
          </table:table-cell>
          <table:table-cell table:style-name="ce1" office:value-type="float" office:value="-0.00000000022295911143">
            <text:p>-2.230E-010</text:p>
          </table:table-cell>
          <table:table-cell table:style-name="ce1" office:value-type="float" office:value="0.000000144673957463">
            <text:p>1.447E-007</text:p>
          </table:table-cell>
          <table:table-cell/>
        </table:table-row>
        <table:table-row table:style-name="ro1">
          <table:table-cell office:value-type="float" office:value="-0.000000167141066398">
            <text:p>-1.671E-007</text:p>
          </table:table-cell>
          <table:table-cell table:style-name="ce1" office:value-type="float" office:value="-0.0000000640876933946">
            <text:p>-6.409E-008</text:p>
          </table:table-cell>
          <table:table-cell table:style-name="ce1" office:value-type="float" office:value="0.000000115795179902">
            <text:p>1.158E-007</text:p>
          </table:table-cell>
          <table:table-cell table:style-name="ce1" office:value-type="float" office:value="0.00000000563246390283">
            <text:p>5.632E-009</text:p>
          </table:table-cell>
          <table:table-cell/>
        </table:table-row>
        <table:table-row table:style-name="ro1">
          <table:table-cell office:value-type="float" office:value="-0.000000055239837235">
            <text:p>-5.524E-008</text:p>
          </table:table-cell>
          <table:table-cell table:style-name="ce1" office:value-type="float" office:value="0.000000177664382561">
            <text:p>1.777E-007</text:p>
          </table:table-cell>
          <table:table-cell table:style-name="ce1" office:value-type="float" office:value="-0.000000115459486253">
            <text:p>-1.155E-007</text:p>
          </table:table-cell>
          <table:table-cell table:style-name="ce1" office:value-type="float" office:value="-0.000000115499983105">
            <text:p>-1.155E-007</text:p>
          </table:table-cell>
          <table:table-cell/>
        </table:table-row>
        <table:table-row table:style-name="ro1">
          <table:table-cell office:value-type="float" office:value="-0.0000000205856168003">
            <text:p>-2.059E-008</text:p>
          </table:table-cell>
          <table:table-cell table:style-name="ce1" office:value-type="float" office:value="0.0000000111775236064">
            <text:p>1.118E-008</text:p>
          </table:table-cell>
          <table:table-cell table:style-name="ce1" office:value-type="float" office:value="-0.0000000151543201158">
            <text:p>-1.515E-008</text:p>
          </table:table-cell>
          <table:table-cell table:style-name="ce1" office:value-type="float" office:value="-0.000000238809279756">
            <text:p>-2.388E-007</text:p>
          </table:table-cell>
          <table:table-cell/>
        </table:table-row>
        <table:table-row table:style-name="ro1">
          <table:table-cell office:value-type="float" office:value="-0.00000000159451856668">
            <text:p>-1.595E-009</text:p>
          </table:table-cell>
          <table:table-cell table:style-name="ce1" office:value-type="float" office:value="0.00000022228841236">
            <text:p>2.223E-007</text:p>
          </table:table-cell>
          <table:table-cell table:style-name="ce1" office:value-type="float" office:value="-0.00000000108659744403">
            <text:p>-1.087E-009</text:p>
          </table:table-cell>
          <table:table-cell table:style-name="ce1" office:value-type="float" office:value="-0.0000000762671148694">
            <text:p>-7.627E-008</text:p>
          </table:table-cell>
          <table:table-cell/>
        </table:table-row>
        <table:table-row table:style-name="ro1">
          <table:table-cell office:value-type="float" office:value="-0.0000000202199084673">
            <text:p>-2.022E-008</text:p>
          </table:table-cell>
          <table:table-cell table:style-name="ce1" office:value-type="float" office:value="0.0000000141294713363">
            <text:p>1.413E-008</text:p>
          </table:table-cell>
          <table:table-cell table:style-name="ce1" office:value-type="float" office:value="-0.0000000122059351962">
            <text:p>-1.221E-008</text:p>
          </table:table-cell>
          <table:table-cell table:style-name="ce1" office:value-type="float" office:value="-0.000000159536865973">
            <text:p>-1.595E-007</text:p>
          </table:table-cell>
          <table:table-cell/>
        </table:table-row>
        <table:table-row table:style-name="ro1">
          <table:table-cell office:value-type="float" office:value="-0.00000000131544845235">
            <text:p>-1.315E-009</text:p>
          </table:table-cell>
          <table:table-cell table:style-name="ce1" office:value-type="float" office:value="-0.00000000271740883547">
            <text:p>-2.717E-009</text:p>
          </table:table-cell>
          <table:table-cell table:style-name="ce1" office:value-type="float" office:value="-0.0000000366219364491">
            <text:p>-3.662E-008</text:p>
          </table:table-cell>
          <table:table-cell table:style-name="ce1" office:value-type="float" office:value="-0.000000181922678504">
            <text:p>-1.819E-007</text:p>
          </table:table-cell>
          <table:table-cell/>
        </table:table-row>
        <table:table-row table:style-name="ro1">
          <table:table-cell office:value-type="float" office:value="0.000000000833042959083">
            <text:p>8.330E-010</text:p>
          </table:table-cell>
          <table:table-cell table:style-name="ce1" office:value-type="float" office:value="0.000000034408326972">
            <text:p>3.441E-008</text:p>
          </table:table-cell>
          <table:table-cell table:style-name="ce1" office:value-type="float" office:value="-0.0000000152991241977">
            <text:p>-1.530E-008</text:p>
          </table:table-cell>
          <table:table-cell table:style-name="ce1" office:value-type="float" office:value="0.000000139429689469">
            <text:p>1.394E-007</text:p>
          </table:table-cell>
          <table:table-cell/>
        </table:table-row>
        <table:table-row table:style-name="ro1">
          <table:table-cell office:value-type="float" office:value="-0.0000000495398277521">
            <text:p>-4.954E-008</text:p>
          </table:table-cell>
          <table:table-cell table:style-name="ce1" office:value-type="float" office:value="0.00000000853305924938">
            <text:p>8.533E-009</text:p>
          </table:table-cell>
          <table:table-cell table:style-name="ce1" office:value-type="float" office:value="0.00000000261361818734">
            <text:p>2.614E-009</text:p>
          </table:table-cell>
          <table:table-cell table:style-name="ce1" office:value-type="float" office:value="0.000000290551648502">
            <text:p>2.906E-007</text:p>
          </table:table-cell>
          <table:table-cell/>
        </table:table-row>
        <table:table-row table:style-name="ro1" table:number-rows-repeated="150">
          <table:table-cell table:style-name="Default"/>
          <table:table-cell table:number-columns-repeated="4"/>
        </table:table-row>
        <table:table-row table:style-name="ro1" table:number-rows-repeated="1048374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Hu7" table:style-name="ta1" table:print="false">
        <table:table-column table:style-name="co3" table:default-cell-style-name="ce1"/>
        <table:table-column table:style-name="co1" table:number-columns-repeated="4" table:default-cell-style-name="Default"/>
        <table:table-row table:style-name="ro1">
          <table:table-cell table:style-name="Default" office:value-type="string">
            <text:p>authong1</text:p>
          </table:table-cell>
          <table:table-cell office:value-type="string">
            <text:p>chainat72</text:p>
          </table:table-cell>
          <table:table-cell office:value-type="string">
            <text:p>motoso1</text:p>
          </table:table-cell>
          <table:table-cell office:value-type="string">
            <text:p>kamphangsean2</text:p>
          </table:table-cell>
          <table:table-cell>
            <draw:frame table:end-cell-address="Hu7.L21" table:end-x="0.4697in" table:end-y="0.1776in" draw:z-index="0" draw:style-name="gr1" svg:width="6.3724in" svg:height="3.7091in" svg:x="0.3205in" svg:y="0.0106in">
              <draw:object draw:notify-on-update-of-ranges="Hu7.A1:Hu7.A1 Hu7.A2:Hu7.A51 Hu7.B1:Hu7.B1 Hu7.B2:Hu7.B51 Hu7.C1:Hu7.C1 Hu7.C2:Hu7.C51 Hu7.D1:Hu7.D1 Hu7.D2:Hu7.D51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</table:table-row>
        <table:table-row table:style-name="ro1">
          <table:table-cell office:value-type="float" office:value="0.00000000000508211916024">
            <text:p>5.082E-012</text:p>
          </table:table-cell>
          <table:table-cell table:style-name="ce1" office:value-type="float" office:value="0.0000000000000422458293176">
            <text:p>4.225E-014</text:p>
          </table:table-cell>
          <table:table-cell table:style-name="ce1" office:value-type="float" office:value="0.00000000000318292081085">
            <text:p>3.183E-012</text:p>
          </table:table-cell>
          <table:table-cell table:style-name="ce1" office:value-type="float" office:value="0.000000000120106054203">
            <text:p>1.201E-010</text:p>
          </table:table-cell>
          <table:table-cell/>
        </table:table-row>
        <table:table-row table:style-name="ro1">
          <table:table-cell office:value-type="float" office:value="0.0000000000124306108658">
            <text:p>1.243E-011</text:p>
          </table:table-cell>
          <table:table-cell table:style-name="ce1" office:value-type="float" office:value="0.00000000000186393301591">
            <text:p>1.864E-012</text:p>
          </table:table-cell>
          <table:table-cell table:style-name="ce1" office:value-type="float" office:value="-0.000000000000978314101988">
            <text:p>-9.783E-013</text:p>
          </table:table-cell>
          <table:table-cell table:style-name="ce1" office:value-type="float" office:value="-0.00000000000348423928652">
            <text:p>-3.484E-012</text:p>
          </table:table-cell>
          <table:table-cell/>
        </table:table-row>
        <table:table-row table:style-name="ro1">
          <table:table-cell office:value-type="float" office:value="-0.00000000000277741569564">
            <text:p>-2.777E-012</text:p>
          </table:table-cell>
          <table:table-cell table:style-name="ce1" office:value-type="float" office:value="-0.0000000000000943976412869">
            <text:p>-9.440E-014</text:p>
          </table:table-cell>
          <table:table-cell table:style-name="ce1" office:value-type="float" office:value="-0.00000000000137424657471">
            <text:p>-1.374E-012</text:p>
          </table:table-cell>
          <table:table-cell table:style-name="ce1" office:value-type="float" office:value="-0.00000000000180077133305">
            <text:p>-1.801E-012</text:p>
          </table:table-cell>
          <table:table-cell/>
        </table:table-row>
        <table:table-row table:style-name="ro1">
          <table:table-cell office:value-type="float" office:value="0.0000000000054199012525">
            <text:p>5.420E-012</text:p>
          </table:table-cell>
          <table:table-cell table:style-name="ce1" office:value-type="float" office:value="0.000000000000180522638732">
            <text:p>1.805E-013</text:p>
          </table:table-cell>
          <table:table-cell table:style-name="ce1" office:value-type="float" office:value="-0.0000000000301252492958">
            <text:p>-3.013E-011</text:p>
          </table:table-cell>
          <table:table-cell table:style-name="ce1" office:value-type="float" office:value="0.0000000000152154971473">
            <text:p>1.522E-011</text:p>
          </table:table-cell>
          <table:table-cell/>
        </table:table-row>
        <table:table-row table:style-name="ro1">
          <table:table-cell office:value-type="float" office:value="-0.00000000000117910903601">
            <text:p>-1.179E-012</text:p>
          </table:table-cell>
          <table:table-cell table:style-name="ce1" office:value-type="float" office:value="-0.0000000000330213267828">
            <text:p>-3.302E-011</text:p>
          </table:table-cell>
          <table:table-cell table:style-name="ce1" office:value-type="float" office:value="-0.00000000000903253772122">
            <text:p>-9.033E-012</text:p>
          </table:table-cell>
          <table:table-cell table:style-name="ce1" office:value-type="float" office:value="-0.00000000000516138313914">
            <text:p>-5.161E-012</text:p>
          </table:table-cell>
          <table:table-cell/>
        </table:table-row>
        <table:table-row table:style-name="ro1">
          <table:table-cell office:value-type="float" office:value="0.0000000000101470204951">
            <text:p>1.015E-011</text:p>
          </table:table-cell>
          <table:table-cell table:style-name="ce1" office:value-type="float" office:value="-0.0000000001362172897">
            <text:p>-1.362E-010</text:p>
          </table:table-cell>
          <table:table-cell table:style-name="ce1" office:value-type="float" office:value="-0.000000000000545614737973">
            <text:p>-5.456E-013</text:p>
          </table:table-cell>
          <table:table-cell table:style-name="ce1" office:value-type="float" office:value="-0.0000000000993428625449">
            <text:p>-9.934E-011</text:p>
          </table:table-cell>
          <table:table-cell/>
        </table:table-row>
        <table:table-row table:style-name="ro1">
          <table:table-cell office:value-type="float" office:value="0.000000000002174489778">
            <text:p>2.174E-012</text:p>
          </table:table-cell>
          <table:table-cell table:style-name="ce1" office:value-type="float" office:value="-1.61931270483E-016">
            <text:p>-1.619E-016</text:p>
          </table:table-cell>
          <table:table-cell table:style-name="ce1" office:value-type="float" office:value="0.00000000000436418002068">
            <text:p>4.364E-012</text:p>
          </table:table-cell>
          <table:table-cell table:style-name="ce1" office:value-type="float" office:value="0.0000000000216046772658">
            <text:p>2.160E-011</text:p>
          </table:table-cell>
          <table:table-cell/>
        </table:table-row>
        <table:table-row table:style-name="ro1">
          <table:table-cell office:value-type="float" office:value="-0.0000000000000354065677089">
            <text:p>-3.541E-014</text:p>
          </table:table-cell>
          <table:table-cell table:style-name="ce1" office:value-type="float" office:value="-0.00000000000265391164708">
            <text:p>-2.654E-012</text:p>
          </table:table-cell>
          <table:table-cell table:style-name="ce1" office:value-type="float" office:value="0.00000000000205235191344">
            <text:p>2.052E-012</text:p>
          </table:table-cell>
          <table:table-cell table:style-name="ce1" office:value-type="float" office:value="-0.00000000000284066739598">
            <text:p>-2.841E-012</text:p>
          </table:table-cell>
          <table:table-cell/>
        </table:table-row>
        <table:table-row table:style-name="ro1">
          <table:table-cell office:value-type="float" office:value="0.00000000000115562037496">
            <text:p>1.156E-012</text:p>
          </table:table-cell>
          <table:table-cell table:style-name="ce1" office:value-type="float" office:value="-0.000000000000767572299882">
            <text:p>-7.676E-013</text:p>
          </table:table-cell>
          <table:table-cell table:style-name="ce1" office:value-type="float" office:value="-0.0000000000000360491276618">
            <text:p>-3.605E-014</text:p>
          </table:table-cell>
          <table:table-cell table:style-name="ce1" office:value-type="float" office:value="-0.00000000000628703438505">
            <text:p>-6.287E-012</text:p>
          </table:table-cell>
          <table:table-cell/>
        </table:table-row>
        <table:table-row table:style-name="ro1">
          <table:table-cell office:value-type="float" office:value="0.0000000000103841461579">
            <text:p>1.038E-011</text:p>
          </table:table-cell>
          <table:table-cell table:style-name="ce1" office:value-type="float" office:value="-5.89431260909E-015">
            <text:p>-5.894E-015</text:p>
          </table:table-cell>
          <table:table-cell table:style-name="ce1" office:value-type="float" office:value="-0.0000000000167090502037">
            <text:p>-1.671E-011</text:p>
          </table:table-cell>
          <table:table-cell table:style-name="ce1" office:value-type="float" office:value="-0.00000000000380806881847">
            <text:p>-3.808E-012</text:p>
          </table:table-cell>
          <table:table-cell/>
        </table:table-row>
        <table:table-row table:style-name="ro1">
          <table:table-cell office:value-type="float" office:value="0.0000000000000793618269335">
            <text:p>7.936E-014</text:p>
          </table:table-cell>
          <table:table-cell table:style-name="ce1" office:value-type="float" office:value="0.00000000000041498728553">
            <text:p>4.150E-013</text:p>
          </table:table-cell>
          <table:table-cell table:style-name="ce1" office:value-type="float" office:value="-0.000000000000209803735934">
            <text:p>-2.098E-013</text:p>
          </table:table-cell>
          <table:table-cell table:style-name="ce1" office:value-type="float" office:value="0.0000000000160621842132">
            <text:p>1.606E-011</text:p>
          </table:table-cell>
          <table:table-cell/>
        </table:table-row>
        <table:table-row table:style-name="ro1">
          <table:table-cell office:value-type="float" office:value="-0.00000000000889841535575">
            <text:p>-8.898E-012</text:p>
          </table:table-cell>
          <table:table-cell table:style-name="ce1" office:value-type="float" office:value="-0.0000000000195326563529">
            <text:p>-1.953E-011</text:p>
          </table:table-cell>
          <table:table-cell table:style-name="ce1" office:value-type="float" office:value="-0.00000000000804072216744">
            <text:p>-8.041E-012</text:p>
          </table:table-cell>
          <table:table-cell table:style-name="ce1" office:value-type="float" office:value="0.0000000000572052246729">
            <text:p>5.721E-011</text:p>
          </table:table-cell>
          <table:table-cell/>
        </table:table-row>
        <table:table-row table:style-name="ro1">
          <table:table-cell office:value-type="float" office:value="0.00000000000959677744429">
            <text:p>9.597E-012</text:p>
          </table:table-cell>
          <table:table-cell table:style-name="ce1" office:value-type="float" office:value="0.0000000000000787865355709">
            <text:p>7.879E-014</text:p>
          </table:table-cell>
          <table:table-cell table:style-name="ce1" office:value-type="float" office:value="-7.92321033173E-017">
            <text:p>-7.923E-017</text:p>
          </table:table-cell>
          <table:table-cell table:style-name="ce1" office:value-type="float" office:value="-0.0000000000384758950841">
            <text:p>-3.848E-011</text:p>
          </table:table-cell>
          <table:table-cell/>
        </table:table-row>
        <table:table-row table:style-name="ro1">
          <table:table-cell office:value-type="float" office:value="0.000000000000175640193536">
            <text:p>1.756E-013</text:p>
          </table:table-cell>
          <table:table-cell table:style-name="ce1" office:value-type="float" office:value="-0.000000000000836647431623">
            <text:p>-8.366E-013</text:p>
          </table:table-cell>
          <table:table-cell table:style-name="ce1" office:value-type="float" office:value="0.00000000000239798551456">
            <text:p>2.398E-012</text:p>
          </table:table-cell>
          <table:table-cell table:style-name="ce1" office:value-type="float" office:value="-0.00000000000933098650691">
            <text:p>-9.331E-012</text:p>
          </table:table-cell>
          <table:table-cell/>
        </table:table-row>
        <table:table-row table:style-name="ro1">
          <table:table-cell office:value-type="float" office:value="0.00000000000111177178768">
            <text:p>1.112E-012</text:p>
          </table:table-cell>
          <table:table-cell table:style-name="ce1" office:value-type="float" office:value="-0.0000000000314462580399">
            <text:p>-3.145E-011</text:p>
          </table:table-cell>
          <table:table-cell table:style-name="ce1" office:value-type="float" office:value="0.00000000000875372816648">
            <text:p>8.754E-012</text:p>
          </table:table-cell>
          <table:table-cell table:style-name="ce1" office:value-type="float" office:value="-0.000000000278996442782">
            <text:p>-2.790E-010</text:p>
          </table:table-cell>
          <table:table-cell/>
        </table:table-row>
        <table:table-row table:style-name="ro1">
          <table:table-cell office:value-type="float" office:value="0.00000000000494358438452">
            <text:p>4.944E-012</text:p>
          </table:table-cell>
          <table:table-cell table:style-name="ce1" office:value-type="float" office:value="-0.000000000000475910256948">
            <text:p>-4.759E-013</text:p>
          </table:table-cell>
          <table:table-cell table:style-name="ce1" office:value-type="float" office:value="0.00000000000377326924691">
            <text:p>3.773E-012</text:p>
          </table:table-cell>
          <table:table-cell table:style-name="ce1" office:value-type="float" office:value="-0.0000000000323496060267">
            <text:p>-3.235E-011</text:p>
          </table:table-cell>
          <table:table-cell/>
        </table:table-row>
        <table:table-row table:style-name="ro1">
          <table:table-cell office:value-type="float" office:value="0.0000000000262453414122">
            <text:p>2.625E-011</text:p>
          </table:table-cell>
          <table:table-cell table:style-name="ce1" office:value-type="float" office:value="0.000000000000420901209087">
            <text:p>4.209E-013</text:p>
          </table:table-cell>
          <table:table-cell table:style-name="ce1" office:value-type="float" office:value="0.0000000000333979838295">
            <text:p>3.340E-011</text:p>
          </table:table-cell>
          <table:table-cell table:style-name="ce1" office:value-type="float" office:value="0.000000000157754979695">
            <text:p>1.578E-010</text:p>
          </table:table-cell>
          <table:table-cell/>
        </table:table-row>
        <table:table-row table:style-name="ro1">
          <table:table-cell office:value-type="float" office:value="-0.00000000000241179702188">
            <text:p>-2.412E-012</text:p>
          </table:table-cell>
          <table:table-cell table:style-name="ce1" office:value-type="float" office:value="-0.000000000000481842823289">
            <text:p>-4.818E-013</text:p>
          </table:table-cell>
          <table:table-cell table:style-name="ce1" office:value-type="float" office:value="-0.00000000000429265046707">
            <text:p>-4.293E-012</text:p>
          </table:table-cell>
          <table:table-cell table:style-name="ce1" office:value-type="float" office:value="-0.0000000000211851766442">
            <text:p>-2.119E-011</text:p>
          </table:table-cell>
          <table:table-cell/>
        </table:table-row>
        <table:table-row table:style-name="ro1">
          <table:table-cell office:value-type="float" office:value="0.0000000000116097296283">
            <text:p>1.161E-011</text:p>
          </table:table-cell>
          <table:table-cell table:style-name="ce1" office:value-type="float" office:value="-0.000000000000268766863289">
            <text:p>-2.688E-013</text:p>
          </table:table-cell>
          <table:table-cell table:style-name="ce1" office:value-type="float" office:value="-7.40656097021E-017">
            <text:p>-7.407E-017</text:p>
          </table:table-cell>
          <table:table-cell table:style-name="ce1" office:value-type="float" office:value="0.0000000000725708920407">
            <text:p>7.257E-011</text:p>
          </table:table-cell>
          <table:table-cell/>
        </table:table-row>
        <table:table-row table:style-name="ro1">
          <table:table-cell office:value-type="float" office:value="-0.0000000000028956277865">
            <text:p>-2.896E-012</text:p>
          </table:table-cell>
          <table:table-cell table:style-name="ce1" office:value-type="float" office:value="0.0000000000000238081174488">
            <text:p>2.381E-014</text:p>
          </table:table-cell>
          <table:table-cell table:style-name="ce1" office:value-type="float" office:value="0.000000000000018298770946">
            <text:p>1.830E-014</text:p>
          </table:table-cell>
          <table:table-cell table:style-name="ce1" office:value-type="float" office:value="-0.0000000000423019714557">
            <text:p>-4.230E-011</text:p>
          </table:table-cell>
          <table:table-cell/>
        </table:table-row>
        <table:table-row table:style-name="ro1">
          <table:table-cell office:value-type="float" office:value="-0.00000000000394947723188">
            <text:p>-3.949E-012</text:p>
          </table:table-cell>
          <table:table-cell table:style-name="ce1" office:value-type="float" office:value="-0.0000000000906044422579">
            <text:p>-9.060E-011</text:p>
          </table:table-cell>
          <table:table-cell table:style-name="ce1" office:value-type="float" office:value="0.00000000000327345315621">
            <text:p>3.273E-012</text:p>
          </table:table-cell>
          <table:table-cell table:style-name="ce1" office:value-type="float" office:value="-0.0000000000417927843389">
            <text:p>-4.179E-011</text:p>
          </table:table-cell>
          <table:table-cell/>
        </table:table-row>
        <table:table-row table:style-name="ro1">
          <table:table-cell office:value-type="float" office:value="-0.00000000000327284145217">
            <text:p>-3.273E-012</text:p>
          </table:table-cell>
          <table:table-cell table:style-name="ce1" office:value-type="float" office:value="0.00000000000520332636555">
            <text:p>5.203E-012</text:p>
          </table:table-cell>
          <table:table-cell table:style-name="ce1" office:value-type="float" office:value="0.000000000000813596798101">
            <text:p>8.136E-013</text:p>
          </table:table-cell>
          <table:table-cell table:style-name="ce1" office:value-type="float" office:value="-0.0000000000412304695057">
            <text:p>-4.123E-011</text:p>
          </table:table-cell>
          <table:table-cell/>
        </table:table-row>
        <table:table-row table:style-name="ro1">
          <table:table-cell office:value-type="float" office:value="-0.00000000000862687691861">
            <text:p>-8.627E-012</text:p>
          </table:table-cell>
          <table:table-cell table:style-name="ce1" office:value-type="float" office:value="-0.00000000000127869245524">
            <text:p>-1.279E-012</text:p>
          </table:table-cell>
          <table:table-cell table:style-name="ce1" office:value-type="float" office:value="-0.0000000000175277262403">
            <text:p>-1.753E-011</text:p>
          </table:table-cell>
          <table:table-cell table:style-name="ce1" office:value-type="float" office:value="0.0000000000127851527153">
            <text:p>1.279E-011</text:p>
          </table:table-cell>
          <table:table-cell/>
        </table:table-row>
        <table:table-row table:style-name="ro1">
          <table:table-cell office:value-type="float" office:value="-0.000000000000448390912938">
            <text:p>-4.484E-013</text:p>
          </table:table-cell>
          <table:table-cell table:style-name="ce1" office:value-type="float" office:value="-0.000000000000116498951858">
            <text:p>-1.165E-013</text:p>
          </table:table-cell>
          <table:table-cell table:style-name="ce1" office:value-type="float" office:value="0.000000000132450434029">
            <text:p>1.325E-010</text:p>
          </table:table-cell>
          <table:table-cell table:style-name="ce1" office:value-type="float" office:value="-0.000000000239087177363">
            <text:p>-2.391E-010</text:p>
          </table:table-cell>
          <table:table-cell/>
        </table:table-row>
        <table:table-row table:style-name="ro1">
          <table:table-cell office:value-type="float" office:value="0.00000000000202600266163">
            <text:p>2.026E-012</text:p>
          </table:table-cell>
          <table:table-cell table:style-name="ce1" office:value-type="float" office:value="-0.000000000000033733696127">
            <text:p>-3.373E-014</text:p>
          </table:table-cell>
          <table:table-cell table:style-name="ce1" office:value-type="float" office:value="-0.00000000000116284124817">
            <text:p>-1.163E-012</text:p>
          </table:table-cell>
          <table:table-cell table:style-name="ce1" office:value-type="float" office:value="0.000000000144126277908">
            <text:p>1.441E-010</text:p>
          </table:table-cell>
          <table:table-cell/>
        </table:table-row>
        <table:table-row table:style-name="ro1">
          <table:table-cell office:value-type="float" office:value="0.000000000000493387312032">
            <text:p>4.934E-013</text:p>
          </table:table-cell>
          <table:table-cell table:style-name="ce1" office:value-type="float" office:value="-0.0000000000120899215186">
            <text:p>-1.209E-011</text:p>
          </table:table-cell>
          <table:table-cell table:style-name="ce1" office:value-type="float" office:value="0.00000000000164085305044">
            <text:p>1.641E-012</text:p>
          </table:table-cell>
          <table:table-cell table:style-name="ce1" office:value-type="float" office:value="0.000000000167404825947">
            <text:p>1.674E-010</text:p>
          </table:table-cell>
          <table:table-cell/>
        </table:table-row>
        <table:table-row table:style-name="ro1">
          <table:table-cell office:value-type="float" office:value="-0.0000000000246054363189">
            <text:p>-2.461E-011</text:p>
          </table:table-cell>
          <table:table-cell table:style-name="ce1" office:value-type="float" office:value="-0.0000000000185426618791">
            <text:p>-1.854E-011</text:p>
          </table:table-cell>
          <table:table-cell table:style-name="ce1" office:value-type="float" office:value="8.32994911248E-015">
            <text:p>8.330E-015</text:p>
          </table:table-cell>
          <table:table-cell table:style-name="ce1" office:value-type="float" office:value="0.00000000005289999991">
            <text:p>5.290E-011</text:p>
          </table:table-cell>
          <table:table-cell/>
        </table:table-row>
        <table:table-row table:style-name="ro1">
          <table:table-cell office:value-type="float" office:value="-0.000000000000869967888394">
            <text:p>-8.700E-013</text:p>
          </table:table-cell>
          <table:table-cell table:style-name="ce1" office:value-type="float" office:value="0.000000000000108906434133">
            <text:p>1.089E-013</text:p>
          </table:table-cell>
          <table:table-cell table:style-name="ce1" office:value-type="float" office:value="0.000000000000492635500628">
            <text:p>4.926E-013</text:p>
          </table:table-cell>
          <table:table-cell table:style-name="ce1" office:value-type="float" office:value="0.0000000000739739535935">
            <text:p>7.397E-011</text:p>
          </table:table-cell>
          <table:table-cell/>
        </table:table-row>
        <table:table-row table:style-name="ro1">
          <table:table-cell office:value-type="float" office:value="-0.0000000000000222720576937">
            <text:p>-2.227E-014</text:p>
          </table:table-cell>
          <table:table-cell table:style-name="ce1" office:value-type="float" office:value="-1.80662652468E-015">
            <text:p>-1.807E-015</text:p>
          </table:table-cell>
          <table:table-cell table:style-name="ce1" office:value-type="float" office:value="-0.00000000000291017175315">
            <text:p>-2.910E-012</text:p>
          </table:table-cell>
          <table:table-cell table:style-name="ce1" office:value-type="float" office:value="0.0000000000422646822782">
            <text:p>4.226E-011</text:p>
          </table:table-cell>
          <table:table-cell/>
        </table:table-row>
        <table:table-row table:style-name="ro1">
          <table:table-cell office:value-type="float" office:value="0.00000000000270814376292">
            <text:p>2.708E-012</text:p>
          </table:table-cell>
          <table:table-cell table:style-name="ce1" office:value-type="float" office:value="-0.0000000000047675006122">
            <text:p>-4.768E-012</text:p>
          </table:table-cell>
          <table:table-cell table:style-name="ce1" office:value-type="float" office:value="7.2821004852E-015">
            <text:p>7.282E-015</text:p>
          </table:table-cell>
          <table:table-cell table:style-name="ce1" office:value-type="float" office:value="0.0000000000179487754112">
            <text:p>1.795E-011</text:p>
          </table:table-cell>
          <table:table-cell/>
        </table:table-row>
        <table:table-row table:style-name="ro1">
          <table:table-cell office:value-type="float" office:value="-0.00000000000215797948164">
            <text:p>-2.158E-012</text:p>
          </table:table-cell>
          <table:table-cell table:style-name="ce1" office:value-type="float" office:value="0.00000000000426448686459">
            <text:p>4.264E-012</text:p>
          </table:table-cell>
          <table:table-cell table:style-name="ce1" office:value-type="float" office:value="0.00000000000762472443157">
            <text:p>7.625E-012</text:p>
          </table:table-cell>
          <table:table-cell table:style-name="ce1" office:value-type="float" office:value="0.0000000000275426703567">
            <text:p>2.754E-011</text:p>
          </table:table-cell>
          <table:table-cell/>
        </table:table-row>
        <table:table-row table:style-name="ro1">
          <table:table-cell office:value-type="float" office:value="0.00000000000611347697995">
            <text:p>6.113E-012</text:p>
          </table:table-cell>
          <table:table-cell table:style-name="ce1" office:value-type="float" office:value="0.0000000000392218147765">
            <text:p>3.922E-011</text:p>
          </table:table-cell>
          <table:table-cell table:style-name="ce1" office:value-type="float" office:value="-0.0000000000204310588243">
            <text:p>-2.043E-011</text:p>
          </table:table-cell>
          <table:table-cell table:style-name="ce1" office:value-type="float" office:value="-0.000000000145145145951">
            <text:p>-1.451E-010</text:p>
          </table:table-cell>
          <table:table-cell/>
        </table:table-row>
        <table:table-row table:style-name="ro1">
          <table:table-cell office:value-type="float" office:value="-0.00000000000232425602119">
            <text:p>-2.324E-012</text:p>
          </table:table-cell>
          <table:table-cell table:style-name="ce1" office:value-type="float" office:value="-0.00000000000261651952018">
            <text:p>-2.617E-012</text:p>
          </table:table-cell>
          <table:table-cell table:style-name="ce1" office:value-type="float" office:value="-0.00000000000017811522068">
            <text:p>-1.781E-013</text:p>
          </table:table-cell>
          <table:table-cell table:style-name="ce1" office:value-type="float" office:value="0.00000000000624471049784">
            <text:p>6.245E-012</text:p>
          </table:table-cell>
          <table:table-cell/>
        </table:table-row>
        <table:table-row table:style-name="ro1">
          <table:table-cell office:value-type="float" office:value="-0.000000000013765644148">
            <text:p>-1.377E-011</text:p>
          </table:table-cell>
          <table:table-cell table:style-name="ce1" office:value-type="float" office:value="0.000000000182358250257">
            <text:p>1.824E-010</text:p>
          </table:table-cell>
          <table:table-cell table:style-name="ce1" office:value-type="float" office:value="-0.0000000000000867062056576">
            <text:p>-8.671E-014</text:p>
          </table:table-cell>
          <table:table-cell table:style-name="ce1" office:value-type="float" office:value="-0.000000000149998850792">
            <text:p>-1.500E-010</text:p>
          </table:table-cell>
          <table:table-cell/>
        </table:table-row>
        <table:table-row table:style-name="ro1">
          <table:table-cell office:value-type="float" office:value="-0.000000000000233641268009">
            <text:p>-2.336E-013</text:p>
          </table:table-cell>
          <table:table-cell table:style-name="ce1" office:value-type="float" office:value="-0.000000000000435706080151">
            <text:p>-4.357E-013</text:p>
          </table:table-cell>
          <table:table-cell table:style-name="ce1" office:value-type="float" office:value="-0.000000000139551537077">
            <text:p>-1.396E-010</text:p>
          </table:table-cell>
          <table:table-cell table:style-name="ce1" office:value-type="float" office:value="-0.0000000000125154278678">
            <text:p>-1.252E-011</text:p>
          </table:table-cell>
          <table:table-cell/>
        </table:table-row>
        <table:table-row table:style-name="ro1">
          <table:table-cell office:value-type="float" office:value="-0.0000000000201271151609">
            <text:p>-2.013E-011</text:p>
          </table:table-cell>
          <table:table-cell table:style-name="ce1" office:value-type="float" office:value="-0.000000000000473113807501">
            <text:p>-4.731E-013</text:p>
          </table:table-cell>
          <table:table-cell table:style-name="ce1" office:value-type="float" office:value="-0.000000000000339933747684">
            <text:p>-3.399E-013</text:p>
          </table:table-cell>
          <table:table-cell table:style-name="ce1" office:value-type="float" office:value="0.0000000000877011124763">
            <text:p>8.770E-011</text:p>
          </table:table-cell>
          <table:table-cell/>
        </table:table-row>
        <table:table-row table:style-name="ro1">
          <table:table-cell office:value-type="float" office:value="-0.000000000000736273760525">
            <text:p>-7.363E-013</text:p>
          </table:table-cell>
          <table:table-cell table:style-name="ce1" office:value-type="float" office:value="0.00000000000497378941697">
            <text:p>4.974E-012</text:p>
          </table:table-cell>
          <table:table-cell table:style-name="ce1" office:value-type="float" office:value="-0.000000000000352408573112">
            <text:p>-3.524E-013</text:p>
          </table:table-cell>
          <table:table-cell table:style-name="ce1" office:value-type="float" office:value="-0.0000000000645023914495">
            <text:p>-6.450E-011</text:p>
          </table:table-cell>
          <table:table-cell/>
        </table:table-row>
        <table:table-row table:style-name="ro1">
          <table:table-cell office:value-type="float" office:value="-0.00000000000207534084432">
            <text:p>-2.075E-012</text:p>
          </table:table-cell>
          <table:table-cell table:style-name="ce1" office:value-type="float" office:value="0.000000000000113506120916">
            <text:p>1.135E-013</text:p>
          </table:table-cell>
          <table:table-cell table:style-name="ce1" office:value-type="float" office:value="0.00000000000114414691927">
            <text:p>1.144E-012</text:p>
          </table:table-cell>
          <table:table-cell table:style-name="ce1" office:value-type="float" office:value="-0.000000000104177243507">
            <text:p>-1.042E-010</text:p>
          </table:table-cell>
          <table:table-cell/>
        </table:table-row>
        <table:table-row table:style-name="ro1">
          <table:table-cell office:value-type="float" office:value="0.0000000000158658048554">
            <text:p>1.587E-011</text:p>
          </table:table-cell>
          <table:table-cell table:style-name="ce1" office:value-type="float" office:value="0.00000000000551784626038">
            <text:p>5.518E-012</text:p>
          </table:table-cell>
          <table:table-cell table:style-name="ce1" office:value-type="float" office:value="0.0000000000000184709471923">
            <text:p>1.847E-014</text:p>
          </table:table-cell>
          <table:table-cell table:style-name="ce1" office:value-type="float" office:value="-0.000000000111522888477">
            <text:p>-1.115E-010</text:p>
          </table:table-cell>
          <table:table-cell/>
        </table:table-row>
        <table:table-row table:style-name="ro1">
          <table:table-cell office:value-type="float" office:value="-0.0000000000182376886108">
            <text:p>-1.824E-011</text:p>
          </table:table-cell>
          <table:table-cell table:style-name="ce1" office:value-type="float" office:value="0.00000000000793192121157">
            <text:p>7.932E-012</text:p>
          </table:table-cell>
          <table:table-cell table:style-name="ce1" office:value-type="float" office:value="0.00000000000164740246394">
            <text:p>1.647E-012</text:p>
          </table:table-cell>
          <table:table-cell table:style-name="ce1" office:value-type="float" office:value="-0.00000000000716532578925">
            <text:p>-7.165E-012</text:p>
          </table:table-cell>
          <table:table-cell/>
        </table:table-row>
        <table:table-row table:style-name="ro1">
          <table:table-cell office:value-type="float" office:value="-0.000000000000645713160747">
            <text:p>-6.457E-013</text:p>
          </table:table-cell>
          <table:table-cell table:style-name="ce1" office:value-type="float" office:value="-0.000000000261193188092">
            <text:p>-2.612E-010</text:p>
          </table:table-cell>
          <table:table-cell table:style-name="ce1" office:value-type="float" office:value="0.0000000000000240215653142">
            <text:p>2.402E-014</text:p>
          </table:table-cell>
          <table:table-cell table:style-name="ce1" office:value-type="float" office:value="0.0000000000299901620617">
            <text:p>2.999E-011</text:p>
          </table:table-cell>
          <table:table-cell/>
        </table:table-row>
        <table:table-row table:style-name="ro1">
          <table:table-cell office:value-type="float" office:value="-0.0000000000486889002586">
            <text:p>-4.869E-011</text:p>
          </table:table-cell>
          <table:table-cell table:style-name="ce1" office:value-type="float" office:value="-0.0000000000000194756987189">
            <text:p>-1.948E-014</text:p>
          </table:table-cell>
          <table:table-cell table:style-name="ce1" office:value-type="float" office:value="2.30117548224E-015">
            <text:p>2.301E-015</text:p>
          </table:table-cell>
          <table:table-cell table:style-name="ce1" office:value-type="float" office:value="-0.0000000000770155408502">
            <text:p>-7.702E-011</text:p>
          </table:table-cell>
          <table:table-cell/>
        </table:table-row>
        <table:table-row table:style-name="ro1">
          <table:table-cell office:value-type="float" office:value="-0.0000000000284732790157">
            <text:p>-2.847E-011</text:p>
          </table:table-cell>
          <table:table-cell table:style-name="ce1" office:value-type="float" office:value="-0.0000000000114557082534">
            <text:p>-1.146E-011</text:p>
          </table:table-cell>
          <table:table-cell table:style-name="ce1" office:value-type="float" office:value="-0.0000000000191636865745">
            <text:p>-1.916E-011</text:p>
          </table:table-cell>
          <table:table-cell table:style-name="ce1" office:value-type="float" office:value="-0.000000000064038163868">
            <text:p>-6.404E-011</text:p>
          </table:table-cell>
          <table:table-cell/>
        </table:table-row>
        <table:table-row table:style-name="ro1">
          <table:table-cell office:value-type="float" office:value="0.00000000000201558556383">
            <text:p>2.016E-012</text:p>
          </table:table-cell>
          <table:table-cell table:style-name="ce1" office:value-type="float" office:value="-0.00000000003649645754">
            <text:p>-3.650E-011</text:p>
          </table:table-cell>
          <table:table-cell table:style-name="ce1" office:value-type="float" office:value="-0.00000000000950887671066">
            <text:p>-9.509E-012</text:p>
          </table:table-cell>
          <table:table-cell table:style-name="ce1" office:value-type="float" office:value="-0.00000000000373414340592">
            <text:p>-3.734E-012</text:p>
          </table:table-cell>
          <table:table-cell/>
        </table:table-row>
        <table:table-row table:style-name="ro1">
          <table:table-cell office:value-type="float" office:value="-0.0000000000012584798363">
            <text:p>-1.258E-012</text:p>
          </table:table-cell>
          <table:table-cell table:style-name="ce1" office:value-type="float" office:value="0.00000000000162158265566">
            <text:p>1.622E-012</text:p>
          </table:table-cell>
          <table:table-cell table:style-name="ce1" office:value-type="float" office:value="-0.00000000000195970019037">
            <text:p>-1.960E-012</text:p>
          </table:table-cell>
          <table:table-cell table:style-name="ce1" office:value-type="float" office:value="-0.000000000188613055269">
            <text:p>-1.886E-010</text:p>
          </table:table-cell>
          <table:table-cell/>
        </table:table-row>
        <table:table-row table:style-name="ro1">
          <table:table-cell office:value-type="float" office:value="0.0000000000000357010306359">
            <text:p>3.570E-014</text:p>
          </table:table-cell>
          <table:table-cell table:style-name="ce1" office:value-type="float" office:value="0.000000000248507144023">
            <text:p>2.485E-010</text:p>
          </table:table-cell>
          <table:table-cell table:style-name="ce1" office:value-type="float" office:value="0.000000000000019363440555">
            <text:p>1.936E-014</text:p>
          </table:table-cell>
          <table:table-cell table:style-name="ce1" office:value-type="float" office:value="0.0000000000193228491817">
            <text:p>1.932E-011</text:p>
          </table:table-cell>
          <table:table-cell/>
        </table:table-row>
        <table:table-row table:style-name="ro1">
          <table:table-cell office:value-type="float" office:value="0.00000000000450009535102">
            <text:p>4.500E-012</text:p>
          </table:table-cell>
          <table:table-cell table:style-name="ce1" office:value-type="float" office:value="-0.00000000000186040842781">
            <text:p>-1.860E-012</text:p>
          </table:table-cell>
          <table:table-cell table:style-name="ce1" office:value-type="float" office:value="0.0000000000000839311023701">
            <text:p>8.393E-014</text:p>
          </table:table-cell>
          <table:table-cell table:style-name="ce1" office:value-type="float" office:value="-0.00000000000548588131041">
            <text:p>-5.486E-012</text:p>
          </table:table-cell>
          <table:table-cell/>
        </table:table-row>
        <table:table-row table:style-name="ro1">
          <table:table-cell office:value-type="float" office:value="0.0000000000000295614078985">
            <text:p>2.956E-014</text:p>
          </table:table-cell>
          <table:table-cell table:style-name="ce1" office:value-type="float" office:value="-0.00000000000133629354355">
            <text:p>-1.336E-012</text:p>
          </table:table-cell>
          <table:table-cell table:style-name="ce1" office:value-type="float" office:value="-0.00000000000901847924844">
            <text:p>-9.018E-012</text:p>
          </table:table-cell>
          <table:table-cell table:style-name="ce1" office:value-type="float" office:value="-0.00000000000773033475636">
            <text:p>-7.730E-012</text:p>
          </table:table-cell>
          <table:table-cell/>
        </table:table-row>
        <table:table-row table:style-name="ro1">
          <table:table-cell office:value-type="float" office:value="3.92118148886E-015">
            <text:p>3.921E-015</text:p>
          </table:table-cell>
          <table:table-cell table:style-name="ce1" office:value-type="float" office:value="-0.0000000000192723788623">
            <text:p>-1.927E-011</text:p>
          </table:table-cell>
          <table:table-cell table:style-name="ce1" office:value-type="float" office:value="-0.000000000000119455435146">
            <text:p>-1.195E-013</text:p>
          </table:table-cell>
          <table:table-cell table:style-name="ce1" office:value-type="float" office:value="0.000000000125315477416">
            <text:p>1.253E-010</text:p>
          </table:table-cell>
          <table:table-cell/>
        </table:table-row>
        <table:table-row table:style-name="ro1">
          <table:table-cell office:value-type="float" office:value="-0.0000000000102852361492">
            <text:p>-1.029E-011</text:p>
          </table:table-cell>
          <table:table-cell table:style-name="ce1" office:value-type="float" office:value="-0.000000000000741072360258">
            <text:p>-7.411E-013</text:p>
          </table:table-cell>
          <table:table-cell table:style-name="ce1" office:value-type="float" office:value="0.000000000000438072829927">
            <text:p>4.381E-013</text:p>
          </table:table-cell>
          <table:table-cell table:style-name="ce1" office:value-type="float" office:value="0.000000000082926003359">
            <text:p>8.293E-011</text:p>
          </table:table-cell>
          <table:table-cell/>
        </table:table-row>
        <table:table-row table:style-name="ro1" table:number-rows-repeated="150">
          <table:table-cell table:style-name="Default"/>
          <table:table-cell table:number-columns-repeated="4"/>
        </table:table-row>
        <table:table-row table:style-name="ro1" table:number-rows-repeated="1048374">
          <table:table-cell table:number-columns-repeated="5"/>
        </table:table-row>
        <table:table-row table:style-name="ro1"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scientific-number number:decimal-places="3" number:min-integer-digits="1" number:min-exponent-digits="3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06">09/06/2011</text:date>, <text:time>14:32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ol Paisal</meta:initial-creator>
    <meta:creation-date>2011-08-31T15:36:00</meta:creation-date>
    <dc:date>2011-09-06T14:32:09</dc:date>
    <dc:creator>Anol Paisal</dc:creator>
    <meta:editing-duration>PT01H10M18S</meta:editing-duration>
    <meta:editing-cycles>38</meta:editing-cycles>
    <meta:generator>OpenOffice.org/3.2$Linux OpenOffice.org_project/320m12$Build-9483</meta:generator>
    <meta:document-statistic meta:table-count="7" meta:cell-count="1428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scientific-number number:decimal-places="3" number:min-integer-digits="1" number:min-exponent-digits="3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17">
      <style:chart-properties chart:display-label="true" chart:logarithmic="false" chart:minimum="0.15" chart:maximum="0.2" chart:interval-major="0.01" chart:interval-minor-divisor="1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117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8" style:family="chart" style:data-style-name="N117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9" style:family="chart" style:data-style-name="N117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10" style:family="chart" style:data-style-name="N117">
      <style:chart-properties chart:symbol-type="none"/>
      <style:graphic-properties svg:stroke-width="0.088cm" svg:stroke-color="#579d1c" draw:fill-color="#579d1c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011cm" svg:height="8.84cm" xlink:href=".." chart:class="chart:line" chart:style-name="ch1">
        <chart:legend chart:legend-position="end" svg:x="14.858cm" svg:y="3.576cm" chart:style-name="ch2"/>
        <chart:plot-area chart:style-name="ch3" table:cell-range-address="Hu1.A1:Hu1.D51" chart:data-source-has-labels="row" svg:x="0.36cm" svg:y="0.176cm" svg:width="14.139cm" svg:height="8.312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Hu1.A2:Hu1.A51" chart:label-cell-address="Hu1.A1:Hu1.A1" chart:class="chart:line">
            <chart:data-point chart:repeated="50"/>
          </chart:series>
          <chart:series chart:style-name="ch8" chart:values-cell-range-address="Hu1.B2:Hu1.B51" chart:label-cell-address="Hu1.B1:Hu1.B1" chart:class="chart:line">
            <chart:data-point chart:repeated="50"/>
          </chart:series>
          <chart:series chart:style-name="ch9" chart:values-cell-range-address="Hu1.C2:Hu1.C51" chart:label-cell-address="Hu1.C1:Hu1.C1" chart:class="chart:line">
            <chart:data-point chart:repeated="50"/>
          </chart:series>
          <chart:series chart:style-name="ch10" chart:values-cell-range-address="Hu1.D2:Hu1.D51" chart:label-cell-address="Hu1.D1:Hu1.D1" chart:class="chart:line">
            <chart:data-point chart:repeated="5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Hu1.A1:Hu1.A1">authong1</text:p>
              </table:table-cell>
              <table:table-cell office:value-type="string">
                <text:p text:id="Hu1.B1:Hu1.B1">chainat72</text:p>
              </table:table-cell>
              <table:table-cell office:value-type="string">
                <text:p text:id="Hu1.C1:Hu1.C1">motoso1</text:p>
              </table:table-cell>
              <table:table-cell office:value-type="string">
                <text:p text:id="Hu1.D1:Hu1.D1">kamphangsean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75515159224">
                <text:p text:id="Hu1.A2:Hu1.A51">0.175515159224</text:p>
              </table:table-cell>
              <table:table-cell office:value-type="float" office:value="0.16948176982">
                <text:p text:id="Hu1.B2:Hu1.B51">0.16948176982</text:p>
              </table:table-cell>
              <table:table-cell office:value-type="float" office:value="0.170635921114">
                <text:p text:id="Hu1.C2:Hu1.C51">0.170635921114</text:p>
              </table:table-cell>
              <table:table-cell office:value-type="float" office:value="0.184716548781">
                <text:p text:id="Hu1.D2:Hu1.D51">0.18471654878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73508522163">
                <text:p>0.173508522163</text:p>
              </table:table-cell>
              <table:table-cell office:value-type="float" office:value="0.169262074845">
                <text:p>0.169262074845</text:p>
              </table:table-cell>
              <table:table-cell office:value-type="float" office:value="0.176121756346">
                <text:p>0.176121756346</text:p>
              </table:table-cell>
              <table:table-cell office:value-type="float" office:value="0.182664013278">
                <text:p>0.1826640132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79451838726">
                <text:p>0.179451838726</text:p>
              </table:table-cell>
              <table:table-cell office:value-type="float" office:value="0.169938190798">
                <text:p>0.169938190798</text:p>
              </table:table-cell>
              <table:table-cell office:value-type="float" office:value="0.166638819041">
                <text:p>0.166638819041</text:p>
              </table:table-cell>
              <table:table-cell office:value-type="float" office:value="0.175422236294">
                <text:p>0.1754222362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75164475945">
                <text:p>0.175164475945</text:p>
              </table:table-cell>
              <table:table-cell office:value-type="float" office:value="0.169007650449">
                <text:p>0.169007650449</text:p>
              </table:table-cell>
              <table:table-cell office:value-type="float" office:value="0.173016008782">
                <text:p>0.173016008782</text:p>
              </table:table-cell>
              <table:table-cell office:value-type="float" office:value="0.179660265224">
                <text:p>0.1796602652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69800961882">
                <text:p>0.169800961882</text:p>
              </table:table-cell>
              <table:table-cell office:value-type="float" office:value="0.178942798226">
                <text:p>0.178942798226</text:p>
              </table:table-cell>
              <table:table-cell office:value-type="float" office:value="0.174728561954">
                <text:p>0.174728561954</text:p>
              </table:table-cell>
              <table:table-cell office:value-type="float" office:value="0.177076154438">
                <text:p>0.1770761544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70348176798">
                <text:p>0.170348176798</text:p>
              </table:table-cell>
              <table:table-cell office:value-type="float" office:value="0.182564585476">
                <text:p>0.182564585476</text:p>
              </table:table-cell>
              <table:table-cell office:value-type="float" office:value="0.167954823571">
                <text:p>0.167954823571</text:p>
              </table:table-cell>
              <table:table-cell office:value-type="float" office:value="0.180285002414">
                <text:p>0.1802850024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73841141006">
                <text:p>0.173841141006</text:p>
              </table:table-cell>
              <table:table-cell office:value-type="float" office:value="0.171905029226">
                <text:p>0.171905029226</text:p>
              </table:table-cell>
              <table:table-cell office:value-type="float" office:value="0.171198536554">
                <text:p>0.171198536554</text:p>
              </table:table-cell>
              <table:table-cell office:value-type="float" office:value="0.178629079616">
                <text:p>0.1786290796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67635184646">
                <text:p>0.167635184646</text:p>
              </table:table-cell>
              <table:table-cell office:value-type="float" office:value="0.169496984681">
                <text:p>0.169496984681</text:p>
              </table:table-cell>
              <table:table-cell office:value-type="float" office:value="0.17920897024">
                <text:p>0.17920897024</text:p>
              </table:table-cell>
              <table:table-cell office:value-type="float" office:value="0.174216136395">
                <text:p>0.1742161363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80278862569">
                <text:p>0.180278862569</text:p>
              </table:table-cell>
              <table:table-cell office:value-type="float" office:value="0.174875269794">
                <text:p>0.174875269794</text:p>
              </table:table-cell>
              <table:table-cell office:value-type="float" office:value="0.172655419556">
                <text:p>0.172655419556</text:p>
              </table:table-cell>
              <table:table-cell office:value-type="float" office:value="0.180691160772">
                <text:p>0.1806911607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7753675461">
                <text:p>0.17753675461</text:p>
              </table:table-cell>
              <table:table-cell office:value-type="float" office:value="0.171607991527">
                <text:p>0.171607991527</text:p>
              </table:table-cell>
              <table:table-cell office:value-type="float" office:value="0.179566436182">
                <text:p>0.179566436182</text:p>
              </table:table-cell>
              <table:table-cell office:value-type="float" office:value="0.173475870026">
                <text:p>0.1734758700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66859464753">
                <text:p>0.166859464753</text:p>
              </table:table-cell>
              <table:table-cell office:value-type="float" office:value="0.172607420285">
                <text:p>0.172607420285</text:p>
              </table:table-cell>
              <table:table-cell office:value-type="float" office:value="0.1708579952">
                <text:p>0.1708579952</text:p>
              </table:table-cell>
              <table:table-cell office:value-type="float" office:value="0.178809481113">
                <text:p>0.1788094811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69473553544">
                <text:p>0.169473553544</text:p>
              </table:table-cell>
              <table:table-cell office:value-type="float" office:value="0.17596862432">
                <text:p>0.17596862432</text:p>
              </table:table-cell>
              <table:table-cell office:value-type="float" office:value="0.173188562226">
                <text:p>0.173188562226</text:p>
              </table:table-cell>
              <table:table-cell office:value-type="float" office:value="0.183131589098">
                <text:p>0.1831315890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72908683409">
                <text:p>0.172908683409</text:p>
              </table:table-cell>
              <table:table-cell office:value-type="float" office:value="0.17343667191">
                <text:p>0.17343667191</text:p>
              </table:table-cell>
              <table:table-cell office:value-type="float" office:value="0.163779923043">
                <text:p>0.163779923043</text:p>
              </table:table-cell>
              <table:table-cell office:value-type="float" office:value="0.175556912363">
                <text:p>0.17555691236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70853847552">
                <text:p>0.170853847552</text:p>
              </table:table-cell>
              <table:table-cell office:value-type="float" office:value="0.173652820886">
                <text:p>0.173652820886</text:p>
              </table:table-cell>
              <table:table-cell office:value-type="float" office:value="0.172060541136">
                <text:p>0.172060541136</text:p>
              </table:table-cell>
              <table:table-cell office:value-type="float" office:value="0.178468591326">
                <text:p>0.17846859132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70595378832">
                <text:p>0.170595378832</text:p>
              </table:table-cell>
              <table:table-cell office:value-type="float" office:value="0.17295815151">
                <text:p>0.17295815151</text:p>
              </table:table-cell>
              <table:table-cell office:value-type="float" office:value="0.17853026113">
                <text:p>0.17853026113</text:p>
              </table:table-cell>
              <table:table-cell office:value-type="float" office:value="0.181091411474">
                <text:p>0.18109141147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73838878912">
                <text:p>0.173838878912</text:p>
              </table:table-cell>
              <table:table-cell office:value-type="float" office:value="0.174805259849">
                <text:p>0.174805259849</text:p>
              </table:table-cell>
              <table:table-cell office:value-type="float" office:value="0.171186292442">
                <text:p>0.171186292442</text:p>
              </table:table-cell>
              <table:table-cell office:value-type="float" office:value="0.172957911556">
                <text:p>0.17295791155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70650173588">
                <text:p>0.170650173588</text:p>
              </table:table-cell>
              <table:table-cell office:value-type="float" office:value="0.169920364254">
                <text:p>0.169920364254</text:p>
              </table:table-cell>
              <table:table-cell office:value-type="float" office:value="0.172823124902">
                <text:p>0.172823124902</text:p>
              </table:table-cell>
              <table:table-cell office:value-type="float" office:value="0.183115794785">
                <text:p>0.18311579478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69802362525">
                <text:p>0.169802362525</text:p>
              </table:table-cell>
              <table:table-cell office:value-type="float" office:value="0.17030983645">
                <text:p>0.17030983645</text:p>
              </table:table-cell>
              <table:table-cell office:value-type="float" office:value="0.178990750179">
                <text:p>0.178990750179</text:p>
              </table:table-cell>
              <table:table-cell office:value-type="float" office:value="0.173241005185">
                <text:p>0.17324100518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77769891349">
                <text:p>0.177769891349</text:p>
              </table:table-cell>
              <table:table-cell office:value-type="float" office:value="0.170936108328">
                <text:p>0.170936108328</text:p>
              </table:table-cell>
              <table:table-cell office:value-type="float" office:value="0.16708878764">
                <text:p>0.16708878764</text:p>
              </table:table-cell>
              <table:table-cell office:value-type="float" office:value="0.175383258268">
                <text:p>0.1753832582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76337784161">
                <text:p>0.176337784161</text:p>
              </table:table-cell>
              <table:table-cell office:value-type="float" office:value="0.169292828651">
                <text:p>0.169292828651</text:p>
              </table:table-cell>
              <table:table-cell office:value-type="float" office:value="0.168252553038">
                <text:p>0.168252553038</text:p>
              </table:table-cell>
              <table:table-cell office:value-type="float" office:value="0.17836776822">
                <text:p>0.1783677682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71412914826">
                <text:p>0.171412914826</text:p>
              </table:table-cell>
              <table:table-cell office:value-type="float" office:value="0.185181182813">
                <text:p>0.185181182813</text:p>
              </table:table-cell>
              <table:table-cell office:value-type="float" office:value="0.175506424498">
                <text:p>0.175506424498</text:p>
              </table:table-cell>
              <table:table-cell office:value-type="float" office:value="0.178351063678">
                <text:p>0.17835106367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78294236915">
                <text:p>0.178294236915</text:p>
              </table:table-cell>
              <table:table-cell office:value-type="float" office:value="0.172027172588">
                <text:p>0.172027172588</text:p>
              </table:table-cell>
              <table:table-cell office:value-type="float" office:value="0.169233179366">
                <text:p>0.169233179366</text:p>
              </table:table-cell>
              <table:table-cell office:value-type="float" office:value="0.174782330193">
                <text:p>0.17478233019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77647027201">
                <text:p>0.177647027201</text:p>
              </table:table-cell>
              <table:table-cell office:value-type="float" office:value="0.175362364107">
                <text:p>0.175362364107</text:p>
              </table:table-cell>
              <table:table-cell office:value-type="float" office:value="0.17261876626">
                <text:p>0.17261876626</text:p>
              </table:table-cell>
              <table:table-cell office:value-type="float" office:value="0.183282281195">
                <text:p>0.18328228119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70352569362">
                <text:p>0.170352569362</text:p>
              </table:table-cell>
              <table:table-cell office:value-type="float" office:value="0.170020985771">
                <text:p>0.170020985771</text:p>
              </table:table-cell>
              <table:table-cell office:value-type="float" office:value="0.181081236834">
                <text:p>0.181081236834</text:p>
              </table:table-cell>
              <table:table-cell office:value-type="float" office:value="0.187581192642">
                <text:p>0.18758119264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77897428325">
                <text:p>0.177897428325</text:p>
              </table:table-cell>
              <table:table-cell office:value-type="float" office:value="0.171700097314">
                <text:p>0.171700097314</text:p>
              </table:table-cell>
              <table:table-cell office:value-type="float" office:value="0.178210876814">
                <text:p>0.178210876814</text:p>
              </table:table-cell>
              <table:table-cell office:value-type="float" office:value="0.169395787082">
                <text:p>0.16939578708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71394549508">
                <text:p>0.171394549508</text:p>
              </table:table-cell>
              <table:table-cell office:value-type="float" office:value="0.174694613531">
                <text:p>0.174694613531</text:p>
              </table:table-cell>
              <table:table-cell office:value-type="float" office:value="0.170164376695">
                <text:p>0.170164376695</text:p>
              </table:table-cell>
              <table:table-cell office:value-type="float" office:value="0.180424851763">
                <text:p>0.18042485176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70328507993">
                <text:p>0.170328507993</text:p>
              </table:table-cell>
              <table:table-cell office:value-type="float" office:value="0.177649810115">
                <text:p>0.177649810115</text:p>
              </table:table-cell>
              <table:table-cell office:value-type="float" office:value="0.17563029964">
                <text:p>0.17563029964</text:p>
              </table:table-cell>
              <table:table-cell office:value-type="float" office:value="0.171406961416">
                <text:p>0.17140696141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67715711001">
                <text:p>0.167715711001</text:p>
              </table:table-cell>
              <table:table-cell office:value-type="float" office:value="0.174637865308">
                <text:p>0.174637865308</text:p>
              </table:table-cell>
              <table:table-cell office:value-type="float" office:value="0.172921307591">
                <text:p>0.172921307591</text:p>
              </table:table-cell>
              <table:table-cell office:value-type="float" office:value="0.17768164801">
                <text:p>0.1776816480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71148256684">
                <text:p>0.171148256684</text:p>
              </table:table-cell>
              <table:table-cell office:value-type="float" office:value="0.171003048664">
                <text:p>0.171003048664</text:p>
              </table:table-cell>
              <table:table-cell office:value-type="float" office:value="0.172028739666">
                <text:p>0.172028739666</text:p>
              </table:table-cell>
              <table:table-cell office:value-type="float" office:value="0.180720162098">
                <text:p>0.18072016209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72971117943">
                <text:p>0.172971117943</text:p>
              </table:table-cell>
              <table:table-cell office:value-type="float" office:value="0.16684580307">
                <text:p>0.16684580307</text:p>
              </table:table-cell>
              <table:table-cell office:value-type="float" office:value="0.172051985979">
                <text:p>0.172051985979</text:p>
              </table:table-cell>
              <table:table-cell office:value-type="float" office:value="0.179731757663">
                <text:p>0.17973175766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77072061101">
                <text:p>0.177072061101</text:p>
              </table:table-cell>
              <table:table-cell office:value-type="float" office:value="0.168282456624">
                <text:p>0.168282456624</text:p>
              </table:table-cell>
              <table:table-cell office:value-type="float" office:value="0.171903555333">
                <text:p>0.171903555333</text:p>
              </table:table-cell>
              <table:table-cell office:value-type="float" office:value="0.185467307924">
                <text:p>0.18546730792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74924603183">
                <text:p>0.174924603183</text:p>
              </table:table-cell>
              <table:table-cell office:value-type="float" office:value="0.177806721907">
                <text:p>0.177806721907</text:p>
              </table:table-cell>
              <table:table-cell office:value-type="float" office:value="0.179377782968">
                <text:p>0.179377782968</text:p>
              </table:table-cell>
              <table:table-cell office:value-type="float" office:value="0.179075950339">
                <text:p>0.17907595033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69977951846">
                <text:p>0.169977951846</text:p>
              </table:table-cell>
              <table:table-cell office:value-type="float" office:value="0.171223897313">
                <text:p>0.171223897313</text:p>
              </table:table-cell>
              <table:table-cell office:value-type="float" office:value="0.174451447016">
                <text:p>0.174451447016</text:p>
              </table:table-cell>
              <table:table-cell office:value-type="float" office:value="0.178113057446">
                <text:p>0.17811305744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75625094979">
                <text:p>0.175625094979</text:p>
              </table:table-cell>
              <table:table-cell office:value-type="float" office:value="0.182512624663">
                <text:p>0.182512624663</text:p>
              </table:table-cell>
              <table:table-cell office:value-type="float" office:value="0.166227759123">
                <text:p>0.166227759123</text:p>
              </table:table-cell>
              <table:table-cell office:value-type="float" office:value="0.179229773099">
                <text:p>0.17922977309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739526385">
                <text:p>0.1739526385</text:p>
              </table:table-cell>
              <table:table-cell office:value-type="float" office:value="0.167846774834">
                <text:p>0.167846774834</text:p>
              </table:table-cell>
              <table:table-cell office:value-type="float" office:value="0.185029860714">
                <text:p>0.185029860714</text:p>
              </table:table-cell>
              <table:table-cell office:value-type="float" office:value="0.18053372751">
                <text:p>0.1805337275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7071343212">
                <text:p>0.17071343212</text:p>
              </table:table-cell>
              <table:table-cell office:value-type="float" office:value="0.167015427183">
                <text:p>0.167015427183</text:p>
              </table:table-cell>
              <table:table-cell office:value-type="float" office:value="0.173078521563">
                <text:p>0.173078521563</text:p>
              </table:table-cell>
              <table:table-cell office:value-type="float" office:value="0.180020968341">
                <text:p>0.18002096834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66812256878">
                <text:p>0.166812256878</text:p>
              </table:table-cell>
              <table:table-cell office:value-type="float" office:value="0.176932063855">
                <text:p>0.176932063855</text:p>
              </table:table-cell>
              <table:table-cell office:value-type="float" office:value="0.171682706252">
                <text:p>0.171682706252</text:p>
              </table:table-cell>
              <table:table-cell office:value-type="float" office:value="0.181067207921">
                <text:p>0.18106720792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75527662552">
                <text:p>0.175527662552</text:p>
              </table:table-cell>
              <table:table-cell office:value-type="float" office:value="0.164635038194">
                <text:p>0.164635038194</text:p>
              </table:table-cell>
              <table:table-cell office:value-type="float" office:value="0.18037778401">
                <text:p>0.18037778401</text:p>
              </table:table-cell>
              <table:table-cell office:value-type="float" office:value="0.181904237948">
                <text:p>0.18190423794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7095369005">
                <text:p>0.17095369005</text:p>
              </table:table-cell>
              <table:table-cell office:value-type="float" office:value="0.172603975847">
                <text:p>0.172603975847</text:p>
              </table:table-cell>
              <table:table-cell office:value-type="float" office:value="0.175130070909">
                <text:p>0.175130070909</text:p>
              </table:table-cell>
              <table:table-cell office:value-type="float" office:value="0.181522124283">
                <text:p>0.18152212428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81451330203">
                <text:p>0.181451330203</text:p>
              </table:table-cell>
              <table:table-cell office:value-type="float" office:value="0.177423748057">
                <text:p>0.177423748057</text:p>
              </table:table-cell>
              <table:table-cell office:value-type="float" office:value="0.174417606407">
                <text:p>0.174417606407</text:p>
              </table:table-cell>
              <table:table-cell office:value-type="float" office:value="0.176626751501">
                <text:p>0.17662675150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79092275349">
                <text:p>0.179092275349</text:p>
              </table:table-cell>
              <table:table-cell office:value-type="float" office:value="0.18487437299">
                <text:p>0.18487437299</text:p>
              </table:table-cell>
              <table:table-cell office:value-type="float" office:value="0.165862996986">
                <text:p>0.165862996986</text:p>
              </table:table-cell>
              <table:table-cell office:value-type="float" office:value="0.177992617772">
                <text:p>0.17799261777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76629041222">
                <text:p>0.176629041222</text:p>
              </table:table-cell>
              <table:table-cell office:value-type="float" office:value="0.1670182356">
                <text:p>0.1670182356</text:p>
              </table:table-cell>
              <table:table-cell office:value-type="float" office:value="0.171127005358">
                <text:p>0.171127005358</text:p>
              </table:table-cell>
              <table:table-cell office:value-type="float" office:value="0.174229922493">
                <text:p>0.17422992249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71208746376">
                <text:p>0.171208746376</text:p>
              </table:table-cell>
              <table:table-cell office:value-type="float" office:value="0.175931804124">
                <text:p>0.175931804124</text:p>
              </table:table-cell>
              <table:table-cell office:value-type="float" office:value="0.171898602997">
                <text:p>0.171898602997</text:p>
              </table:table-cell>
              <table:table-cell office:value-type="float" office:value="0.179921944123">
                <text:p>0.17992194412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72876876572">
                <text:p>0.172876876572</text:p>
              </table:table-cell>
              <table:table-cell office:value-type="float" office:value="0.175700402454">
                <text:p>0.175700402454</text:p>
              </table:table-cell>
              <table:table-cell office:value-type="float" office:value="0.172242876133">
                <text:p>0.172242876133</text:p>
              </table:table-cell>
              <table:table-cell office:value-type="float" office:value="0.175015281144">
                <text:p>0.17501528114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74450127837">
                <text:p>0.174450127837</text:p>
              </table:table-cell>
              <table:table-cell office:value-type="float" office:value="0.169401205535">
                <text:p>0.169401205535</text:p>
              </table:table-cell>
              <table:table-cell office:value-type="float" office:value="0.162784877474">
                <text:p>0.162784877474</text:p>
              </table:table-cell>
              <table:table-cell office:value-type="float" office:value="0.195802182722">
                <text:p>0.19580218272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64295985658">
                <text:p>0.164295985658</text:p>
              </table:table-cell>
              <table:table-cell office:value-type="float" office:value="0.181295108081">
                <text:p>0.181295108081</text:p>
              </table:table-cell>
              <table:table-cell office:value-type="float" office:value="0.170046204147">
                <text:p>0.170046204147</text:p>
              </table:table-cell>
              <table:table-cell office:value-type="float" office:value="0.18540786046">
                <text:p>0.1854078604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69580088968">
                <text:p>0.169580088968</text:p>
              </table:table-cell>
              <table:table-cell office:value-type="float" office:value="0.174284291899">
                <text:p>0.174284291899</text:p>
              </table:table-cell>
              <table:table-cell office:value-type="float" office:value="0.17339020539">
                <text:p>0.17339020539</text:p>
              </table:table-cell>
              <table:table-cell office:value-type="float" office:value="0.178171772432">
                <text:p>0.17817177243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64033915795">
                <text:p>0.164033915795</text:p>
              </table:table-cell>
              <table:table-cell office:value-type="float" office:value="0.165121497273">
                <text:p>0.165121497273</text:p>
              </table:table-cell>
              <table:table-cell office:value-type="float" office:value="0.171297722546">
                <text:p>0.171297722546</text:p>
              </table:table-cell>
              <table:table-cell office:value-type="float" office:value="0.174314779382">
                <text:p>0.17431477938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62652850715">
                <text:p>0.162652850715</text:p>
              </table:table-cell>
              <table:table-cell office:value-type="float" office:value="0.16856190899">
                <text:p>0.16856190899</text:p>
              </table:table-cell>
              <table:table-cell office:value-type="float" office:value="0.171636683817">
                <text:p>0.171636683817</text:p>
              </table:table-cell>
              <table:table-cell office:value-type="float" office:value="0.183423019536">
                <text:p>0.18342301953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72474587934">
                <text:p>0.172474587934</text:p>
              </table:table-cell>
              <table:table-cell office:value-type="float" office:value="0.170377529745">
                <text:p>0.170377529745</text:p>
              </table:table-cell>
              <table:table-cell office:value-type="float" office:value="0.167942458853">
                <text:p>0.167942458853</text:p>
              </table:table-cell>
              <table:table-cell office:value-type="float" office:value="0.177741137359">
                <text:p>0.17774113735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scientific-number number:decimal-places="3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17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117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8" style:family="chart" style:data-style-name="N117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9" style:family="chart" style:data-style-name="N117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10" style:family="chart" style:data-style-name="N117">
      <style:chart-properties chart:symbol-type="none"/>
      <style:graphic-properties svg:stroke-width="0.088cm" svg:stroke-color="#579d1c" draw:fill-color="#579d1c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381cm" svg:height="9.58cm" xlink:href=".." chart:class="chart:line" chart:style-name="ch1">
        <chart:legend chart:legend-position="end" svg:x="16.201cm" svg:y="3.946cm" chart:style-name="ch2"/>
        <chart:plot-area chart:style-name="ch3" table:cell-range-address="Hu2.A1:Hu2.D51" chart:data-source-has-labels="row" svg:x="0.387cm" svg:y="0.191cm" svg:width="15.428cm" svg:height="9.007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Hu2.A2:Hu2.A51" chart:label-cell-address="Hu2.A1:Hu2.A1" chart:class="chart:line">
            <chart:data-point chart:repeated="50"/>
          </chart:series>
          <chart:series chart:style-name="ch8" chart:values-cell-range-address="Hu2.B2:Hu2.B51" chart:label-cell-address="Hu2.B1:Hu2.B1" chart:class="chart:line">
            <chart:data-point chart:repeated="50"/>
          </chart:series>
          <chart:series chart:style-name="ch9" chart:values-cell-range-address="Hu2.C2:Hu2.C51" chart:label-cell-address="Hu2.C1:Hu2.C1" chart:class="chart:line">
            <chart:data-point chart:repeated="50"/>
          </chart:series>
          <chart:series chart:style-name="ch10" chart:values-cell-range-address="Hu2.D2:Hu2.D51" chart:label-cell-address="Hu2.D1:Hu2.D1" chart:class="chart:line">
            <chart:data-point chart:repeated="5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Hu2.A1:Hu2.A1">authong1</text:p>
              </table:table-cell>
              <table:table-cell office:value-type="string">
                <text:p text:id="Hu2.B1:Hu2.B1">chainat72</text:p>
              </table:table-cell>
              <table:table-cell office:value-type="string">
                <text:p text:id="Hu2.C1:Hu2.C1">motoso1</text:p>
              </table:table-cell>
              <table:table-cell office:value-type="string">
                <text:p text:id="Hu2.D1:Hu2.D1">kamphangsean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289926529799">
                <text:p text:id="Hu2.A2:Hu2.A51">0.00289926529799</text:p>
              </table:table-cell>
              <table:table-cell office:value-type="float" office:value="0.0030362308398">
                <text:p text:id="Hu2.B2:Hu2.B51">0.0030362308398</text:p>
              </table:table-cell>
              <table:table-cell office:value-type="float" office:value="0.00319023559509">
                <text:p text:id="Hu2.C2:Hu2.C51">0.00319023559509</text:p>
              </table:table-cell>
              <table:table-cell office:value-type="float" office:value="0.00294747878735">
                <text:p text:id="Hu2.D2:Hu2.D51">0.0029474787873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29400601005">
                <text:p>0.00129400601005</text:p>
              </table:table-cell>
              <table:table-cell office:value-type="float" office:value="0.00285317573318">
                <text:p>0.00285317573318</text:p>
              </table:table-cell>
              <table:table-cell office:value-type="float" office:value="0.00448891441851">
                <text:p>0.00448891441851</text:p>
              </table:table-cell>
              <table:table-cell office:value-type="float" office:value="0.0049999766512">
                <text:p>0.00499997665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4934980319">
                <text:p>0.004934980319</text:p>
              </table:table-cell>
              <table:table-cell office:value-type="float" office:value="0.00275936944719">
                <text:p>0.00275936944719</text:p>
              </table:table-cell>
              <table:table-cell office:value-type="float" office:value="0.00173723337102">
                <text:p>0.00173723337102</text:p>
              </table:table-cell>
              <table:table-cell office:value-type="float" office:value="0.0023672036049">
                <text:p>0.00236720360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12367161558">
                <text:p>0.0012367161558</text:p>
              </table:table-cell>
              <table:table-cell office:value-type="float" office:value="0.00285044969326">
                <text:p>0.00285044969326</text:p>
              </table:table-cell>
              <table:table-cell office:value-type="float" office:value="0.00266902982394">
                <text:p>0.00266902982394</text:p>
              </table:table-cell>
              <table:table-cell office:value-type="float" office:value="0.002170274449">
                <text:p>0.0021702744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184921625476">
                <text:p>0.00184921625476</text:p>
              </table:table-cell>
              <table:table-cell office:value-type="float" office:value="0.00423798003804">
                <text:p>0.00423798003804</text:p>
              </table:table-cell>
              <table:table-cell office:value-type="float" office:value="0.00338850199659">
                <text:p>0.00338850199659</text:p>
              </table:table-cell>
              <table:table-cell office:value-type="float" office:value="0.00273617756238">
                <text:p>0.002736177562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253398309415">
                <text:p>0.00253398309415</text:p>
              </table:table-cell>
              <table:table-cell office:value-type="float" office:value="0.00479923080371">
                <text:p>0.00479923080371</text:p>
              </table:table-cell>
              <table:table-cell office:value-type="float" office:value="0.00179169036942">
                <text:p>0.00179169036942</text:p>
              </table:table-cell>
              <table:table-cell office:value-type="float" office:value="0.0038900848664">
                <text:p>0.00389008486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306032066626">
                <text:p>0.00306032066626</text:p>
              </table:table-cell>
              <table:table-cell office:value-type="float" office:value="0.00384008505788">
                <text:p>0.00384008505788</text:p>
              </table:table-cell>
              <table:table-cell office:value-type="float" office:value="0.00303596477027">
                <text:p>0.00303596477027</text:p>
              </table:table-cell>
              <table:table-cell office:value-type="float" office:value="0.00338185812288">
                <text:p>0.003381858122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142247948535">
                <text:p>0.00142247948535</text:p>
              </table:table-cell>
              <table:table-cell office:value-type="float" office:value="0.00262787723371">
                <text:p>0.00262787723371</text:p>
              </table:table-cell>
              <table:table-cell office:value-type="float" office:value="0.00465944722162">
                <text:p>0.00465944722162</text:p>
              </table:table-cell>
              <table:table-cell office:value-type="float" office:value="0.00104160970444">
                <text:p>0.001041609704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568077450575">
                <text:p>0.00568077450575</text:p>
              </table:table-cell>
              <table:table-cell office:value-type="float" office:value="0.00454928128658">
                <text:p>0.00454928128658</text:p>
              </table:table-cell>
              <table:table-cell office:value-type="float" office:value="0.00424633204358">
                <text:p>0.00424633204358</text:p>
              </table:table-cell>
              <table:table-cell office:value-type="float" office:value="0.00329803888033">
                <text:p>0.003298038880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463361525481">
                <text:p>0.00463361525481</text:p>
              </table:table-cell>
              <table:table-cell office:value-type="float" office:value="0.00361987026412">
                <text:p>0.00361987026412</text:p>
              </table:table-cell>
              <table:table-cell office:value-type="float" office:value="0.00468770508489">
                <text:p>0.00468770508489</text:p>
              </table:table-cell>
              <table:table-cell office:value-type="float" office:value="0.00197252723166">
                <text:p>0.001972527231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152595148066">
                <text:p>0.00152595148066</text:p>
              </table:table-cell>
              <table:table-cell office:value-type="float" office:value="0.00348460449225">
                <text:p>0.00348460449225</text:p>
              </table:table-cell>
              <table:table-cell office:value-type="float" office:value="0.00358704122929">
                <text:p>0.00358704122929</text:p>
              </table:table-cell>
              <table:table-cell office:value-type="float" office:value="0.00315278250199">
                <text:p>0.003152782501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109724309787">
                <text:p>0.00109724309787</text:p>
              </table:table-cell>
              <table:table-cell office:value-type="float" office:value="0.00252736767119">
                <text:p>0.00252736767119</text:p>
              </table:table-cell>
              <table:table-cell office:value-type="float" office:value="0.00325971029688">
                <text:p>0.00325971029688</text:p>
              </table:table-cell>
              <table:table-cell office:value-type="float" office:value="0.00540368061963">
                <text:p>0.0054036806196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261973544484">
                <text:p>0.00261973544484</text:p>
              </table:table-cell>
              <table:table-cell office:value-type="float" office:value="0.00412055362466">
                <text:p>0.00412055362466</text:p>
              </table:table-cell>
              <table:table-cell office:value-type="float" office:value="0.00140779418939">
                <text:p>0.00140779418939</text:p>
              </table:table-cell>
              <table:table-cell office:value-type="float" office:value="0.00151197091424">
                <text:p>0.001511970914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272893136702">
                <text:p>0.00272893136702</text:p>
              </table:table-cell>
              <table:table-cell office:value-type="float" office:value="0.00421958874325">
                <text:p>0.00421958874325</text:p>
              </table:table-cell>
              <table:table-cell office:value-type="float" office:value="0.00357328649842">
                <text:p>0.00357328649842</text:p>
              </table:table-cell>
              <table:table-cell office:value-type="float" office:value="0.00349455961159">
                <text:p>0.0034945596115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279196929123">
                <text:p>0.00279196929123</text:p>
              </table:table-cell>
              <table:table-cell office:value-type="float" office:value="0.00294265546458">
                <text:p>0.00294265546458</text:p>
              </table:table-cell>
              <table:table-cell office:value-type="float" office:value="0.00244485005378">
                <text:p>0.00244485005378</text:p>
              </table:table-cell>
              <table:table-cell office:value-type="float" office:value="0.00398208160515">
                <text:p>0.003982081605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257331898519">
                <text:p>0.00257331898519</text:p>
              </table:table-cell>
              <table:table-cell office:value-type="float" office:value="0.00497448511281">
                <text:p>0.00497448511281</text:p>
              </table:table-cell>
              <table:table-cell office:value-type="float" office:value="0.00244819034438">
                <text:p>0.00244819034438</text:p>
              </table:table-cell>
              <table:table-cell office:value-type="float" office:value="0.00248103313978">
                <text:p>0.0024810331397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178161866456">
                <text:p>0.00178161866456</text:p>
              </table:table-cell>
              <table:table-cell office:value-type="float" office:value="0.00255666568605">
                <text:p>0.00255666568605</text:p>
              </table:table-cell>
              <table:table-cell office:value-type="float" office:value="0.00252470545073">
                <text:p>0.00252470545073</text:p>
              </table:table-cell>
              <table:table-cell office:value-type="float" office:value="0.00406363245132">
                <text:p>0.004063632451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243552017014">
                <text:p>0.00243552017014</text:p>
              </table:table-cell>
              <table:table-cell office:value-type="float" office:value="0.00280586271329">
                <text:p>0.00280586271329</text:p>
              </table:table-cell>
              <table:table-cell office:value-type="float" office:value="0.00342269356092">
                <text:p>0.00342269356092</text:p>
              </table:table-cell>
              <table:table-cell office:value-type="float" office:value="0.00335087191697">
                <text:p>0.0033508719169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458774373373">
                <text:p>0.00458774373373</text:p>
              </table:table-cell>
              <table:table-cell office:value-type="float" office:value="0.00324530752814">
                <text:p>0.00324530752814</text:p>
              </table:table-cell>
              <table:table-cell office:value-type="float" office:value="0.00205662393461">
                <text:p>0.00205662393461</text:p>
              </table:table-cell>
              <table:table-cell office:value-type="float" office:value="0.00182604504316">
                <text:p>0.001826045043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28981200573">
                <text:p>0.0028981200573</text:p>
              </table:table-cell>
              <table:table-cell office:value-type="float" office:value="0.00269496330382">
                <text:p>0.00269496330382</text:p>
              </table:table-cell>
              <table:table-cell office:value-type="float" office:value="0.00212324250252">
                <text:p>0.00212324250252</text:p>
              </table:table-cell>
              <table:table-cell office:value-type="float" office:value="0.00290958180602">
                <text:p>0.002909581806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109045473856">
                <text:p>0.00109045473856</text:p>
              </table:table-cell>
              <table:table-cell office:value-type="float" office:value="0.00452611922233">
                <text:p>0.00452611922233</text:p>
              </table:table-cell>
              <table:table-cell office:value-type="float" office:value="0.00467979033319">
                <text:p>0.00467979033319</text:p>
              </table:table-cell>
              <table:table-cell office:value-type="float" office:value="0.00290372819201">
                <text:p>0.002903728192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554566108835">
                <text:p>0.00554566108835</text:p>
              </table:table-cell>
              <table:table-cell office:value-type="float" office:value="0.00334932242462">
                <text:p>0.00334932242462</text:p>
              </table:table-cell>
              <table:table-cell office:value-type="float" office:value="0.0031776019367">
                <text:p>0.0031776019367</text:p>
              </table:table-cell>
              <table:table-cell office:value-type="float" office:value="0.00367375153576">
                <text:p>0.0036737515357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230091504174">
                <text:p>0.00230091504174</text:p>
              </table:table-cell>
              <table:table-cell office:value-type="float" office:value="0.00429103695116">
                <text:p>0.00429103695116</text:p>
              </table:table-cell>
              <table:table-cell office:value-type="float" office:value="0.00238174276215">
                <text:p>0.00238174276215</text:p>
              </table:table-cell>
              <table:table-cell office:value-type="float" office:value="0.00503289110057">
                <text:p>0.0050328911005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338479860606">
                <text:p>0.00338479860606</text:p>
              </table:table-cell>
              <table:table-cell office:value-type="float" office:value="0.00317048206673">
                <text:p>0.00317048206673</text:p>
              </table:table-cell>
              <table:table-cell office:value-type="float" office:value="0.00371883691916">
                <text:p>0.00371883691916</text:p>
              </table:table-cell>
              <table:table-cell office:value-type="float" office:value="0.00650159697911">
                <text:p>0.0065015969791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419736713748">
                <text:p>0.00419736713748</text:p>
              </table:table-cell>
              <table:table-cell office:value-type="float" office:value="0.00280983789439">
                <text:p>0.00280983789439</text:p>
              </table:table-cell>
              <table:table-cell office:value-type="float" office:value="0.00173609082489">
                <text:p>0.00173609082489</text:p>
              </table:table-cell>
              <table:table-cell office:value-type="float" office:value="0.00133189034877">
                <text:p>0.0013318903487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253560509445">
                <text:p>0.00253560509445</text:p>
              </table:table-cell>
              <table:table-cell office:value-type="float" office:value="0.0047303013641">
                <text:p>0.0047303013641</text:p>
              </table:table-cell>
              <table:table-cell office:value-type="float" office:value="0.00338088984473">
                <text:p>0.00338088984473</text:p>
              </table:table-cell>
              <table:table-cell office:value-type="float" office:value="0.00400921975848">
                <text:p>0.0040092197584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130402482622">
                <text:p>0.00130402482622</text:p>
              </table:table-cell>
              <table:table-cell office:value-type="float" office:value="0.00454264076593">
                <text:p>0.00454264076593</text:p>
              </table:table-cell>
              <table:table-cell office:value-type="float" office:value="0.00504185039469">
                <text:p>0.00504185039469</text:p>
              </table:table-cell>
              <table:table-cell office:value-type="float" office:value="0.0029911039726">
                <text:p>0.002991103972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265828354108">
                <text:p>0.00265828354108</text:p>
              </table:table-cell>
              <table:table-cell office:value-type="float" office:value="0.00452698834983">
                <text:p>0.00452698834983</text:p>
              </table:table-cell>
              <table:table-cell office:value-type="float" office:value="0.00403157413262">
                <text:p>0.00403157413262</text:p>
              </table:table-cell>
              <table:table-cell office:value-type="float" office:value="0.0038078675108">
                <text:p>0.003807867510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350465279943">
                <text:p>0.00350465279943</text:p>
              </table:table-cell>
              <table:table-cell office:value-type="float" office:value="0.00366044179187">
                <text:p>0.00366044179187</text:p>
              </table:table-cell>
              <table:table-cell office:value-type="float" office:value="0.00277486493355">
                <text:p>0.00277486493355</text:p>
              </table:table-cell>
              <table:table-cell office:value-type="float" office:value="0.00206215744547">
                <text:p>0.0020621574454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374824800561">
                <text:p>0.00374824800561</text:p>
              </table:table-cell>
              <table:table-cell office:value-type="float" office:value="0.00197353466276">
                <text:p>0.00197353466276</text:p>
              </table:table-cell>
              <table:table-cell office:value-type="float" office:value="0.00329122217709">
                <text:p>0.00329122217709</text:p>
              </table:table-cell>
              <table:table-cell office:value-type="float" office:value="0.00423957716629">
                <text:p>0.0042395771662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509607949545">
                <text:p>0.00509607949545</text:p>
              </table:table-cell>
              <table:table-cell office:value-type="float" office:value="0.00243663260892">
                <text:p>0.00243663260892</text:p>
              </table:table-cell>
              <table:table-cell office:value-type="float" office:value="0.00296244915968">
                <text:p>0.00296244915968</text:p>
              </table:table-cell>
              <table:table-cell office:value-type="float" office:value="0.00597072357685">
                <text:p>0.0059707235768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286297440614">
                <text:p>0.00286297440614</text:p>
              </table:table-cell>
              <table:table-cell office:value-type="float" office:value="0.00378026178403">
                <text:p>0.00378026178403</text:p>
              </table:table-cell>
              <table:table-cell office:value-type="float" office:value="0.00303744257394">
                <text:p>0.00303744257394</text:p>
              </table:table-cell>
              <table:table-cell office:value-type="float" office:value="0.00251918211934">
                <text:p>0.0025191821193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175369854777">
                <text:p>0.00175369854777</text:p>
              </table:table-cell>
              <table:table-cell office:value-type="float" office:value="0.00340147952213">
                <text:p>0.00340147952213</text:p>
              </table:table-cell>
              <table:table-cell office:value-type="float" office:value="0.00382920846813">
                <text:p>0.00382920846813</text:p>
              </table:table-cell>
              <table:table-cell office:value-type="float" office:value="0.00187798597685">
                <text:p>0.0018779859768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420261475407">
                <text:p>0.00420261475407</text:p>
              </table:table-cell>
              <table:table-cell office:value-type="float" office:value="0.00437881404077">
                <text:p>0.00437881404077</text:p>
              </table:table-cell>
              <table:table-cell office:value-type="float" office:value="0.00111616194239">
                <text:p>0.00111616194239</text:p>
              </table:table-cell>
              <table:table-cell office:value-type="float" office:value="0.00433410446764">
                <text:p>0.0043341044676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337897102442">
                <text:p>0.00337897102442</text:p>
              </table:table-cell>
              <table:table-cell office:value-type="float" office:value="0.00224185839334">
                <text:p>0.00224185839334</text:p>
              </table:table-cell>
              <table:table-cell office:value-type="float" office:value="0.00533709583166">
                <text:p>0.00533709583166</text:p>
              </table:table-cell>
              <table:table-cell office:value-type="float" office:value="0.0034520676816">
                <text:p>0.003452067681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165754495432">
                <text:p>0.00165754495432</text:p>
              </table:table-cell>
              <table:table-cell office:value-type="float" office:value="0.00209613467325">
                <text:p>0.00209613467325</text:p>
              </table:table-cell>
              <table:table-cell office:value-type="float" office:value="0.00310705099144">
                <text:p>0.00310705099144</text:p>
              </table:table-cell>
              <table:table-cell office:value-type="float" office:value="0.00517884028212">
                <text:p>0.005178840282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121671451477">
                <text:p>0.00121671451477</text:p>
              </table:table-cell>
              <table:table-cell office:value-type="float" office:value="0.00555405514343">
                <text:p>0.00555405514343</text:p>
              </table:table-cell>
              <table:table-cell office:value-type="float" office:value="0.00312540240438">
                <text:p>0.00312540240438</text:p>
              </table:table-cell>
              <table:table-cell office:value-type="float" office:value="0.00336730671398">
                <text:p>0.0033673067139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323515511931">
                <text:p>0.00323515511931</text:p>
              </table:table-cell>
              <table:table-cell office:value-type="float" office:value="0.000998018054495">
                <text:p>0.000998018054495</text:p>
              </table:table-cell>
              <table:table-cell office:value-type="float" office:value="0.00490596779293">
                <text:p>0.00490596779293</text:p>
              </table:table-cell>
              <table:table-cell office:value-type="float" office:value="0.00527440779448">
                <text:p>0.0052744077944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162716784205">
                <text:p>0.00162716784205</text:p>
              </table:table-cell>
              <table:table-cell office:value-type="float" office:value="0.00353248064697">
                <text:p>0.00353248064697</text:p>
              </table:table-cell>
              <table:table-cell office:value-type="float" office:value="0.00398901850738">
                <text:p>0.00398901850738</text:p>
              </table:table-cell>
              <table:table-cell office:value-type="float" office:value="0.0047843494742">
                <text:p>0.004784349474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64050271172">
                <text:p>0.0064050271172</text:p>
              </table:table-cell>
              <table:table-cell office:value-type="float" office:value="0.0051714040257">
                <text:p>0.0051714040257</text:p>
              </table:table-cell>
              <table:table-cell office:value-type="float" office:value="0.00438731734188">
                <text:p>0.00438731734188</text:p>
              </table:table-cell>
              <table:table-cell office:value-type="float" office:value="0.00324331011715">
                <text:p>0.0032433101171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469730476544">
                <text:p>0.00469730476544</text:p>
              </table:table-cell>
              <table:table-cell office:value-type="float" office:value="0.00476825223511">
                <text:p>0.00476825223511</text:p>
              </table:table-cell>
              <table:table-cell office:value-type="float" office:value="0.00157918684044">
                <text:p>0.00157918684044</text:p>
              </table:table-cell>
              <table:table-cell office:value-type="float" office:value="0.00512809787488">
                <text:p>0.0051280978748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212929821555">
                <text:p>0.00212929821555</text:p>
              </table:table-cell>
              <table:table-cell office:value-type="float" office:value="0.00220456536153">
                <text:p>0.00220456536153</text:p>
              </table:table-cell>
              <table:table-cell office:value-type="float" office:value="0.00285423930434">
                <text:p>0.00285423930434</text:p>
              </table:table-cell>
              <table:table-cell office:value-type="float" office:value="0.00252346589319">
                <text:p>0.0025234658931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23196056915">
                <text:p>0.0023196056915</text:p>
              </table:table-cell>
              <table:table-cell office:value-type="float" office:value="0.00206909495869">
                <text:p>0.00206909495869</text:p>
              </table:table-cell>
              <table:table-cell office:value-type="float" office:value="0.00238030435191">
                <text:p>0.00238030435191</text:p>
              </table:table-cell>
              <table:table-cell office:value-type="float" office:value="0.0033239025558">
                <text:p>0.003323902555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335750945605">
                <text:p>0.00335750945605</text:p>
              </table:table-cell>
              <table:table-cell office:value-type="float" office:value="0.00454500524084">
                <text:p>0.00454500524084</text:p>
              </table:table-cell>
              <table:table-cell office:value-type="float" office:value="0.00135740294187">
                <text:p>0.00135740294187</text:p>
              </table:table-cell>
              <table:table-cell office:value-type="float" office:value="0.00360839723584">
                <text:p>0.0036083972358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397995586728">
                <text:p>0.00397995586728</text:p>
              </table:table-cell>
              <table:table-cell office:value-type="float" office:value="0.00259039986123">
                <text:p>0.00259039986123</text:p>
              </table:table-cell>
              <table:table-cell office:value-type="float" office:value="0.000861435377319">
                <text:p>0.000861435377319</text:p>
              </table:table-cell>
              <table:table-cell office:value-type="float" office:value="0.00761118736587">
                <text:p>0.0076111873658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0984047848309">
                <text:p>0.000984047848309</text:p>
              </table:table-cell>
              <table:table-cell office:value-type="float" office:value="0.00518204906848">
                <text:p>0.00518204906848</text:p>
              </table:table-cell>
              <table:table-cell office:value-type="float" office:value="0.0027619056384">
                <text:p>0.0027619056384</text:p>
              </table:table-cell>
              <table:table-cell office:value-type="float" office:value="0.00515274454624">
                <text:p>0.0051527445462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220048958486">
                <text:p>0.00220048958486</text:p>
              </table:table-cell>
              <table:table-cell office:value-type="float" office:value="0.00352607977671">
                <text:p>0.00352607977671</text:p>
              </table:table-cell>
              <table:table-cell office:value-type="float" office:value="0.00253982772166">
                <text:p>0.00253982772166</text:p>
              </table:table-cell>
              <table:table-cell office:value-type="float" office:value="0.00211342685283">
                <text:p>0.0021134268528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127106408083">
                <text:p>0.00127106408083</text:p>
              </table:table-cell>
              <table:table-cell office:value-type="float" office:value="0.0015522487129">
                <text:p>0.0015522487129</text:p>
              </table:table-cell>
              <table:table-cell office:value-type="float" office:value="0.00239391443472">
                <text:p>0.00239391443472</text:p>
              </table:table-cell>
              <table:table-cell office:value-type="float" office:value="0.0030255316225">
                <text:p>0.003025531622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0657862872679">
                <text:p>0.000657862872679</text:p>
              </table:table-cell>
              <table:table-cell office:value-type="float" office:value="0.00231738625013">
                <text:p>0.00231738625013</text:p>
              </table:table-cell>
              <table:table-cell office:value-type="float" office:value="0.00387195266694">
                <text:p>0.00387195266694</text:p>
              </table:table-cell>
              <table:table-cell office:value-type="float" office:value="0.00433580544752">
                <text:p>0.0043358054475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276882904743">
                <text:p>0.00276882904743</text:p>
              </table:table-cell>
              <table:table-cell office:value-type="float" office:value="0.00337469504675">
                <text:p>0.00337469504675</text:p>
              </table:table-cell>
              <table:table-cell office:value-type="float" office:value="0.00196655532017">
                <text:p>0.00196655532017</text:p>
              </table:table-cell>
              <table:table-cell office:value-type="float" office:value="0.0039411904652">
                <text:p>0.003941190465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scientific-number number:decimal-places="3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17">
      <style:chart-properties chart:display-label="true" chart:logarithmic="false" chart:minimum="0" chart:maximum="0.00014" chart:interval-major="0.00002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117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8" style:family="chart" style:data-style-name="N117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9" style:family="chart" style:data-style-name="N117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10" style:family="chart" style:data-style-name="N117">
      <style:chart-properties chart:symbol-type="none"/>
      <style:graphic-properties svg:stroke-width="0.088cm" svg:stroke-color="#579d1c" draw:fill-color="#579d1c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876cm" svg:height="9.845cm" xlink:href=".." chart:class="chart:line" chart:style-name="ch1">
        <chart:legend chart:legend-position="end" svg:x="16.686cm" svg:y="4.078cm" chart:style-name="ch2"/>
        <chart:plot-area chart:style-name="ch3" table:cell-range-address="Hu3.A1:Hu3.D51" chart:data-source-has-labels="row" svg:x="0.397cm" svg:y="0.196cm" svg:width="15.893cm" svg:height="9.257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Hu3.A2:Hu3.A51" chart:label-cell-address="Hu3.A1:Hu3.A1" chart:class="chart:line">
            <chart:data-point chart:repeated="50"/>
          </chart:series>
          <chart:series chart:style-name="ch8" chart:values-cell-range-address="Hu3.B2:Hu3.B51" chart:label-cell-address="Hu3.B1:Hu3.B1" chart:class="chart:line">
            <chart:data-point chart:repeated="50"/>
          </chart:series>
          <chart:series chart:style-name="ch9" chart:values-cell-range-address="Hu3.C2:Hu3.C51" chart:label-cell-address="Hu3.C1:Hu3.C1" chart:class="chart:line">
            <chart:data-point chart:repeated="50"/>
          </chart:series>
          <chart:series chart:style-name="ch10" chart:values-cell-range-address="Hu3.D2:Hu3.D51" chart:label-cell-address="Hu3.D1:Hu3.D1" chart:class="chart:line">
            <chart:data-point chart:repeated="5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Hu3.A1:Hu3.A1">authong1</text:p>
              </table:table-cell>
              <table:table-cell office:value-type="string">
                <text:p text:id="Hu3.B1:Hu3.B1">chainat72</text:p>
              </table:table-cell>
              <table:table-cell office:value-type="string">
                <text:p text:id="Hu3.C1:Hu3.C1">motoso1</text:p>
              </table:table-cell>
              <table:table-cell office:value-type="string">
                <text:p text:id="Hu3.D1:Hu3.D1">kamphangsean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0247236287877">
                <text:p text:id="Hu3.A2:Hu3.A51">0.00000247236287877</text:p>
              </table:table-cell>
              <table:table-cell office:value-type="float" office:value="0.00000474826782828">
                <text:p text:id="Hu3.B2:Hu3.B51">0.00000474826782828</text:p>
              </table:table-cell>
              <table:table-cell office:value-type="float" office:value="0.0000260682973289">
                <text:p text:id="Hu3.C2:Hu3.C51">0.0000260682973289</text:p>
              </table:table-cell>
              <table:table-cell office:value-type="float" office:value="0.0000143771378674">
                <text:p text:id="Hu3.D2:Hu3.D51">0.000014377137867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0429490333011">
                <text:p>0.00000429490333011</text:p>
              </table:table-cell>
              <table:table-cell office:value-type="float" office:value="0.0000267217211613">
                <text:p>0.0000267217211613</text:p>
              </table:table-cell>
              <table:table-cell office:value-type="float" office:value="0.0000158150829494">
                <text:p>0.0000158150829494</text:p>
              </table:table-cell>
              <table:table-cell office:value-type="float" office:value="0.00000627214240649">
                <text:p>0.000006272142406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0319224811922">
                <text:p>0.00000319224811922</text:p>
              </table:table-cell>
              <table:table-cell office:value-type="float" office:value="0.00000397772030196">
                <text:p>0.00000397772030196</text:p>
              </table:table-cell>
              <table:table-cell office:value-type="float" office:value="0.0000159121485049">
                <text:p>0.0000159121485049</text:p>
              </table:table-cell>
              <table:table-cell office:value-type="float" office:value="0.00000188495207864">
                <text:p>0.000001884952078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121820724242">
                <text:p>0.0000121820724242</text:p>
              </table:table-cell>
              <table:table-cell office:value-type="float" office:value="0.0000235459944888">
                <text:p>0.0000235459944888</text:p>
              </table:table-cell>
              <table:table-cell office:value-type="float" office:value="0.0000170563863042">
                <text:p>0.0000170563863042</text:p>
              </table:table-cell>
              <table:table-cell office:value-type="float" office:value="0.00000689239612928">
                <text:p>0.000006892396129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0288912726839">
                <text:p>0.00000288912726839</text:p>
              </table:table-cell>
              <table:table-cell office:value-type="float" office:value="0.0000169824502979">
                <text:p>0.0000169824502979</text:p>
              </table:table-cell>
              <table:table-cell office:value-type="float" office:value="0.00000700755756652">
                <text:p>0.00000700755756652</text:p>
              </table:table-cell>
              <table:table-cell office:value-type="float" office:value="0.00000695546037193">
                <text:p>0.000006955460371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0989145448372">
                <text:p>0.00000989145448372</text:p>
              </table:table-cell>
              <table:table-cell office:value-type="float" office:value="0.0000254101706357">
                <text:p>0.0000254101706357</text:p>
              </table:table-cell>
              <table:table-cell office:value-type="float" office:value="0.0000028908067998">
                <text:p>0.0000028908067998</text:p>
              </table:table-cell>
              <table:table-cell office:value-type="float" office:value="0.0000135551901648">
                <text:p>0.00001355519016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00670149245084">
                <text:p>0.00000670149245084</text:p>
              </table:table-cell>
              <table:table-cell office:value-type="float" office:value="0.00000105998746471">
                <text:p>0.00000105998746471</text:p>
              </table:table-cell>
              <table:table-cell office:value-type="float" office:value="0.00000515534607719">
                <text:p>0.00000515534607719</text:p>
              </table:table-cell>
              <table:table-cell office:value-type="float" office:value="0.00000453542228177">
                <text:p>0.000004535422281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00225028855302">
                <text:p>0.00000225028855302</text:p>
              </table:table-cell>
              <table:table-cell office:value-type="float" office:value="0.0000415880154562">
                <text:p>0.0000415880154562</text:p>
              </table:table-cell>
              <table:table-cell office:value-type="float" office:value="0.00000419097775474">
                <text:p>0.00000419097775474</text:p>
              </table:table-cell>
              <table:table-cell office:value-type="float" office:value="0.0000218930069103">
                <text:p>0.00002189300691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00508625534818">
                <text:p>0.00000508625534818</text:p>
              </table:table-cell>
              <table:table-cell office:value-type="float" office:value="0.00000268778324678">
                <text:p>0.00000268778324678</text:p>
              </table:table-cell>
              <table:table-cell office:value-type="float" office:value="0.00000433858758412">
                <text:p>0.00000433858758412</text:p>
              </table:table-cell>
              <table:table-cell office:value-type="float" office:value="0.000012575188004">
                <text:p>0.0000125751880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00856478698849">
                <text:p>0.00000856478698849</text:p>
              </table:table-cell>
              <table:table-cell office:value-type="float" office:value="0.00000619704016002">
                <text:p>0.00000619704016002</text:p>
              </table:table-cell>
              <table:table-cell office:value-type="float" office:value="0.0000256939515257">
                <text:p>0.0000256939515257</text:p>
              </table:table-cell>
              <table:table-cell office:value-type="float" office:value="0.0000181098557984">
                <text:p>0.00001810985579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000207057469194">
                <text:p>0.000000207057469194</text:p>
              </table:table-cell>
              <table:table-cell office:value-type="float" office:value="0.0000255998289541">
                <text:p>0.0000255998289541</text:p>
              </table:table-cell>
              <table:table-cell office:value-type="float" office:value="0.0000043277869027">
                <text:p>0.0000043277869027</text:p>
              </table:table-cell>
              <table:table-cell office:value-type="float" office:value="0.00000734259826062">
                <text:p>0.000007342598260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00778419147702">
                <text:p>0.00000778419147702</text:p>
              </table:table-cell>
              <table:table-cell office:value-type="float" office:value="0.00000409683458981">
                <text:p>0.00000409683458981</text:p>
              </table:table-cell>
              <table:table-cell office:value-type="float" office:value="0.0000198036344764">
                <text:p>0.0000198036344764</text:p>
              </table:table-cell>
              <table:table-cell office:value-type="float" office:value="0.0000216705738973">
                <text:p>0.000021670573897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0107144560437">
                <text:p>0.0000107144560437</text:p>
              </table:table-cell>
              <table:table-cell office:value-type="float" office:value="0.0000105585924555">
                <text:p>0.0000105585924555</text:p>
              </table:table-cell>
              <table:table-cell office:value-type="float" office:value="0.000000122412485712">
                <text:p>0.000000122412485712</text:p>
              </table:table-cell>
              <table:table-cell office:value-type="float" office:value="0.0000185576890499">
                <text:p>0.00001855768904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0035205403203">
                <text:p>0.0000035205403203</text:p>
              </table:table-cell>
              <table:table-cell office:value-type="float" office:value="0.0000152868677871">
                <text:p>0.0000152868677871</text:p>
              </table:table-cell>
              <table:table-cell office:value-type="float" office:value="0.00000501909266579">
                <text:p>0.00000501909266579</text:p>
              </table:table-cell>
              <table:table-cell office:value-type="float" office:value="0.0000066777397913">
                <text:p>0.00000667773979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00262523394493">
                <text:p>0.00000262523394493</text:p>
              </table:table-cell>
              <table:table-cell office:value-type="float" office:value="0.0000259987397461">
                <text:p>0.0000259987397461</text:p>
              </table:table-cell>
              <table:table-cell office:value-type="float" office:value="0.00000912611675239">
                <text:p>0.00000912611675239</text:p>
              </table:table-cell>
              <table:table-cell office:value-type="float" office:value="0.0000382851407336">
                <text:p>0.00003828514073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000664642476903">
                <text:p>0.000000664642476903</text:p>
              </table:table-cell>
              <table:table-cell office:value-type="float" office:value="0.0000138996909874">
                <text:p>0.0000138996909874</text:p>
              </table:table-cell>
              <table:table-cell office:value-type="float" office:value="0.0000047951842244">
                <text:p>0.0000047951842244</text:p>
              </table:table-cell>
              <table:table-cell office:value-type="float" office:value="0.00000766430337935">
                <text:p>0.000007664303379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00163799765195">
                <text:p>0.0000163799765195</text:p>
              </table:table-cell>
              <table:table-cell office:value-type="float" office:value="0.0000157005882315">
                <text:p>0.0000157005882315</text:p>
              </table:table-cell>
              <table:table-cell office:value-type="float" office:value="0.0000185297393961">
                <text:p>0.0000185297393961</text:p>
              </table:table-cell>
              <table:table-cell office:value-type="float" office:value="0.0000230582239778">
                <text:p>0.000023058223977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00022293787963">
                <text:p>0.0000022293787963</text:p>
              </table:table-cell>
              <table:table-cell office:value-type="float" office:value="0.0000214597153172">
                <text:p>0.0000214597153172</text:p>
              </table:table-cell>
              <table:table-cell office:value-type="float" office:value="0.00000705309657207">
                <text:p>0.00000705309657207</text:p>
              </table:table-cell>
              <table:table-cell office:value-type="float" office:value="0.0000205640942515">
                <text:p>0.00002056409425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00199578758988">
                <text:p>0.0000199578758988</text:p>
              </table:table-cell>
              <table:table-cell office:value-type="float" office:value="0.0000140877336403">
                <text:p>0.0000140877336403</text:p>
              </table:table-cell>
              <table:table-cell office:value-type="float" office:value="0.00000889090254398">
                <text:p>0.00000889090254398</text:p>
              </table:table-cell>
              <table:table-cell office:value-type="float" office:value="0.000019368958604">
                <text:p>0.00001936895860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000822963103701">
                <text:p>0.00000822963103701</text:p>
              </table:table-cell>
              <table:table-cell office:value-type="float" office:value="0.0000215489065532">
                <text:p>0.0000215489065532</text:p>
              </table:table-cell>
              <table:table-cell office:value-type="float" office:value="0.00000774879095442">
                <text:p>0.00000774879095442</text:p>
              </table:table-cell>
              <table:table-cell office:value-type="float" office:value="0.0000116008563179">
                <text:p>0.000011600856317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0000514353623609">
                <text:p>0.000000514353623609</text:p>
              </table:table-cell>
              <table:table-cell office:value-type="float" office:value="0.0000111323877118">
                <text:p>0.0000111323877118</text:p>
              </table:table-cell>
              <table:table-cell office:value-type="float" office:value="0.0000123718370332">
                <text:p>0.0000123718370332</text:p>
              </table:table-cell>
              <table:table-cell office:value-type="float" office:value="0.0000117115041759">
                <text:p>0.000011711504175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000873316736862">
                <text:p>0.00000873316736862</text:p>
              </table:table-cell>
              <table:table-cell office:value-type="float" office:value="0.0000381433116571">
                <text:p>0.0000381433116571</text:p>
              </table:table-cell>
              <table:table-cell office:value-type="float" office:value="0.0000139920471181">
                <text:p>0.0000139920471181</text:p>
              </table:table-cell>
              <table:table-cell office:value-type="float" office:value="0.0000398631056332">
                <text:p>0.000039863105633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001440278932">
                <text:p>0.00001440278932</text:p>
              </table:table-cell>
              <table:table-cell office:value-type="float" office:value="0.0000138135946139">
                <text:p>0.0000138135946139</text:p>
              </table:table-cell>
              <table:table-cell office:value-type="float" office:value="0.000024241026218">
                <text:p>0.000024241026218</text:p>
              </table:table-cell>
              <table:table-cell office:value-type="float" office:value="0.0000028064824297">
                <text:p>0.000002806482429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00148799867545">
                <text:p>0.0000148799867545</text:p>
              </table:table-cell>
              <table:table-cell office:value-type="float" office:value="0.0000128270280292">
                <text:p>0.0000128270280292</text:p>
              </table:table-cell>
              <table:table-cell office:value-type="float" office:value="0.0000176222382245">
                <text:p>0.0000176222382245</text:p>
              </table:table-cell>
              <table:table-cell office:value-type="float" office:value="0.0000351169788266">
                <text:p>0.000035116978826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000422602969787">
                <text:p>0.00000422602969787</text:p>
              </table:table-cell>
              <table:table-cell office:value-type="float" office:value="0.0000359636534053">
                <text:p>0.0000359636534053</text:p>
              </table:table-cell>
              <table:table-cell office:value-type="float" office:value="0.00000473750665992">
                <text:p>0.00000473750665992</text:p>
              </table:table-cell>
              <table:table-cell office:value-type="float" office:value="0.000138696647956">
                <text:p>0.00013869664795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000203018559036">
                <text:p>0.00000203018559036</text:p>
              </table:table-cell>
              <table:table-cell office:value-type="float" office:value="0.0000530692668487">
                <text:p>0.0000530692668487</text:p>
              </table:table-cell>
              <table:table-cell office:value-type="float" office:value="0.0000195976907631">
                <text:p>0.0000195976907631</text:p>
              </table:table-cell>
              <table:table-cell office:value-type="float" office:value="0.0000241808850238">
                <text:p>0.000024180885023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00161791983235">
                <text:p>0.0000161791983235</text:p>
              </table:table-cell>
              <table:table-cell office:value-type="float" office:value="0.00000723580390402">
                <text:p>0.00000723580390402</text:p>
              </table:table-cell>
              <table:table-cell office:value-type="float" office:value="0.00000430343663672">
                <text:p>0.00000430343663672</text:p>
              </table:table-cell>
              <table:table-cell office:value-type="float" office:value="0.0000473791624259">
                <text:p>0.000047379162425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00175515969979">
                <text:p>0.0000175515969979</text:p>
              </table:table-cell>
              <table:table-cell office:value-type="float" office:value="0.000013355813357">
                <text:p>0.000013355813357</text:p>
              </table:table-cell>
              <table:table-cell office:value-type="float" office:value="0.0000169606416587">
                <text:p>0.0000169606416587</text:p>
              </table:table-cell>
              <table:table-cell office:value-type="float" office:value="0.0000375932030043">
                <text:p>0.000037593203004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000254137384771">
                <text:p>0.00000254137384771</text:p>
              </table:table-cell>
              <table:table-cell office:value-type="float" office:value="0.00000268554794374">
                <text:p>0.00000268554794374</text:p>
              </table:table-cell>
              <table:table-cell office:value-type="float" office:value="0.0000173099259208">
                <text:p>0.0000173099259208</text:p>
              </table:table-cell>
              <table:table-cell office:value-type="float" office:value="0.00000413039625252">
                <text:p>0.0000041303962525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00054471969382">
                <text:p>0.0000054471969382</text:p>
              </table:table-cell>
              <table:table-cell office:value-type="float" office:value="0.000044479264003">
                <text:p>0.000044479264003</text:p>
              </table:table-cell>
              <table:table-cell office:value-type="float" office:value="0.000002509531832">
                <text:p>0.000002509531832</text:p>
              </table:table-cell>
              <table:table-cell office:value-type="float" office:value="0.00000825470387789">
                <text:p>0.0000082547038778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0018261517698">
                <text:p>0.000018261517698</text:p>
              </table:table-cell>
              <table:table-cell office:value-type="float" office:value="0.0000500088612905">
                <text:p>0.0000500088612905</text:p>
              </table:table-cell>
              <table:table-cell office:value-type="float" office:value="0.000019144238561">
                <text:p>0.000019144238561</text:p>
              </table:table-cell>
              <table:table-cell office:value-type="float" office:value="0.0000174341906982">
                <text:p>0.000017434190698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00146896800689">
                <text:p>0.0000146896800689</text:p>
              </table:table-cell>
              <table:table-cell office:value-type="float" office:value="0.0000488353042982">
                <text:p>0.0000488353042982</text:p>
              </table:table-cell>
              <table:table-cell office:value-type="float" office:value="0.0000185056568196">
                <text:p>0.0000185056568196</text:p>
              </table:table-cell>
              <table:table-cell office:value-type="float" office:value="0.0000342660628289">
                <text:p>0.000034266062828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0000438985057012">
                <text:p>0.000000438985057012</text:p>
              </table:table-cell>
              <table:table-cell office:value-type="float" office:value="0.0000316745724175">
                <text:p>0.0000316745724175</text:p>
              </table:table-cell>
              <table:table-cell office:value-type="float" office:value="0.00000690688781359">
                <text:p>0.00000690688781359</text:p>
              </table:table-cell>
              <table:table-cell office:value-type="float" office:value="0.00000124121570859">
                <text:p>0.0000012412157085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0013611960603">
                <text:p>0.000013611960603</text:p>
              </table:table-cell>
              <table:table-cell office:value-type="float" office:value="0.0000452727969829">
                <text:p>0.0000452727969829</text:p>
              </table:table-cell>
              <table:table-cell office:value-type="float" office:value="0.0000301653346857">
                <text:p>0.0000301653346857</text:p>
              </table:table-cell>
              <table:table-cell office:value-type="float" office:value="0.0000356593960593">
                <text:p>0.000035659396059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000172856175886">
                <text:p>0.00000172856175886</text:p>
              </table:table-cell>
              <table:table-cell office:value-type="float" office:value="0.00000130551070437">
                <text:p>0.00000130551070437</text:p>
              </table:table-cell>
              <table:table-cell office:value-type="float" office:value="0.0000395802214681">
                <text:p>0.0000395802214681</text:p>
              </table:table-cell>
              <table:table-cell office:value-type="float" office:value="0.0000186971516251">
                <text:p>0.000018697151625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000584317607767">
                <text:p>0.00000584317607767</text:p>
              </table:table-cell>
              <table:table-cell office:value-type="float" office:value="0.0000191107815855">
                <text:p>0.0000191107815855</text:p>
              </table:table-cell>
              <table:table-cell office:value-type="float" office:value="0.0000225527282178">
                <text:p>0.0000225527282178</text:p>
              </table:table-cell>
              <table:table-cell office:value-type="float" office:value="0.0000285752672948">
                <text:p>0.000028575267294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00100734178296">
                <text:p>0.0000100734178296</text:p>
              </table:table-cell>
              <table:table-cell office:value-type="float" office:value="0.0000277166207286">
                <text:p>0.0000277166207286</text:p>
              </table:table-cell>
              <table:table-cell office:value-type="float" office:value="0.00000107419939862">
                <text:p>0.00000107419939862</text:p>
              </table:table-cell>
              <table:table-cell office:value-type="float" office:value="0.00001727149187">
                <text:p>0.0000172714918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000402316469405">
                <text:p>0.00000402316469405</text:p>
              </table:table-cell>
              <table:table-cell office:value-type="float" office:value="0.0000137340515897">
                <text:p>0.0000137340515897</text:p>
              </table:table-cell>
              <table:table-cell office:value-type="float" office:value="0.00000180320649984">
                <text:p>0.00000180320649984</text:p>
              </table:table-cell>
              <table:table-cell office:value-type="float" office:value="0.0000351076984642">
                <text:p>0.000035107698464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000759938012693">
                <text:p>0.00000759938012693</text:p>
              </table:table-cell>
              <table:table-cell office:value-type="float" office:value="0.000034550982362">
                <text:p>0.000034550982362</text:p>
              </table:table-cell>
              <table:table-cell office:value-type="float" office:value="0.00000188272508332">
                <text:p>0.00000188272508332</text:p>
              </table:table-cell>
              <table:table-cell office:value-type="float" office:value="0.0000353374615226">
                <text:p>0.000035337461522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00176113194244">
                <text:p>0.0000176113194244</text:p>
              </table:table-cell>
              <table:table-cell office:value-type="float" office:value="0.0000389666431649">
                <text:p>0.0000389666431649</text:p>
              </table:table-cell>
              <table:table-cell office:value-type="float" office:value="0.0000204234997205">
                <text:p>0.0000204234997205</text:p>
              </table:table-cell>
              <table:table-cell office:value-type="float" office:value="0.00000912284562619">
                <text:p>0.0000091228456261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00100700612481">
                <text:p>0.0000100700612481</text:p>
              </table:table-cell>
              <table:table-cell office:value-type="float" office:value="0.0000303716220257">
                <text:p>0.0000303716220257</text:p>
              </table:table-cell>
              <table:table-cell office:value-type="float" office:value="0.00000593048417125">
                <text:p>0.00000593048417125</text:p>
              </table:table-cell>
              <table:table-cell office:value-type="float" office:value="0.0000283367806542">
                <text:p>0.000028336780654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0056315206486">
                <text:p>0.000056315206486</text:p>
              </table:table-cell>
              <table:table-cell office:value-type="float" office:value="0.00000173745608924">
                <text:p>0.00000173745608924</text:p>
              </table:table-cell>
              <table:table-cell office:value-type="float" office:value="0.0000145349730203">
                <text:p>0.0000145349730203</text:p>
              </table:table-cell>
              <table:table-cell office:value-type="float" office:value="0.0000247966437614">
                <text:p>0.000024796643761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0012768438192">
                <text:p>0.000012768438192</text:p>
              </table:table-cell>
              <table:table-cell office:value-type="float" office:value="0.00000218184020942">
                <text:p>0.00000218184020942</text:p>
              </table:table-cell>
              <table:table-cell office:value-type="float" office:value="0.0000167260005791">
                <text:p>0.0000167260005791</text:p>
              </table:table-cell>
              <table:table-cell office:value-type="float" office:value="0.0000174152791383">
                <text:p>0.000017415279138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000964876734286">
                <text:p>0.00000964876734286</text:p>
              </table:table-cell>
              <table:table-cell office:value-type="float" office:value="0.0000287555060144">
                <text:p>0.0000287555060144</text:p>
              </table:table-cell>
              <table:table-cell office:value-type="float" office:value="0.00000521176342021">
                <text:p>0.00000521176342021</text:p>
              </table:table-cell>
              <table:table-cell office:value-type="float" office:value="0.00000165996078621">
                <text:p>0.0000016599607862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000435125471717">
                <text:p>0.00000435125471717</text:p>
              </table:table-cell>
              <table:table-cell office:value-type="float" office:value="0.0000155822205347">
                <text:p>0.0000155822205347</text:p>
              </table:table-cell>
              <table:table-cell office:value-type="float" office:value="0.0000476334071942">
                <text:p>0.0000476334071942</text:p>
              </table:table-cell>
              <table:table-cell office:value-type="float" office:value="0.0000253574100749">
                <text:p>0.000025357410074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000333965344924">
                <text:p>0.00000333965344924</text:p>
              </table:table-cell>
              <table:table-cell office:value-type="float" office:value="0.0000935466793002">
                <text:p>0.0000935466793002</text:p>
              </table:table-cell>
              <table:table-cell office:value-type="float" office:value="0.00000609783666172">
                <text:p>0.00000609783666172</text:p>
              </table:table-cell>
              <table:table-cell office:value-type="float" office:value="0.00000701690155859">
                <text:p>0.0000070169015585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00032771482292">
                <text:p>0.0000032771482292</text:p>
              </table:table-cell>
              <table:table-cell office:value-type="float" office:value="0.0000310693706834">
                <text:p>0.0000310693706834</text:p>
              </table:table-cell>
              <table:table-cell office:value-type="float" office:value="0.0000284354056655">
                <text:p>0.0000284354056655</text:p>
              </table:table-cell>
              <table:table-cell office:value-type="float" office:value="0.0000161683828052">
                <text:p>0.000016168382805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000227274350549">
                <text:p>0.00000227274350549</text:p>
              </table:table-cell>
              <table:table-cell office:value-type="float" office:value="0.0000312137111252">
                <text:p>0.0000312137111252</text:p>
              </table:table-cell>
              <table:table-cell office:value-type="float" office:value="0.0000228957135921">
                <text:p>0.0000228957135921</text:p>
              </table:table-cell>
              <table:table-cell office:value-type="float" office:value="0.00000392970199747">
                <text:p>0.0000039297019974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000204583573208">
                <text:p>0.00000204583573208</text:p>
              </table:table-cell>
              <table:table-cell office:value-type="float" office:value="0.000123798981342">
                <text:p>0.000123798981342</text:p>
              </table:table-cell>
              <table:table-cell office:value-type="float" office:value="0.0000118069187548">
                <text:p>0.0000118069187548</text:p>
              </table:table-cell>
              <table:table-cell office:value-type="float" office:value="0.0000200140081454">
                <text:p>0.000020014008145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00076283229704">
                <text:p>0.0000076283229704</text:p>
              </table:table-cell>
              <table:table-cell office:value-type="float" office:value="0.0000131747048297">
                <text:p>0.0000131747048297</text:p>
              </table:table-cell>
              <table:table-cell office:value-type="float" office:value="0.00000788035760404">
                <text:p>0.00000788035760404</text:p>
              </table:table-cell>
              <table:table-cell office:value-type="float" office:value="0.0000213412862888">
                <text:p>0.000021341286288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scientific-number number:decimal-places="3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17">
      <style:chart-properties chart:display-label="true" chart:logarithmic="false" chart:minimum="0" chart:maximum="0.000018" chart:interval-major="0.000002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117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8" style:family="chart" style:data-style-name="N117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9" style:family="chart" style:data-style-name="N117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10" style:family="chart" style:data-style-name="N117">
      <style:chart-properties chart:symbol-type="none"/>
      <style:graphic-properties svg:stroke-width="0.088cm" svg:stroke-color="#579d1c" draw:fill-color="#579d1c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298cm" svg:height="10.163cm" xlink:href=".." chart:class="chart:line" chart:style-name="ch1">
        <chart:legend chart:legend-position="end" svg:x="16.12cm" svg:y="4.237cm" chart:style-name="ch2"/>
        <chart:plot-area chart:style-name="ch3" table:cell-range-address="Hu4.A1:Hu4.D51" chart:data-source-has-labels="row" svg:x="0.385cm" svg:y="0.203cm" svg:width="15.351cm" svg:height="9.554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Hu4.A2:Hu4.A51" chart:label-cell-address="Hu4.A1:Hu4.A1" chart:class="chart:line">
            <chart:data-point chart:repeated="50"/>
          </chart:series>
          <chart:series chart:style-name="ch8" chart:values-cell-range-address="Hu4.B2:Hu4.B51" chart:label-cell-address="Hu4.B1:Hu4.B1" chart:class="chart:line">
            <chart:data-point chart:repeated="50"/>
          </chart:series>
          <chart:series chart:style-name="ch9" chart:values-cell-range-address="Hu4.C2:Hu4.C51" chart:label-cell-address="Hu4.C1:Hu4.C1" chart:class="chart:line">
            <chart:data-point chart:repeated="50"/>
          </chart:series>
          <chart:series chart:style-name="ch10" chart:values-cell-range-address="Hu4.D2:Hu4.D51" chart:label-cell-address="Hu4.D1:Hu4.D1" chart:class="chart:line">
            <chart:data-point chart:repeated="5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Hu4.A1:Hu4.A1">authong1</text:p>
              </table:table-cell>
              <table:table-cell office:value-type="string">
                <text:p text:id="Hu4.B1:Hu4.B1">chainat72</text:p>
              </table:table-cell>
              <table:table-cell office:value-type="string">
                <text:p text:id="Hu4.C1:Hu4.C1">motoso1</text:p>
              </table:table-cell>
              <table:table-cell office:value-type="string">
                <text:p text:id="Hu4.D1:Hu4.D1">kamphangsean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0377661959772">
                <text:p text:id="Hu4.A2:Hu4.A51">0.00000377661959772</text:p>
              </table:table-cell>
              <table:table-cell office:value-type="float" office:value="0.000000190419587941">
                <text:p text:id="Hu4.B2:Hu4.B51">0.000000190419587941</text:p>
              </table:table-cell>
              <table:table-cell office:value-type="float" office:value="0.000000740776375543">
                <text:p text:id="Hu4.C2:Hu4.C51">0.000000740776375543</text:p>
              </table:table-cell>
              <table:table-cell office:value-type="float" office:value="0.0000105263786724">
                <text:p text:id="Hu4.D2:Hu4.D51">0.000010526378672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0401490430936">
                <text:p>0.00000401490430936</text:p>
              </table:table-cell>
              <table:table-cell office:value-type="float" office:value="0.000000506621906281">
                <text:p>0.000000506621906281</text:p>
              </table:table-cell>
              <table:table-cell office:value-type="float" office:value="0.000000478389262818">
                <text:p>0.000000478389262818</text:p>
              </table:table-cell>
              <table:table-cell office:value-type="float" office:value="0.00000377732897056">
                <text:p>0.000003777328970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0244303991851">
                <text:p>0.00000244303991851</text:p>
              </table:table-cell>
              <table:table-cell office:value-type="float" office:value="0.000000137443561722">
                <text:p>0.000000137443561722</text:p>
              </table:table-cell>
              <table:table-cell office:value-type="float" office:value="0.000000493213555594">
                <text:p>0.000000493213555594</text:p>
              </table:table-cell>
              <table:table-cell office:value-type="float" office:value="0.00000438871418567">
                <text:p>0.000004388714185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0183911788397">
                <text:p>0.00000183911788397</text:p>
              </table:table-cell>
              <table:table-cell office:value-type="float" office:value="0.000000313361015313">
                <text:p>0.000000313361015313</text:p>
              </table:table-cell>
              <table:table-cell office:value-type="float" office:value="0.00000390114744744">
                <text:p>0.00000390114744744</text:p>
              </table:table-cell>
              <table:table-cell office:value-type="float" office:value="0.0000096393656202">
                <text:p>0.00000963936562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0104002729744">
                <text:p>0.00000104002729744</text:p>
              </table:table-cell>
              <table:table-cell office:value-type="float" office:value="0.00000520440240678">
                <text:p>0.00000520440240678</text:p>
              </table:table-cell>
              <table:table-cell office:value-type="float" office:value="0.00000263801484713">
                <text:p>0.00000263801484713</text:p>
              </table:table-cell>
              <table:table-cell office:value-type="float" office:value="0.00000167449339912">
                <text:p>0.000001674493399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022870711694">
                <text:p>0.0000022870711694</text:p>
              </table:table-cell>
              <table:table-cell office:value-type="float" office:value="0.00000941298945685">
                <text:p>0.00000941298945685</text:p>
              </table:table-cell>
              <table:table-cell office:value-type="float" office:value="0.000000468997612744">
                <text:p>0.000000468997612744</text:p>
              </table:table-cell>
              <table:table-cell office:value-type="float" office:value="0.0000100409020071">
                <text:p>0.00001004090200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000969305516935">
                <text:p>0.000000969305516935</text:p>
              </table:table-cell>
              <table:table-cell office:value-type="float" office:value="0.00000000564715402079">
                <text:p>0.00000000564715402079</text:p>
              </table:table-cell>
              <table:table-cell office:value-type="float" office:value="0.00000157708315847">
                <text:p>0.00000157708315847</text:p>
              </table:table-cell>
              <table:table-cell office:value-type="float" office:value="0.00000674764301238">
                <text:p>0.000006747643012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000821059403405">
                <text:p>0.000000821059403405</text:p>
              </table:table-cell>
              <table:table-cell office:value-type="float" office:value="0.000000753892856135">
                <text:p>0.000000753892856135</text:p>
              </table:table-cell>
              <table:table-cell office:value-type="float" office:value="0.00000208444747854">
                <text:p>0.00000208444747854</text:p>
              </table:table-cell>
              <table:table-cell office:value-type="float" office:value="0.00000702944875885">
                <text:p>0.000007029448758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00124820280598">
                <text:p>0.00000124820280598</text:p>
              </table:table-cell>
              <table:table-cell office:value-type="float" office:value="0.000000686199935585">
                <text:p>0.000000686199935585</text:p>
              </table:table-cell>
              <table:table-cell office:value-type="float" office:value="0.000000145168407943">
                <text:p>0.000000145168407943</text:p>
              </table:table-cell>
              <table:table-cell office:value-type="float" office:value="0.00000562359794773">
                <text:p>0.000005623597947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00248115893132">
                <text:p>0.00000248115893132</text:p>
              </table:table-cell>
              <table:table-cell office:value-type="float" office:value="0.000000120340760781">
                <text:p>0.000000120340760781</text:p>
              </table:table-cell>
              <table:table-cell office:value-type="float" office:value="0.00000274367267504">
                <text:p>0.00000274367267504</text:p>
              </table:table-cell>
              <table:table-cell office:value-type="float" office:value="0.00000528655814469">
                <text:p>0.000005286558144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000463500446033">
                <text:p>0.000000463500446033</text:p>
              </table:table-cell>
              <table:table-cell office:value-type="float" office:value="0.000000495272018201">
                <text:p>0.000000495272018201</text:p>
              </table:table-cell>
              <table:table-cell office:value-type="float" office:value="0.000000223220785493">
                <text:p>0.000000223220785493</text:p>
              </table:table-cell>
              <table:table-cell office:value-type="float" office:value="0.00000606966068711">
                <text:p>0.000006069660687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00403613057948">
                <text:p>0.00000403613057948</text:p>
              </table:table-cell>
              <table:table-cell office:value-type="float" office:value="0.00000798089009528">
                <text:p>0.00000798089009528</text:p>
              </table:table-cell>
              <table:table-cell office:value-type="float" office:value="0.00000150082969689">
                <text:p>0.00000150082969689</text:p>
              </table:table-cell>
              <table:table-cell office:value-type="float" office:value="0.0000084556316631">
                <text:p>0.000008455631663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00339395674272">
                <text:p>0.00000339395674272</text:p>
              </table:table-cell>
              <table:table-cell office:value-type="float" office:value="0.000000409562418343">
                <text:p>0.000000409562418343</text:p>
              </table:table-cell>
              <table:table-cell office:value-type="float" office:value="0.00000000407609673461">
                <text:p>0.00000000407609673461</text:p>
              </table:table-cell>
              <table:table-cell office:value-type="float" office:value="0.00000664714472263">
                <text:p>0.0000066471447226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0002490976885">
                <text:p>0.0000002490976885</text:p>
              </table:table-cell>
              <table:table-cell office:value-type="float" office:value="0.00000115156128334">
                <text:p>0.00000115156128334</text:p>
              </table:table-cell>
              <table:table-cell office:value-type="float" office:value="0.00000114192455569">
                <text:p>0.00000114192455569</text:p>
              </table:table-cell>
              <table:table-cell office:value-type="float" office:value="0.0000038423931351">
                <text:p>0.00000384239313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000839085595265">
                <text:p>0.000000839085595265</text:p>
              </table:table-cell>
              <table:table-cell office:value-type="float" office:value="0.00000344578259748">
                <text:p>0.00000344578259748</text:p>
              </table:table-cell>
              <table:table-cell office:value-type="float" office:value="0.00000323505838727">
                <text:p>0.00000323505838727</text:p>
              </table:table-cell>
              <table:table-cell office:value-type="float" office:value="0.0000137402915194">
                <text:p>0.000013740291519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00333019979093">
                <text:p>0.00000333019979093</text:p>
              </table:table-cell>
              <table:table-cell office:value-type="float" office:value="0.000000573178120243">
                <text:p>0.000000573178120243</text:p>
              </table:table-cell>
              <table:table-cell office:value-type="float" office:value="0.00000145819500704">
                <text:p>0.00000145819500704</text:p>
              </table:table-cell>
              <table:table-cell office:value-type="float" office:value="0.00000576716069365">
                <text:p>0.0000057671606936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000348575831753">
                <text:p>0.00000348575831753</text:p>
              </table:table-cell>
              <table:table-cell office:value-type="float" office:value="0.00000022596197999">
                <text:p>0.00000022596197999</text:p>
              </table:table-cell>
              <table:table-cell office:value-type="float" office:value="0.00000498584827073">
                <text:p>0.00000498584827073</text:p>
              </table:table-cell>
              <table:table-cell office:value-type="float" office:value="0.0000119063952812">
                <text:p>0.00001190639528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000140764102256">
                <text:p>0.00000140764102256</text:p>
              </table:table-cell>
              <table:table-cell office:value-type="float" office:value="0.000000275080771983">
                <text:p>0.000000275080771983</text:p>
              </table:table-cell>
              <table:table-cell office:value-type="float" office:value="0.00000420256893391">
                <text:p>0.00000420256893391</text:p>
              </table:table-cell>
              <table:table-cell office:value-type="float" office:value="0.00000306896128344">
                <text:p>0.0000030689612834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000199328339424">
                <text:p>0.00000199328339424</text:p>
              </table:table-cell>
              <table:table-cell office:value-type="float" office:value="0.000000308521144089">
                <text:p>0.000000308521144089</text:p>
              </table:table-cell>
              <table:table-cell office:value-type="float" office:value="0.00000000756440918532">
                <text:p>0.00000000756440918532</text:p>
              </table:table-cell>
              <table:table-cell office:value-type="float" office:value="0.00000773165061965">
                <text:p>0.0000077316506196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000344439121998">
                <text:p>0.00000344439121998</text:p>
              </table:table-cell>
              <table:table-cell office:value-type="float" office:value="0.000000340263670399">
                <text:p>0.000000340263670399</text:p>
              </table:table-cell>
              <table:table-cell office:value-type="float" office:value="0.0000000523615410089">
                <text:p>0.0000000523615410089</text:p>
              </table:table-cell>
              <table:table-cell office:value-type="float" office:value="0.00000825167433187">
                <text:p>0.0000082516743318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000525008157432">
                <text:p>0.00000525008157432</text:p>
              </table:table-cell>
              <table:table-cell office:value-type="float" office:value="0.000012844553609">
                <text:p>0.000012844553609</text:p>
              </table:table-cell>
              <table:table-cell office:value-type="float" office:value="0.00000131907495438">
                <text:p>0.00000131907495438</text:p>
              </table:table-cell>
              <table:table-cell office:value-type="float" office:value="0.00000823011014985">
                <text:p>0.0000082301101498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000154673432967">
                <text:p>0.00000154673432967</text:p>
              </table:table-cell>
              <table:table-cell office:value-type="float" office:value="0.00000120714854204">
                <text:p>0.00000120714854204</text:p>
              </table:table-cell>
              <table:table-cell office:value-type="float" office:value="0.00000036211459148">
                <text:p>0.00000036211459148</text:p>
              </table:table-cell>
              <table:table-cell office:value-type="float" office:value="0.00000360264020474">
                <text:p>0.0000036026402047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000219083198123">
                <text:p>0.00000219083198123</text:p>
              </table:table-cell>
              <table:table-cell office:value-type="float" office:value="0.000000703785504897">
                <text:p>0.000000703785504897</text:p>
              </table:table-cell>
              <table:table-cell office:value-type="float" office:value="0.00000240994019033">
                <text:p>0.00000240994019033</text:p>
              </table:table-cell>
              <table:table-cell office:value-type="float" office:value="0.00000528011936963">
                <text:p>0.0000052801193696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0000398273201916">
                <text:p>0.000000398273201916</text:p>
              </table:table-cell>
              <table:table-cell office:value-type="float" office:value="0.000000191296642595">
                <text:p>0.000000191296642595</text:p>
              </table:table-cell>
              <table:table-cell office:value-type="float" office:value="0.0000104193237981">
                <text:p>0.0000104193237981</text:p>
              </table:table-cell>
              <table:table-cell office:value-type="float" office:value="0.0000118902967718">
                <text:p>0.000011890296771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000123138070197">
                <text:p>0.00000123138070197</text:p>
              </table:table-cell>
              <table:table-cell office:value-type="float" office:value="0.00000045581986753">
                <text:p>0.00000045581986753</text:p>
              </table:table-cell>
              <table:table-cell office:value-type="float" office:value="0.000000658702380256">
                <text:p>0.000000658702380256</text:p>
              </table:table-cell>
              <table:table-cell office:value-type="float" office:value="0.00000699860895701">
                <text:p>0.0000069986089570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0000493113390987">
                <text:p>0.000000493113390987</text:p>
              </table:table-cell>
              <table:table-cell office:value-type="float" office:value="0.00000156503460179">
                <text:p>0.00000156503460179</text:p>
              </table:table-cell>
              <table:table-cell office:value-type="float" office:value="0.000000519284361211">
                <text:p>0.000000519284361211</text:p>
              </table:table-cell>
              <table:table-cell office:value-type="float" office:value="0.0000112009657731">
                <text:p>0.000011200965773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000468651727045">
                <text:p>0.00000468651727045</text:p>
              </table:table-cell>
              <table:table-cell office:value-type="float" office:value="0.00000390798876076">
                <text:p>0.00000390798876076</text:p>
              </table:table-cell>
              <table:table-cell office:value-type="float" office:value="0.0000000300882608202">
                <text:p>0.0000000300882608202</text:p>
              </table:table-cell>
              <table:table-cell office:value-type="float" office:value="0.0000039903405363">
                <text:p>0.000003990340536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0000373718965217">
                <text:p>0.000000373718965217</text:p>
              </table:table-cell>
              <table:table-cell office:value-type="float" office:value="0.000000704383711172">
                <text:p>0.000000704383711172</text:p>
              </table:table-cell>
              <table:table-cell office:value-type="float" office:value="0.000000768475580017">
                <text:p>0.000000768475580017</text:p>
              </table:table-cell>
              <table:table-cell office:value-type="float" office:value="0.00000605674493171">
                <text:p>0.0000060567449317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00000580157479893">
                <text:p>0.0000000580157479893</text:p>
              </table:table-cell>
              <table:table-cell office:value-type="float" office:value="0.0000000179060803293">
                <text:p>0.0000000179060803293</text:p>
              </table:table-cell>
              <table:table-cell office:value-type="float" office:value="0.000000853976684004">
                <text:p>0.000000853976684004</text:p>
              </table:table-cell>
              <table:table-cell office:value-type="float" office:value="0.00000778104919647">
                <text:p>0.0000077810491964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000119088531747">
                <text:p>0.00000119088531747</text:p>
              </table:table-cell>
              <table:table-cell office:value-type="float" office:value="0.00000115584171865">
                <text:p>0.00000115584171865</text:p>
              </table:table-cell>
              <table:table-cell office:value-type="float" office:value="0.0000000652448472246">
                <text:p>0.0000000652448472246</text:p>
              </table:table-cell>
              <table:table-cell office:value-type="float" office:value="0.0000057859162894">
                <text:p>0.000005785916289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0000744983620459">
                <text:p>0.000000744983620459</text:p>
              </table:table-cell>
              <table:table-cell office:value-type="float" office:value="0.000000743363079875">
                <text:p>0.000000743363079875</text:p>
              </table:table-cell>
              <table:table-cell office:value-type="float" office:value="0.00000181446016703">
                <text:p>0.00000181446016703</text:p>
              </table:table-cell>
              <table:table-cell office:value-type="float" office:value="0.0000057760608498">
                <text:p>0.000005776060849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000403534831281">
                <text:p>0.00000403534831281</text:p>
              </table:table-cell>
              <table:table-cell office:value-type="float" office:value="0.00000322109372037">
                <text:p>0.00000322109372037</text:p>
              </table:table-cell>
              <table:table-cell office:value-type="float" office:value="0.0000035882066642">
                <text:p>0.0000035882066642</text:p>
              </table:table-cell>
              <table:table-cell office:value-type="float" office:value="0.0000107715330442">
                <text:p>0.000010771533044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000282820335258">
                <text:p>0.00000282820335258</text:p>
              </table:table-cell>
              <table:table-cell office:value-type="float" office:value="0.00000061734553334">
                <text:p>0.00000061734553334</text:p>
              </table:table-cell>
              <table:table-cell office:value-type="float" office:value="0.000000454930476233">
                <text:p>0.000000454930476233</text:p>
              </table:table-cell>
              <table:table-cell office:value-type="float" office:value="0.00000571995527834">
                <text:p>0.0000057199552783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000281112236993">
                <text:p>0.00000281112236993</text:p>
              </table:table-cell>
              <table:table-cell office:value-type="float" office:value="0.0000168773322348">
                <text:p>0.0000168773322348</text:p>
              </table:table-cell>
              <table:table-cell office:value-type="float" office:value="0.0000000686232984302">
                <text:p>0.0000000686232984302</text:p>
              </table:table-cell>
              <table:table-cell office:value-type="float" office:value="0.00000882902082552">
                <text:p>0.0000088290208255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00010650164909">
                <text:p>0.0000010650164909</text:p>
              </table:table-cell>
              <table:table-cell office:value-type="float" office:value="0.000000540589207974">
                <text:p>0.000000540589207974</text:p>
              </table:table-cell>
              <table:table-cell office:value-type="float" office:value="0.00000802066695458">
                <text:p>0.00000802066695458</text:p>
              </table:table-cell>
              <table:table-cell office:value-type="float" office:value="0.00000622905517866">
                <text:p>0.0000062290551786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000433038509524">
                <text:p>0.00000433038509524</text:p>
              </table:table-cell>
              <table:table-cell office:value-type="float" office:value="0.000000237915599624">
                <text:p>0.000000237915599624</text:p>
              </table:table-cell>
              <table:table-cell office:value-type="float" office:value="0.000000684265115852">
                <text:p>0.000000684265115852</text:p>
              </table:table-cell>
              <table:table-cell office:value-type="float" office:value="0.00000658732098328">
                <text:p>0.0000065873209832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000149271149306">
                <text:p>0.00000149271149306</text:p>
              </table:table-cell>
              <table:table-cell office:value-type="float" office:value="0.00000100323935707">
                <text:p>0.00000100323935707</text:p>
              </table:table-cell>
              <table:table-cell office:value-type="float" office:value="0.00000048791296311">
                <text:p>0.00000048791296311</text:p>
              </table:table-cell>
              <table:table-cell office:value-type="float" office:value="0.00000918791566076">
                <text:p>0.0000091879156607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000117114789998">
                <text:p>0.00000117114789998</text:p>
              </table:table-cell>
              <table:table-cell office:value-type="float" office:value="0.000000367026794222">
                <text:p>0.000000367026794222</text:p>
              </table:table-cell>
              <table:table-cell office:value-type="float" office:value="0.00000208619833756">
                <text:p>0.00000208619833756</text:p>
              </table:table-cell>
              <table:table-cell office:value-type="float" office:value="0.00000699242276493">
                <text:p>0.0000069924227649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000370256674567">
                <text:p>0.00000370256674567</text:p>
              </table:table-cell>
              <table:table-cell office:value-type="float" office:value="0.00000107057091586">
                <text:p>0.00000107057091586</text:p>
              </table:table-cell>
              <table:table-cell office:value-type="float" office:value="0.00000109804960867">
                <text:p>0.00000109804960867</text:p>
              </table:table-cell>
              <table:table-cell office:value-type="float" office:value="0.00000744332185706">
                <text:p>0.0000074433218570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000284487988155">
                <text:p>0.00000284487988155</text:p>
              </table:table-cell>
              <table:table-cell office:value-type="float" office:value="0.00000174233397423">
                <text:p>0.00000174233397423</text:p>
              </table:table-cell>
              <table:table-cell office:value-type="float" office:value="0.000000655050805112">
                <text:p>0.000000655050805112</text:p>
              </table:table-cell>
              <table:table-cell office:value-type="float" office:value="0.00000462079682252">
                <text:p>0.0000046207968225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0000622513355442">
                <text:p>0.000000622513355442</text:p>
              </table:table-cell>
              <table:table-cell office:value-type="float" office:value="0.0000134604410492">
                <text:p>0.0000134604410492</text:p>
              </table:table-cell>
              <table:table-cell office:value-type="float" office:value="0.000000123123759106">
                <text:p>0.000000123123759106</text:p>
              </table:table-cell>
              <table:table-cell office:value-type="float" office:value="0.00000369511143462">
                <text:p>0.0000036951114346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000395989508533">
                <text:p>0.00000395989508533</text:p>
              </table:table-cell>
              <table:table-cell office:value-type="float" office:value="0.0000000664739114367">
                <text:p>0.0000000664739114367</text:p>
              </table:table-cell>
              <table:table-cell office:value-type="float" office:value="0.0000000102089119018">
                <text:p>0.0000000102089119018</text:p>
              </table:table-cell>
              <table:table-cell office:value-type="float" office:value="0.00000698479999013">
                <text:p>0.0000069847999901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000438732547529">
                <text:p>0.00000438732547529</text:p>
              </table:table-cell>
              <table:table-cell office:value-type="float" office:value="0.00000459236218596">
                <text:p>0.00000459236218596</text:p>
              </table:table-cell>
              <table:table-cell office:value-type="float" office:value="0.00000285862415524">
                <text:p>0.00000285862415524</text:p>
              </table:table-cell>
              <table:table-cell office:value-type="float" office:value="0.00000898923929894">
                <text:p>0.0000089892392989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000101300212069">
                <text:p>0.00000101300212069</text:p>
              </table:table-cell>
              <table:table-cell office:value-type="float" office:value="0.00000450196473059">
                <text:p>0.00000450196473059</text:p>
              </table:table-cell>
              <table:table-cell office:value-type="float" office:value="0.00000318543485308">
                <text:p>0.00000318543485308</text:p>
              </table:table-cell>
              <table:table-cell office:value-type="float" office:value="0.00000252707831246">
                <text:p>0.0000025270783124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000112408443235">
                <text:p>0.00000112408443235</text:p>
              </table:table-cell>
              <table:table-cell office:value-type="float" office:value="0.000000553718982924">
                <text:p>0.000000553718982924</text:p>
              </table:table-cell>
              <table:table-cell office:value-type="float" office:value="0.000000577837158344">
                <text:p>0.000000577837158344</text:p>
              </table:table-cell>
              <table:table-cell office:value-type="float" office:value="0.0000131605206127">
                <text:p>0.000013160520612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0000142466593961">
                <text:p>0.000000142466593961</text:p>
              </table:table-cell>
              <table:table-cell office:value-type="float" office:value="0.00000878343137858">
                <text:p>0.00000878343137858</text:p>
              </table:table-cell>
              <table:table-cell office:value-type="float" office:value="0.0000000444908746673">
                <text:p>0.0000000444908746673</text:p>
              </table:table-cell>
              <table:table-cell office:value-type="float" office:value="0.00000705214932218">
                <text:p>0.0000070521493221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000203574632852">
                <text:p>0.00000203574632852</text:p>
              </table:table-cell>
              <table:table-cell office:value-type="float" office:value="0.00000063943376035">
                <text:p>0.00000063943376035</text:p>
              </table:table-cell>
              <table:table-cell office:value-type="float" office:value="0.000000332195727956">
                <text:p>0.000000332195727956</text:p>
              </table:table-cell>
              <table:table-cell office:value-type="float" office:value="0.00000655961272486">
                <text:p>0.0000065596127248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00000980520203418">
                <text:p>0.0000000980520203418</text:p>
              </table:table-cell>
              <table:table-cell office:value-type="float" office:value="0.000000388164807893">
                <text:p>0.000000388164807893</text:p>
              </table:table-cell>
              <table:table-cell office:value-type="float" office:value="0.00000248216975956">
                <text:p>0.00000248216975956</text:p>
              </table:table-cell>
              <table:table-cell office:value-type="float" office:value="0.00000343241891218">
                <text:p>0.0000034324189121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00000550552098888">
                <text:p>0.0000000550552098888</text:p>
              </table:table-cell>
              <table:table-cell office:value-type="float" office:value="0.00000160353862695">
                <text:p>0.00000160353862695</text:p>
              </table:table-cell>
              <table:table-cell office:value-type="float" office:value="0.000000261161789702">
                <text:p>0.000000261161789702</text:p>
              </table:table-cell>
              <table:table-cell office:value-type="float" office:value="0.0000113234050742">
                <text:p>0.000011323405074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00024028776877">
                <text:p>0.0000024028776877</text:p>
              </table:table-cell>
              <table:table-cell office:value-type="float" office:value="0.000000381483080288">
                <text:p>0.000000381483080288</text:p>
              </table:table-cell>
              <table:table-cell office:value-type="float" office:value="0.000000393570175109">
                <text:p>0.000000393570175109</text:p>
              </table:table-cell>
              <table:table-cell office:value-type="float" office:value="0.00000687879316734">
                <text:p>0.0000068787931673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scientific-number number:decimal-places="3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17">
      <style:chart-properties chart:display-label="true" chart:logarithmic="false" chart:minimum="-0.00000000025" chart:maximum="0.0000000005" chart:interval-major="0.0000000001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117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8" style:family="chart" style:data-style-name="N117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9" style:family="chart" style:data-style-name="N117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10" style:family="chart" style:data-style-name="N117">
      <style:chart-properties chart:symbol-type="none"/>
      <style:graphic-properties svg:stroke-width="0.088cm" svg:stroke-color="#579d1c" draw:fill-color="#579d1c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344cm" svg:height="9.024cm" xlink:href=".." chart:class="chart:line" chart:style-name="ch1">
        <chart:legend chart:legend-position="end" svg:x="14.205cm" svg:y="3.668cm" chart:style-name="ch2"/>
        <chart:plot-area chart:style-name="ch3" table:cell-range-address="Hu5.A1:Hu5.D51" chart:data-source-has-labels="row" svg:x="0.346cm" svg:y="0.18cm" svg:width="13.514cm" svg:height="8.484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Hu5.A2:Hu5.A51" chart:label-cell-address="Hu5.A1:Hu5.A1" chart:class="chart:line">
            <chart:data-point chart:repeated="50"/>
          </chart:series>
          <chart:series chart:style-name="ch8" chart:values-cell-range-address="Hu5.B2:Hu5.B51" chart:label-cell-address="Hu5.B1:Hu5.B1" chart:class="chart:line">
            <chart:data-point chart:repeated="50"/>
          </chart:series>
          <chart:series chart:style-name="ch9" chart:values-cell-range-address="Hu5.C2:Hu5.C51" chart:label-cell-address="Hu5.C1:Hu5.C1" chart:class="chart:line">
            <chart:data-point chart:repeated="50"/>
          </chart:series>
          <chart:series chart:style-name="ch10" chart:values-cell-range-address="Hu5.D2:Hu5.D51" chart:label-cell-address="Hu5.D1:Hu5.D1" chart:class="chart:line">
            <chart:data-point chart:repeated="5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Hu5.A1:Hu5.A1">authong1</text:p>
              </table:table-cell>
              <table:table-cell office:value-type="string">
                <text:p text:id="Hu5.B1:Hu5.B1">chainat72</text:p>
              </table:table-cell>
              <table:table-cell office:value-type="string">
                <text:p text:id="Hu5.C1:Hu5.C1">motoso1</text:p>
              </table:table-cell>
              <table:table-cell office:value-type="string">
                <text:p text:id="Hu5.D1:Hu5.D1">kamphangsean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0000000000103608315602">
                <text:p text:id="Hu5.A2:Hu5.A51">-0.0000000000103608315602</text:p>
              </table:table-cell>
              <table:table-cell office:value-type="float" office:value="0.00000000000017606789485">
                <text:p text:id="Hu5.B2:Hu5.B51">0.00000000000017606789485</text:p>
              </table:table-cell>
              <table:table-cell office:value-type="float" office:value="0.00000000000068249395986">
                <text:p text:id="Hu5.C2:Hu5.C51">0.00000000000068249395986</text:p>
              </table:table-cell>
              <table:table-cell office:value-type="float" office:value="-0.0000000000484109722634">
                <text:p text:id="Hu5.D2:Hu5.D51">-0.000000000048410972263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000000000111102562017">
                <text:p>-0.0000000000111102562017</text:p>
              </table:table-cell>
              <table:table-cell office:value-type="float" office:value="0.0000000000000211133442474">
                <text:p>0.0000000000000211133442474</text:p>
              </table:table-cell>
              <table:table-cell office:value-type="float" office:value="0.000000000000879985569384">
                <text:p>0.000000000000879985569384</text:p>
              </table:table-cell>
              <table:table-cell office:value-type="float" office:value="-0.000000000018052751166">
                <text:p>-0.0000000000180527511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00000000006231580963">
                <text:p>-0.000000000006231580963</text:p>
              </table:table-cell>
              <table:table-cell office:value-type="float" office:value="0.0000000000000376414189245">
                <text:p>0.0000000000000376414189245</text:p>
              </table:table-cell>
              <table:table-cell office:value-type="float" office:value="0.000000000000143419067572">
                <text:p>0.000000000000143419067572</text:p>
              </table:table-cell>
              <table:table-cell office:value-type="float" office:value="-0.0000000000124937023465">
                <text:p>-0.00000000001249370234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00000000000681203689354">
                <text:p>-0.00000000000681203689354</text:p>
              </table:table-cell>
              <table:table-cell office:value-type="float" office:value="-0.000000000000831825807379">
                <text:p>-0.000000000000831825807379</text:p>
              </table:table-cell>
              <table:table-cell office:value-type="float" office:value="0.0000000000102533133935">
                <text:p>0.0000000000102533133935</text:p>
              </table:table-cell>
              <table:table-cell office:value-type="float" office:value="-0.0000000000770828331299">
                <text:p>-0.00000000007708283312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00000000000136375696047">
                <text:p>-0.00000000000136375696047</text:p>
              </table:table-cell>
              <table:table-cell office:value-type="float" office:value="-0.0000000000361044361909">
                <text:p>-0.0000000000361044361909</text:p>
              </table:table-cell>
              <table:table-cell office:value-type="float" office:value="0.00000000000686002058457">
                <text:p>0.00000000000686002058457</text:p>
              </table:table-cell>
              <table:table-cell office:value-type="float" office:value="0.00000000000245298137491">
                <text:p>0.000000000002452981374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00000000000392035137301">
                <text:p>-0.00000000000392035137301</text:p>
              </table:table-cell>
              <table:table-cell office:value-type="float" office:value="-0.0000000000513589871574">
                <text:p>-0.0000000000513589871574</text:p>
              </table:table-cell>
              <table:table-cell office:value-type="float" office:value="-0.0000000000000228160836015">
                <text:p>-0.0000000000000228160836015</text:p>
              </table:table-cell>
              <table:table-cell office:value-type="float" office:value="-0.0000000000620741284548">
                <text:p>-0.00000000006207412845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00000000117249212211">
                <text:p>0.00000000000117249212211</text:p>
              </table:table-cell>
              <table:table-cell office:value-type="float" office:value="4.05796868779E-016">
                <text:p>4.05796868779E-016</text:p>
              </table:table-cell>
              <table:table-cell office:value-type="float" office:value="0.00000000000108435066549">
                <text:p>0.00000000000108435066549</text:p>
              </table:table-cell>
              <table:table-cell office:value-type="float" office:value="-0.0000000000304406340208">
                <text:p>-0.00000000003044063402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0000000000011154813402">
                <text:p>-0.0000000000011154813402</text:p>
              </table:table-cell>
              <table:table-cell office:value-type="float" office:value="0.00000000000328273015217">
                <text:p>0.00000000000328273015217</text:p>
              </table:table-cell>
              <table:table-cell office:value-type="float" office:value="-0.00000000000580900441326">
                <text:p>-0.00000000000580900441326</text:p>
              </table:table-cell>
              <table:table-cell office:value-type="float" office:value="-0.0000000000871573597929">
                <text:p>-0.00000000008715735979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00000000000292503798641">
                <text:p>-0.00000000000292503798641</text:p>
              </table:table-cell>
              <table:table-cell office:value-type="float" office:value="0.000000000000528474831876">
                <text:p>0.000000000000528474831876</text:p>
              </table:table-cell>
              <table:table-cell office:value-type="float" office:value="-0.00000000000010942269613">
                <text:p>-0.00000000000010942269613</text:p>
              </table:table-cell>
              <table:table-cell office:value-type="float" office:value="-0.000000000046871242101">
                <text:p>-0.0000000000468712421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0000000000047949315113">
                <text:p>-0.0000000000047949315113</text:p>
              </table:table-cell>
              <table:table-cell office:value-type="float" office:value="0.000000000000103755614635">
                <text:p>0.000000000000103755614635</text:p>
              </table:table-cell>
              <table:table-cell office:value-type="float" office:value="-0.0000000000158581720939">
                <text:p>-0.0000000000158581720939</text:p>
              </table:table-cell>
              <table:table-cell office:value-type="float" office:value="-0.0000000000515866043226">
                <text:p>-0.00000000005158660432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000000000119663926221">
                <text:p>0.000000000000119663926221</text:p>
              </table:table-cell>
              <table:table-cell office:value-type="float" office:value="0.00000000000171401376982">
                <text:p>0.00000000000171401376982</text:p>
              </table:table-cell>
              <table:table-cell office:value-type="float" office:value="-0.0000000000000641744999322">
                <text:p>-0.0000000000000641744999322</text:p>
              </table:table-cell>
              <table:table-cell office:value-type="float" office:value="-0.0000000000372007024952">
                <text:p>-0.00000000003720070249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0000000000207997268764">
                <text:p>-0.0000000000207997268764</text:p>
              </table:table-cell>
              <table:table-cell office:value-type="float" office:value="-0.0000000000412438943507">
                <text:p>-0.0000000000412438943507</text:p>
              </table:table-cell>
              <table:table-cell office:value-type="float" office:value="0.00000000000151493369044">
                <text:p>0.00000000000151493369044</text:p>
              </table:table-cell>
              <table:table-cell office:value-type="float" office:value="-0.0000000000991397347905">
                <text:p>-0.00000000009913973479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0000000000180770930878">
                <text:p>-0.0000000000180770930878</text:p>
              </table:table-cell>
              <table:table-cell office:value-type="float" office:value="0.00000000000084804123015">
                <text:p>0.00000000000084804123015</text:p>
              </table:table-cell>
              <table:table-cell office:value-type="float" office:value="4.4859360662E-017">
                <text:p>4.4859360662E-017</text:p>
              </table:table-cell>
              <table:table-cell office:value-type="float" office:value="-0.0000000000630080713308">
                <text:p>-0.00000000006300807133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000000000000153510569857">
                <text:p>-0.000000000000153510569857</text:p>
              </table:table-cell>
              <table:table-cell office:value-type="float" office:value="0.00000000000475859827933">
                <text:p>0.00000000000475859827933</text:p>
              </table:table-cell>
              <table:table-cell office:value-type="float" office:value="0.00000000000131278187853">
                <text:p>0.00000000000131278187853</text:p>
              </table:table-cell>
              <table:table-cell office:value-type="float" office:value="-0.0000000000170808203161">
                <text:p>-0.000000000017080820316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000000000000561136567662">
                <text:p>-0.000000000000561136567662</text:p>
              </table:table-cell>
              <table:table-cell office:value-type="float" office:value="-0.00000000000865013949202">
                <text:p>-0.00000000000865013949202</text:p>
              </table:table-cell>
              <table:table-cell office:value-type="float" office:value="-0.0000000000152431519554">
                <text:p>-0.0000000000152431519554</text:p>
              </table:table-cell>
              <table:table-cell office:value-type="float" office:value="-0.000000000146549398757">
                <text:p>-0.00000000014654939875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000000000000328639410133">
                <text:p>-0.000000000000328639410133</text:p>
              </table:table-cell>
              <table:table-cell office:value-type="float" office:value="0.0000000000015462641053">
                <text:p>0.0000000000015462641053</text:p>
              </table:table-cell>
              <table:table-cell office:value-type="float" office:value="0.00000000000079399262991">
                <text:p>0.00000000000079399262991</text:p>
              </table:table-cell>
              <table:table-cell office:value-type="float" office:value="-0.0000000000205826018884">
                <text:p>-0.000000000020582601888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000000000222157645031">
                <text:p>0.00000000000222157645031</text:p>
              </table:table-cell>
              <table:table-cell office:value-type="float" office:value="-0.0000000000000631298142418">
                <text:p>-0.0000000000000631298142418</text:p>
              </table:table-cell>
              <table:table-cell office:value-type="float" office:value="0.0000000000343683084197">
                <text:p>0.0000000000343683084197</text:p>
              </table:table-cell>
              <table:table-cell office:value-type="float" office:value="-0.00000000011846020755">
                <text:p>-0.000000000118460207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000000000000633531731368">
                <text:p>-0.000000000000633531731368</text:p>
              </table:table-cell>
              <table:table-cell office:value-type="float" office:value="0.000000000000463158588945">
                <text:p>0.000000000000463158588945</text:p>
              </table:table-cell>
              <table:table-cell office:value-type="float" office:value="-0.0000000000224740386147">
                <text:p>-0.0000000000224740386147</text:p>
              </table:table-cell>
              <table:table-cell office:value-type="float" office:value="-0.0000000000120662816456">
                <text:p>-0.00000000001206628164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00000000000482431249244">
                <text:p>-0.00000000000482431249244</text:p>
              </table:table-cell>
              <table:table-cell office:value-type="float" office:value="0.000000000000584358015309">
                <text:p>0.000000000000584358015309</text:p>
              </table:table-cell>
              <table:table-cell office:value-type="float" office:value="-1.96031419241E-015">
                <text:p>-1.96031419241E-015</text:p>
              </table:table-cell>
              <table:table-cell office:value-type="float" office:value="-0.0000000000607085214396">
                <text:p>-0.000000000060708521439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0000000000181082386502">
                <text:p>-0.0000000000181082386502</text:p>
              </table:table-cell>
              <table:table-cell office:value-type="float" office:value="0.000000000000921066434347">
                <text:p>0.000000000000921066434347</text:p>
              </table:table-cell>
              <table:table-cell office:value-type="float" office:value="0.0000000000000278851424031">
                <text:p>0.0000000000000278851424031</text:p>
              </table:table-cell>
              <table:table-cell office:value-type="float" office:value="-0.0000000000687646142662">
                <text:p>-0.000000000068764614266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00000000000767031132001">
                <text:p>-0.00000000000767031132001</text:p>
              </table:table-cell>
              <table:table-cell office:value-type="float" office:value="-0.000000000124023311494">
                <text:p>-0.000000000124023311494</text:p>
              </table:table-cell>
              <table:table-cell office:value-type="float" office:value="0.00000000000420470603771">
                <text:p>0.00000000000420470603771</text:p>
              </table:table-cell>
              <table:table-cell office:value-type="float" office:value="-0.0000000000691527793601">
                <text:p>-0.00000000006915277936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00000000000464807593477">
                <text:p>-0.00000000000464807593477</text:p>
              </table:table-cell>
              <table:table-cell office:value-type="float" office:value="0.00000000000632629422731">
                <text:p>0.00000000000632629422731</text:p>
              </table:table-cell>
              <table:table-cell office:value-type="float" office:value="-0.0000000000000494419785921">
                <text:p>-0.0000000000000494419785921</text:p>
              </table:table-cell>
              <table:table-cell office:value-type="float" office:value="-0.0000000000128061093454">
                <text:p>-0.000000000012806109345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00000000000877659273827">
                <text:p>-0.00000000000877659273827</text:p>
              </table:table-cell>
              <table:table-cell office:value-type="float" office:value="0.0000000000017833377142">
                <text:p>0.0000000000017833377142</text:p>
              </table:table-cell>
              <table:table-cell office:value-type="float" office:value="-0.00000000000566284596626">
                <text:p>-0.00000000000566284596626</text:p>
              </table:table-cell>
              <table:table-cell office:value-type="float" office:value="-0.0000000000158011504386">
                <text:p>-0.000000000015801150438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0000000000859642039888">
                <text:p>0.000000000000859642039888</text:p>
              </table:table-cell>
              <table:table-cell office:value-type="float" office:value="-0.000000000000276083598295">
                <text:p>-0.000000000000276083598295</text:p>
              </table:table-cell>
              <table:table-cell office:value-type="float" office:value="-0.0000000000488897131077">
                <text:p>-0.0000000000488897131077</text:p>
              </table:table-cell>
              <table:table-cell office:value-type="float" office:value="-0.0000000000432478039835">
                <text:p>-0.000000000043247803983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00000000000194574020969">
                <text:p>-0.00000000000194574020969</text:p>
              </table:table-cell>
              <table:table-cell office:value-type="float" office:value="0.00000000000184522451271">
                <text:p>0.00000000000184522451271</text:p>
              </table:table-cell>
              <table:table-cell office:value-type="float" office:value="-0.0000000000000423875079636">
                <text:p>-0.0000000000000423875079636</text:p>
              </table:table-cell>
              <table:table-cell office:value-type="float" office:value="-0.000000000163622158492">
                <text:p>-0.00000000016362215849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3.14276533805E-016">
                <text:p>-3.14276533805E-016</text:p>
              </table:table-cell>
              <table:table-cell office:value-type="float" office:value="-0.0000000000075672822383">
                <text:p>-0.0000000000075672822383</text:p>
              </table:table-cell>
              <table:table-cell office:value-type="float" office:value="-0.000000000000227666526184">
                <text:p>-0.000000000000227666526184</text:p>
              </table:table-cell>
              <table:table-cell office:value-type="float" office:value="-0.0000000000771804103151">
                <text:p>-0.000000000077180410315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0000000000325565772101">
                <text:p>-0.0000000000325565772101</text:p>
              </table:table-cell>
              <table:table-cell office:value-type="float" office:value="-0.0000000000093826113566">
                <text:p>-0.0000000000093826113566</text:p>
              </table:table-cell>
              <table:table-cell office:value-type="float" office:value="-6.91616108472E-015">
                <text:p>-6.91616108472E-015</text:p>
              </table:table-cell>
              <table:table-cell office:value-type="float" office:value="-0.0000000000145582231189">
                <text:p>-0.000000000014558223118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000000000000399092988061">
                <text:p>-0.000000000000399092988061</text:p>
              </table:table-cell>
              <table:table-cell office:value-type="float" office:value="0.00000000000215772775802">
                <text:p>0.00000000000215772775802</text:p>
              </table:table-cell>
              <table:table-cell office:value-type="float" office:value="0.00000000000273029400046">
                <text:p>0.00000000000273029400046</text:p>
              </table:table-cell>
              <table:table-cell office:value-type="float" office:value="-0.0000000000536708483692">
                <text:p>-0.000000000053670848369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4.60420675214E-016">
                <text:p>-4.60420675214E-016</text:p>
              </table:table-cell>
              <table:table-cell office:value-type="float" office:value="-3.48630602938E-015">
                <text:p>-3.48630602938E-015</text:p>
              </table:table-cell>
              <table:table-cell office:value-type="float" office:value="-0.00000000000152028287042">
                <text:p>-0.00000000000152028287042</text:p>
              </table:table-cell>
              <table:table-cell office:value-type="float" office:value="-0.0000000000126306170303">
                <text:p>-0.000000000012630617030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00000000000136596228761">
                <text:p>-0.00000000000136596228761</text:p>
              </table:table-cell>
              <table:table-cell office:value-type="float" office:value="0.00000000000677897343703">
                <text:p>0.00000000000677897343703</text:p>
              </table:table-cell>
              <table:table-cell office:value-type="float" office:value="-0.0000000000000253765392389">
                <text:p>-0.0000000000000253765392389</text:p>
              </table:table-cell>
              <table:table-cell office:value-type="float" office:value="-0.0000000000357313457393">
                <text:p>-0.000000000035731345739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00000000000170107250561">
                <text:p>-0.00000000000170107250561</text:p>
              </table:table-cell>
              <table:table-cell office:value-type="float" office:value="-0.00000000000153508712992">
                <text:p>-0.00000000000153508712992</text:p>
              </table:table-cell>
              <table:table-cell office:value-type="float" office:value="0.0000000000074983483151">
                <text:p>0.0000000000074983483151</text:p>
              </table:table-cell>
              <table:table-cell office:value-type="float" office:value="-0.0000000000510007332453">
                <text:p>-0.000000000051000733245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0000000000304616166604">
                <text:p>-0.0000000000304616166604</text:p>
              </table:table-cell>
              <table:table-cell office:value-type="float" office:value="-0.00000000000968187929118">
                <text:p>-0.00000000000968187929118</text:p>
              </table:table-cell>
              <table:table-cell office:value-type="float" office:value="0.0000000000209168406412">
                <text:p>0.0000000000209168406412</text:p>
              </table:table-cell>
              <table:table-cell office:value-type="float" office:value="-0.000000000147505343645">
                <text:p>-0.00000000014750534364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000000000002128044758">
                <text:p>-0.000000000002128044758</text:p>
              </table:table-cell>
              <table:table-cell office:value-type="float" office:value="-0.000000000000778599777522">
                <text:p>-0.000000000000778599777522</text:p>
              </table:table-cell>
              <table:table-cell office:value-type="float" office:value="0.00000000000078649893358">
                <text:p>0.00000000000078649893358</text:p>
              </table:table-cell>
              <table:table-cell office:value-type="float" office:value="0.0000000000139029036101">
                <text:p>0.000000000013902903610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0000000000106250565829">
                <text:p>-0.0000000000106250565829</text:p>
              </table:table-cell>
              <table:table-cell office:value-type="float" office:value="0.000000000429407130865">
                <text:p>0.000000000429407130865</text:p>
              </table:table-cell>
              <table:table-cell office:value-type="float" office:value="0.0000000000000472249920486">
                <text:p>0.0000000000000472249920486</text:p>
              </table:table-cell>
              <table:table-cell office:value-type="float" office:value="-0.0000000000451933436269">
                <text:p>-0.000000000045193343626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00000000000142601692937">
                <text:p>-0.00000000000142601692937</text:p>
              </table:table-cell>
              <table:table-cell office:value-type="float" office:value="0.000000000000128081205014">
                <text:p>0.000000000000128081205014</text:p>
              </table:table-cell>
              <table:table-cell office:value-type="float" office:value="-0.000000000030788057461">
                <text:p>-0.000000000030788057461</text:p>
              </table:table-cell>
              <table:table-cell office:value-type="float" office:value="-0.0000000000660481668671">
                <text:p>-0.000000000066048166867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00000000000833011635435">
                <text:p>-0.00000000000833011635435</text:p>
              </table:table-cell>
              <table:table-cell office:value-type="float" office:value="0.000000000000183103724685">
                <text:p>0.000000000000183103724685</text:p>
              </table:table-cell>
              <table:table-cell office:value-type="float" office:value="0.00000000000266646168836">
                <text:p>0.00000000000266646168836</text:p>
              </table:table-cell>
              <table:table-cell office:value-type="float" office:value="-0.0000000000218296730885">
                <text:p>-0.000000000021829673088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00000000000574129811919">
                <text:p>-0.00000000000574129811919</text:p>
              </table:table-cell>
              <table:table-cell office:value-type="float" office:value="0.00000000000180229440653">
                <text:p>0.00000000000180229440653</text:p>
              </table:table-cell>
              <table:table-cell office:value-type="float" office:value="0.00000000000002405649187">
                <text:p>0.00000000000002405649187</text:p>
              </table:table-cell>
              <table:table-cell office:value-type="float" office:value="-0.0000000000961021213989">
                <text:p>-0.000000000096102121398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00000000000146816122821">
                <text:p>-0.00000000000146816122821</text:p>
              </table:table-cell>
              <table:table-cell office:value-type="float" office:value="0.000000000000816180793608">
                <text:p>0.000000000000816180793608</text:p>
              </table:table-cell>
              <table:table-cell office:value-type="float" office:value="-0.00000000000388114984974">
                <text:p>-0.00000000000388114984974</text:p>
              </table:table-cell>
              <table:table-cell office:value-type="float" office:value="-0.0000000000339113548542">
                <text:p>-0.000000000033911354854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0000000000115762382421">
                <text:p>-0.0000000000115762382421</text:p>
              </table:table-cell>
              <table:table-cell office:value-type="float" office:value="0.00000000000345653001773">
                <text:p>0.00000000000345653001773</text:p>
              </table:table-cell>
              <table:table-cell office:value-type="float" office:value="-0.0000000000015786893255">
                <text:p>-0.0000000000015786893255</text:p>
              </table:table-cell>
              <table:table-cell office:value-type="float" office:value="-0.0000000000462082432724">
                <text:p>-0.000000000046208243272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000000000853697995676">
                <text:p>0.00000000000853697995676</text:p>
              </table:table-cell>
              <table:table-cell office:value-type="float" office:value="-0.0000000000119661606422">
                <text:p>-0.0000000000119661606422</text:p>
              </table:table-cell>
              <table:table-cell office:value-type="float" office:value="0.00000000000173972309767">
                <text:p>0.00000000000173972309767</text:p>
              </table:table-cell>
              <table:table-cell office:value-type="float" office:value="-0.0000000000291331041981">
                <text:p>-0.000000000029133104198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00000000000141856886692">
                <text:p>-0.00000000000141856886692</text:p>
              </table:table-cell>
              <table:table-cell office:value-type="float" office:value="-0.0000000000764769090985">
                <text:p>-0.0000000000764769090985</text:p>
              </table:table-cell>
              <table:table-cell office:value-type="float" office:value="0.000000000000102431206524">
                <text:p>0.000000000000102431206524</text:p>
              </table:table-cell>
              <table:table-cell office:value-type="float" office:value="-0.0000000000230271876768">
                <text:p>-0.000000000023027187676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0000000000335594801961">
                <text:p>-0.0000000000335594801961</text:p>
              </table:table-cell>
              <table:table-cell office:value-type="float" office:value="-0.0000000000000114475533966">
                <text:p>-0.0000000000000114475533966</text:p>
              </table:table-cell>
              <table:table-cell office:value-type="float" office:value="-3.1889946087E-015">
                <text:p>-3.1889946087E-015</text:p>
              </table:table-cell>
              <table:table-cell office:value-type="float" office:value="-0.0000000000501853548691">
                <text:p>-0.000000000050185354869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0000000000163574679701">
                <text:p>-0.0000000000163574679701</text:p>
              </table:table-cell>
              <table:table-cell office:value-type="float" office:value="0.00000000000894886812515">
                <text:p>0.00000000000894886812515</text:p>
              </table:table-cell>
              <table:table-cell office:value-type="float" office:value="-0.00000000000484468740901">
                <text:p>-0.00000000000484468740901</text:p>
              </table:table-cell>
              <table:table-cell office:value-type="float" office:value="-0.0000000000924627932568">
                <text:p>-0.000000000092462793256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00000000000244283855792">
                <text:p>-0.00000000000244283855792</text:p>
              </table:table-cell>
              <table:table-cell office:value-type="float" office:value="0.000000000035941448959">
                <text:p>0.000000000035941448959</text:p>
              </table:table-cell>
              <table:table-cell office:value-type="float" office:value="0.00000000000883396667656">
                <text:p>0.00000000000883396667656</text:p>
              </table:table-cell>
              <table:table-cell office:value-type="float" office:value="-0.0000000000035839941954">
                <text:p>-0.000000000003583994195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00000000000214395741677">
                <text:p>-0.00000000000214395741677</text:p>
              </table:table-cell>
              <table:table-cell office:value-type="float" office:value="0.000000000000126125610855">
                <text:p>0.000000000000126125610855</text:p>
              </table:table-cell>
              <table:table-cell office:value-type="float" office:value="-0.00000000000231297220168">
                <text:p>-0.00000000000231297220168</text:p>
              </table:table-cell>
              <table:table-cell office:value-type="float" office:value="-0.000000000149079234862">
                <text:p>-0.00000000014907923486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00000000000915554396154">
                <text:p>0.0000000000000915554396154</text:p>
              </table:table-cell>
              <table:table-cell office:value-type="float" office:value="-0.000000000040425704615">
                <text:p>-0.000000000040425704615</text:p>
              </table:table-cell>
              <table:table-cell office:value-type="float" office:value="-0.0000000000000127308637796">
                <text:p>-0.0000000000000127308637796</text:p>
              </table:table-cell>
              <table:table-cell office:value-type="float" office:value="-0.0000000000456904551046">
                <text:p>-0.000000000045690455104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00000000000271980786108">
                <text:p>-0.00000000000271980786108</text:p>
              </table:table-cell>
              <table:table-cell office:value-type="float" office:value="0.00000000000215915047865">
                <text:p>0.00000000000215915047865</text:p>
              </table:table-cell>
              <table:table-cell office:value-type="float" office:value="0.00000000000101753267454">
                <text:p>0.00000000000101753267454</text:p>
              </table:table-cell>
              <table:table-cell office:value-type="float" office:value="-0.0000000000673308099365">
                <text:p>-0.000000000067330809936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0000000000000356176836401">
                <text:p>-0.0000000000000356176836401</text:p>
              </table:table-cell>
              <table:table-cell office:value-type="float" office:value="-0.000000000000199675225089">
                <text:p>-0.000000000000199675225089</text:p>
              </table:table-cell>
              <table:table-cell office:value-type="float" office:value="-0.0000000000163955052613">
                <text:p>-0.0000000000163955052613</text:p>
              </table:table-cell>
              <table:table-cell office:value-type="float" office:value="-0.00000000000995767586768">
                <text:p>-0.0000000000099576758676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0000000000000180561986443">
                <text:p>-0.0000000000000180561986443</text:p>
              </table:table-cell>
              <table:table-cell office:value-type="float" office:value="0.0000000000117910105246">
                <text:p>0.0000000000117910105246</text:p>
              </table:table-cell>
              <table:table-cell office:value-type="float" office:value="-0.000000000000442767536476">
                <text:p>-0.000000000000442767536476</text:p>
              </table:table-cell>
              <table:table-cell office:value-type="float" office:value="-0.0000000001155594937">
                <text:p>-0.000000000115559493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000000000000218262411003">
                <text:p>-0.000000000000218262411003</text:p>
              </table:table-cell>
              <table:table-cell office:value-type="float" office:value="0.00000000000042688592849">
                <text:p>0.00000000000042688592849</text:p>
              </table:table-cell>
              <table:table-cell office:value-type="float" office:value="-0.000000000000537124443691">
                <text:p>-0.000000000000537124443691</text:p>
              </table:table-cell>
              <table:table-cell office:value-type="float" office:value="-0.00000000000834499244085">
                <text:p>-0.0000000000083449924408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scientific-number number:decimal-places="3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17">
      <style:chart-properties chart:display-label="true" chart:logarithmic="false" chart:minimum="-0.0000006" chart:maximum="0.0000012" chart:interval-major="0.0000002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117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8" style:family="chart" style:data-style-name="N117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9" style:family="chart" style:data-style-name="N117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10" style:family="chart" style:data-style-name="N117">
      <style:chart-properties chart:symbol-type="none"/>
      <style:graphic-properties svg:stroke-width="0.088cm" svg:stroke-color="#579d1c" draw:fill-color="#579d1c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547cm" svg:height="10.487cm" xlink:href=".." chart:class="chart:line" chart:style-name="ch1">
        <chart:legend chart:legend-position="end" svg:x="17.344cm" svg:y="4.399cm" chart:style-name="ch2"/>
        <chart:plot-area chart:style-name="ch3" table:cell-range-address="Hu6.A1:Hu6.D51" chart:data-source-has-labels="row" svg:x="0.41cm" svg:y="0.209cm" svg:width="16.525cm" svg:height="9.86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Hu6.A2:Hu6.A51" chart:label-cell-address="Hu6.A1:Hu6.A1" chart:class="chart:line">
            <chart:data-point chart:repeated="50"/>
          </chart:series>
          <chart:series chart:style-name="ch8" chart:values-cell-range-address="Hu6.B2:Hu6.B51" chart:label-cell-address="Hu6.B1:Hu6.B1" chart:class="chart:line">
            <chart:data-point chart:repeated="50"/>
          </chart:series>
          <chart:series chart:style-name="ch9" chart:values-cell-range-address="Hu6.C2:Hu6.C51" chart:label-cell-address="Hu6.C1:Hu6.C1" chart:class="chart:line">
            <chart:data-point chart:repeated="50"/>
          </chart:series>
          <chart:series chart:style-name="ch10" chart:values-cell-range-address="Hu6.D2:Hu6.D51" chart:label-cell-address="Hu6.D1:Hu6.D1" chart:class="chart:line">
            <chart:data-point chart:repeated="5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Hu6.A1:Hu6.A1">authong1</text:p>
              </table:table-cell>
              <table:table-cell office:value-type="string">
                <text:p text:id="Hu6.B1:Hu6.B1">chainat72</text:p>
              </table:table-cell>
              <table:table-cell office:value-type="string">
                <text:p text:id="Hu6.C1:Hu6.C1">motoso1</text:p>
              </table:table-cell>
              <table:table-cell office:value-type="string">
                <text:p text:id="Hu6.D1:Hu6.D1">kamphangsean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000000138219292735">
                <text:p text:id="Hu6.A2:Hu6.A51">-0.000000138219292735</text:p>
              </table:table-cell>
              <table:table-cell office:value-type="float" office:value="0.00000000785818431793">
                <text:p text:id="Hu6.B2:Hu6.B51">0.00000000785818431793</text:p>
              </table:table-cell>
              <table:table-cell office:value-type="float" office:value="0.000000006965009153">
                <text:p text:id="Hu6.C2:Hu6.C51">0.000000006965009153</text:p>
              </table:table-cell>
              <table:table-cell office:value-type="float" office:value="-0.0000000184764696863">
                <text:p text:id="Hu6.D2:Hu6.D51">-0.000000018476469686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000000294530366921">
                <text:p>-0.0000000294530366921</text:p>
              </table:table-cell>
              <table:table-cell office:value-type="float" office:value="-0.00000000377247114469">
                <text:p>-0.00000000377247114469</text:p>
              </table:table-cell>
              <table:table-cell office:value-type="float" office:value="0.0000000280797023426">
                <text:p>0.0000000280797023426</text:p>
              </table:table-cell>
              <table:table-cell office:value-type="float" office:value="-0.0000000455235242338">
                <text:p>-0.00000004552352423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0000710328718336">
                <text:p>0.00000000710328718336</text:p>
              </table:table-cell>
              <table:table-cell office:value-type="float" office:value="0.00000000713524148233">
                <text:p>0.00000000713524148233</text:p>
              </table:table-cell>
              <table:table-cell office:value-type="float" office:value="0.0000000155792281411">
                <text:p>0.0000000155792281411</text:p>
              </table:table-cell>
              <table:table-cell office:value-type="float" office:value="-0.0000000252540533629">
                <text:p>-0.00000002525405336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0000000403939507893">
                <text:p>-0.0000000403939507893</text:p>
              </table:table-cell>
              <table:table-cell office:value-type="float" office:value="-0.0000000166051966302">
                <text:p>-0.0000000166051966302</text:p>
              </table:table-cell>
              <table:table-cell office:value-type="float" office:value="0.000000162463547954">
                <text:p>0.000000162463547954</text:p>
              </table:table-cell>
              <table:table-cell office:value-type="float" office:value="-0.000000107840797358">
                <text:p>-0.0000001078407973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0000409953222497">
                <text:p>0.00000000409953222497</text:p>
              </table:table-cell>
              <table:table-cell office:value-type="float" office:value="0.000000088951997306">
                <text:p>0.000000088951997306</text:p>
              </table:table-cell>
              <table:table-cell office:value-type="float" office:value="0.000000140905303349">
                <text:p>0.000000140905303349</text:p>
              </table:table-cell>
              <table:table-cell office:value-type="float" office:value="-0.000000055346651854">
                <text:p>-0.0000000553466518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0000000209156504691">
                <text:p>-0.0000000209156504691</text:p>
              </table:table-cell>
              <table:table-cell office:value-type="float" office:value="0.000000186014736839">
                <text:p>0.000000186014736839</text:p>
              </table:table-cell>
              <table:table-cell office:value-type="float" office:value="0.0000000197012709243">
                <text:p>0.0000000197012709243</text:p>
              </table:table-cell>
              <table:table-cell office:value-type="float" office:value="0.000000203435823355">
                <text:p>0.0000002034358233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0000000276209441881">
                <text:p>-0.0000000276209441881</text:p>
              </table:table-cell>
              <table:table-cell office:value-type="float" office:value="0.0000000000657438186327">
                <text:p>0.0000000000657438186327</text:p>
              </table:table-cell>
              <table:table-cell office:value-type="float" office:value="0.0000000373753101075">
                <text:p>0.0000000373753101075</text:p>
              </table:table-cell>
              <table:table-cell office:value-type="float" office:value="-0.00000003409367886">
                <text:p>-0.000000034093678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00000000891363846313">
                <text:p>-0.00000000891363846313</text:p>
              </table:table-cell>
              <table:table-cell office:value-type="float" office:value="0.0000000314733767152">
                <text:p>0.0000000314733767152</text:p>
              </table:table-cell>
              <table:table-cell office:value-type="float" office:value="0.000000029705657839">
                <text:p>0.000000029705657839</text:p>
              </table:table-cell>
              <table:table-cell office:value-type="float" office:value="-0.000000092251507053">
                <text:p>-0.00000009225150705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0000000134781099649">
                <text:p>-0.0000000134781099649</text:p>
              </table:table-cell>
              <table:table-cell office:value-type="float" office:value="0.000000042636304907">
                <text:p>0.000000042636304907</text:p>
              </table:table-cell>
              <table:table-cell office:value-type="float" office:value="-0.0000000091619367692">
                <text:p>-0.0000000091619367692</text:p>
              </table:table-cell>
              <table:table-cell office:value-type="float" office:value="0.0000000176580432436">
                <text:p>0.00000001765804324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000000143888235027">
                <text:p>-0.000000143888235027</text:p>
              </table:table-cell>
              <table:table-cell office:value-type="float" office:value="0.00000000554333786137">
                <text:p>0.00000000554333786137</text:p>
              </table:table-cell>
              <table:table-cell office:value-type="float" office:value="0.0000000949948702512">
                <text:p>0.0000000949948702512</text:p>
              </table:table-cell>
              <table:table-cell office:value-type="float" office:value="-0.000000017477924426">
                <text:p>-0.0000000174779244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0000000110071111546">
                <text:p>-0.0000000110071111546</text:p>
              </table:table-cell>
              <table:table-cell office:value-type="float" office:value="0.0000000283893993209">
                <text:p>0.0000000283893993209</text:p>
              </table:table-cell>
              <table:table-cell office:value-type="float" office:value="-0.00000000526003779331">
                <text:p>-0.00000000526003779331</text:p>
              </table:table-cell>
              <table:table-cell office:value-type="float" office:value="-0.0000000291237802455">
                <text:p>-0.00000002912378024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000000103867776116">
                <text:p>-0.000000103867776116</text:p>
              </table:table-cell>
              <table:table-cell office:value-type="float" office:value="0.0000000648450908671">
                <text:p>0.0000000648450908671</text:p>
              </table:table-cell>
              <table:table-cell office:value-type="float" office:value="0.0000000855525270985">
                <text:p>0.0000000855525270985</text:p>
              </table:table-cell>
              <table:table-cell office:value-type="float" office:value="-0.000000565319242571">
                <text:p>-0.00000056531924257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00000000986118710181">
                <text:p>-0.00000000986118710181</text:p>
              </table:table-cell>
              <table:table-cell office:value-type="float" office:value="0.0000000213262250376">
                <text:p>0.0000000213262250376</text:p>
              </table:table-cell>
              <table:table-cell office:value-type="float" office:value="0.000000000150126864858">
                <text:p>0.000000000150126864858</text:p>
              </table:table-cell>
              <table:table-cell office:value-type="float" office:value="0.00000000301283655366">
                <text:p>0.0000000030128365536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00000000747942789689">
                <text:p>-0.00000000747942789689</text:p>
              </table:table-cell>
              <table:table-cell office:value-type="float" office:value="0.0000000747791296469">
                <text:p>0.0000000747791296469</text:p>
              </table:table-cell>
              <table:table-cell office:value-type="float" office:value="0.000000053448157325">
                <text:p>0.000000053448157325</text:p>
              </table:table-cell>
              <table:table-cell office:value-type="float" office:value="-0.0000000530182386435">
                <text:p>-0.00000005301823864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00000323622138067">
                <text:p>0.00000000323622138067</text:p>
              </table:table-cell>
              <table:table-cell office:value-type="float" office:value="0.000000078151578033">
                <text:p>0.000000078151578033</text:p>
              </table:table-cell>
              <table:table-cell office:value-type="float" office:value="-0.0000000742275120576">
                <text:p>-0.0000000742275120576</text:p>
              </table:table-cell>
              <table:table-cell office:value-type="float" office:value="0.00000025505086285">
                <text:p>0.000000255050862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0000000807248149719">
                <text:p>-0.0000000807248149719</text:p>
              </table:table-cell>
              <table:table-cell office:value-type="float" office:value="0.0000000333119985817">
                <text:p>0.0000000333119985817</text:p>
              </table:table-cell>
              <table:table-cell office:value-type="float" office:value="0.0000000704005317323">
                <text:p>0.0000000704005317323</text:p>
              </table:table-cell>
              <table:table-cell office:value-type="float" office:value="-0.0000000814765482855">
                <text:p>-0.000000081476548285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00000899744594021">
                <text:p>0.0000000899744594021</text:p>
              </table:table-cell>
              <table:table-cell office:value-type="float" office:value="0.00000000616027858596">
                <text:p>0.00000000616027858596</text:p>
              </table:table-cell>
              <table:table-cell office:value-type="float" office:value="0.000000114476215471">
                <text:p>0.000000114476215471</text:p>
              </table:table-cell>
              <table:table-cell office:value-type="float" office:value="0.000000159649983182">
                <text:p>0.00000015964998318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0000000185740037394">
                <text:p>-0.0000000185740037394</text:p>
              </table:table-cell>
              <table:table-cell office:value-type="float" office:value="0.00000000765097780562">
                <text:p>0.00000000765097780562</text:p>
              </table:table-cell>
              <table:table-cell office:value-type="float" office:value="0.0000000536864718349">
                <text:p>0.0000000536864718349</text:p>
              </table:table-cell>
              <table:table-cell office:value-type="float" office:value="0.00000000237202425691">
                <text:p>0.0000000023720242569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00000691194899559">
                <text:p>0.0000000691194899559</text:p>
              </table:table-cell>
              <table:table-cell office:value-type="float" office:value="0.0000000113591594938">
                <text:p>0.0000000113591594938</text:p>
              </table:table-cell>
              <table:table-cell office:value-type="float" office:value="-0.0000000000525091101971">
                <text:p>-0.0000000000525091101971</text:p>
              </table:table-cell>
              <table:table-cell office:value-type="float" office:value="0.000000104070366369">
                <text:p>0.00000010407036636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0000000838589583593">
                <text:p>-0.0000000838589583593</text:p>
              </table:table-cell>
              <table:table-cell office:value-type="float" office:value="0.0000000168708449082">
                <text:p>0.0000000168708449082</text:p>
              </table:table-cell>
              <table:table-cell office:value-type="float" office:value="-0.000000000639437532683">
                <text:p>-0.000000000639437532683</text:p>
              </table:table-cell>
              <table:table-cell office:value-type="float" office:value="0.000000210079747573">
                <text:p>0.00000021007974757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0000000791412302134">
                <text:p>-0.0000000791412302134</text:p>
              </table:table-cell>
              <table:table-cell office:value-type="float" office:value="0.0000000458325195127">
                <text:p>0.0000000458325195127</text:p>
              </table:table-cell>
              <table:table-cell office:value-type="float" office:value="0.0000000866234816671">
                <text:p>0.0000000866234816671</text:p>
              </table:table-cell>
              <table:table-cell office:value-type="float" office:value="0.000000208049801359">
                <text:p>0.00000020804980135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0000000984709151725">
                <text:p>-0.0000000984709151725</text:p>
              </table:table-cell>
              <table:table-cell office:value-type="float" office:value="0.0000000446650553716">
                <text:p>0.0000000446650553716</text:p>
              </table:table-cell>
              <table:table-cell office:value-type="float" office:value="-0.00000000345319427053">
                <text:p>-0.00000000345319427053</text:p>
              </table:table-cell>
              <table:table-cell office:value-type="float" office:value="0.0000000854305809366">
                <text:p>0.000000085430580936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00000350773391625">
                <text:p>0.0000000350773391625</text:p>
              </table:table-cell>
              <table:table-cell office:value-type="float" office:value="0.0000000460728473475">
                <text:p>0.0000000460728473475</text:p>
              </table:table-cell>
              <table:table-cell office:value-type="float" office:value="0.0000000888416467257">
                <text:p>0.0000000888416467257</text:p>
              </table:table-cell>
              <table:table-cell office:value-type="float" office:value="-0.00000027649450009">
                <text:p>-0.0000002764945000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00000174469132355">
                <text:p>0.0000000174469132355</text:p>
              </table:table-cell>
              <table:table-cell office:value-type="float" office:value="-0.00000000971176682312">
                <text:p>-0.00000000971176682312</text:p>
              </table:table-cell>
              <table:table-cell office:value-type="float" office:value="0.000000170032045476">
                <text:p>0.000000170032045476</text:p>
              </table:table-cell>
              <table:table-cell office:value-type="float" office:value="0.000000718235240952">
                <text:p>0.00000071823524095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0000000149586435714">
                <text:p>-0.0000000149586435714</text:p>
              </table:table-cell>
              <table:table-cell office:value-type="float" office:value="0.0000000179313836638">
                <text:p>0.0000000179313836638</text:p>
              </table:table-cell>
              <table:table-cell office:value-type="float" office:value="-0.0000000214860253048">
                <text:p>-0.0000000214860253048</text:p>
              </table:table-cell>
              <table:table-cell office:value-type="float" office:value="-0.0000000727596574922">
                <text:p>-0.000000072759657492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00000000554119839549">
                <text:p>-0.00000000554119839549</text:p>
              </table:table-cell>
              <table:table-cell office:value-type="float" office:value="-0.0000000718948304075">
                <text:p>-0.0000000718948304075</text:p>
              </table:table-cell>
              <table:table-cell office:value-type="float" office:value="-0.00000000484274908237">
                <text:p>-0.00000000484274908237</text:p>
              </table:table-cell>
              <table:table-cell office:value-type="float" office:value="0.000000132388774977">
                <text:p>0.00000013238877497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000000151170733655">
                <text:p>-0.000000151170733655</text:p>
              </table:table-cell>
              <table:table-cell office:value-type="float" office:value="-0.00000001788984989">
                <text:p>-0.00000001788984989</text:p>
              </table:table-cell>
              <table:table-cell office:value-type="float" office:value="-0.00000000206887823701">
                <text:p>-0.00000000206887823701</text:p>
              </table:table-cell>
              <table:table-cell office:value-type="float" office:value="-0.0000000144512351697">
                <text:p>-0.000000014451235169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00000000699209302659">
                <text:p>-0.00000000699209302659</text:p>
              </table:table-cell>
              <table:table-cell office:value-type="float" office:value="0.0000000444835640061">
                <text:p>0.0000000444835640061</text:p>
              </table:table-cell>
              <table:table-cell office:value-type="float" office:value="0.0000000415112657811">
                <text:p>0.0000000415112657811</text:p>
              </table:table-cell>
              <table:table-cell office:value-type="float" office:value="0.0000000876636088049">
                <text:p>0.000000087663608804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00000025007992122">
                <text:p>0.0000000025007992122</text:p>
              </table:table-cell>
              <table:table-cell office:value-type="float" office:value="-0.00000000108301647741">
                <text:p>-0.00000000108301647741</text:p>
              </table:table-cell>
              <table:table-cell office:value-type="float" office:value="0.0000000433566975309">
                <text:p>0.0000000433566975309</text:p>
              </table:table-cell>
              <table:table-cell office:value-type="float" office:value="0.000000117465864161">
                <text:p>0.00000011746586416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00000002899445027">
                <text:p>-0.00000002899445027</text:p>
              </table:table-cell>
              <table:table-cell office:value-type="float" office:value="0.0000000451646739385">
                <text:p>0.0000000451646739385</text:p>
              </table:table-cell>
              <table:table-cell office:value-type="float" office:value="-0.00000000165979048816">
                <text:p>-0.00000000165979048816</text:p>
              </table:table-cell>
              <table:table-cell office:value-type="float" office:value="-0.000000122996337014">
                <text:p>-0.00000012299633701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00000015157048821">
                <text:p>0.0000000015157048821</text:p>
              </table:table-cell>
              <table:table-cell office:value-type="float" office:value="-0.00000000919392159804">
                <text:p>-0.00000000919392159804</text:p>
              </table:table-cell>
              <table:table-cell office:value-type="float" office:value="0.0000000987299986335">
                <text:p>0.0000000987299986335</text:p>
              </table:table-cell>
              <table:table-cell office:value-type="float" office:value="0.0000000449120538084">
                <text:p>0.000000044912053808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0000000825015525237">
                <text:p>-0.0000000825015525237</text:p>
              </table:table-cell>
              <table:table-cell office:value-type="float" office:value="0.000000101907048908">
                <text:p>0.000000101907048908</text:p>
              </table:table-cell>
              <table:table-cell office:value-type="float" office:value="-0.000000151289683565">
                <text:p>-0.000000151289683565</text:p>
              </table:table-cell>
              <table:table-cell office:value-type="float" office:value="0.000000214736162499">
                <text:p>0.00000021473616249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0000000584173869991">
                <text:p>-0.0000000584173869991</text:p>
              </table:table-cell>
              <table:table-cell office:value-type="float" office:value="-0.00000000937956534486">
                <text:p>-0.00000000937956534486</text:p>
              </table:table-cell>
              <table:table-cell office:value-type="float" office:value="0.0000000281468375369">
                <text:p>0.0000000281468375369</text:p>
              </table:table-cell>
              <table:table-cell office:value-type="float" office:value="0.0000000016408908488">
                <text:p>0.000000001640890848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000000132966532942">
                <text:p>-0.000000132966532942</text:p>
              </table:table-cell>
              <table:table-cell office:value-type="float" office:value="0.00000110428300048">
                <text:p>0.00000110428300048</text:p>
              </table:table-cell>
              <table:table-cell office:value-type="float" office:value="0.00000000200159972199">
                <text:p>0.00000000200159972199</text:p>
              </table:table-cell>
              <table:table-cell office:value-type="float" office:value="0.000000282638300929">
                <text:p>0.00000028263830092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0000000165207506581">
                <text:p>-0.0000000165207506581</text:p>
              </table:table-cell>
              <table:table-cell office:value-type="float" office:value="-0.0000000071519039814">
                <text:p>-0.0000000071519039814</text:p>
              </table:table-cell>
              <table:table-cell office:value-type="float" office:value="0.000000325655991368">
                <text:p>0.000000325655991368</text:p>
              </table:table-cell>
              <table:table-cell office:value-type="float" office:value="0.000000144335718277">
                <text:p>0.00000014433571827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000000739842360751">
                <text:p>0.00000000739842360751</text:p>
              </table:table-cell>
              <table:table-cell office:value-type="float" office:value="0.000000000486460534712">
                <text:p>0.000000000486460534712</text:p>
              </table:table-cell>
              <table:table-cell office:value-type="float" office:value="0.0000000343623979165">
                <text:p>0.0000000343623979165</text:p>
              </table:table-cell>
              <table:table-cell office:value-type="float" office:value="0.000000128305430775">
                <text:p>0.0000001283054307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0000000157094010833">
                <text:p>-0.0000000157094010833</text:p>
              </table:table-cell>
              <table:table-cell office:value-type="float" office:value="0.0000000177994380451">
                <text:p>0.0000000177994380451</text:p>
              </table:table-cell>
              <table:table-cell office:value-type="float" office:value="0.0000000121908614427">
                <text:p>0.0000000121908614427</text:p>
              </table:table-cell>
              <table:table-cell office:value-type="float" office:value="0.000000190799629766">
                <text:p>0.00000019079962976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0000000246135974169">
                <text:p>-0.0000000246135974169</text:p>
              </table:table-cell>
              <table:table-cell office:value-type="float" office:value="0.0000000088466840583">
                <text:p>0.0000000088466840583</text:p>
              </table:table-cell>
              <table:table-cell office:value-type="float" office:value="-0.000000065503364649">
                <text:p>-0.000000065503364649</text:p>
              </table:table-cell>
              <table:table-cell office:value-type="float" office:value="0.000000241911468293">
                <text:p>0.00000024191146829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000000121665743824">
                <text:p>-0.000000121665743824</text:p>
              </table:table-cell>
              <table:table-cell office:value-type="float" office:value="0.00000000846633440523">
                <text:p>0.00000000846633440523</text:p>
              </table:table-cell>
              <table:table-cell office:value-type="float" office:value="0.0000000178153864383">
                <text:p>0.0000000178153864383</text:p>
              </table:table-cell>
              <table:table-cell office:value-type="float" office:value="0.000000306481000964">
                <text:p>0.00000030648100096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0000216396967175">
                <text:p>0.000000216396967175</text:p>
              </table:table-cell>
              <table:table-cell office:value-type="float" office:value="-0.0000000489305223974">
                <text:p>-0.0000000489305223974</text:p>
              </table:table-cell>
              <table:table-cell office:value-type="float" office:value="0.0000000421825203058">
                <text:p>0.0000000421825203058</text:p>
              </table:table-cell>
              <table:table-cell office:value-type="float" office:value="0.0000000870385166308">
                <text:p>0.000000087038516630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000000102391877936">
                <text:p>0.00000000102391877936</text:p>
              </table:table-cell>
              <table:table-cell office:value-type="float" office:value="0.000000362333100197">
                <text:p>0.000000362333100197</text:p>
              </table:table-cell>
              <table:table-cell office:value-type="float" office:value="0.00000000483266220173">
                <text:p>0.00000000483266220173</text:p>
              </table:table-cell>
              <table:table-cell office:value-type="float" office:value="-0.00000014140031304">
                <text:p>-0.0000001414003130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00000250972776844">
                <text:p>0.0000000250972776844</text:p>
              </table:table-cell>
              <table:table-cell office:value-type="float" office:value="-0.000000000939967195157">
                <text:p>-0.000000000939967195157</text:p>
              </table:table-cell>
              <table:table-cell office:value-type="float" office:value="-0.00000000022295911143">
                <text:p>-0.00000000022295911143</text:p>
              </table:table-cell>
              <table:table-cell office:value-type="float" office:value="0.000000144673957463">
                <text:p>0.00000014467395746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000000167141066398">
                <text:p>-0.000000167141066398</text:p>
              </table:table-cell>
              <table:table-cell office:value-type="float" office:value="-0.0000000640876933946">
                <text:p>-0.0000000640876933946</text:p>
              </table:table-cell>
              <table:table-cell office:value-type="float" office:value="0.000000115795179902">
                <text:p>0.000000115795179902</text:p>
              </table:table-cell>
              <table:table-cell office:value-type="float" office:value="0.00000000563246390283">
                <text:p>0.0000000056324639028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000000055239837235">
                <text:p>-0.000000055239837235</text:p>
              </table:table-cell>
              <table:table-cell office:value-type="float" office:value="0.000000177664382561">
                <text:p>0.000000177664382561</text:p>
              </table:table-cell>
              <table:table-cell office:value-type="float" office:value="-0.000000115459486253">
                <text:p>-0.000000115459486253</text:p>
              </table:table-cell>
              <table:table-cell office:value-type="float" office:value="-0.000000115499983105">
                <text:p>-0.0000001154999831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0000000205856168003">
                <text:p>-0.0000000205856168003</text:p>
              </table:table-cell>
              <table:table-cell office:value-type="float" office:value="0.0000000111775236064">
                <text:p>0.0000000111775236064</text:p>
              </table:table-cell>
              <table:table-cell office:value-type="float" office:value="-0.0000000151543201158">
                <text:p>-0.0000000151543201158</text:p>
              </table:table-cell>
              <table:table-cell office:value-type="float" office:value="-0.000000238809279756">
                <text:p>-0.00000023880927975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00000000159451856668">
                <text:p>-0.00000000159451856668</text:p>
              </table:table-cell>
              <table:table-cell office:value-type="float" office:value="0.00000022228841236">
                <text:p>0.00000022228841236</text:p>
              </table:table-cell>
              <table:table-cell office:value-type="float" office:value="-0.00000000108659744403">
                <text:p>-0.00000000108659744403</text:p>
              </table:table-cell>
              <table:table-cell office:value-type="float" office:value="-0.0000000762671148694">
                <text:p>-0.000000076267114869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0000000202199084673">
                <text:p>-0.0000000202199084673</text:p>
              </table:table-cell>
              <table:table-cell office:value-type="float" office:value="0.0000000141294713363">
                <text:p>0.0000000141294713363</text:p>
              </table:table-cell>
              <table:table-cell office:value-type="float" office:value="-0.0000000122059351962">
                <text:p>-0.0000000122059351962</text:p>
              </table:table-cell>
              <table:table-cell office:value-type="float" office:value="-0.000000159536865973">
                <text:p>-0.00000015953686597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00000000131544845235">
                <text:p>-0.00000000131544845235</text:p>
              </table:table-cell>
              <table:table-cell office:value-type="float" office:value="-0.00000000271740883547">
                <text:p>-0.00000000271740883547</text:p>
              </table:table-cell>
              <table:table-cell office:value-type="float" office:value="-0.0000000366219364491">
                <text:p>-0.0000000366219364491</text:p>
              </table:table-cell>
              <table:table-cell office:value-type="float" office:value="-0.000000181922678504">
                <text:p>-0.00000018192267850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0000000833042959083">
                <text:p>0.000000000833042959083</text:p>
              </table:table-cell>
              <table:table-cell office:value-type="float" office:value="0.000000034408326972">
                <text:p>0.000000034408326972</text:p>
              </table:table-cell>
              <table:table-cell office:value-type="float" office:value="-0.0000000152991241977">
                <text:p>-0.0000000152991241977</text:p>
              </table:table-cell>
              <table:table-cell office:value-type="float" office:value="0.000000139429689469">
                <text:p>0.00000013942968946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0000000495398277521">
                <text:p>-0.0000000495398277521</text:p>
              </table:table-cell>
              <table:table-cell office:value-type="float" office:value="0.00000000853305924938">
                <text:p>0.00000000853305924938</text:p>
              </table:table-cell>
              <table:table-cell office:value-type="float" office:value="0.00000000261361818734">
                <text:p>0.00000000261361818734</text:p>
              </table:table-cell>
              <table:table-cell office:value-type="float" office:value="0.000000290551648502">
                <text:p>0.00000029055164850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scientific-number number:decimal-places="3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17">
      <style:chart-properties chart:display-label="true" chart:logarithmic="false" chart:minimum="-0.0000000004" chart:maximum="0.00000000035" chart:interval-major="0.0000000001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117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8" style:family="chart" style:data-style-name="N117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9" style:family="chart" style:data-style-name="N117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10" style:family="chart" style:data-style-name="N117">
      <style:chart-properties chart:symbol-type="none"/>
      <style:graphic-properties svg:stroke-width="0.088cm" svg:stroke-color="#579d1c" draw:fill-color="#579d1c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187cm" svg:height="9.422cm" xlink:href=".." chart:class="chart:line" chart:style-name="ch1">
        <chart:legend chart:legend-position="end" svg:x="13.071cm" svg:y="3.867cm" chart:style-name="ch2"/>
        <chart:plot-area chart:style-name="ch3" table:cell-range-address="Hu7.A1:Hu7.D51" chart:data-source-has-labels="row" svg:x="0.323cm" svg:y="0.188cm" svg:width="12.426cm" svg:height="8.858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Hu7.A2:Hu7.A51" chart:label-cell-address="Hu7.A1:Hu7.A1" chart:class="chart:line">
            <chart:data-point chart:repeated="50"/>
          </chart:series>
          <chart:series chart:style-name="ch8" chart:values-cell-range-address="Hu7.B2:Hu7.B51" chart:label-cell-address="Hu7.B1:Hu7.B1" chart:class="chart:line">
            <chart:data-point chart:repeated="50"/>
          </chart:series>
          <chart:series chart:style-name="ch9" chart:values-cell-range-address="Hu7.C2:Hu7.C51" chart:label-cell-address="Hu7.C1:Hu7.C1" chart:class="chart:line">
            <chart:data-point chart:repeated="50"/>
          </chart:series>
          <chart:series chart:style-name="ch10" chart:values-cell-range-address="Hu7.D2:Hu7.D51" chart:label-cell-address="Hu7.D1:Hu7.D1" chart:class="chart:line">
            <chart:data-point chart:repeated="5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Hu7.A1:Hu7.A1">authong1</text:p>
              </table:table-cell>
              <table:table-cell office:value-type="string">
                <text:p text:id="Hu7.B1:Hu7.B1">chainat72</text:p>
              </table:table-cell>
              <table:table-cell office:value-type="string">
                <text:p text:id="Hu7.C1:Hu7.C1">motoso1</text:p>
              </table:table-cell>
              <table:table-cell office:value-type="string">
                <text:p text:id="Hu7.D1:Hu7.D1">kamphangsean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0000000508211916024">
                <text:p text:id="Hu7.A2:Hu7.A51">0.00000000000508211916024</text:p>
              </table:table-cell>
              <table:table-cell office:value-type="float" office:value="0.0000000000000422458293176">
                <text:p text:id="Hu7.B2:Hu7.B51">0.0000000000000422458293176</text:p>
              </table:table-cell>
              <table:table-cell office:value-type="float" office:value="0.00000000000318292081085">
                <text:p text:id="Hu7.C2:Hu7.C51">0.00000000000318292081085</text:p>
              </table:table-cell>
              <table:table-cell office:value-type="float" office:value="0.000000000120106054203">
                <text:p text:id="Hu7.D2:Hu7.D51">0.00000000012010605420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000000124306108658">
                <text:p>0.0000000000124306108658</text:p>
              </table:table-cell>
              <table:table-cell office:value-type="float" office:value="0.00000000000186393301591">
                <text:p>0.00000000000186393301591</text:p>
              </table:table-cell>
              <table:table-cell office:value-type="float" office:value="-0.000000000000978314101988">
                <text:p>-0.000000000000978314101988</text:p>
              </table:table-cell>
              <table:table-cell office:value-type="float" office:value="-0.00000000000348423928652">
                <text:p>-0.000000000003484239286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0000000000277741569564">
                <text:p>-0.00000000000277741569564</text:p>
              </table:table-cell>
              <table:table-cell office:value-type="float" office:value="-0.0000000000000943976412869">
                <text:p>-0.0000000000000943976412869</text:p>
              </table:table-cell>
              <table:table-cell office:value-type="float" office:value="-0.00000000000137424657471">
                <text:p>-0.00000000000137424657471</text:p>
              </table:table-cell>
              <table:table-cell office:value-type="float" office:value="-0.00000000000180077133305">
                <text:p>-0.000000000001800771333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000000054199012525">
                <text:p>0.0000000000054199012525</text:p>
              </table:table-cell>
              <table:table-cell office:value-type="float" office:value="0.000000000000180522638732">
                <text:p>0.000000000000180522638732</text:p>
              </table:table-cell>
              <table:table-cell office:value-type="float" office:value="-0.0000000000301252492958">
                <text:p>-0.0000000000301252492958</text:p>
              </table:table-cell>
              <table:table-cell office:value-type="float" office:value="0.0000000000152154971473">
                <text:p>0.00000000001521549714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00000000000117910903601">
                <text:p>-0.00000000000117910903601</text:p>
              </table:table-cell>
              <table:table-cell office:value-type="float" office:value="-0.0000000000330213267828">
                <text:p>-0.0000000000330213267828</text:p>
              </table:table-cell>
              <table:table-cell office:value-type="float" office:value="-0.00000000000903253772122">
                <text:p>-0.00000000000903253772122</text:p>
              </table:table-cell>
              <table:table-cell office:value-type="float" office:value="-0.00000000000516138313914">
                <text:p>-0.000000000005161383139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000000101470204951">
                <text:p>0.0000000000101470204951</text:p>
              </table:table-cell>
              <table:table-cell office:value-type="float" office:value="-0.0000000001362172897">
                <text:p>-0.0000000001362172897</text:p>
              </table:table-cell>
              <table:table-cell office:value-type="float" office:value="-0.000000000000545614737973">
                <text:p>-0.000000000000545614737973</text:p>
              </table:table-cell>
              <table:table-cell office:value-type="float" office:value="-0.0000000000993428625449">
                <text:p>-0.00000000009934286254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000000002174489778">
                <text:p>0.000000000002174489778</text:p>
              </table:table-cell>
              <table:table-cell office:value-type="float" office:value="-1.61931270483E-016">
                <text:p>-1.61931270483E-016</text:p>
              </table:table-cell>
              <table:table-cell office:value-type="float" office:value="0.00000000000436418002068">
                <text:p>0.00000000000436418002068</text:p>
              </table:table-cell>
              <table:table-cell office:value-type="float" office:value="0.0000000000216046772658">
                <text:p>0.00000000002160467726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0000000000000354065677089">
                <text:p>-0.0000000000000354065677089</text:p>
              </table:table-cell>
              <table:table-cell office:value-type="float" office:value="-0.00000000000265391164708">
                <text:p>-0.00000000000265391164708</text:p>
              </table:table-cell>
              <table:table-cell office:value-type="float" office:value="0.00000000000205235191344">
                <text:p>0.00000000000205235191344</text:p>
              </table:table-cell>
              <table:table-cell office:value-type="float" office:value="-0.00000000000284066739598">
                <text:p>-0.000000000002840667395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00000000115562037496">
                <text:p>0.00000000000115562037496</text:p>
              </table:table-cell>
              <table:table-cell office:value-type="float" office:value="-0.000000000000767572299882">
                <text:p>-0.000000000000767572299882</text:p>
              </table:table-cell>
              <table:table-cell office:value-type="float" office:value="-0.0000000000000360491276618">
                <text:p>-0.0000000000000360491276618</text:p>
              </table:table-cell>
              <table:table-cell office:value-type="float" office:value="-0.00000000000628703438505">
                <text:p>-0.000000000006287034385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0000000103841461579">
                <text:p>0.0000000000103841461579</text:p>
              </table:table-cell>
              <table:table-cell office:value-type="float" office:value="-5.89431260909E-015">
                <text:p>-5.89431260909E-015</text:p>
              </table:table-cell>
              <table:table-cell office:value-type="float" office:value="-0.0000000000167090502037">
                <text:p>-0.0000000000167090502037</text:p>
              </table:table-cell>
              <table:table-cell office:value-type="float" office:value="-0.00000000000380806881847">
                <text:p>-0.0000000000038080688184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0000000000793618269335">
                <text:p>0.0000000000000793618269335</text:p>
              </table:table-cell>
              <table:table-cell office:value-type="float" office:value="0.00000000000041498728553">
                <text:p>0.00000000000041498728553</text:p>
              </table:table-cell>
              <table:table-cell office:value-type="float" office:value="-0.000000000000209803735934">
                <text:p>-0.000000000000209803735934</text:p>
              </table:table-cell>
              <table:table-cell office:value-type="float" office:value="0.0000000000160621842132">
                <text:p>0.00000000001606218421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00000000000889841535575">
                <text:p>-0.00000000000889841535575</text:p>
              </table:table-cell>
              <table:table-cell office:value-type="float" office:value="-0.0000000000195326563529">
                <text:p>-0.0000000000195326563529</text:p>
              </table:table-cell>
              <table:table-cell office:value-type="float" office:value="-0.00000000000804072216744">
                <text:p>-0.00000000000804072216744</text:p>
              </table:table-cell>
              <table:table-cell office:value-type="float" office:value="0.0000000000572052246729">
                <text:p>0.00000000005720522467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00000000959677744429">
                <text:p>0.00000000000959677744429</text:p>
              </table:table-cell>
              <table:table-cell office:value-type="float" office:value="0.0000000000000787865355709">
                <text:p>0.0000000000000787865355709</text:p>
              </table:table-cell>
              <table:table-cell office:value-type="float" office:value="-7.92321033173E-017">
                <text:p>-7.92321033173E-017</text:p>
              </table:table-cell>
              <table:table-cell office:value-type="float" office:value="-0.0000000000384758950841">
                <text:p>-0.00000000003847589508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000000000175640193536">
                <text:p>0.000000000000175640193536</text:p>
              </table:table-cell>
              <table:table-cell office:value-type="float" office:value="-0.000000000000836647431623">
                <text:p>-0.000000000000836647431623</text:p>
              </table:table-cell>
              <table:table-cell office:value-type="float" office:value="0.00000000000239798551456">
                <text:p>0.00000000000239798551456</text:p>
              </table:table-cell>
              <table:table-cell office:value-type="float" office:value="-0.00000000000933098650691">
                <text:p>-0.0000000000093309865069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00000000111177178768">
                <text:p>0.00000000000111177178768</text:p>
              </table:table-cell>
              <table:table-cell office:value-type="float" office:value="-0.0000000000314462580399">
                <text:p>-0.0000000000314462580399</text:p>
              </table:table-cell>
              <table:table-cell office:value-type="float" office:value="0.00000000000875372816648">
                <text:p>0.00000000000875372816648</text:p>
              </table:table-cell>
              <table:table-cell office:value-type="float" office:value="-0.000000000278996442782">
                <text:p>-0.0000000002789964427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00000000494358438452">
                <text:p>0.00000000000494358438452</text:p>
              </table:table-cell>
              <table:table-cell office:value-type="float" office:value="-0.000000000000475910256948">
                <text:p>-0.000000000000475910256948</text:p>
              </table:table-cell>
              <table:table-cell office:value-type="float" office:value="0.00000000000377326924691">
                <text:p>0.00000000000377326924691</text:p>
              </table:table-cell>
              <table:table-cell office:value-type="float" office:value="-0.0000000000323496060267">
                <text:p>-0.00000000003234960602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00000000262453414122">
                <text:p>0.0000000000262453414122</text:p>
              </table:table-cell>
              <table:table-cell office:value-type="float" office:value="0.000000000000420901209087">
                <text:p>0.000000000000420901209087</text:p>
              </table:table-cell>
              <table:table-cell office:value-type="float" office:value="0.0000000000333979838295">
                <text:p>0.0000000000333979838295</text:p>
              </table:table-cell>
              <table:table-cell office:value-type="float" office:value="0.000000000157754979695">
                <text:p>0.0000000001577549796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00000000000241179702188">
                <text:p>-0.00000000000241179702188</text:p>
              </table:table-cell>
              <table:table-cell office:value-type="float" office:value="-0.000000000000481842823289">
                <text:p>-0.000000000000481842823289</text:p>
              </table:table-cell>
              <table:table-cell office:value-type="float" office:value="-0.00000000000429265046707">
                <text:p>-0.00000000000429265046707</text:p>
              </table:table-cell>
              <table:table-cell office:value-type="float" office:value="-0.0000000000211851766442">
                <text:p>-0.000000000021185176644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00000000116097296283">
                <text:p>0.0000000000116097296283</text:p>
              </table:table-cell>
              <table:table-cell office:value-type="float" office:value="-0.000000000000268766863289">
                <text:p>-0.000000000000268766863289</text:p>
              </table:table-cell>
              <table:table-cell office:value-type="float" office:value="-7.40656097021E-017">
                <text:p>-7.40656097021E-017</text:p>
              </table:table-cell>
              <table:table-cell office:value-type="float" office:value="0.0000000000725708920407">
                <text:p>0.000000000072570892040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0000000000028956277865">
                <text:p>-0.0000000000028956277865</text:p>
              </table:table-cell>
              <table:table-cell office:value-type="float" office:value="0.0000000000000238081174488">
                <text:p>0.0000000000000238081174488</text:p>
              </table:table-cell>
              <table:table-cell office:value-type="float" office:value="0.000000000000018298770946">
                <text:p>0.000000000000018298770946</text:p>
              </table:table-cell>
              <table:table-cell office:value-type="float" office:value="-0.0000000000423019714557">
                <text:p>-0.000000000042301971455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00000000000394947723188">
                <text:p>-0.00000000000394947723188</text:p>
              </table:table-cell>
              <table:table-cell office:value-type="float" office:value="-0.0000000000906044422579">
                <text:p>-0.0000000000906044422579</text:p>
              </table:table-cell>
              <table:table-cell office:value-type="float" office:value="0.00000000000327345315621">
                <text:p>0.00000000000327345315621</text:p>
              </table:table-cell>
              <table:table-cell office:value-type="float" office:value="-0.0000000000417927843389">
                <text:p>-0.000000000041792784338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00000000000327284145217">
                <text:p>-0.00000000000327284145217</text:p>
              </table:table-cell>
              <table:table-cell office:value-type="float" office:value="0.00000000000520332636555">
                <text:p>0.00000000000520332636555</text:p>
              </table:table-cell>
              <table:table-cell office:value-type="float" office:value="0.000000000000813596798101">
                <text:p>0.000000000000813596798101</text:p>
              </table:table-cell>
              <table:table-cell office:value-type="float" office:value="-0.0000000000412304695057">
                <text:p>-0.000000000041230469505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00000000000862687691861">
                <text:p>-0.00000000000862687691861</text:p>
              </table:table-cell>
              <table:table-cell office:value-type="float" office:value="-0.00000000000127869245524">
                <text:p>-0.00000000000127869245524</text:p>
              </table:table-cell>
              <table:table-cell office:value-type="float" office:value="-0.0000000000175277262403">
                <text:p>-0.0000000000175277262403</text:p>
              </table:table-cell>
              <table:table-cell office:value-type="float" office:value="0.0000000000127851527153">
                <text:p>0.000000000012785152715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000000000000448390912938">
                <text:p>-0.000000000000448390912938</text:p>
              </table:table-cell>
              <table:table-cell office:value-type="float" office:value="-0.000000000000116498951858">
                <text:p>-0.000000000000116498951858</text:p>
              </table:table-cell>
              <table:table-cell office:value-type="float" office:value="0.000000000132450434029">
                <text:p>0.000000000132450434029</text:p>
              </table:table-cell>
              <table:table-cell office:value-type="float" office:value="-0.000000000239087177363">
                <text:p>-0.00000000023908717736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000000000202600266163">
                <text:p>0.00000000000202600266163</text:p>
              </table:table-cell>
              <table:table-cell office:value-type="float" office:value="-0.000000000000033733696127">
                <text:p>-0.000000000000033733696127</text:p>
              </table:table-cell>
              <table:table-cell office:value-type="float" office:value="-0.00000000000116284124817">
                <text:p>-0.00000000000116284124817</text:p>
              </table:table-cell>
              <table:table-cell office:value-type="float" office:value="0.000000000144126277908">
                <text:p>0.00000000014412627790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0000000000493387312032">
                <text:p>0.000000000000493387312032</text:p>
              </table:table-cell>
              <table:table-cell office:value-type="float" office:value="-0.0000000000120899215186">
                <text:p>-0.0000000000120899215186</text:p>
              </table:table-cell>
              <table:table-cell office:value-type="float" office:value="0.00000000000164085305044">
                <text:p>0.00000000000164085305044</text:p>
              </table:table-cell>
              <table:table-cell office:value-type="float" office:value="0.000000000167404825947">
                <text:p>0.00000000016740482594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0000000000246054363189">
                <text:p>-0.0000000000246054363189</text:p>
              </table:table-cell>
              <table:table-cell office:value-type="float" office:value="-0.0000000000185426618791">
                <text:p>-0.0000000000185426618791</text:p>
              </table:table-cell>
              <table:table-cell office:value-type="float" office:value="8.32994911248E-015">
                <text:p>8.32994911248E-015</text:p>
              </table:table-cell>
              <table:table-cell office:value-type="float" office:value="0.00000000005289999991">
                <text:p>0.0000000000528999999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000000000000869967888394">
                <text:p>-0.000000000000869967888394</text:p>
              </table:table-cell>
              <table:table-cell office:value-type="float" office:value="0.000000000000108906434133">
                <text:p>0.000000000000108906434133</text:p>
              </table:table-cell>
              <table:table-cell office:value-type="float" office:value="0.000000000000492635500628">
                <text:p>0.000000000000492635500628</text:p>
              </table:table-cell>
              <table:table-cell office:value-type="float" office:value="0.0000000000739739535935">
                <text:p>0.000000000073973953593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0000000000000222720576937">
                <text:p>-0.0000000000000222720576937</text:p>
              </table:table-cell>
              <table:table-cell office:value-type="float" office:value="-1.80662652468E-015">
                <text:p>-1.80662652468E-015</text:p>
              </table:table-cell>
              <table:table-cell office:value-type="float" office:value="-0.00000000000291017175315">
                <text:p>-0.00000000000291017175315</text:p>
              </table:table-cell>
              <table:table-cell office:value-type="float" office:value="0.0000000000422646822782">
                <text:p>0.000000000042264682278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000000000270814376292">
                <text:p>0.00000000000270814376292</text:p>
              </table:table-cell>
              <table:table-cell office:value-type="float" office:value="-0.0000000000047675006122">
                <text:p>-0.0000000000047675006122</text:p>
              </table:table-cell>
              <table:table-cell office:value-type="float" office:value="7.2821004852E-015">
                <text:p>7.2821004852E-015</text:p>
              </table:table-cell>
              <table:table-cell office:value-type="float" office:value="0.0000000000179487754112">
                <text:p>0.000000000017948775411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00000000000215797948164">
                <text:p>-0.00000000000215797948164</text:p>
              </table:table-cell>
              <table:table-cell office:value-type="float" office:value="0.00000000000426448686459">
                <text:p>0.00000000000426448686459</text:p>
              </table:table-cell>
              <table:table-cell office:value-type="float" office:value="0.00000000000762472443157">
                <text:p>0.00000000000762472443157</text:p>
              </table:table-cell>
              <table:table-cell office:value-type="float" office:value="0.0000000000275426703567">
                <text:p>0.00000000002754267035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000000000611347697995">
                <text:p>0.00000000000611347697995</text:p>
              </table:table-cell>
              <table:table-cell office:value-type="float" office:value="0.0000000000392218147765">
                <text:p>0.0000000000392218147765</text:p>
              </table:table-cell>
              <table:table-cell office:value-type="float" office:value="-0.0000000000204310588243">
                <text:p>-0.0000000000204310588243</text:p>
              </table:table-cell>
              <table:table-cell office:value-type="float" office:value="-0.000000000145145145951">
                <text:p>-0.00000000014514514595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00000000000232425602119">
                <text:p>-0.00000000000232425602119</text:p>
              </table:table-cell>
              <table:table-cell office:value-type="float" office:value="-0.00000000000261651952018">
                <text:p>-0.00000000000261651952018</text:p>
              </table:table-cell>
              <table:table-cell office:value-type="float" office:value="-0.00000000000017811522068">
                <text:p>-0.00000000000017811522068</text:p>
              </table:table-cell>
              <table:table-cell office:value-type="float" office:value="0.00000000000624471049784">
                <text:p>0.0000000000062447104978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000000000013765644148">
                <text:p>-0.000000000013765644148</text:p>
              </table:table-cell>
              <table:table-cell office:value-type="float" office:value="0.000000000182358250257">
                <text:p>0.000000000182358250257</text:p>
              </table:table-cell>
              <table:table-cell office:value-type="float" office:value="-0.0000000000000867062056576">
                <text:p>-0.0000000000000867062056576</text:p>
              </table:table-cell>
              <table:table-cell office:value-type="float" office:value="-0.000000000149998850792">
                <text:p>-0.00000000014999885079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000000000000233641268009">
                <text:p>-0.000000000000233641268009</text:p>
              </table:table-cell>
              <table:table-cell office:value-type="float" office:value="-0.000000000000435706080151">
                <text:p>-0.000000000000435706080151</text:p>
              </table:table-cell>
              <table:table-cell office:value-type="float" office:value="-0.000000000139551537077">
                <text:p>-0.000000000139551537077</text:p>
              </table:table-cell>
              <table:table-cell office:value-type="float" office:value="-0.0000000000125154278678">
                <text:p>-0.000000000012515427867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0000000000201271151609">
                <text:p>-0.0000000000201271151609</text:p>
              </table:table-cell>
              <table:table-cell office:value-type="float" office:value="-0.000000000000473113807501">
                <text:p>-0.000000000000473113807501</text:p>
              </table:table-cell>
              <table:table-cell office:value-type="float" office:value="-0.000000000000339933747684">
                <text:p>-0.000000000000339933747684</text:p>
              </table:table-cell>
              <table:table-cell office:value-type="float" office:value="0.0000000000877011124763">
                <text:p>0.000000000087701112476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000000000000736273760525">
                <text:p>-0.000000000000736273760525</text:p>
              </table:table-cell>
              <table:table-cell office:value-type="float" office:value="0.00000000000497378941697">
                <text:p>0.00000000000497378941697</text:p>
              </table:table-cell>
              <table:table-cell office:value-type="float" office:value="-0.000000000000352408573112">
                <text:p>-0.000000000000352408573112</text:p>
              </table:table-cell>
              <table:table-cell office:value-type="float" office:value="-0.0000000000645023914495">
                <text:p>-0.000000000064502391449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00000000000207534084432">
                <text:p>-0.00000000000207534084432</text:p>
              </table:table-cell>
              <table:table-cell office:value-type="float" office:value="0.000000000000113506120916">
                <text:p>0.000000000000113506120916</text:p>
              </table:table-cell>
              <table:table-cell office:value-type="float" office:value="0.00000000000114414691927">
                <text:p>0.00000000000114414691927</text:p>
              </table:table-cell>
              <table:table-cell office:value-type="float" office:value="-0.000000000104177243507">
                <text:p>-0.00000000010417724350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00000000158658048554">
                <text:p>0.0000000000158658048554</text:p>
              </table:table-cell>
              <table:table-cell office:value-type="float" office:value="0.00000000000551784626038">
                <text:p>0.00000000000551784626038</text:p>
              </table:table-cell>
              <table:table-cell office:value-type="float" office:value="0.0000000000000184709471923">
                <text:p>0.0000000000000184709471923</text:p>
              </table:table-cell>
              <table:table-cell office:value-type="float" office:value="-0.000000000111522888477">
                <text:p>-0.00000000011152288847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0000000000182376886108">
                <text:p>-0.0000000000182376886108</text:p>
              </table:table-cell>
              <table:table-cell office:value-type="float" office:value="0.00000000000793192121157">
                <text:p>0.00000000000793192121157</text:p>
              </table:table-cell>
              <table:table-cell office:value-type="float" office:value="0.00000000000164740246394">
                <text:p>0.00000000000164740246394</text:p>
              </table:table-cell>
              <table:table-cell office:value-type="float" office:value="-0.00000000000716532578925">
                <text:p>-0.000000000007165325789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000000000000645713160747">
                <text:p>-0.000000000000645713160747</text:p>
              </table:table-cell>
              <table:table-cell office:value-type="float" office:value="-0.000000000261193188092">
                <text:p>-0.000000000261193188092</text:p>
              </table:table-cell>
              <table:table-cell office:value-type="float" office:value="0.0000000000000240215653142">
                <text:p>0.0000000000000240215653142</text:p>
              </table:table-cell>
              <table:table-cell office:value-type="float" office:value="0.0000000000299901620617">
                <text:p>0.000000000029990162061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0000000000486889002586">
                <text:p>-0.0000000000486889002586</text:p>
              </table:table-cell>
              <table:table-cell office:value-type="float" office:value="-0.0000000000000194756987189">
                <text:p>-0.0000000000000194756987189</text:p>
              </table:table-cell>
              <table:table-cell office:value-type="float" office:value="2.30117548224E-015">
                <text:p>2.30117548224E-015</text:p>
              </table:table-cell>
              <table:table-cell office:value-type="float" office:value="-0.0000000000770155408502">
                <text:p>-0.000000000077015540850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0000000000284732790157">
                <text:p>-0.0000000000284732790157</text:p>
              </table:table-cell>
              <table:table-cell office:value-type="float" office:value="-0.0000000000114557082534">
                <text:p>-0.0000000000114557082534</text:p>
              </table:table-cell>
              <table:table-cell office:value-type="float" office:value="-0.0000000000191636865745">
                <text:p>-0.0000000000191636865745</text:p>
              </table:table-cell>
              <table:table-cell office:value-type="float" office:value="-0.000000000064038163868">
                <text:p>-0.00000000006403816386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000000000201558556383">
                <text:p>0.00000000000201558556383</text:p>
              </table:table-cell>
              <table:table-cell office:value-type="float" office:value="-0.00000000003649645754">
                <text:p>-0.00000000003649645754</text:p>
              </table:table-cell>
              <table:table-cell office:value-type="float" office:value="-0.00000000000950887671066">
                <text:p>-0.00000000000950887671066</text:p>
              </table:table-cell>
              <table:table-cell office:value-type="float" office:value="-0.00000000000373414340592">
                <text:p>-0.0000000000037341434059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0000000000012584798363">
                <text:p>-0.0000000000012584798363</text:p>
              </table:table-cell>
              <table:table-cell office:value-type="float" office:value="0.00000000000162158265566">
                <text:p>0.00000000000162158265566</text:p>
              </table:table-cell>
              <table:table-cell office:value-type="float" office:value="-0.00000000000195970019037">
                <text:p>-0.00000000000195970019037</text:p>
              </table:table-cell>
              <table:table-cell office:value-type="float" office:value="-0.000000000188613055269">
                <text:p>-0.00000000018861305526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00000000000357010306359">
                <text:p>0.0000000000000357010306359</text:p>
              </table:table-cell>
              <table:table-cell office:value-type="float" office:value="0.000000000248507144023">
                <text:p>0.000000000248507144023</text:p>
              </table:table-cell>
              <table:table-cell office:value-type="float" office:value="0.000000000000019363440555">
                <text:p>0.000000000000019363440555</text:p>
              </table:table-cell>
              <table:table-cell office:value-type="float" office:value="0.0000000000193228491817">
                <text:p>0.000000000019322849181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000000000450009535102">
                <text:p>0.00000000000450009535102</text:p>
              </table:table-cell>
              <table:table-cell office:value-type="float" office:value="-0.00000000000186040842781">
                <text:p>-0.00000000000186040842781</text:p>
              </table:table-cell>
              <table:table-cell office:value-type="float" office:value="0.0000000000000839311023701">
                <text:p>0.0000000000000839311023701</text:p>
              </table:table-cell>
              <table:table-cell office:value-type="float" office:value="-0.00000000000548588131041">
                <text:p>-0.0000000000054858813104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00000000000295614078985">
                <text:p>0.0000000000000295614078985</text:p>
              </table:table-cell>
              <table:table-cell office:value-type="float" office:value="-0.00000000000133629354355">
                <text:p>-0.00000000000133629354355</text:p>
              </table:table-cell>
              <table:table-cell office:value-type="float" office:value="-0.00000000000901847924844">
                <text:p>-0.00000000000901847924844</text:p>
              </table:table-cell>
              <table:table-cell office:value-type="float" office:value="-0.00000000000773033475636">
                <text:p>-0.0000000000077303347563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.92118148886E-015">
                <text:p>3.92118148886E-015</text:p>
              </table:table-cell>
              <table:table-cell office:value-type="float" office:value="-0.0000000000192723788623">
                <text:p>-0.0000000000192723788623</text:p>
              </table:table-cell>
              <table:table-cell office:value-type="float" office:value="-0.000000000000119455435146">
                <text:p>-0.000000000000119455435146</text:p>
              </table:table-cell>
              <table:table-cell office:value-type="float" office:value="0.000000000125315477416">
                <text:p>0.00000000012531547741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0000000000102852361492">
                <text:p>-0.0000000000102852361492</text:p>
              </table:table-cell>
              <table:table-cell office:value-type="float" office:value="-0.000000000000741072360258">
                <text:p>-0.000000000000741072360258</text:p>
              </table:table-cell>
              <table:table-cell office:value-type="float" office:value="0.000000000000438072829927">
                <text:p>0.000000000000438072829927</text:p>
              </table:table-cell>
              <table:table-cell office:value-type="float" office:value="0.000000000082926003359">
                <text:p>0.00000000008292600335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